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47.36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13.944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9.28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7.911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0.741cm"/>
    </style:style>
    <style:style style:name="co16" style:family="table-column">
      <style:table-column-properties fo:break-before="auto" style:column-width="1.296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5.106cm"/>
    </style:style>
    <style:style style:name="co19" style:family="table-column">
      <style:table-column-properties fo:break-before="auto" style:column-width="8.916cm"/>
    </style:style>
    <style:style style:name="co20" style:family="table-column">
      <style:table-column-properties fo:break-before="auto" style:column-width="3.043cm"/>
    </style:style>
    <style:style style:name="co21" style:family="table-column">
      <style:table-column-properties fo:break-before="auto" style:column-width="4.868cm"/>
    </style:style>
    <style:style style:name="co22" style:family="table-column">
      <style:table-column-properties fo:break-before="auto" style:column-width="2.514cm"/>
    </style:style>
    <style:style style:name="co23" style:family="table-column">
      <style:table-column-properties fo:break-before="auto" style:column-width="16.272cm"/>
    </style:style>
    <style:style style:name="co24" style:family="table-column">
      <style:table-column-properties fo:break-before="auto" style:column-width="14.208cm"/>
    </style:style>
    <style:style style:name="co25" style:family="table-column">
      <style:table-column-properties fo:break-before="auto" style:column-width="20.532cm"/>
    </style:style>
    <style:style style:name="co26" style:family="table-column">
      <style:table-column-properties fo:break-before="auto" style:column-width="2.725cm"/>
    </style:style>
    <style:style style:name="co27" style:family="table-column">
      <style:table-column-properties fo:break-before="auto" style:column-width="5.398cm"/>
    </style:style>
    <style:style style:name="co28" style:family="table-column">
      <style:table-column-properties fo:break-before="auto" style:column-width="7.832cm"/>
    </style:style>
    <style:style style:name="co29" style:family="table-column">
      <style:table-column-properties fo:break-before="auto" style:column-width="9.128cm"/>
    </style:style>
    <style:style style:name="co30" style:family="table-column">
      <style:table-column-properties fo:break-before="auto" style:column-width="10.954cm"/>
    </style:style>
    <style:style style:name="co31" style:family="table-column">
      <style:table-column-properties fo:break-before="auto" style:column-width="3.334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Foglio4" table:style-name="ta3">
        <table:table-column table:style-name="co2" table:default-cell-style-name="ce2"/>
        <table:table-column table:style-name="co3" table:number-columns-repeated="5" table:default-cell-style-name="ce2"/>
        <table:table-column table:style-name="co3" table:visibility="collapse" table:number-columns-repeated="16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4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7" table:number-columns-repeated="968" table:default-cell-style-name="ce2"/>
        <table:table-row table:style-name="ro3">
          <table:table-cell office:value-type="string">
            <text:p>CURIF</text:p>
          </table:table-cell>
          <table:table-cell office:value-type="string">
            <text:p>RIFUGIO_NOME</text:p>
          </table:table-cell>
          <table:table-cell office:value-type="string">
            <text:p>TIPO_RIFUGIO_DA_LR</text:p>
          </table:table-cell>
          <table:table-cell office:value-type="string">
            <text:p>COMUNE</text:p>
          </table:table-cell>
          <table:table-cell office:value-type="string">
            <text:p>PROVINCIA</text:p>
          </table:table-cell>
          <table:table-cell office:value-type="string">
            <text:p>LOCALITA</text:p>
          </table:table-cell>
          <table:table-cell office:value-type="string">
            <text:p>VALLE</text:p>
          </table:table-cell>
          <table:table-cell office:value-type="string">
            <text:p>COMUNITAMONTANA</text:p>
          </table:table-cell>
          <table:table-cell office:value-type="string">
            <text:p>QUOTA</text:p>
          </table:table-cell>
          <table:table-cell office:value-type="string">
            <text:p>TELEFONOFISSO</text:p>
          </table:table-cell>
          <table:table-cell office:value-type="string">
            <text:p>TELEFONOCELLULARE</text:p>
          </table:table-cell>
          <table:table-cell office:value-type="string">
            <text:p>FAX</text:p>
          </table:table-cell>
          <table:table-cell office:value-type="string">
            <text:p>FAXPRENOTAZIONE</text:p>
          </table:table-cell>
          <table:table-cell office:value-type="string">
            <text:p>SITO</text:p>
          </table:table-cell>
          <table:table-cell office:value-type="string">
            <text:p>SITO_MULTILINGUE</text:p>
          </table:table-cell>
          <table:table-cell office:value-type="string">
            <text:p>NOMEGESTORE</text:p>
          </table:table-cell>
          <table:table-cell office:value-type="string">
            <text:p>EMAILGESTORE</text:p>
          </table:table-cell>
          <table:table-cell office:value-type="string">
            <text:p>POSTILETTO</text:p>
          </table:table-cell>
          <table:table-cell office:value-type="string">
            <text:p>POSTIPRANZO</text:p>
          </table:table-cell>
          <table:table-cell office:value-type="string">
            <text:p>POSTI_TAVOLA_IN_DEHORS_ESTERNI</text:p>
          </table:table-cell>
          <table:table-cell office:value-type="string">
            <text:p>LOCALIBIVACCO</text:p>
          </table:table-cell>
          <table:table-cell office:value-type="string">
            <text:p>APERTURA_SU_RICHIESTA</text:p>
          </table:table-cell>
          <table:table-cell office:value-type="string">
            <text:p>APERTURE</text:p>
          </table:table-cell>
          <table:table-cell office:value-type="string">
            <text:p>COPERTURA_INTERNET</text:p>
          </table:table-cell>
          <table:table-cell office:value-type="string">
            <text:p>TIPOCOLLEGAMENTO</text:p>
          </table:table-cell>
          <table:table-cell office:value-type="string">
            <text:p>COPERTURAGSM</text:p>
          </table:table-cell>
          <table:table-cell office:value-type="string">
            <text:p>ALTRISERVIZI</text:p>
          </table:table-cell>
          <table:table-cell office:value-type="string">
            <text:p>TELEFONOPRENOTAZIONE</text:p>
          </table:table-cell>
          <table:table-cell office:value-type="string">
            <text:p>EMAILPRENOTAZIONE</text:p>
          </table:table-cell>
          <table:table-cell office:value-type="string">
            <text:p>ALTRESISTEMAZIONI</text:p>
          </table:table-cell>
          <table:table-cell office:value-type="string">
            <text:p>VENDITASACCALENZUOLO</text:p>
          </table:table-cell>
          <table:table-cell office:value-type="string">
            <text:p>BIANCHERIA_POSTI_LETTO</text:p>
          </table:table-cell>
          <table:table-cell office:value-type="string">
            <text:p>NUMEROWCTURCHI</text:p>
          </table:table-cell>
          <table:table-cell office:value-type="string">
            <text:p>WC</text:p>
          </table:table-cell>
          <table:table-cell office:value-type="string">
            <text:p>DOCCE</text:p>
          </table:table-cell>
          <table:table-cell office:value-type="string">
            <text:p>ACQUACALDA</text:p>
          </table:table-cell>
          <table:table-cell office:value-type="string">
            <text:p>ACCESSIBILITALOCALIDISABILI</text:p>
          </table:table-cell>
          <table:table-cell office:value-type="string">
            <text:p>ACCESSIBILE_A_PIEDI_1</text:p>
          </table:table-cell>
          <table:table-cell office:value-type="string">
            <text:p>DISLIVELLOPIEDI1</text:p>
          </table:table-cell>
          <table:table-cell office:value-type="string">
            <text:p>TEMPOPERCORRENZAPIEDI1</text:p>
          </table:table-cell>
          <table:table-cell office:value-type="string">
            <text:p>LIVELLOPIEDI1</text:p>
          </table:table-cell>
          <table:table-cell office:value-type="string">
            <text:p>ACCESSIBILE_A_PIEDI_2</text:p>
          </table:table-cell>
          <table:table-cell office:value-type="string">
            <text:p>DISLIVELLOPIEDI2</text:p>
          </table:table-cell>
          <table:table-cell office:value-type="string">
            <text:p>TEMPOPERCORRENZAPIEDI2</text:p>
          </table:table-cell>
          <table:table-cell office:value-type="string">
            <text:p>LIVELLOPIEDI2</text:p>
          </table:table-cell>
          <table:table-cell office:value-type="string">
            <text:p>ACCESSIBILE_A_PIEDI_3</text:p>
          </table:table-cell>
          <table:table-cell office:value-type="string">
            <text:p>DISLIVELLOPIEDI3</text:p>
          </table:table-cell>
          <table:table-cell office:value-type="string">
            <text:p>TEMPOPERCORRENZAPIEDI3</text:p>
          </table:table-cell>
          <table:table-cell office:value-type="string">
            <text:p>LIVELLOPIEDI3</text:p>
          </table:table-cell>
          <table:table-cell office:value-type="string">
            <text:p>ACCESSIBILE_IN_MOUNTAINBIKE</text:p>
          </table:table-cell>
          <table:table-cell office:value-type="string">
            <text:p>DISLIVELLOBIKE</text:p>
          </table:table-cell>
          <table:table-cell office:value-type="string">
            <text:p>TEMPOPERCORRENZAPIEDIBIKE</text:p>
          </table:table-cell>
          <table:table-cell office:value-type="string">
            <text:p>ACCESSIBILE_IN_AUTO</text:p>
          </table:table-cell>
          <table:table-cell office:value-type="string">
            <text:p>ACCESSIBILE_CON_MEZZI_AUTORIZ</text:p>
          </table:table-cell>
          <table:table-cell office:value-type="string">
            <text:p>ACCES_FUNIVIA_SEGGIOVIA_DA</text:p>
          </table:table-cell>
          <table:table-cell office:value-type="string">
            <text:p>POSTIPARCHEGGIO</text:p>
          </table:table-cell>
          <table:table-cell table:number-columns-repeated="968"/>
        </table:table-row>
        <table:table-row table:style-name="ro3">
          <table:table-cell office:value-type="float" office:value="2170">
            <text:p>2170</text:p>
          </table:table-cell>
          <table:table-cell office:value-type="string">
            <text:p>RIFUGIO BRESCIADEGA</text:p>
          </table:table-cell>
          <table:table-cell office:value-type="string">
            <text:p>ALPINISTICO</text:p>
          </table:table-cell>
          <table:table-cell office:value-type="string">
            <text:p>NOVATE MEZZOLA</text:p>
          </table:table-cell>
          <table:table-cell office:value-type="string">
            <text:p>SONDRIO</text:p>
          </table:table-cell>
          <table:table-cell office:value-type="string">
            <text:p>BRESCIADEGA</text:p>
          </table:table-cell>
          <table:table-cell office:value-type="string">
            <text:p>CODERA</text:p>
          </table:table-cell>
          <table:table-cell office:value-type="string">
            <text:p>VALCHIAVENNA</text:p>
          </table:table-cell>
          <table:table-cell office:value-type="float" office:value="1214">
            <text:p>1214</text:p>
          </table:table-cell>
          <table:table-cell office:value-type="string">
            <text:p>+39(0)34344499</text:p>
          </table:table-cell>
          <table:table-cell office:value-type="float" office:value="393358204867">
            <text:p>393358204867</text:p>
          </table:table-cell>
          <table:table-cell table:number-columns-repeated="2"/>
          <table:table-cell office:value-type="string">
            <text:p>rifugiobresciadege.it</text:p>
          </table:table-cell>
          <table:table-cell office:value-type="string">
            <text:p>NO</text:p>
          </table:table-cell>
          <table:table-cell office:value-type="string">
            <text:p>marisa nonini</text:p>
          </table:table-cell>
          <table:table-cell office:value-type="string">
            <text:p>magigia66@alice.it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23/04/2015;10/11/2015;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prima tappa <text:s/>sentiero Roma</text:p>
          </table:table-cell>
          <table:table-cell office:value-type="string">
            <text:p>+39(0)34344499</text:p>
          </table:table-cell>
          <table:table-cell office:value-type="string">
            <text:p>MAGIGIA66@ALICE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NOVATE MEZZOLA 280 MT S.L.M.</text:p>
          </table:table-cell>
          <table:table-cell office:value-type="float" office:value="900">
            <text:p>9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Novate Mezzola</text:p>
          </table:table-cell>
          <table:table-cell office:value-type="float" office:value="900">
            <text:p>9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Verceia</text:p>
          </table:table-cell>
          <table:table-cell office:value-type="float" office:value="900">
            <text:p>900</text:p>
          </table:table-cell>
          <table:table-cell office:value-type="string">
            <text:p>06:00</text:p>
          </table:table-cell>
          <table:table-cell office:value-type="string">
            <text:p>EE</text:p>
          </table:table-cell>
          <table:table-cell office:value-type="string">
            <text:p>Verceia</text:p>
          </table:table-cell>
          <table:table-cell office:value-type="float" office:value="900">
            <text:p>900</text:p>
          </table:table-cell>
          <table:table-cell office:value-type="string">
            <text:p>03:00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2855">
            <text:p>2855</text:p>
          </table:table-cell>
          <table:table-cell office:value-type="string">
            <text:p>MURELLI</text:p>
          </table:table-cell>
          <table:table-cell office:value-type="string">
            <text:p>ESCURSIONISTICO</text:p>
          </table:table-cell>
          <table:table-cell office:value-type="string">
            <text:p>CARATE URIO</text:p>
          </table:table-cell>
          <table:table-cell office:value-type="string">
            <text:p>COMO</text:p>
          </table:table-cell>
          <table:table-cell office:value-type="string">
            <text:p>COLMA DEI MURELLI</text:p>
          </table:table-cell>
          <table:table-cell/>
          <table:table-cell office:value-type="string">
            <text:p>LARIO INTELVESE</text:p>
          </table:table-cell>
          <table:table-cell office:value-type="float" office:value="1190">
            <text:p>1190</text:p>
          </table:table-cell>
          <table:table-cell office:value-type="string">
            <text:p>031/290655</text:p>
          </table:table-cell>
          <table:table-cell office:value-type="float" office:value="3388241727">
            <text:p>3388241727</text:p>
          </table:table-cell>
          <table:table-cell table:number-columns-repeated="4"/>
          <table:table-cell office:value-type="string">
            <text:p>CAI MOLTRASIO</text:p>
          </table:table-cell>
          <table:table-cell office:value-type="string">
            <text:p>moltrasio@cai.it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12/01/2015;12/10/2015;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338/3347335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ONTE BISBINO</text:p>
          </table:table-cell>
          <table:table-cell office:value-type="float" office:value="0">
            <text:p>0</text:p>
          </table:table-cell>
          <table:table-cell office:value-type="string">
            <text:p>00:45</text:p>
          </table:table-cell>
          <table:table-cell office:value-type="string">
            <text:p>T</text:p>
          </table:table-cell>
          <table:table-cell office:value-type="string">
            <text:p>MOLTRASIO</text:p>
          </table:table-cell>
          <table:table-cell office:value-type="float" office:value="900">
            <text:p>900</text:p>
          </table:table-cell>
          <table:table-cell office:value-type="string">
            <text:p>02:5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MONTE BISBINO</text:p>
          </table:table-cell>
          <table:table-cell office:value-type="float" office:value="0">
            <text:p>0</text:p>
          </table:table-cell>
          <table:table-cell office:value-type="string">
            <text:p>00:20</text:p>
          </table:table-cell>
          <table:table-cell/>
          <table:table-cell office:value-type="string">
            <text:p>MONTE BISBINO</text:p>
          </table:table-cell>
          <table:table-cell/>
          <table:table-cell office:value-type="float" office:value="4">
            <text:p>4</text:p>
          </table:table-cell>
          <table:table-cell table:number-columns-repeated="968"/>
        </table:table-row>
        <table:table-row table:style-name="ro3">
          <table:table-cell office:value-type="float" office:value="7059">
            <text:p>7059</text:p>
          </table:table-cell>
          <table:table-cell office:value-type="string">
            <text:p>Rifugio Monte Stino</text:p>
          </table:table-cell>
          <table:table-cell office:value-type="string">
            <text:p>ESCURSIONISTICO</text:p>
          </table:table-cell>
          <table:table-cell office:value-type="string">
            <text:p>CAPOVALLE</text:p>
          </table:table-cell>
          <table:table-cell office:value-type="string">
            <text:p>BRESCIA</text:p>
          </table:table-cell>
          <table:table-cell office:value-type="string">
            <text:p>Monte Stino</text:p>
          </table:table-cell>
          <table:table-cell office:value-type="string">
            <text:p>Sabbia</text:p>
          </table:table-cell>
          <table:table-cell office:value-type="string">
            <text:p>DI VALLE SABBIA</text:p>
          </table:table-cell>
          <table:table-cell office:value-type="float" office:value="1416">
            <text:p>1416</text:p>
          </table:table-cell>
          <table:table-cell office:value-type="string">
            <text:p>03651980922</text:p>
          </table:table-cell>
          <table:table-cell office:value-type="float" office:value="3663846823">
            <text:p>3663846823</text:p>
          </table:table-cell>
          <table:table-cell table:number-columns-repeated="4"/>
          <table:table-cell office:value-type="string">
            <text:p>Daniele Righetti</text:p>
          </table:table-cell>
          <table:table-cell office:value-type="string">
            <text:p>rifugiomontestino@tiscali.it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10/06/2015;08/11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wi free</text:p>
          </table:table-cell>
          <table:table-cell office:value-type="string">
            <text:p>SI</text:p>
          </table:table-cell>
          <table:table-cell/>
          <table:table-cell office:value-type="string">
            <text:p>0365 1980922 <text:s text:c="2"/>3663846823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I</text:p>
          </table:table-cell>
          <table:table-cell office:value-type="string">
            <text:p>Zumiè Capovalle sentiero 477</text:p>
          </table:table-cell>
          <table:table-cell office:value-type="float" office:value="529">
            <text:p>529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Vesta sentiero 455-456</text:p>
          </table:table-cell>
          <table:table-cell office:value-type="float" office:value="1080">
            <text:p>1080</text:p>
          </table:table-cell>
          <table:table-cell office:value-type="string">
            <text:p>03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915">
            <text:p>2915</text:p>
          </table:table-cell>
          <table:table-cell office:value-type="string">
            <text:p>Casa delle Guide</text:p>
          </table:table-cell>
          <table:table-cell office:value-type="string">
            <text:p>ESCURSIO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FILORERA</text:p>
          </table:table-cell>
          <table:table-cell office:value-type="string">
            <text:p>VAL MASINO</text:p>
          </table:table-cell>
          <table:table-cell office:value-type="string">
            <text:p>VALTELLINA DI MORBEGNO</text:p>
          </table:table-cell>
          <table:table-cell office:value-type="float" office:value="850">
            <text:p>850</text:p>
          </table:table-cell>
          <table:table-cell office:value-type="string">
            <text:p>0342-640004</text:p>
          </table:table-cell>
          <table:table-cell/>
          <table:table-cell table:number-columns-repeated="2" office:value-type="string">
            <text:p>0342-640004</text:p>
          </table:table-cell>
          <table:table-cell office:value-type="string">
            <text:p>centrodellamontagna.it</text:p>
          </table:table-cell>
          <table:table-cell office:value-type="string">
            <text:p>SI</text:p>
          </table:table-cell>
          <table:table-cell office:value-type="string">
            <text:p>IRIS GHERBESI</text:p>
          </table:table-cell>
          <table:table-cell office:value-type="string">
            <text:p>info@centrodellamontagna.it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8/03/2015;15/11/2015;</text:p>
          </table:table-cell>
          <table:table-cell office:value-type="string">
            <text:p>SI</text:p>
          </table:table-cell>
          <table:table-cell office:value-type="string">
            <text:p>Eolo</text:p>
          </table:table-cell>
          <table:table-cell office:value-type="string">
            <text:p>SI</text:p>
          </table:table-cell>
          <table:table-cell office:value-type="string">
            <text:p>Palestra di arrampicata/sala conferenze/palestra fitness/sauna/palestra per calcio a 5 e pallavolo/giardino solarium/noleggio mountain bikes/noleggio crash pads/free wi-fii</text:p>
          </table:table-cell>
          <table:table-cell office:value-type="string">
            <text:p>0342-640004</text:p>
          </table:table-cell>
          <table:table-cell office:value-type="string">
            <text:p>info@centrodellamontagna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S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968"/>
        </table:table-row>
        <table:table-row table:style-name="ro3">
          <table:table-cell office:value-type="float" office:value="2604">
            <text:p>2604</text:p>
          </table:table-cell>
          <table:table-cell office:value-type="string">
            <text:p>C. PONTI</text:p>
          </table:table-cell>
          <table:table-cell office:value-type="string">
            <text:p>ALPI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VAL DI PREDA ROSSA</text:p>
          </table:table-cell>
          <table:table-cell/>
          <table:table-cell office:value-type="string">
            <text:p>VALTELLINA DI MORBEGNO</text:p>
          </table:table-cell>
          <table:table-cell office:value-type="float" office:value="2559">
            <text:p>2559</text:p>
          </table:table-cell>
          <table:table-cell office:value-type="float" office:value="390342611455">
            <text:p>390342611455</text:p>
          </table:table-cell>
          <table:table-cell table:number-columns-repeated="2"/>
          <table:table-cell office:value-type="float" office:value="390342640138">
            <text:p>390342640138</text:p>
          </table:table-cell>
          <table:table-cell table:number-columns-repeated="2"/>
          <table:table-cell office:value-type="string">
            <text:p>EZIO CASSINA</text:p>
          </table:table-cell>
          <table:table-cell office:value-type="string">
            <text:p>rifugiocesareponti@tiscali.it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21/06/2015;27/09/2015;Lunedì,Martedì,Mercoledì,Giovedì,Venerdì,Sabato,Domenica|21/06/2015;27/09/2015;Lunedì,Martedì,Mercoledì,Giovedì,Venerdì,Sabato,Domenica|29/05/2015;20/06/2015;Sabato,Domenica|29/05/2015;20/06/2015;Sabato,Domenica</text:p>
          </table:table-cell>
          <table:table-cell office:value-type="string">
            <text:p>SI</text:p>
          </table:table-cell>
          <table:table-cell office:value-type="string">
            <text:p>ADSL+VOIP satellitare tramite operatore Digitaria che si appoggia al satellite Astra</text:p>
          </table:table-cell>
          <table:table-cell office:value-type="string">
            <text:p>SI</text:p>
          </table:table-cell>
          <table:table-cell office:value-type="string">
            <text:p>palestra di arrampicata a 20 minuti dal rifugio</text:p>
          </table:table-cell>
          <table:table-cell office:value-type="float" office:value="390342611455">
            <text:p>390342611455</text:p>
          </table:table-cell>
          <table:table-cell office:value-type="string">
            <text:p>rifugiocesareponti@tiscali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redarossa</text:p>
          </table:table-cell>
          <table:table-cell office:value-type="float" office:value="600">
            <text:p>6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Rifugio Gerli Porro</text:p>
          </table:table-cell>
          <table:table-cell office:value-type="float" office:value="1200">
            <text:p>1200</text:p>
          </table:table-cell>
          <table:table-cell office:value-type="string">
            <text:p>07:00</text:p>
          </table:table-cell>
          <table:table-cell office:value-type="string">
            <text:p>EE</text:p>
          </table:table-cell>
          <table:table-cell office:value-type="string">
            <text:p>Rifugio Bonacossa</text:p>
          </table:table-cell>
          <table:table-cell office:value-type="float" office:value="900">
            <text:p>900</text:p>
          </table:table-cell>
          <table:table-cell office:value-type="string">
            <text:p>06:00</text:p>
          </table:table-cell>
          <table:table-cell office:value-type="string">
            <text:p>EE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412">
            <text:p>2412</text:p>
          </table:table-cell>
          <table:table-cell office:value-type="string">
            <text:p>Rifugio Sandro Occhi all'Aviolo</text:p>
          </table:table-cell>
          <table:table-cell office:value-type="string">
            <text:p>ALPINISTICO</text:p>
          </table:table-cell>
          <table:table-cell office:value-type="string">
            <text:p>EDOLO</text:p>
          </table:table-cell>
          <table:table-cell office:value-type="string">
            <text:p>BRESCIA</text:p>
          </table:table-cell>
          <table:table-cell office:value-type="string">
            <text:p>Aviolo</text:p>
          </table:table-cell>
          <table:table-cell office:value-type="string">
            <text:p>Paghera di Vezza d'Oglio</text:p>
          </table:table-cell>
          <table:table-cell office:value-type="string">
            <text:p>DI VALLECAMONICA</text:p>
          </table:table-cell>
          <table:table-cell office:value-type="float" office:value="1930">
            <text:p>1930</text:p>
          </table:table-cell>
          <table:table-cell office:value-type="string">
            <text:p>036476110</text:p>
          </table:table-cell>
          <table:table-cell office:value-type="float" office:value="3387503600">
            <text:p>3387503600</text:p>
          </table:table-cell>
          <table:table-cell table:number-columns-repeated="2"/>
          <table:table-cell office:value-type="string">
            <text:p>www.rifugioaviolo.it</text:p>
          </table:table-cell>
          <table:table-cell office:value-type="string">
            <text:p>NO</text:p>
          </table:table-cell>
          <table:table-cell office:value-type="string">
            <text:p>Giacomino Vidilini</text:p>
          </table:table-cell>
          <table:table-cell office:value-type="string">
            <text:p>rifugioaviolo@virgilio.it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30/05/2015;30/09/2015;Lunedì,Martedì,Mercoledì,Giovedì,Venerdì,Sabato,Domenica|30/05/2015;30/09/2015;Lunedì,Martedì,Mercoledì,Giovedì,Venerdì,Sabato,Domenica|30/05/2015;30/09/2015;Lunedì,Martedì,Mercoledì,Giovedì,Venerdì,Sabato,Domenica|30/05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n°3 palestre di arrampicata attrezzate - Campo da Bocce</text:p>
          </table:table-cell>
          <table:table-cell office:value-type="string">
            <text:p>036476110</text:p>
          </table:table-cell>
          <table:table-cell office:value-type="string">
            <text:p>rifugioaviolo@virgili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Val Paghera di Vezza d'Oglio - Sentiero n°21</text:p>
          </table:table-cell>
          <table:table-cell office:value-type="float" office:value="430">
            <text:p>43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Da Pozzuolo (Edolo) - Sentiero n°72 e 72b</text:p>
          </table:table-cell>
          <table:table-cell office:value-type="float" office:value="800">
            <text:p>800</text:p>
          </table:table-cell>
          <table:table-cell office:value-type="string">
            <text:p>05:00</text:p>
          </table:table-cell>
          <table:table-cell office:value-type="string">
            <text:p>E</text:p>
          </table:table-cell>
          <table:table-cell office:value-type="string">
            <text:p>Dal Rifugio Malga Stain (Edolo) -Sentiero n°1</text:p>
          </table:table-cell>
          <table:table-cell office:value-type="float" office:value="500">
            <text:p>5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272">
            <text:p>2272</text:p>
          </table:table-cell>
          <table:table-cell office:value-type="string">
            <text:p>Rifugio della Corte</text:p>
          </table:table-cell>
          <table:table-cell office:value-type="string">
            <text:p>ESCURSIONISTICO</text:p>
          </table:table-cell>
          <table:table-cell office:value-type="string">
            <text:p>COSIO VALTELLINO</text:p>
          </table:table-cell>
          <table:table-cell office:value-type="string">
            <text:p>SONDRIO</text:p>
          </table:table-cell>
          <table:table-cell office:value-type="string">
            <text:p>Corte</text:p>
          </table:table-cell>
          <table:table-cell office:value-type="string">
            <text:p>Val Gerola</text:p>
          </table:table-cell>
          <table:table-cell office:value-type="string">
            <text:p>VALTELLINA DI MORBEGNO</text:p>
          </table:table-cell>
          <table:table-cell office:value-type="float" office:value="1250">
            <text:p>1250</text:p>
          </table:table-cell>
          <table:table-cell office:value-type="string">
            <text:p>Assente</text:p>
          </table:table-cell>
          <table:table-cell office:value-type="float" office:value="3388463479">
            <text:p>3388463479</text:p>
          </table:table-cell>
          <table:table-cell office:value-type="string">
            <text:p>Assente</text:p>
          </table:table-cell>
          <table:table-cell office:value-type="string">
            <text:p>assente</text:p>
          </table:table-cell>
          <table:table-cell office:value-type="string">
            <text:p>rifugiodellacorte</text:p>
          </table:table-cell>
          <table:table-cell office:value-type="string">
            <text:p>SI</text:p>
          </table:table-cell>
          <table:table-cell office:value-type="string">
            <text:p>mara cavallotto</text:p>
          </table:table-cell>
          <table:table-cell office:value-type="string">
            <text:p>rifugiodellacorte@email.it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I</text:p>
          </table:table-cell>
          <table:table-cell office:value-type="string">
            <text:p>01/01/2015;31/12/2015;Sabato,Domenica|01/06/2015;30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88463479">
            <text:p>3388463479</text:p>
          </table:table-cell>
          <table:table-cell office:value-type="string">
            <text:p>rifugiodellacorte@email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Morbegno</text:p>
          </table:table-cell>
          <table:table-cell office:value-type="float" office:value="1000">
            <text:p>10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Sacco</text:p>
          </table:table-cell>
          <table:table-cell office:value-type="float" office:value="550">
            <text:p>550</text:p>
          </table:table-cell>
          <table:table-cell office:value-type="string">
            <text:p>01:20</text:p>
          </table:table-cell>
          <table:table-cell office:value-type="string">
            <text:p>E</text:p>
          </table:table-cell>
          <table:table-cell office:value-type="string">
            <text:p>Rasura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Auto</text:p>
          </table:table-cell>
          <table:table-cell/>
          <table:table-cell office:value-type="string">
            <text:p>assente</text:p>
          </table:table-cell>
          <table:table-cell office:value-type="float" office:value="20">
            <text:p>20</text:p>
          </table:table-cell>
          <table:table-cell table:number-columns-repeated="968"/>
        </table:table-row>
        <table:table-row table:style-name="ro3">
          <table:table-cell office:value-type="float" office:value="2067">
            <text:p>2067</text:p>
          </table:table-cell>
          <table:table-cell office:value-type="string">
            <text:p>Rifugio Salmurano</text:p>
          </table:table-cell>
          <table:table-cell office:value-type="string">
            <text:p>ESCURSIONISTICO</text:p>
          </table:table-cell>
          <table:table-cell office:value-type="string">
            <text:p>GEROLA ALTA</text:p>
          </table:table-cell>
          <table:table-cell office:value-type="string">
            <text:p>SONDRIO</text:p>
          </table:table-cell>
          <table:table-cell office:value-type="string">
            <text:p>Pianone di Pescegallo</text:p>
          </table:table-cell>
          <table:table-cell office:value-type="string">
            <text:p>Gerola</text:p>
          </table:table-cell>
          <table:table-cell office:value-type="string">
            <text:p>VALTELLINA DI MORBEGNO</text:p>
          </table:table-cell>
          <table:table-cell office:value-type="float" office:value="1848">
            <text:p>1848</text:p>
          </table:table-cell>
          <table:table-cell office:value-type="string">
            <text:p>0342960014</text:p>
          </table:table-cell>
          <table:table-cell office:value-type="float" office:value="3351619279">
            <text:p>3351619279</text:p>
          </table:table-cell>
          <table:table-cell table:number-columns-repeated="2"/>
          <table:table-cell office:value-type="string">
            <text:p>rifugiosalmurano.com</text:p>
          </table:table-cell>
          <table:table-cell office:value-type="string">
            <text:p>NO</text:p>
          </table:table-cell>
          <table:table-cell office:value-type="string">
            <text:p>Carlo Battista Mazzoleni</text:p>
          </table:table-cell>
          <table:table-cell office:value-type="string">
            <text:p>sacrificarlo@gmail.com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26/04/2015;Lunedì,Martedì,Mercoledì,Giovedì,Venerdì,Sabato,Domenica|25/02/2015;29/05/2015;Sabato,Domenica|28/09/2015;27/11/2015;Sabato,Domenica|28/11/2015;31/12/2015;Lunedì,Martedì,Mercoledì,Giovedì,Venerdì,Sabato,Domenica|30/05/2015;27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51619279">
            <text:p>3351619279</text:p>
          </table:table-cell>
          <table:table-cell office:value-type="string">
            <text:p>info@rifugiosalmurano.com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escegallo</text:p>
          </table:table-cell>
          <table:table-cell office:value-type="float" office:value="450">
            <text:p>45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cusio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asso San Marco</text:p>
          </table:table-cell>
          <table:table-cell office:value-type="float" office:value="200">
            <text:p>2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escegallo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table:number-columns-repeated="2"/>
          <table:table-cell office:value-type="string">
            <text:p>pescegall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836">
            <text:p>2836</text:p>
          </table:table-cell>
          <table:table-cell office:value-type="string">
            <text:p>Rifugio Bonetta</text:p>
          </table:table-cell>
          <table:table-cell office:value-type="string">
            <text:p>ESCURSIONISTICO</text:p>
          </table:table-cell>
          <table:table-cell office:value-type="string">
            <text:p>VALFURVA</text:p>
          </table:table-cell>
          <table:table-cell office:value-type="string">
            <text:p>SONDRIO</text:p>
          </table:table-cell>
          <table:table-cell office:value-type="string">
            <text:p>Gavia</text:p>
          </table:table-cell>
          <table:table-cell office:value-type="string">
            <text:p>Gavia</text:p>
          </table:table-cell>
          <table:table-cell office:value-type="string">
            <text:p>ALTA VALTELLINA</text:p>
          </table:table-cell>
          <table:table-cell office:value-type="float" office:value="2652">
            <text:p>2652</text:p>
          </table:table-cell>
          <table:table-cell office:value-type="string">
            <text:p>036491806</text:p>
          </table:table-cell>
          <table:table-cell/>
          <table:table-cell table:number-columns-repeated="2" office:value-type="string">
            <text:p>036491806</text:p>
          </table:table-cell>
          <table:table-cell office:value-type="string">
            <text:p>passogavia.it</text:p>
          </table:table-cell>
          <table:table-cell office:value-type="string">
            <text:p>SI</text:p>
          </table:table-cell>
          <table:table-cell office:value-type="string">
            <text:p>Federico Bonetta</text:p>
          </table:table-cell>
          <table:table-cell office:value-type="string">
            <text:p>f.bonetta@libero.it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30/05/2015;10/10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satellitare</text:p>
          </table:table-cell>
          <table:table-cell office:value-type="string">
            <text:p>NO</text:p>
          </table:table-cell>
          <table:table-cell/>
          <table:table-cell office:value-type="string">
            <text:p>036491806</text:p>
          </table:table-cell>
          <table:table-cell office:value-type="string">
            <text:p>info@passogavia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S.Caterina Valfurva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 office:value-type="string">
            <text:p>Ponte di legno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S.Caterina Valfurva</text:p>
          </table:table-cell>
          <table:table-cell office:value-type="float" office:value="900">
            <text:p>900</text:p>
          </table:table-cell>
          <table:table-cell office:value-type="string">
            <text:p>01:00</text:p>
          </table:table-cell>
          <table:table-cell office:value-type="string">
            <text:p>auto</text:p>
          </table:table-cell>
          <table:table-cell/>
          <table:table-cell office:value-type="string">
            <text:p>No, nessuna presenza di impianti di risalita</text:p>
          </table:table-cell>
          <table:table-cell office:value-type="float" office:value="150">
            <text:p>150</text:p>
          </table:table-cell>
          <table:table-cell table:number-columns-repeated="968"/>
        </table:table-row>
        <table:table-row table:style-name="ro3">
          <table:table-cell office:value-type="float" office:value="2312">
            <text:p>2312</text:p>
          </table:table-cell>
          <table:table-cell office:value-type="string">
            <text:p>Ghiacciaio dei Forni</text:p>
          </table:table-cell>
          <table:table-cell office:value-type="string">
            <text:p>ESCURSIONISTICO</text:p>
          </table:table-cell>
          <table:table-cell office:value-type="string">
            <text:p>VALFURVA</text:p>
          </table:table-cell>
          <table:table-cell office:value-type="string">
            <text:p>SONDRIO</text:p>
          </table:table-cell>
          <table:table-cell table:number-columns-repeated="2" office:value-type="string">
            <text:p>Valfurva</text:p>
          </table:table-cell>
          <table:table-cell office:value-type="string">
            <text:p>ALTA VALTELLINA</text:p>
          </table:table-cell>
          <table:table-cell office:value-type="float" office:value="2200">
            <text:p>2200</text:p>
          </table:table-cell>
          <table:table-cell office:value-type="string">
            <text:p>0342935365</text:p>
          </table:table-cell>
          <table:table-cell office:value-type="float" office:value="3298920668">
            <text:p>3298920668</text:p>
          </table:table-cell>
          <table:table-cell table:number-columns-repeated="2" office:value-type="string">
            <text:p>0342935365</text:p>
          </table:table-cell>
          <table:table-cell office:value-type="string">
            <text:p>www.forni2000.com</text:p>
          </table:table-cell>
          <table:table-cell office:value-type="string">
            <text:p>SI</text:p>
          </table:table-cell>
          <table:table-cell office:value-type="string">
            <text:p>Grazia Colturi</text:p>
          </table:table-cell>
          <table:table-cell office:value-type="string">
            <text:p>info@forni2000.com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6/03/2015;27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Eolo</text:p>
          </table:table-cell>
          <table:table-cell office:value-type="string">
            <text:p>SI</text:p>
          </table:table-cell>
          <table:table-cell office:value-type="string">
            <text:p>parco giochi - palestra arrampicata</text:p>
          </table:table-cell>
          <table:table-cell office:value-type="string">
            <text:p>0342935365</text:p>
          </table:table-cell>
          <table:table-cell office:value-type="string">
            <text:p>info@forni2000.com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SI</text:p>
          </table:table-cell>
          <table:table-cell office:value-type="string">
            <text:p>S.Caterina Valfurva</text:p>
          </table:table-cell>
          <table:table-cell office:value-type="float" office:value="400">
            <text:p>400</text:p>
          </table:table-cell>
          <table:table-cell office:value-type="string">
            <text:p>01:2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S.Caterina</text:p>
          </table:table-cell>
          <table:table-cell office:value-type="float" office:value="400">
            <text:p>400</text:p>
          </table:table-cell>
          <table:table-cell office:value-type="string">
            <text:p>00:50</text:p>
          </table:table-cell>
          <table:table-cell office:value-type="string">
            <text:p>si</text:p>
          </table:table-cell>
          <table:table-cell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table:number-columns-repeated="968"/>
        </table:table-row>
        <table:table-row table:style-name="ro3">
          <table:table-cell office:value-type="float" office:value="5579">
            <text:p>5579</text:p>
          </table:table-cell>
          <table:table-cell office:value-type="string">
            <text:p>Campione</text:p>
          </table:table-cell>
          <table:table-cell office:value-type="string">
            <text:p>ALPINISTICO</text:p>
          </table:table-cell>
          <table:table-cell office:value-type="string">
            <text:p>CERVENO</text:p>
          </table:table-cell>
          <table:table-cell office:value-type="string">
            <text:p>BRESCIA</text:p>
          </table:table-cell>
          <table:table-cell office:value-type="string">
            <text:p>Campione Alto </text:p>
          </table:table-cell>
          <table:table-cell office:value-type="string">
            <text:p>Camonica </text:p>
          </table:table-cell>
          <table:table-cell office:value-type="string">
            <text:p>DI VALLECAMONICA</text:p>
          </table:table-cell>
          <table:table-cell office:value-type="float" office:value="1940">
            <text:p>1940</text:p>
          </table:table-cell>
          <table:table-cell office:value-type="float" office:value="3472571167">
            <text:p>3472571167</text:p>
          </table:table-cell>
          <table:table-cell table:number-columns-repeated="3"/>
          <table:table-cell office:value-type="string">
            <text:p>www.r-campione.com</text:p>
          </table:table-cell>
          <table:table-cell office:value-type="string">
            <text:p>NO</text:p>
          </table:table-cell>
          <table:table-cell office:value-type="string">
            <text:p>Gianfranco Pizio</text:p>
          </table:table-cell>
          <table:table-cell office:value-type="string">
            <text:p>pizioluca@alice.it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15/06/2015;15/09/2015;Lunedì,Martedì,Mercoledì,Giovedì,Venerdì,Sabato,Domenica|22/02/2015;14/06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72571167">
            <text:p>3472571167</text:p>
          </table:table-cell>
          <table:table-cell office:value-type="string">
            <text:p>skimovingsrl@legalmail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I</text:p>
          </table:table-cell>
          <table:table-cell office:value-type="string">
            <text:p>Schilpario </text:p>
          </table:table-cell>
          <table:table-cell office:value-type="float" office:value="700">
            <text:p>7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Ono San Pietro</text:p>
          </table:table-cell>
          <table:table-cell office:value-type="float" office:value="1450">
            <text:p>1450</text:p>
          </table:table-cell>
          <table:table-cell office:value-type="string">
            <text:p>04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Schilpario</text:p>
          </table:table-cell>
          <table:table-cell office:value-type="float" office:value="700">
            <text:p>700</text:p>
          </table:table-cell>
          <table:table-cell office:value-type="string">
            <text:p>03:00</text:p>
          </table:table-cell>
          <table:table-cell office:value-type="string">
            <text:p>Fuoristrada</text:p>
          </table:table-cell>
          <table:table-cell office:value-type="string">
            <text:p>Ono San Pietro e Schilpari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985">
            <text:p>1985</text:p>
          </table:table-cell>
          <table:table-cell office:value-type="string">
            <text:p>MARCO E ROSA DE MARCHI - AGOSTINO ROCCA AL BERNINA</text:p>
          </table:table-cell>
          <table:table-cell office:value-type="string">
            <text:p>ALPI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FORCOLA DI CRESTA GUZZA</text:p>
          </table:table-cell>
          <table:table-cell/>
          <table:table-cell office:value-type="string">
            <text:p>VALTELLINA DI SONDRIO</text:p>
          </table:table-cell>
          <table:table-cell office:value-type="float" office:value="3610">
            <text:p>3610</text:p>
          </table:table-cell>
          <table:table-cell office:value-type="string">
            <text:p>0342515370</text:p>
          </table:table-cell>
          <table:table-cell office:value-type="float" office:value="3472563096">
            <text:p>3472563096</text:p>
          </table:table-cell>
          <table:table-cell table:number-columns-repeated="4"/>
          <table:table-cell office:value-type="string">
            <text:p>GIANCARLO LENATTI</text:p>
          </table:table-cell>
          <table:table-cell office:value-type="string">
            <text:p>biancoextrem@libero.it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03/04/2015;07/05/2015;Lunedì,Martedì,Mercoledì,Giovedì,Venerdì,Sabato,Domenica|18/06/2015;20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banda larga</text:p>
          </table:table-cell>
          <table:table-cell office:value-type="string">
            <text:p>SI</text:p>
          </table:table-cell>
          <table:table-cell/>
          <table:table-cell office:value-type="string">
            <text:p>0342515370</text:p>
          </table:table-cell>
          <table:table-cell office:value-type="string">
            <text:p>biancoextrem@libero.it</text:p>
          </table:table-cell>
          <table:table-cell office:value-type="string">
            <text:p>Rifugio invernale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CAMPO MORO</text:p>
          </table:table-cell>
          <table:table-cell office:value-type="float" office:value="1700">
            <text:p>1700</text:p>
          </table:table-cell>
          <table:table-cell office:value-type="string">
            <text:p>07:00</text:p>
          </table:table-cell>
          <table:table-cell office:value-type="string">
            <text:p>EEA</text:p>
          </table:table-cell>
          <table:table-cell office:value-type="string">
            <text:p>DIAVOLEZZA <text:s/>(CH)</text:p>
          </table:table-cell>
          <table:table-cell office:value-type="float" office:value="1500">
            <text:p>1500</text:p>
          </table:table-cell>
          <table:table-cell office:value-type="string">
            <text:p>05:00</text:p>
          </table:table-cell>
          <table:table-cell office:value-type="string">
            <text:p>EE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778">
            <text:p>2778</text:p>
          </table:table-cell>
          <table:table-cell office:value-type="string">
            <text:p>RIFUGIO F.I.E. ANNA MARIA</text:p>
          </table:table-cell>
          <table:table-cell office:value-type="string">
            <text:p>ESCURSIONISTICO</text:p>
          </table:table-cell>
          <table:table-cell office:value-type="string">
            <text:p>CIVENNA</text:p>
          </table:table-cell>
          <table:table-cell office:value-type="string">
            <text:p>COMO</text:p>
          </table:table-cell>
          <table:table-cell office:value-type="string">
            <text:p>PIANO RANCIO</text:p>
          </table:table-cell>
          <table:table-cell/>
          <table:table-cell office:value-type="string">
            <text:p>TRIANGOLO LARIANO</text:p>
          </table:table-cell>
          <table:table-cell office:value-type="float" office:value="1000">
            <text:p>1000</text:p>
          </table:table-cell>
          <table:table-cell office:value-type="string">
            <text:p>031963589</text:p>
          </table:table-cell>
          <table:table-cell office:value-type="float" office:value="3474175120">
            <text:p>3474175120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MARIO GILARDONI</text:p>
          </table:table-cell>
          <table:table-cell office:value-type="string">
            <text:p>gilardoni.ma@tiscali.it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Venerdì,Sabato,Domenica</text:p>
          </table:table-cell>
          <table:table-cell office:value-type="string">
            <text:p>SI</text:p>
          </table:table-cell>
          <table:table-cell office:value-type="string">
            <text:p>ADSL</text:p>
          </table:table-cell>
          <table:table-cell office:value-type="string">
            <text:p>SI</text:p>
          </table:table-cell>
          <table:table-cell/>
          <table:table-cell office:value-type="string">
            <text:p>031963589</text:p>
          </table:table-cell>
          <table:table-cell office:value-type="string">
            <text:p>gilardoni.ma@tiscali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auto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968"/>
        </table:table-row>
        <table:table-row table:style-name="ro3">
          <table:table-cell office:value-type="float" office:value="2938">
            <text:p>2938</text:p>
          </table:table-cell>
          <table:table-cell office:value-type="string">
            <text:p>BAITA DEL CAPRIOLO </text:p>
          </table:table-cell>
          <table:table-cell office:value-type="string">
            <text:p>ALPINISTICO</text:p>
          </table:table-cell>
          <table:table-cell office:value-type="string">
            <text:p>PIURO</text:p>
          </table:table-cell>
          <table:table-cell office:value-type="string">
            <text:p>SONDRIO</text:p>
          </table:table-cell>
          <table:table-cell office:value-type="string">
            <text:p>ALPE CROTTO VALLE DI LEI </text:p>
          </table:table-cell>
          <table:table-cell office:value-type="string">
            <text:p>VALLE DI LEI </text:p>
          </table:table-cell>
          <table:table-cell office:value-type="string">
            <text:p>VALCHIAVENNA</text:p>
          </table:table-cell>
          <table:table-cell office:value-type="float" office:value="1995">
            <text:p>1995</text:p>
          </table:table-cell>
          <table:table-cell office:value-type="string">
            <text:p>004181/6671136</text:p>
          </table:table-cell>
          <table:table-cell office:value-type="string">
            <text:p>348/2260889</text:p>
          </table:table-cell>
          <table:table-cell table:number-columns-repeated="2" office:value-type="string">
            <text:p>004181/6671136</text:p>
          </table:table-cell>
          <table:table-cell/>
          <table:table-cell office:value-type="string">
            <text:p>NO</text:p>
          </table:table-cell>
          <table:table-cell office:value-type="string">
            <text:p>VALENTE DEL CURTO</text:p>
          </table:table-cell>
          <table:table-cell office:value-type="string">
            <text:p>valdilei@bluewin.ch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01/05/2015;31/12/2015;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wi-fi swisscom</text:p>
          </table:table-cell>
          <table:table-cell office:value-type="string">
            <text:p>SI</text:p>
          </table:table-cell>
          <table:table-cell office:value-type="string">
            <text:p>AREA ATTREZATA BAMBINI, GARAGES, SALA CONFERENZE CON VISTA CERVI, PRODOTTI ALPICOLTURA, </text:p>
          </table:table-cell>
          <table:table-cell office:value-type="string">
            <text:p>004181/6671136</text:p>
          </table:table-cell>
          <table:table-cell/>
          <table:table-cell office:value-type="string">
            <text:p>IN EDIFICIO VICINO PREFABBRICATO IN LEG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CAMPODOLCINO</text:p>
          </table:table-cell>
          <table:table-cell office:value-type="float" office:value="1000">
            <text:p>1000</text:p>
          </table:table-cell>
          <table:table-cell office:value-type="string">
            <text:p>06:00</text:p>
          </table:table-cell>
          <table:table-cell office:value-type="string">
            <text:p>T</text:p>
          </table:table-cell>
          <table:table-cell office:value-type="string">
            <text:p>CHIAVENNA</text:p>
          </table:table-cell>
          <table:table-cell office:value-type="float" office:value="1700">
            <text:p>1700</text:p>
          </table:table-cell>
          <table:table-cell office:value-type="string">
            <text:p>08:00</text:p>
          </table:table-cell>
          <table:table-cell office:value-type="string">
            <text:p>T</text:p>
          </table:table-cell>
          <table:table-cell office:value-type="string">
            <text:p>MADESIMO</text:p>
          </table:table-cell>
          <table:table-cell office:value-type="float" office:value="1500">
            <text:p>1500</text:p>
          </table:table-cell>
          <table:table-cell office:value-type="string">
            <text:p>06:00</text:p>
          </table:table-cell>
          <table:table-cell office:value-type="string">
            <text:p>EE</text:p>
          </table:table-cell>
          <table:table-cell office:value-type="string">
            <text:p>JUF SVIZZERA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SI DALLA SVIZZERA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968"/>
        </table:table-row>
        <table:table-row table:style-name="ro3">
          <table:table-cell office:value-type="float" office:value="1966">
            <text:p>1966</text:p>
          </table:table-cell>
          <table:table-cell office:value-type="string">
            <text:p>La Baita</text:p>
          </table:table-cell>
          <table:table-cell office:value-type="string">
            <text:p>ESCURSIONISTICO</text:p>
          </table:table-cell>
          <table:table-cell office:value-type="string">
            <text:p>SONDALO</text:p>
          </table:table-cell>
          <table:table-cell office:value-type="string">
            <text:p>SONDRIO</text:p>
          </table:table-cell>
          <table:table-cell office:value-type="string">
            <text:p>S.Bernardo</text:p>
          </table:table-cell>
          <table:table-cell office:value-type="string">
            <text:p>Val di Rézzalo</text:p>
          </table:table-cell>
          <table:table-cell office:value-type="string">
            <text:p>ALTA VALTELLINA</text:p>
          </table:table-cell>
          <table:table-cell office:value-type="float" office:value="1860">
            <text:p>1860</text:p>
          </table:table-cell>
          <table:table-cell office:value-type="string">
            <text:p>0342 1895516</text:p>
          </table:table-cell>
          <table:table-cell office:value-type="string">
            <text:p>340 7953688</text:p>
          </table:table-cell>
          <table:table-cell table:number-columns-repeated="2"/>
          <table:table-cell office:value-type="string">
            <text:p>rezzalovacanze.com</text:p>
          </table:table-cell>
          <table:table-cell office:value-type="string">
            <text:p>SI</text:p>
          </table:table-cell>
          <table:table-cell office:value-type="string">
            <text:p>alessandro baretto</text:p>
          </table:table-cell>
          <table:table-cell office:value-type="string">
            <text:p>foxrezzalo@gmail.com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Mercoledì,Venerdì,Sabato,Domenica</text:p>
          </table:table-cell>
          <table:table-cell office:value-type="string">
            <text:p>SI</text:p>
          </table:table-cell>
          <table:table-cell office:value-type="string">
            <text:p>satellite Digitaria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340 7953688</text:p>
          </table:table-cell>
          <table:table-cell office:value-type="string">
            <text:p>foxrezzalo@tiscali.it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Fumero</text:p>
          </table:table-cell>
          <table:table-cell office:value-type="float" office:value="450">
            <text:p>45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Ponte dell'Alpe</text:p>
          </table:table-cell>
          <table:table-cell office:value-type="float" office:value="600">
            <text:p>6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fumero</text:p>
          </table:table-cell>
          <table:table-cell office:value-type="float" office:value="450">
            <text:p>450</text:p>
          </table:table-cell>
          <table:table-cell office:value-type="string">
            <text:p>01:00</text:p>
          </table:table-cell>
          <table:table-cell/>
          <table:table-cell office:value-type="string">
            <text:p>Le Prese</text:p>
          </table:table-cell>
          <table:table-cell office:value-type="float" office:value="1000">
            <text:p>1000</text:p>
          </table:table-cell>
          <table:table-cell office:value-type="string">
            <text:p>02:00</text:p>
          </table:table-cell>
          <table:table-cell office:value-type="string">
            <text:p>Fumero</text:p>
          </table:table-cell>
          <table:table-cell office:value-type="string">
            <text:p>Comune di Sondalo</text:p>
          </table:table-cell>
          <table:table-cell office:value-type="string">
            <text:p>santa caterina valfurva</text:p>
          </table:table-cell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2149">
            <text:p>2149</text:p>
          </table:table-cell>
          <table:table-cell office:value-type="string">
            <text:p>alpetto di torno</text:p>
          </table:table-cell>
          <table:table-cell office:value-type="string">
            <text:p>ALPINISTICO</text:p>
          </table:table-cell>
          <table:table-cell office:value-type="string">
            <text:p>SORMANO</text:p>
          </table:table-cell>
          <table:table-cell office:value-type="string">
            <text:p>COMO</text:p>
          </table:table-cell>
          <table:table-cell office:value-type="string">
            <text:p>pian del tivano</text:p>
          </table:table-cell>
          <table:table-cell office:value-type="string">
            <text:p>di torno</text:p>
          </table:table-cell>
          <table:table-cell office:value-type="string">
            <text:p>TRIANGOLO LARIANO</text:p>
          </table:table-cell>
          <table:table-cell office:value-type="float" office:value="1128">
            <text:p>1128</text:p>
          </table:table-cell>
          <table:table-cell office:value-type="string">
            <text:p>031684313</text:p>
          </table:table-cell>
          <table:table-cell office:value-type="float" office:value="3479190505">
            <text:p>3479190505</text:p>
          </table:table-cell>
          <table:table-cell table:number-columns-repeated="2"/>
          <table:table-cell office:value-type="string">
            <text:p>alpettoditorno.it</text:p>
          </table:table-cell>
          <table:table-cell office:value-type="string">
            <text:p>SI</text:p>
          </table:table-cell>
          <table:table-cell office:value-type="string">
            <text:p>zerboni daniele</text:p>
          </table:table-cell>
          <table:table-cell office:value-type="string">
            <text:p>info@alpettoditorno.it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31/03/2015;01/11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sala conferenze-incontri, museo speleologico</text:p>
          </table:table-cell>
          <table:table-cell office:value-type="string">
            <text:p>347-9190505</text:p>
          </table:table-cell>
          <table:table-cell office:value-type="string">
            <text:p>info@alpettoditorno.it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I</text:p>
          </table:table-cell>
          <table:table-cell office:value-type="string">
            <text:p>Pian del Tivano</text:p>
          </table:table-cell>
          <table:table-cell office:value-type="float" office:value="128">
            <text:p>128</text:p>
          </table:table-cell>
          <table:table-cell office:value-type="string">
            <text:p>00:30</text:p>
          </table:table-cell>
          <table:table-cell office:value-type="string">
            <text:p>T</text:p>
          </table:table-cell>
          <table:table-cell office:value-type="string">
            <text:p>Colma di Sormano</text:p>
          </table:table-cell>
          <table:table-cell office:value-type="float" office:value="0">
            <text:p>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 office:value-type="string">
            <text:p>Monte San Primo</text:p>
          </table:table-cell>
          <table:table-cell office:value-type="float" office:value="560">
            <text:p>56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Dorsale Triangolo Lariano</text:p>
          </table:table-cell>
          <table:table-cell office:value-type="float" office:value="50">
            <text:p>50</text:p>
          </table:table-cell>
          <table:table-cell office:value-type="string">
            <text:p>00:10</text:p>
          </table:table-cell>
          <table:table-cell office:value-type="string">
            <text:p>Pian del Tivano</text:p>
          </table:table-cell>
          <table:table-cell office:value-type="string">
            <text:p>comune Sormano</text:p>
          </table:table-cell>
          <table:table-cell/>
          <table:table-cell office:value-type="float" office:value="20">
            <text:p>20</text:p>
          </table:table-cell>
          <table:table-cell table:number-columns-repeated="968"/>
        </table:table-row>
        <table:table-row table:style-name="ro3">
          <table:table-cell office:value-type="float" office:value="2292">
            <text:p>2292</text:p>
          </table:table-cell>
          <table:table-cell office:value-type="string">
            <text:p>RIFUGIO BAITA ADAME'</text:p>
          </table:table-cell>
          <table:table-cell office:value-type="string">
            <text:p>ALPINISTICO</text:p>
          </table:table-cell>
          <table:table-cell office:value-type="string">
            <text:p>SAVIORE DELL'ADAMELLO</text:p>
          </table:table-cell>
          <table:table-cell office:value-type="string">
            <text:p>BRESCIA</text:p>
          </table:table-cell>
          <table:table-cell office:value-type="string">
            <text:p>BAITA DI MEZZO</text:p>
          </table:table-cell>
          <table:table-cell office:value-type="string">
            <text:p>ADAME'</text:p>
          </table:table-cell>
          <table:table-cell office:value-type="string">
            <text:p>DI VALLECAMONICA</text:p>
          </table:table-cell>
          <table:table-cell office:value-type="float" office:value="2150">
            <text:p>2150</text:p>
          </table:table-cell>
          <table:table-cell office:value-type="float" office:value="3332039852">
            <text:p>3332039852</text:p>
          </table:table-cell>
          <table:table-cell office:value-type="string">
            <text:p>0364622126</text:p>
          </table:table-cell>
          <table:table-cell office:value-type="string">
            <text:p>ND</text:p>
          </table:table-cell>
          <table:table-cell office:value-type="string">
            <text:p>0364622126</text:p>
          </table:table-cell>
          <table:table-cell office:value-type="string">
            <text:p>baita-adame.it</text:p>
          </table:table-cell>
          <table:table-cell office:value-type="string">
            <text:p>SI</text:p>
          </table:table-cell>
          <table:table-cell office:value-type="string">
            <text:p>ASSOCIAZIONE <text:s/>"GRUPPO BAITA ADAME' "</text:p>
          </table:table-cell>
          <table:table-cell office:value-type="string">
            <text:p>baitaadame@gmail.com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I</text:p>
          </table:table-cell>
          <table:table-cell office:value-type="string">
            <text:p>14/06/2015;27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palestra per corsi base arrampicata in allestimento</text:p>
          </table:table-cell>
          <table:table-cell office:value-type="string">
            <text:p>3332039852/0364622126</text:p>
          </table:table-cell>
          <table:table-cell office:value-type="string">
            <text:p>prenota@baita-adame.it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alga lincino</text:p>
          </table:table-cell>
          <table:table-cell office:value-type="float" office:value="550">
            <text:p>55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 office:value-type="string">
            <text:p>Rif. Lissone</text:p>
          </table:table-cell>
          <table:table-cell office:value-type="float" office:value="150">
            <text:p>150</text:p>
          </table:table-cell>
          <table:table-cell office:value-type="string">
            <text:p>00:45</text:p>
          </table:table-cell>
          <table:table-cell office:value-type="string">
            <text:p>EE</text:p>
          </table:table-cell>
          <table:table-cell office:value-type="string">
            <text:p>Rif. Prudenzini</text:p>
          </table:table-cell>
          <table:table-cell office:value-type="float" office:value="1500">
            <text:p>1500</text:p>
          </table:table-cell>
          <table:table-cell office:value-type="string">
            <text:p>02:50</text:p>
          </table:table-cell>
          <table:table-cell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no</text:p>
          </table:table-cell>
          <table:table-cell/>
          <table:table-cell office:value-type="string">
            <text:p>nd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6900">
            <text:p>6900</text:p>
          </table:table-cell>
          <table:table-cell office:value-type="string">
            <text:p>zucco della croce</text:p>
          </table:table-cell>
          <table:table-cell office:value-type="string">
            <text:p>ALPINISTICO</text:p>
          </table:table-cell>
          <table:table-cell office:value-type="string">
            <text:p>CASSINA VALSASSINA</text:p>
          </table:table-cell>
          <table:table-cell office:value-type="string">
            <text:p>LECCO</text:p>
          </table:table-cell>
          <table:table-cell office:value-type="string">
            <text:p>zucco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198">
            <text:p>1198</text:p>
          </table:table-cell>
          <table:table-cell office:value-type="float" office:value="3311116964">
            <text:p>3311116964</text:p>
          </table:table-cell>
          <table:table-cell office:value-type="float" office:value="3392824069">
            <text:p>3392824069</text:p>
          </table:table-cell>
          <table:table-cell table:number-columns-repeated="4"/>
          <table:table-cell office:value-type="string">
            <text:p>ornella formenti</text:p>
          </table:table-cell>
          <table:table-cell office:value-type="string">
            <text:p>ornella.formenti.of@gmail.com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05/2015;Mercoledì,Sabato,Domenica|01/06/2015;31/08/2015;Lunedì,Martedì,Mercoledì,Giovedì,Venerdì,Sabato,Domenica|01/09/2015;31/12/2015;Mercole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11116964">
            <text:p>3311116964</text:p>
          </table:table-cell>
          <table:table-cell office:value-type="string">
            <text:p>rifugiozuccodellacroce@gmail.com</text:p>
          </table:table-cell>
          <table:table-cell/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moggio</text:p>
          </table:table-cell>
          <table:table-cell office:value-type="float" office:value="400">
            <text:p>400</text:p>
          </table:table-cell>
          <table:table-cell office:value-type="string">
            <text:p>01:15</text:p>
          </table:table-cell>
          <table:table-cell office:value-type="string">
            <text:p>E</text:p>
          </table:table-cell>
          <table:table-cell office:value-type="string">
            <text:p>ss prealpina orobica </text:p>
          </table:table-cell>
          <table:table-cell office:value-type="float" office:value="150">
            <text:p>150</text:p>
          </table:table-cell>
          <table:table-cell office:value-type="string">
            <text:p>00:30</text:p>
          </table:table-cell>
          <table:table-cell office:value-type="string">
            <text:p>T</text:p>
          </table:table-cell>
          <table:table-cell office:value-type="string">
            <text:p>piani artavaggio</text:p>
          </table:table-cell>
          <table:table-cell office:value-type="float" office:value="500">
            <text:p>500</text:p>
          </table:table-cell>
          <table:table-cell office:value-type="string">
            <text:p>02:15</text:p>
          </table:table-cell>
          <table:table-cell office:value-type="string">
            <text:p>E</text:p>
          </table:table-cell>
          <table:table-cell office:value-type="string">
            <text:p>moggio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169">
            <text:p>2169</text:p>
          </table:table-cell>
          <table:table-cell office:value-type="string">
            <text:p>LUIGI AZZONI</text:p>
          </table:table-cell>
          <table:table-cell office:value-type="string">
            <text:p>ALPINISTICO</text:p>
          </table:table-cell>
          <table:table-cell table:number-columns-repeated="2" office:value-type="string">
            <text:p>LECCO</text:p>
          </table:table-cell>
          <table:table-cell office:value-type="string">
            <text:p>vetta del Resegone</text:p>
          </table:table-cell>
          <table:table-cell/>
          <table:table-cell office:value-type="string">
            <text:p>LARIO ORIENTALE - VALLE SAN MARTINO</text:p>
          </table:table-cell>
          <table:table-cell office:value-type="float" office:value="1860">
            <text:p>1860</text:p>
          </table:table-cell>
          <table:table-cell office:value-type="string">
            <text:p>335/6361803</text:p>
          </table:table-cell>
          <table:table-cell table:number-columns-repeated="5"/>
          <table:table-cell office:value-type="string">
            <text:p>Maurizio Valsecchi</text:p>
          </table:table-cell>
          <table:table-cell office:value-type="string">
            <text:p>valsecchi.maurizio@tin.it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01/01/2015;30/06/2015;Sabato,Domenica|01/07/2015;31/08/2015;Lunedì,Martedì,Mercoledì,Giovedì,Venerdì,Sabato,Domenica|01/09/2015;31/12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56361803">
            <text:p>3356361803</text:p>
          </table:table-cell>
          <table:table-cell/>
          <table:table-cell office:value-type="string">
            <text:p>bivacco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Morterone</text:p>
          </table:table-cell>
          <table:table-cell office:value-type="float" office:value="850">
            <text:p>85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iani Erna</text:p>
          </table:table-cell>
          <table:table-cell office:value-type="float" office:value="650">
            <text:p>650</text:p>
          </table:table-cell>
          <table:table-cell office:value-type="string">
            <text:p>02:00</text:p>
          </table:table-cell>
          <table:table-cell office:value-type="string">
            <text:p>EE</text:p>
          </table:table-cell>
          <table:table-cell office:value-type="string">
            <text:p>Piani Erna</text:p>
          </table:table-cell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EE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:3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865">
            <text:p>1865</text:p>
          </table:table-cell>
          <table:table-cell office:value-type="string">
            <text:p>LA VALLE DEL DRAGO</text:p>
          </table:table-cell>
          <table:table-cell office:value-type="string">
            <text:p>ESCURSIONISTICO</text:p>
          </table:table-cell>
          <table:table-cell office:value-type="string">
            <text:p>RONCOBELLO</text:p>
          </table:table-cell>
          <table:table-cell office:value-type="string">
            <text:p>BERGAMO</text:p>
          </table:table-cell>
          <table:table-cell office:value-type="string">
            <text:p>BARESI</text:p>
          </table:table-cell>
          <table:table-cell office:value-type="string">
            <text:p>BREMBANA</text:p>
          </table:table-cell>
          <table:table-cell office:value-type="string">
            <text:p>VALLE BREMBANA</text:p>
          </table:table-cell>
          <table:table-cell office:value-type="float" office:value="900">
            <text:p>900</text:p>
          </table:table-cell>
          <table:table-cell office:value-type="string">
            <text:p>034584099</text:p>
          </table:table-cell>
          <table:table-cell office:value-type="float" office:value="3462354453">
            <text:p>3462354453</text:p>
          </table:table-cell>
          <table:table-cell table:number-columns-repeated="2"/>
          <table:table-cell office:value-type="string">
            <text:p>lavalledeldrago.it</text:p>
          </table:table-cell>
          <table:table-cell office:value-type="string">
            <text:p>NO</text:p>
          </table:table-cell>
          <table:table-cell office:value-type="string">
            <text:p>GERVASONI ERCOLE (legale rappresentante)</text:p>
          </table:table-cell>
          <table:table-cell office:value-type="string">
            <text:p>info@lavalledeldrago.it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05/2015;Venerdì,Sabato,Domenica|01/01/2015;31/05/2015;Venerdì,Sabato,Domenica|01/06/2015;13/09/2015;Martedì,Mercoledì,Giovedì,Venerdì,Sabato,Domenica|01/06/2015;13/09/2015;Martedì,Mercoledì,Giovedì,Venerdì,Sabato,Domenica|14/09/2015;20/12/2015;Venerdì,Sabato,Domenica|14/09/2015;20/12/2015;Venerdì,Sabato,Domenica|21/12/2015;31/12/2015;Lunedì,Martedì,Mercoledì,Giovedì,Venerdì,Sabato,Domenica|21/12/2015;31/12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ADSL</text:p>
          </table:table-cell>
          <table:table-cell office:value-type="string">
            <text:p>SI</text:p>
          </table:table-cell>
          <table:table-cell office:value-type="string">
            <text:p>SALA CONFERENZE-AREA ATTREZZATA PER BAMBINI-ORTO BOTANICO</text:p>
          </table:table-cell>
          <table:table-cell office:value-type="string">
            <text:p>034584099</text:p>
          </table:table-cell>
          <table:table-cell office:value-type="string">
            <text:p>info@lavalledeldrago.it</text:p>
          </table:table-cell>
          <table:table-cell office:value-type="string">
            <text:p>SALA RIUNIONI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aresi centro</text:p>
          </table:table-cell>
          <table:table-cell office:value-type="float" office:value="0">
            <text:p>0</text:p>
          </table:table-cell>
          <table:table-cell office:value-type="string">
            <text:p>00:05</text:p>
          </table:table-cell>
          <table:table-cell office:value-type="string">
            <text:p>T</text:p>
          </table:table-cell>
          <table:table-cell office:value-type="string">
            <text:p>roncobello</text:p>
          </table:table-cell>
          <table:table-cell office:value-type="float" office:value="100">
            <text:p>100</text:p>
          </table:table-cell>
          <table:table-cell office:value-type="string">
            <text:p>00:20</text:p>
          </table:table-cell>
          <table:table-cell office:value-type="string">
            <text:p>T</text:p>
          </table:table-cell>
          <table:table-cell office:value-type="string">
            <text:p>lenna</text:p>
          </table:table-cell>
          <table:table-cell office:value-type="float" office:value="450">
            <text:p>45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lenna</text:p>
          </table:table-cell>
          <table:table-cell office:value-type="float" office:value="450">
            <text:p>450</text:p>
          </table:table-cell>
          <table:table-cell office:value-type="string">
            <text:p>00:30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968"/>
        </table:table-row>
        <table:table-row table:style-name="ro3">
          <table:table-cell office:value-type="float" office:value="2815">
            <text:p>2815</text:p>
          </table:table-cell>
          <table:table-cell office:value-type="string">
            <text:p>gualtiero laeng</text:p>
          </table:table-cell>
          <table:table-cell office:value-type="string">
            <text:p>ALPINISTICO</text:p>
          </table:table-cell>
          <table:table-cell office:value-type="string">
            <text:p>BORNO</text:p>
          </table:table-cell>
          <table:table-cell office:value-type="string">
            <text:p>BRESCIA</text:p>
          </table:table-cell>
          <table:table-cell office:value-type="string">
            <text:p>laghi di varicla</text:p>
          </table:table-cell>
          <table:table-cell office:value-type="string">
            <text:p>varicla</text:p>
          </table:table-cell>
          <table:table-cell office:value-type="string">
            <text:p>DI VALLECAMONICA</text:p>
          </table:table-cell>
          <table:table-cell office:value-type="float" office:value="1760">
            <text:p>1760</text:p>
          </table:table-cell>
          <table:table-cell office:value-type="string">
            <text:p>0307701253</text:p>
          </table:table-cell>
          <table:table-cell table:number-columns-repeated="4"/>
          <table:table-cell office:value-type="string">
            <text:p>NO</text:p>
          </table:table-cell>
          <table:table-cell office:value-type="string">
            <text:p>angelo vezzoli</text:p>
          </table:table-cell>
          <table:table-cell office:value-type="string">
            <text:p>rifugiolaeng@gmail.co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01/06/2015;14/06/2015;Sabato,Domenica|01/09/2015;30/09/2015;Sabato,Domenica|20/06/2015;2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07701253</text:p>
          </table:table-cell>
          <table:table-cell office:value-type="string">
            <text:p>rifugiolaeng@mail.com</text:p>
          </table:table-cell>
          <table:table-cell office:value-type="string">
            <text:p>INVERNALE</text:p>
          </table:table-cell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Borno</text:p>
          </table:table-cell>
          <table:table-cell office:value-type="float" office:value="750">
            <text:p>750</text:p>
          </table:table-cell>
          <table:table-cell office:value-type="string">
            <text:p>02:10</text:p>
          </table:table-cell>
          <table:table-cell office:value-type="string">
            <text:p>E</text:p>
          </table:table-cell>
          <table:table-cell office:value-type="string">
            <text:p>Villa di Lozio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-----------------------------------------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776">
            <text:p>2776</text:p>
          </table:table-cell>
          <table:table-cell office:value-type="string">
            <text:p>Bugone</text:p>
          </table:table-cell>
          <table:table-cell office:value-type="string">
            <text:p>ESCURSIONISTICO</text:p>
          </table:table-cell>
          <table:table-cell office:value-type="string">
            <text:p>MOLTRASIO</text:p>
          </table:table-cell>
          <table:table-cell office:value-type="string">
            <text:p>COMO</text:p>
          </table:table-cell>
          <table:table-cell office:value-type="string">
            <text:p>bugone</text:p>
          </table:table-cell>
          <table:table-cell/>
          <table:table-cell office:value-type="string">
            <text:p>LARIO INTELVESE</text:p>
          </table:table-cell>
          <table:table-cell office:value-type="float" office:value="1119">
            <text:p>1119</text:p>
          </table:table-cell>
          <table:table-cell office:value-type="string">
            <text:p>031513808</text:p>
          </table:table-cell>
          <table:table-cell office:value-type="float" office:value="3346588654">
            <text:p>3346588654</text:p>
          </table:table-cell>
          <table:table-cell table:number-columns-repeated="2"/>
          <table:table-cell office:value-type="string">
            <text:p>rifugiobugone.net</text:p>
          </table:table-cell>
          <table:table-cell office:value-type="string">
            <text:p>NO</text:p>
          </table:table-cell>
          <table:table-cell office:value-type="string">
            <text:p>Matthew Battistini</text:p>
          </table:table-cell>
          <table:table-cell office:value-type="string">
            <text:p>fiordistellapul@gmail.com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03/2015;Lunedì,Mercoledì|01/04/2015;30/09/2015;Martedì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Area attrezzata per bambini</text:p>
          </table:table-cell>
          <table:table-cell office:value-type="string">
            <text:p>0316513808</text:p>
          </table:table-cell>
          <table:table-cell office:value-type="string">
            <text:p>fiordistellapul@gmail.com</text:p>
          </table:table-cell>
          <table:table-cell office:value-type="string">
            <text:p>xxxxxxxxxxxxxxxxx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oltrasio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 office:value-type="string">
            <text:p>cernobbio</text:p>
          </table:table-cell>
          <table:table-cell office:value-type="float" office:value="900">
            <text:p>900</text:p>
          </table:table-cell>
          <table:table-cell office:value-type="string">
            <text:p>02:30</text:p>
          </table:table-cell>
          <table:table-cell office:value-type="string">
            <text:p>T</text:p>
          </table:table-cell>
          <table:table-cell office:value-type="string">
            <text:p>cernobbio</text:p>
          </table:table-cell>
          <table:table-cell office:value-type="float" office:value="900">
            <text:p>900</text:p>
          </table:table-cell>
          <table:table-cell office:value-type="string">
            <text:p>02:30</text:p>
          </table:table-cell>
          <table:table-cell office:value-type="string">
            <text:p>T</text:p>
          </table:table-cell>
          <table:table-cell office:value-type="string">
            <text:p>cernobbio</text:p>
          </table:table-cell>
          <table:table-cell office:value-type="float" office:value="900">
            <text:p>900</text:p>
          </table:table-cell>
          <table:table-cell office:value-type="string">
            <text:p>01:00</text:p>
          </table:table-cell>
          <table:table-cell office:value-type="string">
            <text:p>cernobbio</text:p>
          </table:table-cell>
          <table:table-cell office:value-type="string">
            <text:p>xxxxxxxxxxxxxxxx</text:p>
          </table:table-cell>
          <table:table-cell office:value-type="string">
            <text:p>xxxxxxxxxxxxxxxx</text:p>
          </table:table-cell>
          <table:table-cell office:value-type="float" office:value="50">
            <text:p>50</text:p>
          </table:table-cell>
          <table:table-cell table:number-columns-repeated="968"/>
        </table:table-row>
        <table:table-row table:style-name="ro3">
          <table:table-cell office:value-type="float" office:value="4298">
            <text:p>4298</text:p>
          </table:table-cell>
          <table:table-cell office:value-type="string">
            <text:p>DE MARIE</text:p>
          </table:table-cell>
          <table:table-cell office:value-type="string">
            <text:p>ALPINISTICO</text:p>
          </table:table-cell>
          <table:table-cell office:value-type="string">
            <text:p>CIMBERGO</text:p>
          </table:table-cell>
          <table:table-cell office:value-type="string">
            <text:p>BRESCIA</text:p>
          </table:table-cell>
          <table:table-cell office:value-type="string">
            <text:p>Volano di Cimbergo</text:p>
          </table:table-cell>
          <table:table-cell office:value-type="string">
            <text:p>Camonica</text:p>
          </table:table-cell>
          <table:table-cell office:value-type="string">
            <text:p>DI VALLECAMONICA</text:p>
          </table:table-cell>
          <table:table-cell office:value-type="float" office:value="1480">
            <text:p>1480</text:p>
          </table:table-cell>
          <table:table-cell office:value-type="string">
            <text:p>0364331121</text:p>
          </table:table-cell>
          <table:table-cell office:value-type="string">
            <text:p>036448053</text:p>
          </table:table-cell>
          <table:table-cell table:number-columns-repeated="2" office:value-type="string">
            <text:p>0364486022</text:p>
          </table:table-cell>
          <table:table-cell office:value-type="string">
            <text:p>www.rifugio de marie.it</text:p>
          </table:table-cell>
          <table:table-cell office:value-type="string">
            <text:p>NO</text:p>
          </table:table-cell>
          <table:table-cell office:value-type="string">
            <text:p>Claudia DE MARIE</text:p>
          </table:table-cell>
          <table:table-cell office:value-type="string">
            <text:p>rifugio.volano@libero.it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5/2015;10/10/2015;Sabato,Domenica|08/06/2015;2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6448053</text:p>
          </table:table-cell>
          <table:table-cell office:value-type="string">
            <text:p>rifugio.volano@libero.it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S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CIMBERGO</text:p>
          </table:table-cell>
          <table:table-cell office:value-type="float" office:value="600">
            <text:p>6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58">
            <text:p>2558</text:p>
          </table:table-cell>
          <table:table-cell office:value-type="string">
            <text:p>Angelino Bozzi</text:p>
          </table:table-cell>
          <table:table-cell office:value-type="string">
            <text:p>ALPINISTICO</text:p>
          </table:table-cell>
          <table:table-cell office:value-type="string">
            <text:p>PONTE DI LEGNO</text:p>
          </table:table-cell>
          <table:table-cell office:value-type="string">
            <text:p>BRESCIA</text:p>
          </table:table-cell>
          <table:table-cell office:value-type="string">
            <text:p>Montozzo</text:p>
          </table:table-cell>
          <table:table-cell office:value-type="string">
            <text:p>Di Viso</text:p>
          </table:table-cell>
          <table:table-cell office:value-type="string">
            <text:p>DI VALLECAMONICA</text:p>
          </table:table-cell>
          <table:table-cell office:value-type="float" office:value="2478">
            <text:p>2478</text:p>
          </table:table-cell>
          <table:table-cell office:value-type="string">
            <text:p>0364 900152</text:p>
          </table:table-cell>
          <table:table-cell table:number-columns-repeated="3"/>
          <table:table-cell office:value-type="string">
            <text:p>www.cai.bs.it</text:p>
          </table:table-cell>
          <table:table-cell/>
          <table:table-cell office:value-type="string">
            <text:p>Monica Fantino</text:p>
          </table:table-cell>
          <table:table-cell office:value-type="string">
            <text:p>monica.fantino@tiscal.it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box per mountainbike</text:p>
          </table:table-cell>
          <table:table-cell office:value-type="float" office:value="3494924391">
            <text:p>3494924391</text:p>
          </table:table-cell>
          <table:table-cell office:value-type="string">
            <text:p>marcellocenini@libero.it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Case di Viso</text:p>
          </table:table-cell>
          <table:table-cell office:value-type="float" office:value="700">
            <text:p>700</text:p>
          </table:table-cell>
          <table:table-cell office:value-type="string">
            <text:p>01:45</text:p>
          </table:table-cell>
          <table:table-cell office:value-type="string">
            <text:p>E</text:p>
          </table:table-cell>
          <table:table-cell office:value-type="string">
            <text:p>Passo del Tonale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ejo </text:p>
          </table:table-cell>
          <table:table-cell office:value-type="float" office:value="1800">
            <text:p>1800</text:p>
          </table:table-cell>
          <table:table-cell office:value-type="string">
            <text:p>03:30</text:p>
          </table:table-cell>
          <table:table-cell/>
          <table:table-cell office:value-type="string">
            <text:p>Case di Viso</text:p>
          </table:table-cell>
          <table:table-cell office:value-type="float" office:value="700">
            <text:p>700</text:p>
          </table:table-cell>
          <table:table-cell office:value-type="string">
            <text:p>01:30</text:p>
          </table:table-cell>
          <table:table-cell office:value-type="string">
            <text:p>Fuoristrada</text:p>
          </table:table-cell>
          <table:table-cell office:value-type="string">
            <text:p>Comune di Ponte di Legn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96">
            <text:p>2596</text:p>
          </table:table-cell>
          <table:table-cell office:value-type="string">
            <text:p>L.BRASCA</text:p>
          </table:table-cell>
          <table:table-cell office:value-type="string">
            <text:p>ALPINISTICO</text:p>
          </table:table-cell>
          <table:table-cell office:value-type="string">
            <text:p>NOVATE MEZZOLA</text:p>
          </table:table-cell>
          <table:table-cell office:value-type="string">
            <text:p>SONDRIO</text:p>
          </table:table-cell>
          <table:table-cell office:value-type="string">
            <text:p>ALPE COEDER</text:p>
          </table:table-cell>
          <table:table-cell office:value-type="string">
            <text:p>CODERA</text:p>
          </table:table-cell>
          <table:table-cell office:value-type="string">
            <text:p>VALCHIAVENNA</text:p>
          </table:table-cell>
          <table:table-cell office:value-type="float" office:value="1304">
            <text:p>1304</text:p>
          </table:table-cell>
          <table:table-cell office:value-type="float" office:value="39034362075">
            <text:p>39034362075</text:p>
          </table:table-cell>
          <table:table-cell office:value-type="float" office:value="3397176620">
            <text:p>3397176620</text:p>
          </table:table-cell>
          <table:table-cell table:number-columns-repeated="2"/>
          <table:table-cell office:value-type="string">
            <text:p>www.rifugiobrasca.it</text:p>
          </table:table-cell>
          <table:table-cell office:value-type="string">
            <text:p>SI</text:p>
          </table:table-cell>
          <table:table-cell office:value-type="string">
            <text:p>ADOBATI FRANCESCA</text:p>
          </table:table-cell>
          <table:table-cell office:value-type="string">
            <text:p>adfrancesca@gmail.com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4/04/2015;14/06/2015;Sabato,Domenica|04/04/2015;14/06/2015;Sabato,Domenica|04/04/2015;14/06/2015;Sabato,Domenica|15/06/2015;13/09/2015;Lunedì,Martedì,Mercoledì,Giovedì,Venerdì,Sabato,Domenica|15/06/2015;13/09/2015;Lunedì,Martedì,Mercoledì,Giovedì,Venerdì,Sabato,Domenica|15/06/2015;13/09/2015;Lunedì,Martedì,Mercoledì,Giovedì,Venerdì,Sabato,Domenica|19/09/2015;01/11/2015;Sabato,Domenica|19/09/2015;01/11/2015;Sabato,Domenica|19/09/2015;01/11/2015;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campo bocce, internet point, angolo biblioteca, area gioco per bimbi, menù per celiachia, intolleranze alimentari, vegani e vegetariani</text:p>
          </table:table-cell>
          <table:table-cell office:value-type="float" office:value="393397176620">
            <text:p>393397176620</text:p>
          </table:table-cell>
          <table:table-cell office:value-type="string">
            <text:p>rifugiobrasca@inwind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Novate Mezzola</text:p>
          </table:table-cell>
          <table:table-cell office:value-type="float" office:value="1100">
            <text:p>11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Rifugio Gianetti</text:p>
          </table:table-cell>
          <table:table-cell office:value-type="float" office:value="1300">
            <text:p>1300</text:p>
          </table:table-cell>
          <table:table-cell office:value-type="string">
            <text:p>04:30</text:p>
          </table:table-cell>
          <table:table-cell office:value-type="string">
            <text:p>EEA</text:p>
          </table:table-cell>
          <table:table-cell office:value-type="string">
            <text:p>Rifugio Omio</text:p>
          </table:table-cell>
          <table:table-cell office:value-type="float" office:value="1270">
            <text:p>1270</text:p>
          </table:table-cell>
          <table:table-cell office:value-type="string">
            <text:p>04:00</text:p>
          </table:table-cell>
          <table:table-cell office:value-type="string">
            <text:p>EEA</text:p>
          </table:table-cell>
          <table:table-cell office:value-type="string">
            <text:p>Verceia</text:p>
          </table:table-cell>
          <table:table-cell office:value-type="float" office:value="1100">
            <text:p>1100</text:p>
          </table:table-cell>
          <table:table-cell office:value-type="string">
            <text:p>02:3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45">
            <text:p>1745</text:p>
          </table:table-cell>
          <table:table-cell office:value-type="string">
            <text:p>Capanna Como</text:p>
          </table:table-cell>
          <table:table-cell office:value-type="string">
            <text:p>ALPINISTICO</text:p>
          </table:table-cell>
          <table:table-cell office:value-type="string">
            <text:p>LIVO</text:p>
          </table:table-cell>
          <table:table-cell office:value-type="string">
            <text:p>COMO</text:p>
          </table:table-cell>
          <table:table-cell office:value-type="string">
            <text:p>Lago Darengo</text:p>
          </table:table-cell>
          <table:table-cell office:value-type="string">
            <text:p>Darengo</text:p>
          </table:table-cell>
          <table:table-cell office:value-type="string">
            <text:p>VALLI DEL LARIO E DEL CERESIO</text:p>
          </table:table-cell>
          <table:table-cell office:value-type="float" office:value="1780">
            <text:p>1780</text:p>
          </table:table-cell>
          <table:table-cell office:value-type="string">
            <text:p>031264177</text:p>
          </table:table-cell>
          <table:table-cell table:number-columns-repeated="3"/>
          <table:table-cell office:value-type="string">
            <text:p>www.caicomo.it</text:p>
          </table:table-cell>
          <table:table-cell office:value-type="string">
            <text:p>NO</text:p>
          </table:table-cell>
          <table:table-cell office:value-type="string">
            <text:p>Guglielmo Molinari</text:p>
          </table:table-cell>
          <table:table-cell office:value-type="string">
            <text:p>caicomo@libero.it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57806842">
            <text:p>3357806842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Livo</text:p>
          </table:table-cell>
          <table:table-cell office:value-type="float" office:value="1100">
            <text:p>1100</text:p>
          </table:table-cell>
          <table:table-cell office:value-type="string">
            <text:p>04:00</text:p>
          </table:table-cell>
          <table:table-cell office:value-type="string">
            <text:p>EE</text:p>
          </table:table-cell>
          <table:table-cell office:value-type="string">
            <text:p>Bodengo</text:p>
          </table:table-cell>
          <table:table-cell office:value-type="float" office:value="1100">
            <text:p>1100</text:p>
          </table:table-cell>
          <table:table-cell office:value-type="string">
            <text:p>06:00</text:p>
          </table:table-cell>
          <table:table-cell office:value-type="string">
            <text:p>EE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14">
            <text:p>2514</text:p>
          </table:table-cell>
          <table:table-cell office:value-type="string">
            <text:p>Giuseppe Garibaldi</text:p>
          </table:table-cell>
          <table:table-cell office:value-type="string">
            <text:p>ALPINISTICO</text:p>
          </table:table-cell>
          <table:table-cell office:value-type="string">
            <text:p>EDOLO</text:p>
          </table:table-cell>
          <table:table-cell office:value-type="string">
            <text:p>BRESCIA</text:p>
          </table:table-cell>
          <table:table-cell office:value-type="string">
            <text:p>al Venerocolo</text:p>
          </table:table-cell>
          <table:table-cell/>
          <table:table-cell office:value-type="string">
            <text:p>DI VALLECAMONICA</text:p>
          </table:table-cell>
          <table:table-cell office:value-type="float" office:value="2548">
            <text:p>2548</text:p>
          </table:table-cell>
          <table:table-cell office:value-type="string">
            <text:p>0364 906209</text:p>
          </table:table-cell>
          <table:table-cell table:number-columns-repeated="5"/>
          <table:table-cell office:value-type="string">
            <text:p>Odoardo Ravizza</text:p>
          </table:table-cell>
          <table:table-cell office:value-type="string">
            <text:p>odoardo.ravizza@libero.it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0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4 906209</text:p>
          </table:table-cell>
          <table:table-cell office:value-type="string">
            <text:p>rifugiogaribaldi@libero.it</text:p>
          </table:table-cell>
          <table:table-cell office:value-type="string">
            <text:p>Bivacco</text:p>
          </table:table-cell>
          <table:table-cell table:number-columns-repeated="2"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alga Caldea</text:p>
          </table:table-cell>
          <table:table-cell office:value-type="float" office:value="1000">
            <text:p>10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Rif. Tonolini</text:p>
          </table:table-cell>
          <table:table-cell office:value-type="float" office:value="800">
            <text:p>800</text:p>
          </table:table-cell>
          <table:table-cell office:value-type="string">
            <text:p>05:00</text:p>
          </table:table-cell>
          <table:table-cell office:value-type="string">
            <text:p>E</text:p>
          </table:table-cell>
          <table:table-cell office:value-type="string">
            <text:p>Rif.Mandrone</text:p>
          </table:table-cell>
          <table:table-cell office:value-type="float" office:value="800">
            <text:p>800</text:p>
          </table:table-cell>
          <table:table-cell office:value-type="string">
            <text:p>04:00</text:p>
          </table:table-cell>
          <table:table-cell office:value-type="string">
            <text:p>EE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88">
            <text:p>1788</text:p>
          </table:table-cell>
          <table:table-cell office:value-type="string">
            <text:p>RIFUGIO GARIBALDI - DREISPRACHENSPITZE</text:p>
          </table:table-cell>
          <table:table-cell office:value-type="string">
            <text:p>ALPINISTICO</text:p>
          </table:table-cell>
          <table:table-cell office:value-type="string">
            <text:p>BORMIO</text:p>
          </table:table-cell>
          <table:table-cell office:value-type="string">
            <text:p>SONDRIO</text:p>
          </table:table-cell>
          <table:table-cell office:value-type="string">
            <text:p>PASSO DELLO STELVIO</text:p>
          </table:table-cell>
          <table:table-cell office:value-type="string">
            <text:p>VALTELLINA </text:p>
          </table:table-cell>
          <table:table-cell office:value-type="string">
            <text:p>ALTA VALTELLINA</text:p>
          </table:table-cell>
          <table:table-cell office:value-type="float" office:value="2845">
            <text:p>2845</text:p>
          </table:table-cell>
          <table:table-cell office:value-type="float" office:value="390342904312">
            <text:p>390342904312</text:p>
          </table:table-cell>
          <table:table-cell office:value-type="float" office:value="393486918294">
            <text:p>393486918294</text:p>
          </table:table-cell>
          <table:table-cell table:number-columns-repeated="2"/>
          <table:table-cell office:value-type="string">
            <text:p>RIFUGIOGARIBALDI.IT</text:p>
          </table:table-cell>
          <table:table-cell office:value-type="string">
            <text:p>SI</text:p>
          </table:table-cell>
          <table:table-cell office:value-type="string">
            <text:p>MICHELE MAGATELLI</text:p>
          </table:table-cell>
          <table:table-cell office:value-type="string">
            <text:p>INFO@RIFUGIOGARIBALDI.IT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26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90342904312">
            <text:p>390342904312</text:p>
          </table:table-cell>
          <table:table-cell office:value-type="string">
            <text:p>INFO@RIFUGIOGARIBALDI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ASSO DELLO STELVIO</text:p>
          </table:table-cell>
          <table:table-cell office:value-type="float" office:value="80">
            <text:p>80</text:p>
          </table:table-cell>
          <table:table-cell office:value-type="string">
            <text:p>00:15</text:p>
          </table:table-cell>
          <table:table-cell office:value-type="string">
            <text:p>E</text:p>
          </table:table-cell>
          <table:table-cell office:value-type="string">
            <text:p>RIFUGIO FORCOLA - FURKELHUTTE</text:p>
          </table:table-cell>
          <table:table-cell office:value-type="float" office:value="692">
            <text:p>692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TRAFOI</text:p>
          </table:table-cell>
          <table:table-cell office:value-type="float" office:value="1302">
            <text:p>1302</text:p>
          </table:table-cell>
          <table:table-cell office:value-type="string">
            <text:p>05:00</text:p>
          </table:table-cell>
          <table:table-cell office:value-type="string">
            <text:p>E</text:p>
          </table:table-cell>
          <table:table-cell office:value-type="string">
            <text:p>BORMIO</text:p>
          </table:table-cell>
          <table:table-cell office:value-type="float" office:value="1620">
            <text:p>1620</text:p>
          </table:table-cell>
          <table:table-cell office:value-type="string">
            <text:p>05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00">
            <text:p>2600</text:p>
          </table:table-cell>
          <table:table-cell office:value-type="string">
            <text:p>A. e M. GERLI e A. PORRO</text:p>
          </table:table-cell>
          <table:table-cell office:value-type="string">
            <text:p>ALPINISTICO</text:p>
          </table:table-cell>
          <table:table-cell office:value-type="string">
            <text:p>CHIESA IN VALMALENCO</text:p>
          </table:table-cell>
          <table:table-cell office:value-type="string">
            <text:p>SONDRIO</text:p>
          </table:table-cell>
          <table:table-cell office:value-type="string">
            <text:p>ALPE VENTINA</text:p>
          </table:table-cell>
          <table:table-cell office:value-type="string">
            <text:p>MALENCO</text:p>
          </table:table-cell>
          <table:table-cell office:value-type="string">
            <text:p>VALTELLINA DI SONDRIO</text:p>
          </table:table-cell>
          <table:table-cell office:value-type="float" office:value="1965">
            <text:p>1965</text:p>
          </table:table-cell>
          <table:table-cell office:value-type="float" office:value="390342451404">
            <text:p>390342451404</text:p>
          </table:table-cell>
          <table:table-cell table:number-columns-repeated="2"/>
          <table:table-cell office:value-type="float" office:value="390342556153">
            <text:p>390342556153</text:p>
          </table:table-cell>
          <table:table-cell office:value-type="string">
            <text:p>www.rifugiogerliporro.it</text:p>
          </table:table-cell>
          <table:table-cell office:value-type="string">
            <text:p>SI</text:p>
          </table:table-cell>
          <table:table-cell office:value-type="string">
            <text:p>FLORIANO LENATTI</text:p>
          </table:table-cell>
          <table:table-cell office:value-type="string">
            <text:p>info@rifugiogerliporro.it</text:p>
          </table:table-cell>
          <table:table-cell table:number-columns-repeated="2"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SI</text:p>
          </table:table-cell>
          <table:table-cell office:value-type="string">
            <text:p>01/05/2015;05/06/2015;Sabato,Domenica|01/10/2015;11/10/2015;Sabato,Domenica|06/06/2015;30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ADSL+VOIP satellitare tramite operatore Digitaria che si appoggia al satellite Astra</text:p>
          </table:table-cell>
          <table:table-cell office:value-type="string">
            <text:p>NO</text:p>
          </table:table-cell>
          <table:table-cell office:value-type="string">
            <text:p>palestra di arrampicata, sala conferenze</text:p>
          </table:table-cell>
          <table:table-cell office:value-type="float" office:value="390342451404">
            <text:p>390342451404</text:p>
          </table:table-cell>
          <table:table-cell office:value-type="string">
            <text:p>info@rifugiogerliporr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hiareggio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qaad</text:p>
          </table:table-cell>
          <table:table-cell office:value-type="string">
            <text:p>comune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454">
            <text:p>2454</text:p>
          </table:table-cell>
          <table:table-cell office:value-type="string">
            <text:p>Resegone della Sottosezione CAI Valle Imagna </text:p>
          </table:table-cell>
          <table:table-cell office:value-type="string">
            <text:p>ESCURSIONISTICO</text:p>
          </table:table-cell>
          <table:table-cell office:value-type="string">
            <text:p>BRUMANO</text:p>
          </table:table-cell>
          <table:table-cell office:value-type="string">
            <text:p>BERGAMO</text:p>
          </table:table-cell>
          <table:table-cell office:value-type="string">
            <text:p>Croci</text:p>
          </table:table-cell>
          <table:table-cell/>
          <table:table-cell office:value-type="string">
            <text:p>VALLE IMAGNA</text:p>
          </table:table-cell>
          <table:table-cell office:value-type="float" office:value="1264">
            <text:p>1264</text:p>
          </table:table-cell>
          <table:table-cell office:value-type="string">
            <text:p>035852931</text:p>
          </table:table-cell>
          <table:table-cell table:number-columns-repeated="5"/>
          <table:table-cell office:value-type="string">
            <text:p>Giancamillo Frosio Roncalli</text:p>
          </table:table-cell>
          <table:table-cell office:value-type="string">
            <text:p>info@caivalleimagna.it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1/01/2015;31/07/2015;Sabato,Domenica|01/08/2015;31/08/2015;Lunedì,Martedì,Mercoledì,Giovedì,Venerdì,Sabato,Domenica|01/09/2015;31/12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5852931</text:p>
          </table:table-cell>
          <table:table-cell office:value-type="string">
            <text:p>info@caivalleimagna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Brumano</text:p>
          </table:table-cell>
          <table:table-cell office:value-type="float" office:value="350">
            <text:p>35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Comune di Bruman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5419">
            <text:p>5419</text:p>
          </table:table-cell>
          <table:table-cell office:value-type="string">
            <text:p>Gianpace</text:p>
          </table:table-cell>
          <table:table-cell office:value-type="string">
            <text:p>ALPINISTICO</text:p>
          </table:table-cell>
          <table:table-cell office:value-type="string">
            <text:p>VALGOGLIO</text:p>
          </table:table-cell>
          <table:table-cell office:value-type="string">
            <text:p>BERGAMO</text:p>
          </table:table-cell>
          <table:table-cell office:value-type="string">
            <text:p>Val Sanguigno</text:p>
          </table:table-cell>
          <table:table-cell office:value-type="string">
            <text:p>Sanguigno</text:p>
          </table:table-cell>
          <table:table-cell office:value-type="string">
            <text:p>VALLE SERIANA</text:p>
          </table:table-cell>
          <table:table-cell office:value-type="float" office:value="1331">
            <text:p>1331</text:p>
          </table:table-cell>
          <table:table-cell office:value-type="float" office:value="3472191628">
            <text:p>3472191628</text:p>
          </table:table-cell>
          <table:table-cell table:number-columns-repeated="3"/>
          <table:table-cell office:value-type="string">
            <text:p>gianpace.it</text:p>
          </table:table-cell>
          <table:table-cell office:value-type="string">
            <text:p>NO</text:p>
          </table:table-cell>
          <table:table-cell office:value-type="string">
            <text:p>Osvaldo Seghezzi</text:p>
          </table:table-cell>
          <table:table-cell office:value-type="string">
            <text:p>seghezziosvaldo@yahoo.it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25/04/2015;25/10/2015;Sabato,Domenica|26/06/2015;05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72191628">
            <text:p>3472191628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Valgoglio</text:p>
          </table:table-cell>
          <table:table-cell office:value-type="float" office:value="300">
            <text:p>30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Novazza</text:p>
          </table:table-cell>
          <table:table-cell office:value-type="float" office:value="200">
            <text:p>200</text:p>
          </table:table-cell>
          <table:table-cell office:value-type="string">
            <text:p>01:15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Novazza</text:p>
          </table:table-cell>
          <table:table-cell office:value-type="float" office:value="200">
            <text:p>200</text:p>
          </table:table-cell>
          <table:table-cell office:value-type="string">
            <text:p>01: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27">
            <text:p>2027</text:p>
          </table:table-cell>
          <table:table-cell office:value-type="string">
            <text:p>val brandet</text:p>
          </table:table-cell>
          <table:table-cell office:value-type="string">
            <text:p>ALPINISTICO</text:p>
          </table:table-cell>
          <table:table-cell office:value-type="string">
            <text:p>CORTENO GOLGI</text:p>
          </table:table-cell>
          <table:table-cell office:value-type="string">
            <text:p>BRESCIA</text:p>
          </table:table-cell>
          <table:table-cell office:value-type="string">
            <text:p>valle brandet</text:p>
          </table:table-cell>
          <table:table-cell office:value-type="string">
            <text:p>brandet</text:p>
          </table:table-cell>
          <table:table-cell office:value-type="string">
            <text:p>DI VALLECAMONICA</text:p>
          </table:table-cell>
          <table:table-cell office:value-type="float" office:value="1305">
            <text:p>1305</text:p>
          </table:table-cell>
          <table:table-cell office:value-type="string">
            <text:p>036474507</text:p>
          </table:table-cell>
          <table:table-cell office:value-type="float" office:value="3664989694">
            <text:p>3664989694</text:p>
          </table:table-cell>
          <table:table-cell table:number-columns-repeated="2"/>
          <table:table-cell office:value-type="string">
            <text:p>rifugiovalbrandet.com</text:p>
          </table:table-cell>
          <table:table-cell office:value-type="string">
            <text:p>SI</text:p>
          </table:table-cell>
          <table:table-cell office:value-type="string">
            <text:p>RODONDI ROSINA</text:p>
          </table:table-cell>
          <table:table-cell office:value-type="string">
            <text:p>info@rifugiovalbrandet.com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15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72909167">
            <text:p>3472909167</text:p>
          </table:table-cell>
          <table:table-cell office:value-type="string">
            <text:p>antopartesana@liber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sant'antonio</text:p>
          </table:table-cell>
          <table:table-cell office:value-type="float" office:value="0">
            <text:p>0</text:p>
          </table:table-cell>
          <table:table-cell office:value-type="string">
            <text:p>00:50</text:p>
          </table:table-cell>
          <table:table-cell office:value-type="string">
            <text:p>T</text:p>
          </table:table-cell>
          <table:table-cell office:value-type="string">
            <text:p>corteno golgi</text:p>
          </table:table-cell>
          <table:table-cell office:value-type="float" office:value="500">
            <text:p>50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aprica</text:p>
          </table:table-cell>
          <table:table-cell office:value-type="float" office:value="400">
            <text:p>400</text:p>
          </table:table-cell>
          <table:table-cell office:value-type="string">
            <text:p>03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comune</text:p>
          </table:table-cell>
          <table:table-cell/>
          <table:table-cell office:value-type="float" office:value="5">
            <text:p>5</text:p>
          </table:table-cell>
          <table:table-cell table:number-columns-repeated="968"/>
        </table:table-row>
        <table:table-row table:style-name="ro3">
          <table:table-cell office:value-type="float" office:value="2895">
            <text:p>2895</text:p>
          </table:table-cell>
          <table:table-cell office:value-type="string">
            <text:p>Rifugio Torsoleto</text:p>
          </table:table-cell>
          <table:table-cell office:value-type="string">
            <text:p>ALPINISTICO</text:p>
          </table:table-cell>
          <table:table-cell office:value-type="string">
            <text:p>PAISCO LOVENO</text:p>
          </table:table-cell>
          <table:table-cell office:value-type="string">
            <text:p>BRESCIA</text:p>
          </table:table-cell>
          <table:table-cell office:value-type="string">
            <text:p>Monte Torsoleto</text:p>
          </table:table-cell>
          <table:table-cell office:value-type="string">
            <text:p>Camonica</text:p>
          </table:table-cell>
          <table:table-cell office:value-type="string">
            <text:p>DI VALLECAMONICA</text:p>
          </table:table-cell>
          <table:table-cell office:value-type="float" office:value="2390">
            <text:p>2390</text:p>
          </table:table-cell>
          <table:table-cell office:value-type="string">
            <text:p>347-8601478</text:p>
          </table:table-cell>
          <table:table-cell office:value-type="string">
            <text:p>0364-530293</text:p>
          </table:table-cell>
          <table:table-cell table:number-columns-repeated="2"/>
          <table:table-cell office:value-type="string">
            <text:p>rifugiotorsoleto.it</text:p>
          </table:table-cell>
          <table:table-cell/>
          <table:table-cell office:value-type="string">
            <text:p>VINCENZO BOVIO (PRESIDENTE)</text:p>
          </table:table-cell>
          <table:table-cell office:value-type="string">
            <text:p>info@rifugiotorsoleto.it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01/07/2015;31/07/2015;Lunedì,Martedì,Mercoledì,Giovedì,Venerdì,Sabato,Domenica|01/08/2015;31/08/2015;Lunedì,Martedì,Mercoledì,Giovedì,Venerdì,Sabato,Domenica|01/09/2015;13/09/2015;Lunedì,Martedì,Mercoledì,Giovedì,Venerdì,Sabato,Domenica|05/06/2015;07/06/2015;Venerdì,Sabato,Domenica|13/06/2015;30/06/2015;Lunedì,Martedì,Mercoledì,Giovedì,Venerdì,Sabato,Domenica|18/09/2015;27/09/2015;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78601478">
            <text:p>3478601478</text:p>
          </table:table-cell>
          <table:table-cell office:value-type="string">
            <text:p>info@rifugiotorsoleto.it</text:p>
          </table:table-cell>
          <table:table-cell office:value-type="string">
            <text:p>sottotetto</text:p>
          </table:table-cell>
          <table:table-cell table:number-columns-repeated="2" office:value-type="string">
            <text:p>SI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Grumello Sentiero n. 160</text:p>
          </table:table-cell>
          <table:table-cell office:value-type="float" office:value="1000">
            <text:p>100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 office:value-type="string">
            <text:p>Malga Val di Scala</text:p>
          </table:table-cell>
          <table:table-cell office:value-type="float" office:value="600">
            <text:p>600</text:p>
          </table:table-cell>
          <table:table-cell office:value-type="string">
            <text:p>02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07">
            <text:p>2607</text:p>
          </table:table-cell>
          <table:table-cell office:value-type="string">
            <text:p>Rifugio Alpe Ponte</text:p>
          </table:table-cell>
          <table:table-cell office:value-type="string">
            <text:p>ESCURSIO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Località Ponte</text:p>
          </table:table-cell>
          <table:table-cell office:value-type="string">
            <text:p>Valmalenco</text:p>
          </table:table-cell>
          <table:table-cell office:value-type="string">
            <text:p>VALTELLINA DI SONDRIO</text:p>
          </table:table-cell>
          <table:table-cell office:value-type="float" office:value="1528">
            <text:p>1528</text:p>
          </table:table-cell>
          <table:table-cell office:value-type="float" office:value="3357171972">
            <text:p>3357171972</text:p>
          </table:table-cell>
          <table:table-cell office:value-type="float" office:value="3392850220">
            <text:p>3392850220</text:p>
          </table:table-cell>
          <table:table-cell table:number-columns-repeated="2"/>
          <table:table-cell office:value-type="string">
            <text:p>www.riugioalpeponte.it</text:p>
          </table:table-cell>
          <table:table-cell office:value-type="string">
            <text:p>NO</text:p>
          </table:table-cell>
          <table:table-cell office:value-type="string">
            <text:p>Angelo Ottavio Marangoni</text:p>
          </table:table-cell>
          <table:table-cell office:value-type="string">
            <text:p>rifugioalpeponte@gmail.com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57171972">
            <text:p>3357171972</text:p>
          </table:table-cell>
          <table:table-cell office:value-type="string">
            <text:p>rifugioalpeponte@gmail.com</text:p>
          </table:table-cell>
          <table:table-cell office:value-type="string">
            <text:p>locale di emergenza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I</text:p>
          </table:table-cell>
          <table:table-cell office:value-type="string">
            <text:p>Località Voltadone</text:p>
          </table:table-cell>
          <table:table-cell office:value-type="float" office:value="218">
            <text:p>218</text:p>
          </table:table-cell>
          <table:table-cell office:value-type="string">
            <text:p>00:40</text:p>
          </table:table-cell>
          <table:table-cell office:value-type="string">
            <text:p>T</text:p>
          </table:table-cell>
          <table:table-cell office:value-type="string">
            <text:p>Località Curlo</text:p>
          </table:table-cell>
          <table:table-cell office:value-type="float" office:value="448">
            <text:p>448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 office:value-type="string">
            <text:p>Lanzada, Via Ronchetti</text:p>
          </table:table-cell>
          <table:table-cell office:value-type="float" office:value="528">
            <text:p>528</text:p>
          </table:table-cell>
          <table:table-cell office:value-type="string">
            <text:p>01:2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ALPE PIAZZA</text:p>
          </table:table-cell>
          <table:table-cell office:value-type="string">
            <text:p>ESCURSIONISTICO</text:p>
          </table:table-cell>
          <table:table-cell office:value-type="string">
            <text:p>ALBAREDO PER SAN MARCO</text:p>
          </table:table-cell>
          <table:table-cell office:value-type="string">
            <text:p>SONDRIO</text:p>
          </table:table-cell>
          <table:table-cell office:value-type="string">
            <text:p>ALPE PIAZZA</text:p>
          </table:table-cell>
          <table:table-cell/>
          <table:table-cell office:value-type="string">
            <text:p>VALTELLINA DI MORBEGNO</text:p>
          </table:table-cell>
          <table:table-cell office:value-type="float" office:value="1830">
            <text:p>1830</text:p>
          </table:table-cell>
          <table:table-cell office:value-type="string">
            <text:p>0342616288</text:p>
          </table:table-cell>
          <table:table-cell/>
          <table:table-cell office:value-type="string">
            <text:p>0342602253</text:p>
          </table:table-cell>
          <table:table-cell/>
          <table:table-cell office:value-type="string">
            <text:p>www.vallidelbitto.it</text:p>
          </table:table-cell>
          <table:table-cell/>
          <table:table-cell office:value-type="string">
            <text:p>NADIA CAVALLO</text:p>
          </table:table-cell>
          <table:table-cell office:value-type="string">
            <text:p>nadiacavallo@libero.i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3/2015;31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84647620">
            <text:p>3384647620</text:p>
          </table:table-cell>
          <table:table-cell office:value-type="string">
            <text:p>nadiacavallo@liber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TRADA SCOCCIA-CORNELLO</text:p>
          </table:table-cell>
          <table:table-cell office:value-type="float" office:value="50">
            <text:p>50</text:p>
          </table:table-cell>
          <table:table-cell office:value-type="string">
            <text:p>00:3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98">
            <text:p>2598</text:p>
          </table:table-cell>
          <table:table-cell office:value-type="string">
            <text:p>Capana Carlo (Piatti) ed Emilio (Castelli)</text:p>
          </table:table-cell>
          <table:table-cell office:value-type="string">
            <text:p>ALPINISTICO</text:p>
          </table:table-cell>
          <table:table-cell office:value-type="string">
            <text:p>SAN GIACOMO FILIPPO</text:p>
          </table:table-cell>
          <table:table-cell office:value-type="string">
            <text:p>SONDRIO</text:p>
          </table:table-cell>
          <table:table-cell office:value-type="string">
            <text:p>Lago Nero</text:p>
          </table:table-cell>
          <table:table-cell office:value-type="string">
            <text:p>del Drogo</text:p>
          </table:table-cell>
          <table:table-cell office:value-type="string">
            <text:p>VALCHIAVENNA</text:p>
          </table:table-cell>
          <table:table-cell office:value-type="float" office:value="2153">
            <text:p>2153</text:p>
          </table:table-cell>
          <table:table-cell office:value-type="string">
            <text:p>034334540</text:p>
          </table:table-cell>
          <table:table-cell table:number-columns-repeated="3"/>
          <table:table-cell office:value-type="string">
            <text:p>www.caicomo.it</text:p>
          </table:table-cell>
          <table:table-cell office:value-type="string">
            <text:p>NO</text:p>
          </table:table-cell>
          <table:table-cell office:value-type="string">
            <text:p>Ivo Geronimi</text:p>
          </table:table-cell>
          <table:table-cell office:value-type="string">
            <text:p>sevimag@alice.it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280877458">
            <text:p>3280877458</text:p>
          </table:table-cell>
          <table:table-cell office:value-type="string">
            <text:p>sevimag@alice.it</text:p>
          </table:table-cell>
          <table:table-cell office:value-type="string">
            <text:p>Sottotett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San Bartolomeo</text:p>
          </table:table-cell>
          <table:table-cell office:value-type="float" office:value="1150">
            <text:p>115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315">
            <text:p>3315</text:p>
          </table:table-cell>
          <table:table-cell office:value-type="string">
            <text:p>Baitone</text:p>
          </table:table-cell>
          <table:table-cell office:value-type="string">
            <text:p>ALPINISTICO</text:p>
          </table:table-cell>
          <table:table-cell office:value-type="string">
            <text:p>SONICO</text:p>
          </table:table-cell>
          <table:table-cell office:value-type="string">
            <text:p>BRESCIA</text:p>
          </table:table-cell>
          <table:table-cell office:value-type="string">
            <text:p>baitone</text:p>
          </table:table-cell>
          <table:table-cell/>
          <table:table-cell office:value-type="string">
            <text:p>DI VALLECAMONICA</text:p>
          </table:table-cell>
          <table:table-cell office:value-type="float" office:value="2281">
            <text:p>2281</text:p>
          </table:table-cell>
          <table:table-cell office:value-type="string">
            <text:p>0364779760</text:p>
          </table:table-cell>
          <table:table-cell office:value-type="float" office:value="3358166047">
            <text:p>3358166047</text:p>
          </table:table-cell>
          <table:table-cell table:number-columns-repeated="2" office:value-type="string">
            <text:p>036465127</text:p>
          </table:table-cell>
          <table:table-cell office:value-type="string">
            <text:p>rifugio-baitone.it</text:p>
          </table:table-cell>
          <table:table-cell office:value-type="string">
            <text:p>SI</text:p>
          </table:table-cell>
          <table:table-cell office:value-type="string">
            <text:p>alessandro tolotti</text:p>
          </table:table-cell>
          <table:table-cell office:value-type="string">
            <text:p>alessiotolotti@alice.it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14/06/2015;27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4779760</text:p>
          </table:table-cell>
          <table:table-cell office:value-type="string">
            <text:p>info@rifugio-baitone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SI</text:p>
          </table:table-cell>
          <table:table-cell office:value-type="string">
            <text:p>ponte del guat</text:p>
          </table:table-cell>
          <table:table-cell office:value-type="float" office:value="750">
            <text:p>75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805">
            <text:p>1805</text:p>
          </table:table-cell>
          <table:table-cell office:value-type="string">
            <text:p>Marisa Consigliere S.E.C.</text:p>
          </table:table-cell>
          <table:table-cell office:value-type="string">
            <text:p>ALPINISTICO</text:p>
          </table:table-cell>
          <table:table-cell office:value-type="string">
            <text:p>CIVATE</text:p>
          </table:table-cell>
          <table:table-cell office:value-type="string">
            <text:p>LECCO</text:p>
          </table:table-cell>
          <table:table-cell office:value-type="string">
            <text:p>Monte Cornizzolo</text:p>
          </table:table-cell>
          <table:table-cell/>
          <table:table-cell office:value-type="string">
            <text:p>LARIO ORIENTALE - VALLE SAN MARTINO</text:p>
          </table:table-cell>
          <table:table-cell office:value-type="float" office:value="1050">
            <text:p>1050</text:p>
          </table:table-cell>
          <table:table-cell office:value-type="string">
            <text:p>0341 551383</text:p>
          </table:table-cell>
          <table:table-cell office:value-type="float" office:value="3334596836">
            <text:p>3334596836</text:p>
          </table:table-cell>
          <table:table-cell office:value-type="string">
            <text:p>0341 551383</text:p>
          </table:table-cell>
          <table:table-cell/>
          <table:table-cell office:value-type="string">
            <text:p>escursionisticivatesi.it</text:p>
          </table:table-cell>
          <table:table-cell office:value-type="string">
            <text:p>NO</text:p>
          </table:table-cell>
          <table:table-cell office:value-type="string">
            <text:p>A.S.D. Società Escursionisti Civatesi S.E.C.</text:p>
          </table:table-cell>
          <table:table-cell office:value-type="string">
            <text:p>info@escursionisticivatesi.it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04/01/2015;29/12/2015;Mercoledì,Domenica</text:p>
          </table:table-cell>
          <table:table-cell office:value-type="string">
            <text:p>SI</text:p>
          </table:table-cell>
          <table:table-cell office:value-type="string">
            <text:p>ADSL Wifi</text:p>
          </table:table-cell>
          <table:table-cell office:value-type="string">
            <text:p>SI</text:p>
          </table:table-cell>
          <table:table-cell/>
          <table:table-cell office:value-type="string">
            <text:p>0341551383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Civate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Suello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Eupilio</text:p>
          </table:table-cell>
          <table:table-cell office:value-type="float" office:value="800">
            <text:p>80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Eupilio</text:p>
          </table:table-cell>
          <table:table-cell office:value-type="float" office:value="800">
            <text:p>800</text:p>
          </table:table-cell>
          <table:table-cell office:value-type="string">
            <text:p>01:00</text:p>
          </table:table-cell>
          <table:table-cell/>
          <table:table-cell office:value-type="string">
            <text:p>Associazione Società Escursionisti Civatesi S.E.C.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05">
            <text:p>1705</text:p>
          </table:table-cell>
          <table:table-cell office:value-type="string">
            <text:p>Rifugio Giuseppe Buzzoni</text:p>
          </table:table-cell>
          <table:table-cell office:value-type="string">
            <text:p>ALPINISTICO</text:p>
          </table:table-cell>
          <table:table-cell office:value-type="string">
            <text:p>INTROBIO</text:p>
          </table:table-cell>
          <table:table-cell office:value-type="string">
            <text:p>LECCO</text:p>
          </table:table-cell>
          <table:table-cell office:value-type="string">
            <text:p>Alpe Mota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590">
            <text:p>1590</text:p>
          </table:table-cell>
          <table:table-cell office:value-type="string">
            <text:p>0341981175</text:p>
          </table:table-cell>
          <table:table-cell office:value-type="float" office:value="3485827975">
            <text:p>3485827975</text:p>
          </table:table-cell>
          <table:table-cell table:number-columns-repeated="2"/>
          <table:table-cell office:value-type="string">
            <text:p>rifugiobuzzoni.it</text:p>
          </table:table-cell>
          <table:table-cell office:value-type="string">
            <text:p>NO</text:p>
          </table:table-cell>
          <table:table-cell office:value-type="string">
            <text:p>Claudio Prada</text:p>
          </table:table-cell>
          <table:table-cell office:value-type="string">
            <text:p>info@rifugiobuzzoni.it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01/01/2015;13/06/2015;Sabato,Domenica|14/06/2015;13/09/2015;Lunedì,Martedì,Mercoledì,Giovedì,Venerdì,Sabato,Domenica|14/09/2015;25/12/2015;Sabato,Domenica|26/12/2015;31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85827975">
            <text:p>3485827975</text:p>
          </table:table-cell>
          <table:table-cell office:value-type="string">
            <text:p>info@rifugiobuzzoni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Introbio</text:p>
          </table:table-cell>
          <table:table-cell office:value-type="float" office:value="1000">
            <text:p>10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Barzio</text:p>
          </table:table-cell>
          <table:table-cell office:value-type="float" office:value="900">
            <text:p>9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Valtorta, loc. Ceresola</text:p>
          </table:table-cell>
          <table:table-cell office:value-type="float" office:value="300">
            <text:p>3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 office:value-type="string">
            <text:p>Piani di Bobbio, Barzio</text:p>
          </table:table-cell>
          <table:table-cell office:value-type="float" office:value="150">
            <text:p>150</text:p>
          </table:table-cell>
          <table:table-cell office:value-type="string">
            <text:p>01:00</text:p>
          </table:table-cell>
          <table:table-cell table:number-columns-repeated="2"/>
          <table:table-cell office:value-type="string">
            <text:p>Piani di Bobbio, Barzi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227">
            <text:p>2227</text:p>
          </table:table-cell>
          <table:table-cell office:value-type="string">
            <text:p>DINO TAVECCHIA</text:p>
          </table:table-cell>
          <table:table-cell office:value-type="string">
            <text:p>ALPINISTICO</text:p>
          </table:table-cell>
          <table:table-cell office:value-type="string">
            <text:p>INTROBIO</text:p>
          </table:table-cell>
          <table:table-cell office:value-type="string">
            <text:p>LECCO</text:p>
          </table:table-cell>
          <table:table-cell office:value-type="string">
            <text:p>VALBIANDINO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495">
            <text:p>1495</text:p>
          </table:table-cell>
          <table:table-cell office:value-type="string">
            <text:p>0341980766</text:p>
          </table:table-cell>
          <table:table-cell office:value-type="float" office:value="3405012449">
            <text:p>3405012449</text:p>
          </table:table-cell>
          <table:table-cell table:number-columns-repeated="2"/>
          <table:table-cell office:value-type="string">
            <text:p>www.rifugiotavecchia.it</text:p>
          </table:table-cell>
          <table:table-cell office:value-type="string">
            <text:p>SI</text:p>
          </table:table-cell>
          <table:table-cell office:value-type="string">
            <text:p>mauro buzzoni snc di giulio e alberto buzzoni. buzzoni mauro, giulio e alberto /pomi domenica</text:p>
          </table:table-cell>
          <table:table-cell office:value-type="string">
            <text:p>info@rifugiotavecchia.it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01/01/2015;31/12/2015;Mercoledì,Sabato,Domenica|01/01/2015;31/12/2015;Mercoledì,Sabato,Domenica|10/06/2015;15/09/2015;Lunedì,Martedì,Mercoledì,Giovedì,Venerdì,Sabato,Domenica|10/06/2015;15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05012449">
            <text:p>3405012449</text:p>
          </table:table-cell>
          <table:table-cell office:value-type="string">
            <text:p>info@rifugiotavecchia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I</text:p>
          </table:table-cell>
          <table:table-cell office:value-type="string">
            <text:p>introbio</text:p>
          </table:table-cell>
          <table:table-cell office:value-type="float" office:value="900">
            <text:p>9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251">
            <text:p>2251</text:p>
          </table:table-cell>
          <table:table-cell office:value-type="string">
            <text:p>roccoli lorla</text:p>
          </table:table-cell>
          <table:table-cell office:value-type="string">
            <text:p>ESCURSIONISTICO</text:p>
          </table:table-cell>
          <table:table-cell office:value-type="string">
            <text:p>INTROZZO</text:p>
          </table:table-cell>
          <table:table-cell office:value-type="string">
            <text:p>LECCO</text:p>
          </table:table-cell>
          <table:table-cell office:value-type="string">
            <text:p>roccoli lorla</text:p>
          </table:table-cell>
          <table:table-cell office:value-type="string">
            <text:p>varrone</text:p>
          </table:table-cell>
          <table:table-cell office:value-type="string">
            <text:p>VALSASSINA - VALVARRONE - VAL D'ESINO - RIVIERA</text:p>
          </table:table-cell>
          <table:table-cell office:value-type="float" office:value="1463">
            <text:p>1463</text:p>
          </table:table-cell>
          <table:table-cell office:value-type="string">
            <text:p>0341-875014</text:p>
          </table:table-cell>
          <table:table-cell office:value-type="float" office:value="3202104601">
            <text:p>3202104601</text:p>
          </table:table-cell>
          <table:table-cell table:number-columns-repeated="4"/>
          <table:table-cell office:value-type="string">
            <text:p>Luigi Sceresini</text:p>
          </table:table-cell>
          <table:table-cell office:value-type="string">
            <text:p>sceresiniluigi@virgilio.it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4/04/2015;14/06/2015;Sabato,Domenica|12/09/2015;29/11/2015;Sabato,Domenica|20/06/2015;06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1-875014</text:p>
          </table:table-cell>
          <table:table-cell office:value-type="string">
            <text:p>sceresiniluigi@virgili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roccoli d'artesso</text:p>
          </table:table-cell>
          <table:table-cell office:value-type="float" office:value="150">
            <text:p>15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colico</text:p>
          </table:table-cell>
          <table:table-cell office:value-type="float" office:value="900">
            <text:p>9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dervio</text:p>
          </table:table-cell>
          <table:table-cell office:value-type="float" office:value="1050">
            <text:p>1050</text:p>
          </table:table-cell>
          <table:table-cell office:value-type="string">
            <text:p>03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auto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935">
            <text:p>2935</text:p>
          </table:table-cell>
          <table:table-cell office:value-type="string">
            <text:p>fratelli longo</text:p>
          </table:table-cell>
          <table:table-cell office:value-type="string">
            <text:p>ALPINISTICO</text:p>
          </table:table-cell>
          <table:table-cell office:value-type="string">
            <text:p>CARONA</text:p>
          </table:table-cell>
          <table:table-cell office:value-type="string">
            <text:p>BERGAMO</text:p>
          </table:table-cell>
          <table:table-cell office:value-type="string">
            <text:p>lago del diavolo</text:p>
          </table:table-cell>
          <table:table-cell office:value-type="string">
            <text:p>valle del monte sasso </text:p>
          </table:table-cell>
          <table:table-cell office:value-type="string">
            <text:p>VALLE BREMBANA</text:p>
          </table:table-cell>
          <table:table-cell office:value-type="float" office:value="2026">
            <text:p>2026</text:p>
          </table:table-cell>
          <table:table-cell office:value-type="string">
            <text:p>034577070</text:p>
          </table:table-cell>
          <table:table-cell office:value-type="float" office:value="3383192051">
            <text:p>3383192051</text:p>
          </table:table-cell>
          <table:table-cell table:number-columns-repeated="2"/>
          <table:table-cell office:value-type="string">
            <text:p>caibergamo.it</text:p>
          </table:table-cell>
          <table:table-cell office:value-type="string">
            <text:p>NO</text:p>
          </table:table-cell>
          <table:table-cell office:value-type="string">
            <text:p>renato <text:s/>benigni</text:p>
          </table:table-cell>
          <table:table-cell office:value-type="string">
            <text:p>enzomigliorini@virgilio.it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01/05/2015;01/11/2015;Sabato,Domenica|30/06/2015;13/09/2015;Lunedì,Martedì,Mercoledì,Giovedì,Venerdì,Sabato,Domenica</text:p>
          </table:table-cell>
          <table:table-cell office:value-type="string">
            <text:p>NO</text:p>
          </table:table-cell>
          <table:table-cell office:value-type="string">
            <text:p>ponte radio</text:p>
          </table:table-cell>
          <table:table-cell office:value-type="string">
            <text:p>SI</text:p>
          </table:table-cell>
          <table:table-cell/>
          <table:table-cell office:value-type="string">
            <text:p>034577070</text:p>
          </table:table-cell>
          <table:table-cell office:value-type="string">
            <text:p>enzomigliorini@virgili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carona</text:p>
          </table:table-cell>
          <table:table-cell office:value-type="float" office:value="900">
            <text:p>900</text:p>
          </table:table-cell>
          <table:table-cell office:value-type="string">
            <text:p>03:00</text:p>
          </table:table-cell>
          <table:table-cell office:value-type="string">
            <text:p>EE</text:p>
          </table:table-cell>
          <table:table-cell office:value-type="string">
            <text:p>foppolo</text:p>
          </table:table-cell>
          <table:table-cell office:value-type="float" office:value="800">
            <text:p>800</text:p>
          </table:table-cell>
          <table:table-cell office:value-type="string">
            <text:p>05:00</text:p>
          </table:table-cell>
          <table:table-cell office:value-type="string">
            <text:p>EE</text:p>
          </table:table-cell>
          <table:table-cell office:value-type="string">
            <text:p>rifugio calvi</text:p>
          </table:table-cell>
          <table:table-cell office:value-type="float" office:value="600">
            <text:p>6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carona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4862">
            <text:p>4862</text:p>
          </table:table-cell>
          <table:table-cell office:value-type="string">
            <text:p>RIFUGIO TERRE ROSSE</text:p>
          </table:table-cell>
          <table:table-cell office:value-type="string">
            <text:p>ESCURSIONISTICO</text:p>
          </table:table-cell>
          <table:table-cell office:value-type="string">
            <text:p>CARONA</text:p>
          </table:table-cell>
          <table:table-cell office:value-type="string">
            <text:p>BERGAMO</text:p>
          </table:table-cell>
          <table:table-cell office:value-type="string">
            <text:p>CARISOLE</text:p>
          </table:table-cell>
          <table:table-cell table:number-columns-repeated="2" office:value-type="string">
            <text:p>VALLE BREMBANA</text:p>
          </table:table-cell>
          <table:table-cell office:value-type="float" office:value="1680">
            <text:p>1680</text:p>
          </table:table-cell>
          <table:table-cell office:value-type="float" office:value="3385475393">
            <text:p>3385475393</text:p>
          </table:table-cell>
          <table:table-cell office:value-type="float" office:value="3493785839">
            <text:p>3493785839</text:p>
          </table:table-cell>
          <table:table-cell table:number-columns-repeated="2" office:value-type="string">
            <text:p>035638123</text:p>
          </table:table-cell>
          <table:table-cell office:value-type="string">
            <text:p>WWW.RIFUGIOTERREROSSE.IT</text:p>
          </table:table-cell>
          <table:table-cell office:value-type="string">
            <text:p>SI</text:p>
          </table:table-cell>
          <table:table-cell office:value-type="string">
            <text:p>FABIO VANINI</text:p>
          </table:table-cell>
          <table:table-cell office:value-type="string">
            <text:p>info@rifugioterrerosse.it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03/2015;Lunedì,Martedì,Mercoledì,Giovedì,Venerdì,Sabato,Domenica|01/06/2015;30/06/2015;Sabato,Domenica|01/07/2015;31/08/2015;Lunedì,Martedì,Mercoledì,Giovedì,Venerdì,Sabato,Domenica|01/09/2015;30/09/2015;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85475393">
            <text:p>3385475393</text:p>
          </table:table-cell>
          <table:table-cell office:value-type="string">
            <text:p>info@rifugioterrerosse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I</text:p>
          </table:table-cell>
          <table:table-cell office:value-type="string">
            <text:p>carona</text:p>
          </table:table-cell>
          <table:table-cell office:value-type="float" office:value="600">
            <text:p>6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foppolo</text:p>
          </table:table-cell>
          <table:table-cell office:value-type="float" office:value="300">
            <text:p>3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carona</text:p>
          </table:table-cell>
          <table:table-cell office:value-type="float" office:value="600">
            <text:p>6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carona</text:p>
          </table:table-cell>
          <table:table-cell office:value-type="float" office:value="600">
            <text:p>600</text:p>
          </table:table-cell>
          <table:table-cell office:value-type="string">
            <text:p>00:45</text:p>
          </table:table-cell>
          <table:table-cell office:value-type="string">
            <text:p>si</text:p>
          </table:table-cell>
          <table:table-cell office:value-type="string">
            <text:p>comune di carona</text:p>
          </table:table-cell>
          <table:table-cell office:value-type="string">
            <text:p>carona</text:p>
          </table:table-cell>
          <table:table-cell office:value-type="float" office:value="5">
            <text:p>5</text:p>
          </table:table-cell>
          <table:table-cell table:number-columns-repeated="968"/>
        </table:table-row>
        <table:table-row table:style-name="ro3">
          <table:table-cell office:value-type="float" office:value="5299">
            <text:p>5299</text:p>
          </table:table-cell>
          <table:table-cell office:value-type="string">
            <text:p>Rifugio Gruppo Alpinistico Cimon della Bagozza</text:p>
          </table:table-cell>
          <table:table-cell office:value-type="string">
            <text:p>ESCURSIONISTICO</text:p>
          </table:table-cell>
          <table:table-cell office:value-type="string">
            <text:p>SCHILPARIO</text:p>
          </table:table-cell>
          <table:table-cell office:value-type="string">
            <text:p>BERGAMO</text:p>
          </table:table-cell>
          <table:table-cell office:value-type="string">
            <text:p>Cimalbosco</text:p>
          </table:table-cell>
          <table:table-cell office:value-type="string">
            <text:p>Di Scalve</text:p>
          </table:table-cell>
          <table:table-cell office:value-type="string">
            <text:p>DI SCALVE</text:p>
          </table:table-cell>
          <table:table-cell office:value-type="float" office:value="1600">
            <text:p>1600</text:p>
          </table:table-cell>
          <table:table-cell office:value-type="string">
            <text:p>034656300</text:p>
          </table:table-cell>
          <table:table-cell office:value-type="float" office:value="3493016270">
            <text:p>3493016270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Silvio Visini</text:p>
          </table:table-cell>
          <table:table-cell office:value-type="string">
            <text:p>rifugiobagozza@hotmail.i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556300</text:p>
          </table:table-cell>
          <table:table-cell office:value-type="string">
            <text:p>rifugiobagozza@hotmail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Localita fondi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295">
            <text:p>3295</text:p>
          </table:table-cell>
          <table:table-cell office:value-type="string">
            <text:p>Nani Tagliaferri</text:p>
          </table:table-cell>
          <table:table-cell office:value-type="string">
            <text:p>ALPINISTICO</text:p>
          </table:table-cell>
          <table:table-cell office:value-type="string">
            <text:p>SCHILPARIO</text:p>
          </table:table-cell>
          <table:table-cell office:value-type="string">
            <text:p>BERGAMO</text:p>
          </table:table-cell>
          <table:table-cell office:value-type="string">
            <text:p>Passo del Venano</text:p>
          </table:table-cell>
          <table:table-cell office:value-type="string">
            <text:p>di Scalve</text:p>
          </table:table-cell>
          <table:table-cell office:value-type="string">
            <text:p>DI SCALVE</text:p>
          </table:table-cell>
          <table:table-cell office:value-type="float" office:value="2328">
            <text:p>2328</text:p>
          </table:table-cell>
          <table:table-cell office:value-type="string">
            <text:p>0346.55.355</text:p>
          </table:table-cell>
          <table:table-cell table:number-columns-repeated="3"/>
          <table:table-cell office:value-type="string">
            <text:p>www.caibergamo.it</text:p>
          </table:table-cell>
          <table:table-cell office:value-type="string">
            <text:p>NO</text:p>
          </table:table-cell>
          <table:table-cell office:value-type="string">
            <text:p>Tagliaferri Francesco</text:p>
          </table:table-cell>
          <table:table-cell office:value-type="string">
            <text:p>tagliachiara@virgilio.it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2/05/2015;07/06/2015;Sabato,Domenica|13/06/2015;13/09/2015;Lunedì,Martedì,Mercoledì,Giovedì,Venerdì,Sabato,Domenica|19/09/2015;01/11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6.55.355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Ronco</text:p>
          </table:table-cell>
          <table:table-cell office:value-type="float" office:value="1300">
            <text:p>1300</text:p>
          </table:table-cell>
          <table:table-cell office:value-type="string">
            <text:p>04:00</text:p>
          </table:table-cell>
          <table:table-cell office:value-type="string">
            <text:p>EE</text:p>
          </table:table-cell>
          <table:table-cell office:value-type="string">
            <text:p>lago di Belviso</text:p>
          </table:table-cell>
          <table:table-cell office:value-type="float" office:value="800">
            <text:p>800</text:p>
          </table:table-cell>
          <table:table-cell office:value-type="string">
            <text:p>02:30</text:p>
          </table:table-cell>
          <table:table-cell office:value-type="string">
            <text:p>EE</text:p>
          </table:table-cell>
          <table:table-cell office:value-type="string">
            <text:p>Rifugio Curo</text:p>
          </table:table-cell>
          <table:table-cell office:value-type="float" office:value="500">
            <text:p>500</text:p>
          </table:table-cell>
          <table:table-cell office:value-type="string">
            <text:p>05:0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352">
            <text:p>2352</text:p>
          </table:table-cell>
          <table:table-cell office:value-type="string">
            <text:p>rifugio cima rest</text:p>
          </table:table-cell>
          <table:table-cell office:value-type="string">
            <text:p>ESCURSIONISTICO</text:p>
          </table:table-cell>
          <table:table-cell office:value-type="string">
            <text:p>MAGASA</text:p>
          </table:table-cell>
          <table:table-cell office:value-type="string">
            <text:p>BRESCIA</text:p>
          </table:table-cell>
          <table:table-cell office:value-type="string">
            <text:p>cima rest</text:p>
          </table:table-cell>
          <table:table-cell/>
          <table:table-cell office:value-type="string">
            <text:p>PARCO ALTO GARDA</text:p>
          </table:table-cell>
          <table:table-cell office:value-type="float" office:value="1220">
            <text:p>1220</text:p>
          </table:table-cell>
          <table:table-cell office:value-type="string">
            <text:p>036574054</text:p>
          </table:table-cell>
          <table:table-cell office:value-type="float" office:value="3388660577">
            <text:p>3388660577</text:p>
          </table:table-cell>
          <table:table-cell table:number-columns-repeated="2" office:value-type="string">
            <text:p>036574054</text:p>
          </table:table-cell>
          <table:table-cell office:value-type="string">
            <text:p>www.rifugiocimarest.it</text:p>
          </table:table-cell>
          <table:table-cell office:value-type="string">
            <text:p>NO</text:p>
          </table:table-cell>
          <table:table-cell office:value-type="string">
            <text:p>Giulio Venturini</text:p>
          </table:table-cell>
          <table:table-cell office:value-type="string">
            <text:p>rifugiocimarest@gmail.it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4/2015;30/11/2015;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6574054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MAGASA</text:p>
          </table:table-cell>
          <table:table-cell office:value-type="float" office:value="250">
            <text:p>25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TIGNALE</text:p>
          </table:table-cell>
          <table:table-cell office:value-type="float" office:value="0">
            <text:p>0</text:p>
          </table:table-cell>
          <table:table-cell office:value-type="string">
            <text:p>05:0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AUTOVETTURA</text:p>
          </table:table-cell>
          <table:table-cell/>
          <table:table-cell office:value-type="string">
            <text:p>x</text:p>
          </table:table-cell>
          <table:table-cell office:value-type="float" office:value="80">
            <text:p>80</text:p>
          </table:table-cell>
          <table:table-cell table:number-columns-repeated="968"/>
        </table:table-row>
        <table:table-row table:style-name="ro3">
          <table:table-cell office:value-type="float" office:value="7139">
            <text:p>7139</text:p>
          </table:table-cell>
          <table:table-cell office:value-type="string">
            <text:p>Gino e Massimo</text:p>
          </table:table-cell>
          <table:table-cell office:value-type="string">
            <text:p>ESCURSIONISTICO</text:p>
          </table:table-cell>
          <table:table-cell office:value-type="string">
            <text:p>PONTE IN VALTELLINA</text:p>
          </table:table-cell>
          <table:table-cell office:value-type="string">
            <text:p>SONDRIO</text:p>
          </table:table-cell>
          <table:table-cell office:value-type="string">
            <text:p>grioni</text:p>
          </table:table-cell>
          <table:table-cell office:value-type="string">
            <text:p>d'arigna</text:p>
          </table:table-cell>
          <table:table-cell office:value-type="string">
            <text:p>VALTELLINA DI SONDRIO</text:p>
          </table:table-cell>
          <table:table-cell office:value-type="float" office:value="1860">
            <text:p>1860</text:p>
          </table:table-cell>
          <table:table-cell office:value-type="float" office:value="3492515925">
            <text:p>3492515925</text:p>
          </table:table-cell>
          <table:table-cell office:value-type="float" office:value="3490848821">
            <text:p>3490848821</text:p>
          </table:table-cell>
          <table:table-cell table:number-columns-repeated="4"/>
          <table:table-cell office:value-type="string">
            <text:p>mauro berniga</text:p>
          </table:table-cell>
          <table:table-cell office:value-type="string">
            <text:p>anto-mauro@hotmail.it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01/01/2015;04/01/2015;|01/08/2015;02/08/2015;|02/05/2015;03/05/2015;|03/10/2015;04/10/2015;|04/04/2015;05/04/2015;|04/07/2015;05/07/2015;|05/09/2015;06/09/2015;|06/06/2015;07/06/2015;|07/02/2015;21/02/2015;|07/03/2015;08/03/2015;|07/11/2015;08/11/2015;|08/08/2015;09/08/2015;|09/05/2015;10/05/2015;|10/08/2015;16/08/2015;|10/10/2015;11/10/2015;|11/04/2015;12/04/2015;|11/07/2015;12/07/2015;|12/09/2015;13/09/2015;|13/06/2015;14/06/2015;|14/11/2015;15/11/2015;|16/01/2015;18/01/2015;|16/05/2015;17/05/2015;|18/07/2015;19/07/2015;|19/09/2015;20/09/2015;|20/06/2015;21/06/2015;|21/03/2015;22/03/2015;|22/08/2015;23/08/2015;|23/01/2015;25/01/2015;|23/05/2015;24/05/2015;|24/10/2015;25/10/2015;|25/04/2015;26/04/2015;|25/07/2015;26/07/2015;|26/09/2015;27/09/2015;|27/06/2015;28/06/2015;|27/12/2015;31/12/2015;|28/03/2015;29/03/2015;|28/11/2015;29/11/2015;|29/08/2015;30/08/2015;|30/05/2015;31/05/2015;|31/01/2015;01/02/2015;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92515925">
            <text:p>3492515925</text:p>
          </table:table-cell>
          <table:table-cell office:value-type="string">
            <text:p>anto-mauro@hotmail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le piane</text:p>
          </table:table-cell>
          <table:table-cell office:value-type="float" office:value="350">
            <text:p>35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paiosa</text:p>
          </table:table-cell>
          <table:table-cell office:value-type="float" office:value="500">
            <text:p>500</text:p>
          </table:table-cell>
          <table:table-cell office:value-type="string">
            <text:p>02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 office:value-type="string">
            <text:p>paiosa</text:p>
          </table:table-cell>
          <table:table-cell office:value-type="float" office:value="500">
            <text:p>500</text:p>
          </table:table-cell>
          <table:table-cell office:value-type="string">
            <text:p>01:30</text:p>
          </table:table-cell>
          <table:table-cell office:value-type="string">
            <text:p>no</text:p>
          </table:table-cell>
          <table:table-cell office:value-type="string">
            <text:p>comune fino " le piane"</text:p>
          </table:table-cell>
          <table:table-cell/>
          <table:table-cell office:value-type="float" office:value="20">
            <text:p>20</text:p>
          </table:table-cell>
          <table:table-cell table:number-columns-repeated="968"/>
        </table:table-row>
        <table:table-row table:style-name="ro3">
          <table:table-cell office:value-type="float" office:value="2599">
            <text:p>2599</text:p>
          </table:table-cell>
          <table:table-cell office:value-type="string">
            <text:p>Capanna Volta</text:p>
          </table:table-cell>
          <table:table-cell office:value-type="string">
            <text:p>ALPINISTICO</text:p>
          </table:table-cell>
          <table:table-cell office:value-type="string">
            <text:p>NOVATE MEZZOLA</text:p>
          </table:table-cell>
          <table:table-cell office:value-type="string">
            <text:p>SONDRIO</text:p>
          </table:table-cell>
          <table:table-cell office:value-type="string">
            <text:p>Alpe Talamucca</text:p>
          </table:table-cell>
          <table:table-cell office:value-type="string">
            <text:p>Dei Ratti</text:p>
          </table:table-cell>
          <table:table-cell office:value-type="string">
            <text:p>VALCHIAVENNA</text:p>
          </table:table-cell>
          <table:table-cell office:value-type="float" office:value="2212">
            <text:p>2212</text:p>
          </table:table-cell>
          <table:table-cell office:value-type="string">
            <text:p>031461177</text:p>
          </table:table-cell>
          <table:table-cell table:number-columns-repeated="3"/>
          <table:table-cell office:value-type="string">
            <text:p>www.caicomo.it</text:p>
          </table:table-cell>
          <table:table-cell office:value-type="string">
            <text:p>NO</text:p>
          </table:table-cell>
          <table:table-cell office:value-type="string">
            <text:p>Fedele Oregioni</text:p>
          </table:table-cell>
          <table:table-cell office:value-type="string">
            <text:p>caicomo@libero.it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06647284">
            <text:p>3406647284</text:p>
          </table:table-cell>
          <table:table-cell/>
          <table:table-cell office:value-type="string">
            <text:p>locale invernale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Verceia</text:p>
          </table:table-cell>
          <table:table-cell office:value-type="float" office:value="2000">
            <text:p>2000</text:p>
          </table:table-cell>
          <table:table-cell office:value-type="string">
            <text:p>06:0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936">
            <text:p>2936</text:p>
          </table:table-cell>
          <table:table-cell office:value-type="string">
            <text:p>Baroni al Brunone</text:p>
          </table:table-cell>
          <table:table-cell office:value-type="string">
            <text:p>ALPINISTICO</text:p>
          </table:table-cell>
          <table:table-cell office:value-type="string">
            <text:p>VALBONDIONE</text:p>
          </table:table-cell>
          <table:table-cell office:value-type="string">
            <text:p>BERGAMO</text:p>
          </table:table-cell>
          <table:table-cell office:value-type="string">
            <text:p>Fiumenero</text:p>
          </table:table-cell>
          <table:table-cell office:value-type="string">
            <text:p>Seriana</text:p>
          </table:table-cell>
          <table:table-cell office:value-type="string">
            <text:p>VALLE SERIANA</text:p>
          </table:table-cell>
          <table:table-cell office:value-type="float" office:value="2297">
            <text:p>2297</text:p>
          </table:table-cell>
          <table:table-cell office:value-type="string">
            <text:p>034641235</text:p>
          </table:table-cell>
          <table:table-cell office:value-type="float" office:value="3454608973">
            <text:p>3454608973</text:p>
          </table:table-cell>
          <table:table-cell table:number-columns-repeated="2"/>
          <table:table-cell office:value-type="string">
            <text:p>caibergamo.it</text:p>
          </table:table-cell>
          <table:table-cell/>
          <table:table-cell office:value-type="string">
            <text:p>Marco Brignoli</text:p>
          </table:table-cell>
          <table:table-cell office:value-type="string">
            <text:p>marcobrigno@libero.it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19/09/2015;01/11/2015;Sabato,Domenica|20/06/2015;13/09/2015;Lunedì,Martedì,Mercoledì,Giovedì,Venerdì,Sabato,Domenica|23/05/2015;07/06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6/41235</text:p>
          </table:table-cell>
          <table:table-cell office:value-type="string">
            <text:p>marcobrignoli@libero.it</text:p>
          </table:table-cell>
          <table:table-cell office:value-type="string">
            <text:p>Rifugio invernale camerone 1</text:p>
          </table:table-cell>
          <table:table-cell table:number-columns-repeated="2" office:value-type="string">
            <text:p>SI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Fiumenero Valbondione</text:p>
          </table:table-cell>
          <table:table-cell office:value-type="float" office:value="1504">
            <text:p>1504</text:p>
          </table:table-cell>
          <table:table-cell office:value-type="string">
            <text:p>04:30</text:p>
          </table:table-cell>
          <table:table-cell office:value-type="string">
            <text:p>EE</text:p>
          </table:table-cell>
          <table:table-cell office:value-type="string">
            <text:p>Carona Bg</text:p>
          </table:table-cell>
          <table:table-cell office:value-type="float" office:value="1400">
            <text:p>1400</text:p>
          </table:table-cell>
          <table:table-cell office:value-type="string">
            <text:p>07:00</text:p>
          </table:table-cell>
          <table:table-cell office:value-type="string">
            <text:p>EE</text:p>
          </table:table-cell>
          <table:table-cell office:value-type="string">
            <text:p>Caronno So</text:p>
          </table:table-cell>
          <table:table-cell office:value-type="float" office:value="1200">
            <text:p>1200</text:p>
          </table:table-cell>
          <table:table-cell office:value-type="string">
            <text:p>04:00</text:p>
          </table:table-cell>
          <table:table-cell office:value-type="string">
            <text:p>EE</text:p>
          </table:table-cell>
          <table:table-cell office:value-type="string">
            <text:p>INACCESSIBILE</text:p>
          </table:table-cell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 office:value-type="string">
            <text:p>INACCESSIBILE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40">
            <text:p>2640</text:p>
          </table:table-cell>
          <table:table-cell office:value-type="string">
            <text:p>RIFUGIO MOTTA</text:p>
          </table:table-cell>
          <table:table-cell office:value-type="string">
            <text:p>ALPINISTICO</text:p>
          </table:table-cell>
          <table:table-cell office:value-type="string">
            <text:p>CHIESA IN VALMALENCO</text:p>
          </table:table-cell>
          <table:table-cell office:value-type="string">
            <text:p>SONDRIO</text:p>
          </table:table-cell>
          <table:table-cell office:value-type="string">
            <text:p>LOCALITA' SASSO ALTO</text:p>
          </table:table-cell>
          <table:table-cell office:value-type="string">
            <text:p>VALMALENCO</text:p>
          </table:table-cell>
          <table:table-cell office:value-type="string">
            <text:p>VALTELLINA DI SONDRIO</text:p>
          </table:table-cell>
          <table:table-cell office:value-type="float" office:value="2236">
            <text:p>2236</text:p>
          </table:table-cell>
          <table:table-cell office:value-type="string">
            <text:p>0342451406</text:p>
          </table:table-cell>
          <table:table-cell office:value-type="float" office:value="3403368496">
            <text:p>3403368496</text:p>
          </table:table-cell>
          <table:table-cell table:number-columns-repeated="2" office:value-type="string">
            <text:p>0342452312</text:p>
          </table:table-cell>
          <table:table-cell office:value-type="string">
            <text:p>RIFUGIOMOTTA.BLOGSPOT.COM</text:p>
          </table:table-cell>
          <table:table-cell office:value-type="string">
            <text:p>NO</text:p>
          </table:table-cell>
          <table:table-cell office:value-type="string">
            <text:p>Paola Pedrolini</text:p>
          </table:table-cell>
          <table:table-cell office:value-type="string">
            <text:p>paola.pedrolini@libero.it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12/04/2015;Lunedì,Martedì,Mercoledì,Giovedì,Venerdì,Sabato,Domenica|27/06/2015;27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/</text:p>
          </table:table-cell>
          <table:table-cell office:value-type="string">
            <text:p>0342451406</text:p>
          </table:table-cell>
          <table:table-cell office:value-type="string">
            <text:p>paola.pedrolini@libero.it</text:p>
          </table:table-cell>
          <table:table-cell office:value-type="string">
            <text:p>/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I</text:p>
          </table:table-cell>
          <table:table-cell office:value-type="string">
            <text:p>chiesa in valmalenco</text:p>
          </table:table-cell>
          <table:table-cell office:value-type="float" office:value="1236">
            <text:p>1236</text:p>
          </table:table-cell>
          <table:table-cell office:value-type="float" office:value="1.45833333333333">
            <text:p>1,45833333333333</text:p>
          </table:table-cell>
          <table:table-cell office:value-type="string">
            <text:p>E</text:p>
          </table:table-cell>
          <table:table-cell office:value-type="string">
            <text:p>funivia arrivo</text:p>
          </table:table-cell>
          <table:table-cell office:value-type="float" office:value="236">
            <text:p>236</text:p>
          </table:table-cell>
          <table:table-cell office:value-type="string">
            <text:p>09:0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chiesa</text:p>
          </table:table-cell>
          <table:table-cell office:value-type="float" office:value="1236">
            <text:p>1236</text:p>
          </table:table-cell>
          <table:table-cell office:value-type="string">
            <text:p>04:00</text:p>
          </table:table-cell>
          <table:table-cell office:value-type="string">
            <text:p>/</text:p>
          </table:table-cell>
          <table:table-cell office:value-type="string">
            <text:p>no</text:p>
          </table:table-cell>
          <table:table-cell office:value-type="string">
            <text:p>chiesa in valmalenc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150">
            <text:p>2150</text:p>
          </table:table-cell>
          <table:table-cell office:value-type="string">
            <text:p>RIFUGIO MAI TARDI</text:p>
          </table:table-cell>
          <table:table-cell office:value-type="string">
            <text:p>ESCURSIONISTICO</text:p>
          </table:table-cell>
          <table:table-cell office:value-type="string">
            <text:p>MADESIMO</text:p>
          </table:table-cell>
          <table:table-cell office:value-type="string">
            <text:p>SONDRIO</text:p>
          </table:table-cell>
          <table:table-cell office:value-type="string">
            <text:p>ANDOSSI</text:p>
          </table:table-cell>
          <table:table-cell/>
          <table:table-cell office:value-type="string">
            <text:p>VALCHIAVENNA</text:p>
          </table:table-cell>
          <table:table-cell office:value-type="float" office:value="1800">
            <text:p>1800</text:p>
          </table:table-cell>
          <table:table-cell office:value-type="string">
            <text:p>0343 54434</text:p>
          </table:table-cell>
          <table:table-cell office:value-type="float" office:value="3495081883">
            <text:p>3495081883</text:p>
          </table:table-cell>
          <table:table-cell table:number-columns-repeated="2" office:value-type="string">
            <text:p>034354434</text:p>
          </table:table-cell>
          <table:table-cell office:value-type="string">
            <text:p>maitardi.com</text:p>
          </table:table-cell>
          <table:table-cell office:value-type="string">
            <text:p>SI</text:p>
          </table:table-cell>
          <table:table-cell office:value-type="string">
            <text:p>GIULIANO PINOLI</text:p>
          </table:table-cell>
          <table:table-cell office:value-type="string">
            <text:p>maitardi@libero.it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6/02/2015;03/05/2015;|19/06/2015;20/09/2015;</text:p>
          </table:table-cell>
          <table:table-cell office:value-type="string">
            <text:p>SI</text:p>
          </table:table-cell>
          <table:table-cell office:value-type="string">
            <text:p>wi-fi</text:p>
          </table:table-cell>
          <table:table-cell office:value-type="string">
            <text:p>SI</text:p>
          </table:table-cell>
          <table:table-cell/>
          <table:table-cell office:value-type="string">
            <text:p>034354434</text:p>
          </table:table-cell>
          <table:table-cell office:value-type="string">
            <text:p>maitardi@liber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SI</text:p>
          </table:table-cell>
          <table:table-cell office:value-type="string">
            <text:p>madesimo</text:p>
          </table:table-cell>
          <table:table-cell office:value-type="float" office:value="300">
            <text:p>300</text:p>
          </table:table-cell>
          <table:table-cell office:value-type="float" office:value="1.875">
            <text:p>1,875</text:p>
          </table:table-cell>
          <table:table-cell office:value-type="string">
            <text:p>E</text:p>
          </table:table-cell>
          <table:table-cell office:value-type="string">
            <text:p>teggiate</text:p>
          </table:table-cell>
          <table:table-cell office:value-type="float" office:value="100">
            <text:p>100</text:p>
          </table:table-cell>
          <table:table-cell office:value-type="float" office:value="0.833333333333333">
            <text:p>0,833333333333333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madesimo</text:p>
          </table:table-cell>
          <table:table-cell office:value-type="float" office:value="300">
            <text:p>300</text:p>
          </table:table-cell>
          <table:table-cell office:value-type="string">
            <text:p>06:00</text:p>
          </table:table-cell>
          <table:table-cell office:value-type="string">
            <text:p>auto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2372">
            <text:p>2372</text:p>
          </table:table-cell>
          <table:table-cell office:value-type="string">
            <text:p>RIFUGIO MALGHERA</text:p>
          </table:table-cell>
          <table:table-cell office:value-type="string">
            <text:p>ESCURSIONISTICO</text:p>
          </table:table-cell>
          <table:table-cell office:value-type="string">
            <text:p>GROSIO</text:p>
          </table:table-cell>
          <table:table-cell office:value-type="string">
            <text:p>SONDRIO</text:p>
          </table:table-cell>
          <table:table-cell office:value-type="string">
            <text:p>MALGHERA</text:p>
          </table:table-cell>
          <table:table-cell office:value-type="string">
            <text:p>GROSINA</text:p>
          </table:table-cell>
          <table:table-cell office:value-type="string">
            <text:p>VALTELLINA DI TIRANO</text:p>
          </table:table-cell>
          <table:table-cell office:value-type="float" office:value="1960">
            <text:p>1960</text:p>
          </table:table-cell>
          <table:table-cell office:value-type="float" office:value="3339258966">
            <text:p>3339258966</text:p>
          </table:table-cell>
          <table:table-cell table:number-columns-repeated="3"/>
          <table:table-cell office:value-type="string">
            <text:p>rifugiomalghera.it</text:p>
          </table:table-cell>
          <table:table-cell office:value-type="string">
            <text:p>NO</text:p>
          </table:table-cell>
          <table:table-cell office:value-type="string">
            <text:p>GIACOMO BESSEGHINI</text:p>
          </table:table-cell>
          <table:table-cell office:value-type="string">
            <text:p>info@rifugiomalghera.it</text:p>
          </table:table-cell>
          <table:table-cell office:value-type="float" office:value="85">
            <text:p>85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8/06/2015;20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39258966">
            <text:p>3339258966</text:p>
          </table:table-cell>
          <table:table-cell office:value-type="string">
            <text:p>info@rifugiomalghera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string">
            <text:p>SI</text:p>
          </table:table-cell>
          <table:table-cell office:value-type="string">
            <text:p>FUSINO</text:p>
          </table:table-cell>
          <table:table-cell office:value-type="float" office:value="700">
            <text:p>700</text:p>
          </table:table-cell>
          <table:table-cell office:value-type="string">
            <text:p>03:00</text:p>
          </table:table-cell>
          <table:table-cell office:value-type="string">
            <text:p>T</text:p>
          </table:table-cell>
          <table:table-cell office:value-type="string">
            <text:p>CAMPO PEDRUNA</text:p>
          </table:table-cell>
          <table:table-cell office:value-type="float" office:value="250">
            <text:p>250</text:p>
          </table:table-cell>
          <table:table-cell office:value-type="string">
            <text:p>00:3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FUSINO</text:p>
          </table:table-cell>
          <table:table-cell office:value-type="float" office:value="700">
            <text:p>700</text:p>
          </table:table-cell>
          <table:table-cell office:value-type="string">
            <text:p>01:00</text:p>
          </table:table-cell>
          <table:table-cell office:value-type="string">
            <text:p>auto</text:p>
          </table:table-cell>
          <table:table-cell office:value-type="string">
            <text:p>Comune di Grosio</text:p>
          </table:table-cell>
          <table:table-cell/>
          <table:table-cell office:value-type="float" office:value="50">
            <text:p>50</text:p>
          </table:table-cell>
          <table:table-cell table:number-columns-repeated="968"/>
        </table:table-row>
        <table:table-row table:style-name="ro3">
          <table:table-cell office:value-type="float" office:value="3156">
            <text:p>3156</text:p>
          </table:table-cell>
          <table:table-cell office:value-type="string">
            <text:p>RIFUGIO ALPE SCHIAZZERA</text:p>
          </table:table-cell>
          <table:table-cell office:value-type="string">
            <text:p>ESCURSIONISTICO</text:p>
          </table:table-cell>
          <table:table-cell office:value-type="string">
            <text:p>VERVIO</text:p>
          </table:table-cell>
          <table:table-cell office:value-type="string">
            <text:p>SONDRIO</text:p>
          </table:table-cell>
          <table:table-cell office:value-type="string">
            <text:p>SCHIAZZERA</text:p>
          </table:table-cell>
          <table:table-cell office:value-type="string">
            <text:p>SAIENTO</text:p>
          </table:table-cell>
          <table:table-cell office:value-type="string">
            <text:p>VALTELLINA DI TIRANO</text:p>
          </table:table-cell>
          <table:table-cell office:value-type="float" office:value="2080">
            <text:p>2080</text:p>
          </table:table-cell>
          <table:table-cell office:value-type="string">
            <text:p>347 2608250</text:p>
          </table:table-cell>
          <table:table-cell office:value-type="string">
            <text:p>333 5294429</text:p>
          </table:table-cell>
          <table:table-cell table:number-columns-repeated="2"/>
          <table:table-cell office:value-type="string">
            <text:p>rifugioschiazzera.it</text:p>
          </table:table-cell>
          <table:table-cell office:value-type="string">
            <text:p>NO</text:p>
          </table:table-cell>
          <table:table-cell office:value-type="string">
            <text:p>Stefano Panizza</text:p>
          </table:table-cell>
          <table:table-cell office:value-type="string">
            <text:p>eliana.lanfranchi@libero.it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/06/2015;13/09/2015;Lunedì,Martedì,Mercoledì,Giovedì,Venerdì,Sabato,Domenica|13/09/2015;27/09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347/2608250</text:p>
          </table:table-cell>
          <table:table-cell office:value-type="string">
            <text:p>eliana.lanfranchi@liber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PARCHEGGIO</text:p>
          </table:table-cell>
          <table:table-cell office:value-type="float" office:value="60">
            <text:p>60</text:p>
          </table:table-cell>
          <table:table-cell office:value-type="string">
            <text:p>00:15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68"/>
        </table:table-row>
        <table:table-row table:style-name="ro3">
          <table:table-cell office:value-type="float" office:value="1846">
            <text:p>1846</text:p>
          </table:table-cell>
          <table:table-cell office:value-type="string">
            <text:p>MARINELLI BOMBARDIERI</text:p>
          </table:table-cell>
          <table:table-cell office:value-type="string">
            <text:p>ALPI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SCERSCEN INFERIORE</text:p>
          </table:table-cell>
          <table:table-cell office:value-type="string">
            <text:p>SCERSCEN</text:p>
          </table:table-cell>
          <table:table-cell office:value-type="string">
            <text:p>VALTELLINA DI SONDRIO</text:p>
          </table:table-cell>
          <table:table-cell office:value-type="float" office:value="2813">
            <text:p>2813</text:p>
          </table:table-cell>
          <table:table-cell office:value-type="string">
            <text:p>0342511577</text:p>
          </table:table-cell>
          <table:table-cell office:value-type="float" office:value="3475200146">
            <text:p>3475200146</text:p>
          </table:table-cell>
          <table:table-cell table:number-columns-repeated="2"/>
          <table:table-cell office:value-type="string">
            <text:p>www.rifugiomarinellibombardieri.it</text:p>
          </table:table-cell>
          <table:table-cell office:value-type="string">
            <text:p>SI</text:p>
          </table:table-cell>
          <table:table-cell office:value-type="string">
            <text:p>DELLA RODOLFA GIUSEPPE</text:p>
          </table:table-cell>
          <table:table-cell office:value-type="string">
            <text:p>giuseppedellarodolfa@gmail.com</text:p>
          </table:table-cell>
          <table:table-cell office:value-type="float" office:value="159">
            <text:p>159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27/03/2015;03/05/2015;Lunedì,Martedì,Mercoledì,Giovedì,Venerdì,Sabato,Domenica|27/06/2015;13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Banda larga</text:p>
          </table:table-cell>
          <table:table-cell office:value-type="string">
            <text:p>SI</text:p>
          </table:table-cell>
          <table:table-cell office:value-type="string">
            <text:p>Palestra di arrampicata</text:p>
          </table:table-cell>
          <table:table-cell office:value-type="string">
            <text:p>0342511577</text:p>
          </table:table-cell>
          <table:table-cell office:value-type="string">
            <text:p>rifugiomarinellibombardieri@gmail.com</text:p>
          </table:table-cell>
          <table:table-cell office:value-type="string">
            <text:p>locale invernale</text:p>
          </table:table-cell>
          <table:table-cell table:number-columns-repeated="2"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AMPO MORO</text:p>
          </table:table-cell>
          <table:table-cell office:value-type="float" office:value="900">
            <text:p>900</text:p>
          </table:table-cell>
          <table:table-cell office:value-type="string">
            <text:p>04:0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250">
            <text:p>2250</text:p>
          </table:table-cell>
          <table:table-cell office:value-type="string">
            <text:p>Rifugio Viola</text:p>
          </table:table-cell>
          <table:table-cell office:value-type="string">
            <text:p>ALPINISTICO</text:p>
          </table:table-cell>
          <table:table-cell office:value-type="string">
            <text:p>VALDIDENTRO</text:p>
          </table:table-cell>
          <table:table-cell office:value-type="string">
            <text:p>SONDRIO</text:p>
          </table:table-cell>
          <table:table-cell office:value-type="string">
            <text:p>Valdidentro</text:p>
          </table:table-cell>
          <table:table-cell office:value-type="string">
            <text:p>Viola</text:p>
          </table:table-cell>
          <table:table-cell office:value-type="string">
            <text:p>ALTA VALTELLINA</text:p>
          </table:table-cell>
          <table:table-cell office:value-type="float" office:value="2314">
            <text:p>2314</text:p>
          </table:table-cell>
          <table:table-cell office:value-type="string">
            <text:p>0342985136</text:p>
          </table:table-cell>
          <table:table-cell office:value-type="float" office:value="3483419794">
            <text:p>3483419794</text:p>
          </table:table-cell>
          <table:table-cell table:number-columns-repeated="2" office:value-type="string">
            <text:p>0342985136</text:p>
          </table:table-cell>
          <table:table-cell office:value-type="string">
            <text:p>valviola.it</text:p>
          </table:table-cell>
          <table:table-cell office:value-type="string">
            <text:p>NO</text:p>
          </table:table-cell>
          <table:table-cell office:value-type="string">
            <text:p>Aldo Fraquelli</text:p>
          </table:table-cell>
          <table:table-cell office:value-type="string">
            <text:p>info@valviola.it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30/05/2015;20/10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2985136</text:p>
          </table:table-cell>
          <table:table-cell office:value-type="string">
            <text:p>info@valviola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Arnoga</text:p>
          </table:table-cell>
          <table:table-cell office:value-type="float" office:value="530">
            <text:p>53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Svizzera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Arnoga</text:p>
          </table:table-cell>
          <table:table-cell office:value-type="float" office:value="530">
            <text:p>530</text:p>
          </table:table-cell>
          <table:table-cell office:value-type="string">
            <text:p>01:3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02">
            <text:p>2602</text:p>
          </table:table-cell>
          <table:table-cell office:value-type="string">
            <text:p>VALTROMPIA</text:p>
          </table:table-cell>
          <table:table-cell office:value-type="string">
            <text:p>ALPINISTICO</text:p>
          </table:table-cell>
          <table:table-cell office:value-type="string">
            <text:p>TAVERNOLE SUL MELLA</text:p>
          </table:table-cell>
          <table:table-cell office:value-type="string">
            <text:p>BRESCIA</text:p>
          </table:table-cell>
          <table:table-cell office:value-type="string">
            <text:p>PONTOGNA</text:p>
          </table:table-cell>
          <table:table-cell office:value-type="string">
            <text:p>TROMPIA</text:p>
          </table:table-cell>
          <table:table-cell office:value-type="string">
            <text:p>DI VALLETROMPIA</text:p>
          </table:table-cell>
          <table:table-cell office:value-type="float" office:value="1260">
            <text:p>1260</text:p>
          </table:table-cell>
          <table:table-cell office:value-type="string">
            <text:p>030920074</text:p>
          </table:table-cell>
          <table:table-cell table:number-columns-repeated="5"/>
          <table:table-cell office:value-type="string">
            <text:p>fabrizio silvestri</text:p>
          </table:table-cell>
          <table:table-cell office:value-type="string">
            <text:p>fabri.pontogna@libero.it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0/04/2015;Venerdì,Sabato,Domenica|01/05/2015;30/06/2015;Lunedì,Mercoledì,Giovedì,Venerdì,Sabato,Domenica|01/07/2015;31/08/2015;Lunedì,Martedì,Mercoledì,Giovedì,Venerdì,Sabato,Domenica|01/09/2015;30/11/2015;Lunedì,Mercoledì,Giovedì,Venerdì,Sabato,Domenica|01/12/2015;31/12/2015;Venerdì,Sabato,Domenica</text:p>
          </table:table-cell>
          <table:table-cell office:value-type="string">
            <text:p>SI</text:p>
          </table:table-cell>
          <table:table-cell office:value-type="string">
            <text:p>chiavetta internet</text:p>
          </table:table-cell>
          <table:table-cell office:value-type="string">
            <text:p>SI</text:p>
          </table:table-cell>
          <table:table-cell/>
          <table:table-cell office:value-type="string">
            <text:p>030920074</text:p>
          </table:table-cell>
          <table:table-cell office:value-type="string">
            <text:p>fabri.pontogna@liber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EZZORO</text:p>
          </table:table-cell>
          <table:table-cell office:value-type="float" office:value="360">
            <text:p>360</text:p>
          </table:table-cell>
          <table:table-cell office:value-type="string">
            <text:p>00:45</text:p>
          </table:table-cell>
          <table:table-cell office:value-type="string">
            <text:p>E</text:p>
          </table:table-cell>
          <table:table-cell office:value-type="string">
            <text:p>CAREGNO</text:p>
          </table:table-cell>
          <table:table-cell office:value-type="float" office:value="280">
            <text:p>280</text:p>
          </table:table-cell>
          <table:table-cell office:value-type="string">
            <text:p>01:35</text:p>
          </table:table-cell>
          <table:table-cell office:value-type="string">
            <text:p>E</text:p>
          </table:table-cell>
          <table:table-cell office:value-type="string">
            <text:p>COLLE SAN ZENO</text:p>
          </table:table-cell>
          <table:table-cell office:value-type="float" office:value="0">
            <text:p>0</text:p>
          </table:table-cell>
          <table:table-cell office:value-type="string">
            <text:p>01:15</text:p>
          </table:table-cell>
          <table:table-cell office:value-type="string">
            <text:p>E</text:p>
          </table:table-cell>
          <table:table-cell office:value-type="string">
            <text:p>CAREGNO</text:p>
          </table:table-cell>
          <table:table-cell office:value-type="float" office:value="280">
            <text:p>280</text:p>
          </table:table-cell>
          <table:table-cell office:value-type="string">
            <text:p>00:40</text:p>
          </table:table-cell>
          <table:table-cell office:value-type="string">
            <text:p>FUORISTRADA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968"/>
        </table:table-row>
        <table:table-row table:style-name="ro3">
          <table:table-cell office:value-type="float" office:value="2354">
            <text:p>2354</text:p>
          </table:table-cell>
          <table:table-cell office:value-type="string">
            <text:p>Capanna Vittoria</text:p>
          </table:table-cell>
          <table:table-cell office:value-type="string">
            <text:p>ESCURSIONISTICO</text:p>
          </table:table-cell>
          <table:table-cell office:value-type="string">
            <text:p>CASARGO</text:p>
          </table:table-cell>
          <table:table-cell office:value-type="string">
            <text:p>LECCO</text:p>
          </table:table-cell>
          <table:table-cell office:value-type="string">
            <text:p>Alpe Giumello <text:s/>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537">
            <text:p>1537</text:p>
          </table:table-cell>
          <table:table-cell office:value-type="string">
            <text:p>0341 840164</text:p>
          </table:table-cell>
          <table:table-cell office:value-type="string">
            <text:p>349 9612499</text:p>
          </table:table-cell>
          <table:table-cell office:value-type="string">
            <text:p>0341 840164</text:p>
          </table:table-cell>
          <table:table-cell office:value-type="string">
            <text:p>0341840164</text:p>
          </table:table-cell>
          <table:table-cell office:value-type="string">
            <text:p>capannavittoria.it</text:p>
          </table:table-cell>
          <table:table-cell office:value-type="string">
            <text:p>NO</text:p>
          </table:table-cell>
          <table:table-cell office:value-type="string">
            <text:p>Daniele Denti</text:p>
          </table:table-cell>
          <table:table-cell office:value-type="string">
            <text:p>info@capannavittoria.it</text:p>
          </table:table-cell>
          <table:table-cell office:value-type="float" office:value="5">
            <text:p>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Eolo</text:p>
          </table:table-cell>
          <table:table-cell office:value-type="string">
            <text:p>SI</text:p>
          </table:table-cell>
          <table:table-cell office:value-type="string">
            <text:p>Area bambini, sala conferenze, grande terrazza panoramica</text:p>
          </table:table-cell>
          <table:table-cell office:value-type="string">
            <text:p>0341840164</text:p>
          </table:table-cell>
          <table:table-cell office:value-type="string">
            <text:p>info@capannavittoria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string">
            <text:p>SI</text:p>
          </table:table-cell>
          <table:table-cell office:value-type="string">
            <text:p>Casargo</text:p>
          </table:table-cell>
          <table:table-cell office:value-type="float" office:value="700">
            <text:p>700</text:p>
          </table:table-cell>
          <table:table-cell office:value-type="string">
            <text:p>01:45</text:p>
          </table:table-cell>
          <table:table-cell office:value-type="string">
            <text:p>E</text:p>
          </table:table-cell>
          <table:table-cell office:value-type="string">
            <text:p>Indovero - Narro</text:p>
          </table:table-cell>
          <table:table-cell office:value-type="float" office:value="600">
            <text:p>6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Vendrogno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Indovero - Narro</text:p>
          </table:table-cell>
          <table:table-cell office:value-type="float" office:value="600">
            <text:p>600</text:p>
          </table:table-cell>
          <table:table-cell office:value-type="string">
            <text:p>01:30</text:p>
          </table:table-cell>
          <table:table-cell office:value-type="string">
            <text:p>si raggiungibile in auto</text:p>
          </table:table-cell>
          <table:table-cell office:value-type="string">
            <text:p>accessibilità libera</text:p>
          </table:table-cell>
          <table:table-cell/>
          <table:table-cell office:value-type="float" office:value="200">
            <text:p>200</text:p>
          </table:table-cell>
          <table:table-cell table:number-columns-repeated="968"/>
        </table:table-row>
        <table:table-row table:style-name="ro3">
          <table:table-cell office:value-type="float" office:value="1925">
            <text:p>1925</text:p>
          </table:table-cell>
          <table:table-cell office:value-type="string">
            <text:p>Casera Vecchia</text:p>
          </table:table-cell>
          <table:table-cell office:value-type="string">
            <text:p>ALPINISTICO</text:p>
          </table:table-cell>
          <table:table-cell office:value-type="string">
            <text:p>INTROBIO</text:p>
          </table:table-cell>
          <table:table-cell office:value-type="string">
            <text:p>LECCO</text:p>
          </table:table-cell>
          <table:table-cell office:value-type="string">
            <text:p>Alpe Varrone</text:p>
          </table:table-cell>
          <table:table-cell office:value-type="string">
            <text:p>Varrone</text:p>
          </table:table-cell>
          <table:table-cell office:value-type="string">
            <text:p>VALSASSINA - VALVARRONE - VAL D'ESINO - RIVIERA</text:p>
          </table:table-cell>
          <table:table-cell office:value-type="float" office:value="1675">
            <text:p>1675</text:p>
          </table:table-cell>
          <table:table-cell office:value-type="float" office:value="3411881142">
            <text:p>3411881142</text:p>
          </table:table-cell>
          <table:table-cell table:number-columns-repeated="3"/>
          <table:table-cell office:value-type="string">
            <text:p>rifugiovarrone.com</text:p>
          </table:table-cell>
          <table:table-cell office:value-type="string">
            <text:p>NO</text:p>
          </table:table-cell>
          <table:table-cell office:value-type="string">
            <text:p>Antonella Gianola</text:p>
          </table:table-cell>
          <table:table-cell office:value-type="string">
            <text:p>angelofaz@libero.it</text:p>
          </table:table-cell>
          <table:table-cell table:number-columns-repeated="2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13/06/2015;27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411881142">
            <text:p>3411881142</text:p>
          </table:table-cell>
          <table:table-cell office:value-type="string">
            <text:p>angelofaz@liber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Premana - via Giabbio</text:p>
          </table:table-cell>
          <table:table-cell office:value-type="float" office:value="900">
            <text:p>900</text:p>
          </table:table-cell>
          <table:table-cell office:value-type="string">
            <text:p>02:40</text:p>
          </table:table-cell>
          <table:table-cell office:value-type="string">
            <text:p>T</text:p>
          </table:table-cell>
          <table:table-cell office:value-type="string">
            <text:p>Premana - via Prealpi</text:p>
          </table:table-cell>
          <table:table-cell office:value-type="float" office:value="1400">
            <text:p>1400</text:p>
          </table:table-cell>
          <table:table-cell office:value-type="string">
            <text:p>04:00</text:p>
          </table:table-cell>
          <table:table-cell office:value-type="string">
            <text:p>EE</text:p>
          </table:table-cell>
          <table:table-cell office:value-type="string">
            <text:p>Gerola Alta</text:p>
          </table:table-cell>
          <table:table-cell office:value-type="float" office:value="1500">
            <text:p>1500</text:p>
          </table:table-cell>
          <table:table-cell office:value-type="string">
            <text:p>05:00</text:p>
          </table:table-cell>
          <table:table-cell/>
          <table:table-cell office:value-type="string">
            <text:p>Alpe Paglio</text:p>
          </table:table-cell>
          <table:table-cell office:value-type="float" office:value="1100">
            <text:p>1100</text:p>
          </table:table-cell>
          <table:table-cell office:value-type="string">
            <text:p>03:00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975">
            <text:p>2975</text:p>
          </table:table-cell>
          <table:table-cell office:value-type="string">
            <text:p>ANTONIO STOPPANI</text:p>
          </table:table-cell>
          <table:table-cell office:value-type="string">
            <text:p>ALPINISTICO</text:p>
          </table:table-cell>
          <table:table-cell table:number-columns-repeated="2" office:value-type="string">
            <text:p>LECCO</text:p>
          </table:table-cell>
          <table:table-cell office:value-type="string">
            <text:p>COSTA</text:p>
          </table:table-cell>
          <table:table-cell/>
          <table:table-cell office:value-type="string">
            <text:p>LARIO ORIENTALE - VALLE SAN MARTINO</text:p>
          </table:table-cell>
          <table:table-cell office:value-type="float" office:value="890">
            <text:p>890</text:p>
          </table:table-cell>
          <table:table-cell office:value-type="string">
            <text:p>0341491517</text:p>
          </table:table-cell>
          <table:table-cell office:value-type="float" office:value="3470323045">
            <text:p>3470323045</text:p>
          </table:table-cell>
          <table:table-cell table:number-columns-repeated="2"/>
          <table:table-cell office:value-type="string">
            <text:p>www.rifugiostoppani.it</text:p>
          </table:table-cell>
          <table:table-cell office:value-type="string">
            <text:p>NO</text:p>
          </table:table-cell>
          <table:table-cell office:value-type="string">
            <text:p>BONTEMPI NICOLA</text:p>
          </table:table-cell>
          <table:table-cell office:value-type="string">
            <text:p>info@rifugiostoppani.it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15/06/2015;Mercoledì,Sabato,Domenica|16/06/2015;15/09/2015;Lunedì,Martedì,Mercoledì,Giovedì,Venerdì,Sabato,Domenica|16/09/2015;31/12/2015;Mercoledì,Sabato,Domenica</text:p>
          </table:table-cell>
          <table:table-cell office:value-type="string">
            <text:p>SI</text:p>
          </table:table-cell>
          <table:table-cell office:value-type="string">
            <text:p>Satellitare</text:p>
          </table:table-cell>
          <table:table-cell office:value-type="string">
            <text:p>SI</text:p>
          </table:table-cell>
          <table:table-cell office:value-type="string">
            <text:p>AREA PALESTRA ARTIFICIALE PER BAMBINI</text:p>
          </table:table-cell>
          <table:table-cell office:value-type="string">
            <text:p>0341491517</text:p>
          </table:table-cell>
          <table:table-cell office:value-type="string">
            <text:p>info@rifugiostoppani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alnago - Funivia</text:p>
          </table:table-cell>
          <table:table-cell office:value-type="float" office:value="290">
            <text:p>290</text:p>
          </table:table-cell>
          <table:table-cell office:value-type="string">
            <text:p>00:45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75">
            <text:p>2575</text:p>
          </table:table-cell>
          <table:table-cell office:value-type="string">
            <text:p>ROSALBA</text:p>
          </table:table-cell>
          <table:table-cell office:value-type="string">
            <text:p>ALPINISTICO</text:p>
          </table:table-cell>
          <table:table-cell office:value-type="string">
            <text:p>MANDELLO DEL LARIO</text:p>
          </table:table-cell>
          <table:table-cell office:value-type="string">
            <text:p>LECCO</text:p>
          </table:table-cell>
          <table:table-cell office:value-type="string">
            <text:p>COLLE PERTUSIO</text:p>
          </table:table-cell>
          <table:table-cell/>
          <table:table-cell office:value-type="string">
            <text:p>LARIO ORIENTALE - VALLE SAN MARTINO</text:p>
          </table:table-cell>
          <table:table-cell office:value-type="float" office:value="1730">
            <text:p>1730</text:p>
          </table:table-cell>
          <table:table-cell office:value-type="float" office:value="390341202383">
            <text:p>390341202383</text:p>
          </table:table-cell>
          <table:table-cell table:number-columns-repeated="5"/>
          <table:table-cell office:value-type="string">
            <text:p>MAURO CARIBONI</text:p>
          </table:table-cell>
          <table:table-cell office:value-type="string">
            <text:p>m.cariboni@alice.it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4/03/2015;14/06/2015;Sabato,Domenica|14/09/2015;13/12/2015;Sabato,Domenica|15/06/2015;13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ADSL+VOIP satellitare tramite operatore Digitaria che si appoggia al satellite Astra</text:p>
          </table:table-cell>
          <table:table-cell office:value-type="string">
            <text:p>NO</text:p>
          </table:table-cell>
          <table:table-cell/>
          <table:table-cell office:value-type="float" office:value="390341202383">
            <text:p>390341202383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Piani Resinelli</text:p>
          </table:table-cell>
          <table:table-cell office:value-type="float" office:value="600">
            <text:p>6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iani Resinelli</text:p>
          </table:table-cell>
          <table:table-cell office:value-type="float" office:value="600">
            <text:p>600</text:p>
          </table:table-cell>
          <table:table-cell office:value-type="string">
            <text:p>03:00</text:p>
          </table:table-cell>
          <table:table-cell office:value-type="string">
            <text:p>EEA</text:p>
          </table:table-cell>
          <table:table-cell office:value-type="string">
            <text:p>Mandello</text:p>
          </table:table-cell>
          <table:table-cell office:value-type="float" office:value="1300">
            <text:p>1300</text:p>
          </table:table-cell>
          <table:table-cell office:value-type="string">
            <text:p>04:0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394">
            <text:p>2394</text:p>
          </table:table-cell>
          <table:table-cell office:value-type="string">
            <text:p>Elisa</text:p>
          </table:table-cell>
          <table:table-cell office:value-type="string">
            <text:p>ALPINISTICO</text:p>
          </table:table-cell>
          <table:table-cell office:value-type="string">
            <text:p>MANDELLO DEL LARIO</text:p>
          </table:table-cell>
          <table:table-cell office:value-type="string">
            <text:p>LECCO</text:p>
          </table:table-cell>
          <table:table-cell office:value-type="string">
            <text:p>alta val meria</text:p>
          </table:table-cell>
          <table:table-cell/>
          <table:table-cell office:value-type="string">
            <text:p>LARIO ORIENTALE - VALLE SAN MARTINO</text:p>
          </table:table-cell>
          <table:table-cell office:value-type="float" office:value="1515">
            <text:p>1515</text:p>
          </table:table-cell>
          <table:table-cell office:value-type="string">
            <text:p>0341 735649</text:p>
          </table:table-cell>
          <table:table-cell office:value-type="float" office:value="3669791655">
            <text:p>3669791655</text:p>
          </table:table-cell>
          <table:table-cell table:number-columns-repeated="2"/>
          <table:table-cell office:value-type="string">
            <text:p>caigrigne.it</text:p>
          </table:table-cell>
          <table:table-cell/>
          <table:table-cell office:value-type="string">
            <text:p>BALATTI MAURO</text:p>
          </table:table-cell>
          <table:table-cell office:value-type="string">
            <text:p>rifugioelisa@gmail.com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4/04/2015;12/07/2015;Sabato,Domenica|18/07/2015;20/09/2015;Lunedì,Martedì,Mercoledì,Giovedì,Venerdì,Sabato,Domenica|26/09/2015;15/11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1.735649</text:p>
          </table:table-cell>
          <table:table-cell office:value-type="string">
            <text:p>rifugioelisa1515@gmail.com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ANDELLO DEL LARIO</text:p>
          </table:table-cell>
          <table:table-cell office:value-type="float" office:value="1100">
            <text:p>11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249">
            <text:p>2249</text:p>
          </table:table-cell>
          <table:table-cell office:value-type="string">
            <text:p>Capanna 2000</text:p>
          </table:table-cell>
          <table:table-cell office:value-type="string">
            <text:p>ALPINISTICO</text:p>
          </table:table-cell>
          <table:table-cell office:value-type="string">
            <text:p>OLTRE IL COLLE</text:p>
          </table:table-cell>
          <table:table-cell office:value-type="string">
            <text:p>BERGAMO</text:p>
          </table:table-cell>
          <table:table-cell office:value-type="string">
            <text:p>Alpe Arera</text:p>
          </table:table-cell>
          <table:table-cell office:value-type="string">
            <text:p>Brembana</text:p>
          </table:table-cell>
          <table:table-cell office:value-type="string">
            <text:p>VALLE BREMBANA</text:p>
          </table:table-cell>
          <table:table-cell office:value-type="float" office:value="1969">
            <text:p>1969</text:p>
          </table:table-cell>
          <table:table-cell office:value-type="string">
            <text:p>0345 95096</text:p>
          </table:table-cell>
          <table:table-cell office:value-type="string">
            <text:p>339 6986367</text:p>
          </table:table-cell>
          <table:table-cell table:number-columns-repeated="2" office:value-type="string">
            <text:p>0345 95248</text:p>
          </table:table-cell>
          <table:table-cell office:value-type="string">
            <text:p>in allestimento</text:p>
          </table:table-cell>
          <table:table-cell office:value-type="string">
            <text:p>NO</text:p>
          </table:table-cell>
          <table:table-cell office:value-type="string">
            <text:p>attilio rizzi</text:p>
          </table:table-cell>
          <table:table-cell office:value-type="string">
            <text:p>rif.capanna2000@virgilio.it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01/01/2015;31/12/2015;Mercoledì,Sabato,Domenica|13/06/2015;13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5 95096</text:p>
          </table:table-cell>
          <table:table-cell office:value-type="string">
            <text:p>rif.capanna2000@virgilio.it</text:p>
          </table:table-cell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I</text:p>
          </table:table-cell>
          <table:table-cell office:value-type="string">
            <text:p>roncobello</text:p>
          </table:table-cell>
          <table:table-cell office:value-type="float" office:value="400">
            <text:p>4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Valcanale</text:p>
          </table:table-cell>
          <table:table-cell office:value-type="float" office:value="900">
            <text:p>9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zambla alta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/>
          <table:table-cell office:value-type="string">
            <text:p>zambla alta</text:p>
          </table:table-cell>
          <table:table-cell office:value-type="float" office:value="900">
            <text:p>900</text:p>
          </table:table-cell>
          <table:table-cell office:value-type="string">
            <text:p>01:50</text:p>
          </table:table-cell>
          <table:table-cell/>
          <table:table-cell office:value-type="string">
            <text:p>zambla alta</text:p>
          </table:table-cell>
          <table:table-cell/>
          <table:table-cell office:value-type="float" office:value="3">
            <text:p>3</text:p>
          </table:table-cell>
          <table:table-cell table:number-columns-repeated="968"/>
        </table:table-row>
        <table:table-row table:style-name="ro3">
          <table:table-cell office:value-type="float" office:value="2605">
            <text:p>2605</text:p>
          </table:table-cell>
          <table:table-cell office:value-type="string">
            <text:p>L.BRIOSCHI</text:p>
          </table:table-cell>
          <table:table-cell office:value-type="string">
            <text:p>ALPINISTICO</text:p>
          </table:table-cell>
          <table:table-cell office:value-type="string">
            <text:p>PASTURO</text:p>
          </table:table-cell>
          <table:table-cell office:value-type="string">
            <text:p>LECCO</text:p>
          </table:table-cell>
          <table:table-cell office:value-type="string">
            <text:p>VETTA GRIGNA SETTENTRIONALE</text:p>
          </table:table-cell>
          <table:table-cell/>
          <table:table-cell office:value-type="string">
            <text:p>VALSASSINA - VALVARRONE - VAL D'ESINO - RIVIERA</text:p>
          </table:table-cell>
          <table:table-cell office:value-type="float" office:value="2403">
            <text:p>2403</text:p>
          </table:table-cell>
          <table:table-cell office:value-type="float" office:value="390341910498">
            <text:p>390341910498</text:p>
          </table:table-cell>
          <table:table-cell office:value-type="float" office:value="393288647386">
            <text:p>393288647386</text:p>
          </table:table-cell>
          <table:table-cell table:number-columns-repeated="2"/>
          <table:table-cell office:value-type="string">
            <text:p>www.rifugiobrioschi.com</text:p>
          </table:table-cell>
          <table:table-cell office:value-type="string">
            <text:p>SI</text:p>
          </table:table-cell>
          <table:table-cell office:value-type="string">
            <text:p>ALEX TORRICINI</text:p>
          </table:table-cell>
          <table:table-cell office:value-type="string">
            <text:p>info@rifugiobrioschi.com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I</text:p>
          </table:table-cell>
          <table:table-cell office:value-type="string">
            <text:p>01/01/2015;14/06/2015;Sabato,Domenica|15/06/2015;13/09/2015;Lunedì,Martedì,Mercoledì,Giovedì,Venerdì,Sabato,Domenica|19/09/2015;31/12/2015;Sabato,Domenica</text:p>
          </table:table-cell>
          <table:table-cell office:value-type="string">
            <text:p>SI</text:p>
          </table:table-cell>
          <table:table-cell office:value-type="string">
            <text:p>ADSL+VOIP satellitare tramite operatore Digitaria che si appoggia al satellite Astra</text:p>
          </table:table-cell>
          <table:table-cell office:value-type="string">
            <text:p>NO</text:p>
          </table:table-cell>
          <table:table-cell office:value-type="string">
            <text:p>palestrina di arrampicata 4/5 monotiri IV/V</text:p>
          </table:table-cell>
          <table:table-cell office:value-type="string">
            <text:p>+390341910498 /+393288647386</text:p>
          </table:table-cell>
          <table:table-cell office:value-type="string">
            <text:p>info@rifugiobrioschi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olle di Balisio</text:p>
          </table:table-cell>
          <table:table-cell office:value-type="float" office:value="1600">
            <text:p>16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Cainallo</text:p>
          </table:table-cell>
          <table:table-cell office:value-type="float" office:value="1000">
            <text:p>10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496">
            <text:p>3496</text:p>
          </table:table-cell>
          <table:table-cell office:value-type="string">
            <text:p>RIFUGIO MONTE POIETO</text:p>
          </table:table-cell>
          <table:table-cell office:value-type="string">
            <text:p>ESCURSIONISTICO</text:p>
          </table:table-cell>
          <table:table-cell office:value-type="string">
            <text:p>AVIATICO</text:p>
          </table:table-cell>
          <table:table-cell office:value-type="string">
            <text:p>BERGAMO</text:p>
          </table:table-cell>
          <table:table-cell office:value-type="string">
            <text:p>MONTE POIETO </text:p>
          </table:table-cell>
          <table:table-cell office:value-type="string">
            <text:p>SERIANA</text:p>
          </table:table-cell>
          <table:table-cell office:value-type="string">
            <text:p>VALLE SERIANA</text:p>
          </table:table-cell>
          <table:table-cell office:value-type="float" office:value="1370">
            <text:p>1370</text:p>
          </table:table-cell>
          <table:table-cell office:value-type="string">
            <text:p>035779184</text:p>
          </table:table-cell>
          <table:table-cell table:number-columns-repeated="3"/>
          <table:table-cell office:value-type="string">
            <text:p>montepoieto.it</text:p>
          </table:table-cell>
          <table:table-cell office:value-type="string">
            <text:p>NO</text:p>
          </table:table-cell>
          <table:table-cell office:value-type="string">
            <text:p>ANSELMO STEFANO DENTELLA</text:p>
          </table:table-cell>
          <table:table-cell office:value-type="string">
            <text:p>stefano.dentella@libero.it</text:p>
          </table:table-cell>
          <table:table-cell table:number-columns-repeated="3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10/01/2015;14/06/2015;Sabato,Domenica|12/09/2015;13/12/2015;Sabato,Domenica|19/12/2015;31/12/2015;Lunedì,Martedì,Mercoledì,Giovedì,Venerdì,Sabato,Domenica|20/06/2015;06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5779184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string">
            <text:p>SI</text:p>
          </table:table-cell>
          <table:table-cell office:value-type="string">
            <text:p>AVIATICO</text:p>
          </table:table-cell>
          <table:table-cell office:value-type="float" office:value="350">
            <text:p>350</text:p>
          </table:table-cell>
          <table:table-cell office:value-type="float" office:value="1.66666666666667">
            <text:p>1,66666666666667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AVIATICO</text:p>
          </table:table-cell>
          <table:table-cell office:value-type="float" office:value="350">
            <text:p>350</text:p>
          </table:table-cell>
          <table:table-cell office:value-type="float" office:value="0.833333333333333">
            <text:p>0,833333333333333</text:p>
          </table:table-cell>
          <table:table-cell table:number-columns-repeated="2"/>
          <table:table-cell office:value-type="string">
            <text:p>AVIATIC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95">
            <text:p>2595</text:p>
          </table:table-cell>
          <table:table-cell office:value-type="string">
            <text:p>L. GIANETTI e A.PIACCO</text:p>
          </table:table-cell>
          <table:table-cell office:value-type="string">
            <text:p>ALPI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VAL MASINO</text:p>
          </table:table-cell>
          <table:table-cell office:value-type="string">
            <text:p>PORCELLIZZO</text:p>
          </table:table-cell>
          <table:table-cell office:value-type="string">
            <text:p>VALTELLINA DI MORBEGNO</text:p>
          </table:table-cell>
          <table:table-cell office:value-type="float" office:value="2534">
            <text:p>2534</text:p>
          </table:table-cell>
          <table:table-cell office:value-type="float" office:value="390342645161">
            <text:p>390342645161</text:p>
          </table:table-cell>
          <table:table-cell/>
          <table:table-cell table:number-columns-repeated="2" office:value-type="float" office:value="390342641127">
            <text:p>390342641127</text:p>
          </table:table-cell>
          <table:table-cell table:number-columns-repeated="2"/>
          <table:table-cell office:value-type="string">
            <text:p>GIACOMO FIORELLI</text:p>
          </table:table-cell>
          <table:table-cell office:value-type="string">
            <text:p>sport.fiorelli@virgilio.it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20/06/2015;30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ADSL+VOIP satellitare tramite operatore Digitaria che si appoggia al satellite Astra</text:p>
          </table:table-cell>
          <table:table-cell office:value-type="string">
            <text:p>SI</text:p>
          </table:table-cell>
          <table:table-cell office:value-type="string">
            <text:p>palestra arrampicata</text:p>
          </table:table-cell>
          <table:table-cell office:value-type="float" office:value="390342645161">
            <text:p>390342645161</text:p>
          </table:table-cell>
          <table:table-cell office:value-type="string">
            <text:p>sport.fiorelli@virgili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agni di Masino</text:p>
          </table:table-cell>
          <table:table-cell office:value-type="float" office:value="1362">
            <text:p>1362</text:p>
          </table:table-cell>
          <table:table-cell office:value-type="string">
            <text:p>03:3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252">
            <text:p>2252</text:p>
          </table:table-cell>
          <table:table-cell office:value-type="string">
            <text:p>rifugio mello</text:p>
          </table:table-cell>
          <table:table-cell office:value-type="string">
            <text:p>ALPI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cascina piana</text:p>
          </table:table-cell>
          <table:table-cell office:value-type="string">
            <text:p>di mello</text:p>
          </table:table-cell>
          <table:table-cell office:value-type="string">
            <text:p>VALTELLINA DI MORBEGNO</text:p>
          </table:table-cell>
          <table:table-cell office:value-type="float" office:value="1092">
            <text:p>1092</text:p>
          </table:table-cell>
          <table:table-cell office:value-type="float" office:value="3385612670">
            <text:p>3385612670</text:p>
          </table:table-cell>
          <table:table-cell table:number-columns-repeated="3"/>
          <table:table-cell office:value-type="string">
            <text:p>rifugiomello.it</text:p>
          </table:table-cell>
          <table:table-cell office:value-type="string">
            <text:p>NO</text:p>
          </table:table-cell>
          <table:table-cell office:value-type="string">
            <text:p>maxenti simona</text:p>
          </table:table-cell>
          <table:table-cell office:value-type="string">
            <text:p>SIMONAMAXENTI80@GMAIL.COM</text:p>
          </table:table-cell>
          <table:table-cell table:number-columns-repeated="3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01/05/2015;01/11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Area attrezzata per bambini</text:p>
          </table:table-cell>
          <table:table-cell office:value-type="float" office:value="3385612670">
            <text:p>3385612670</text:p>
          </table:table-cell>
          <table:table-cell/>
          <table:table-cell office:value-type="string">
            <text:p>locale di fortuna - infermieria</text:p>
          </table:table-cell>
          <table:table-cell table:number-columns-repeated="2" office:value-type="string">
            <text:p>SI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I</text:p>
          </table:table-cell>
          <table:table-cell office:value-type="string">
            <text:p>Parcheggio Val di Mello</text:p>
          </table:table-cell>
          <table:table-cell office:value-type="float" office:value="90">
            <text:p>90</text:p>
          </table:table-cell>
          <table:table-cell office:value-type="string">
            <text:p>00:15</text:p>
          </table:table-cell>
          <table:table-cell office:value-type="string">
            <text:p>T</text:p>
          </table:table-cell>
          <table:table-cell office:value-type="string">
            <text:p>San Martino</text:p>
          </table:table-cell>
          <table:table-cell office:value-type="float" office:value="150">
            <text:p>150</text:p>
          </table:table-cell>
          <table:table-cell office:value-type="string">
            <text:p>00:4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 office:value-type="string">
            <text:p>Parcheggio Val di Mello</text:p>
          </table:table-cell>
          <table:table-cell office:value-type="float" office:value="90">
            <text:p>90</text:p>
          </table:table-cell>
          <table:table-cell office:value-type="string">
            <text:p>00:1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235">
            <text:p>3235</text:p>
          </table:table-cell>
          <table:table-cell office:value-type="string">
            <text:p>Rifugio Antonio Curò</text:p>
          </table:table-cell>
          <table:table-cell office:value-type="string">
            <text:p>ALPINISTICO</text:p>
          </table:table-cell>
          <table:table-cell office:value-type="string">
            <text:p>VALBONDIONE</text:p>
          </table:table-cell>
          <table:table-cell office:value-type="string">
            <text:p>BERGAMO</text:p>
          </table:table-cell>
          <table:table-cell office:value-type="string">
            <text:p>Barbellino</text:p>
          </table:table-cell>
          <table:table-cell/>
          <table:table-cell office:value-type="string">
            <text:p>VALLE SERIANA</text:p>
          </table:table-cell>
          <table:table-cell office:value-type="float" office:value="1915">
            <text:p>1915</text:p>
          </table:table-cell>
          <table:table-cell office:value-type="string">
            <text:p>034644076</text:p>
          </table:table-cell>
          <table:table-cell office:value-type="float" office:value="3331013878">
            <text:p>3331013878</text:p>
          </table:table-cell>
          <table:table-cell table:number-columns-repeated="2" office:value-type="string">
            <text:p>034644076</text:p>
          </table:table-cell>
          <table:table-cell office:value-type="string">
            <text:p>www.antoniocuro.it</text:p>
          </table:table-cell>
          <table:table-cell office:value-type="string">
            <text:p>SI</text:p>
          </table:table-cell>
          <table:table-cell office:value-type="string">
            <text:p>Alta Quota s.n.c.</text:p>
          </table:table-cell>
          <table:table-cell office:value-type="string">
            <text:p>info@antoniocuro.it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01/05/2015;31/05/2015;Sabato,Domenica|01/06/2015;04/10/2015;Lunedì,Martedì,Mercoledì,Giovedì,Venerdì,Sabato,Domenica|05/10/2015;01/11/2015;Sabato,Domenica</text:p>
          </table:table-cell>
          <table:table-cell office:value-type="string">
            <text:p>SI</text:p>
          </table:table-cell>
          <table:table-cell office:value-type="string">
            <text:p>wirless</text:p>
          </table:table-cell>
          <table:table-cell office:value-type="string">
            <text:p>SI</text:p>
          </table:table-cell>
          <table:table-cell office:value-type="string">
            <text:p>palestra arrampicata</text:p>
          </table:table-cell>
          <table:table-cell office:value-type="string">
            <text:p>034644076</text:p>
          </table:table-cell>
          <table:table-cell office:value-type="string">
            <text:p>info@antoniocur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Valbondione</text:p>
          </table:table-cell>
          <table:table-cell office:value-type="float" office:value="1000">
            <text:p>10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Lizzola</text:p>
          </table:table-cell>
          <table:table-cell office:value-type="float" office:value="0">
            <text:p>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Valbondione</text:p>
          </table:table-cell>
          <table:table-cell office:value-type="float" office:value="1000">
            <text:p>1000</text:p>
          </table:table-cell>
          <table:table-cell office:value-type="string">
            <text:p>02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736">
            <text:p>2736</text:p>
          </table:table-cell>
          <table:table-cell office:value-type="string">
            <text:p>rifugio malga stain</text:p>
          </table:table-cell>
          <table:table-cell office:value-type="string">
            <text:p>ALPINISTICO</text:p>
          </table:table-cell>
          <table:table-cell office:value-type="string">
            <text:p>EDOLO</text:p>
          </table:table-cell>
          <table:table-cell office:value-type="string">
            <text:p>BRESCIA</text:p>
          </table:table-cell>
          <table:table-cell office:value-type="string">
            <text:p>belvedere</text:p>
          </table:table-cell>
          <table:table-cell office:value-type="string">
            <text:p>gallinera</text:p>
          </table:table-cell>
          <table:table-cell office:value-type="string">
            <text:p>DI VALLECAMONICA</text:p>
          </table:table-cell>
          <table:table-cell office:value-type="float" office:value="1832">
            <text:p>1832</text:p>
          </table:table-cell>
          <table:table-cell table:number-columns-repeated="2" office:value-type="float" office:value="3388542450">
            <text:p>3388542450</text:p>
          </table:table-cell>
          <table:table-cell table:number-columns-repeated="2"/>
          <table:table-cell office:value-type="string">
            <text:p>www.rifugiomalgastain.it</text:p>
          </table:table-cell>
          <table:table-cell office:value-type="string">
            <text:p>NO</text:p>
          </table:table-cell>
          <table:table-cell office:value-type="string">
            <text:p>federico savardi</text:p>
          </table:table-cell>
          <table:table-cell office:value-type="string">
            <text:p>info@rifugiomalgastain.it</text:p>
          </table:table-cell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30/05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88542450">
            <text:p>3388542450</text:p>
          </table:table-cell>
          <table:table-cell office:value-type="string">
            <text:p>info@rifugiomalgastain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loc. preda</text:p>
          </table:table-cell>
          <table:table-cell office:value-type="float" office:value="250">
            <text:p>250</text:p>
          </table:table-cell>
          <table:table-cell office:value-type="string">
            <text:p>00:45</text:p>
          </table:table-cell>
          <table:table-cell office:value-type="string">
            <text:p>T</text:p>
          </table:table-cell>
          <table:table-cell office:value-type="string">
            <text:p>rifugio Sandro Occhi all'Aviolo</text:p>
          </table:table-cell>
          <table:table-cell office:value-type="float" office:value="450">
            <text:p>450</text:p>
          </table:table-cell>
          <table:table-cell office:value-type="string">
            <text:p>03:0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148">
            <text:p>2148</text:p>
          </table:table-cell>
          <table:table-cell office:value-type="string">
            <text:p>TRONA SOLIVA</text:p>
          </table:table-cell>
          <table:table-cell office:value-type="string">
            <text:p>ALPINISTICO</text:p>
          </table:table-cell>
          <table:table-cell office:value-type="string">
            <text:p>GEROLA ALTA</text:p>
          </table:table-cell>
          <table:table-cell office:value-type="string">
            <text:p>SONDRIO</text:p>
          </table:table-cell>
          <table:table-cell office:value-type="string">
            <text:p>TRONA SOLIVA</text:p>
          </table:table-cell>
          <table:table-cell office:value-type="string">
            <text:p>VALLE DELLA PIETRA</text:p>
          </table:table-cell>
          <table:table-cell office:value-type="string">
            <text:p>VALTELLINA DI MORBEGNO</text:p>
          </table:table-cell>
          <table:table-cell office:value-type="float" office:value="1907">
            <text:p>1907</text:p>
          </table:table-cell>
          <table:table-cell office:value-type="float" office:value="3403433090">
            <text:p>3403433090</text:p>
          </table:table-cell>
          <table:table-cell table:number-columns-repeated="3"/>
          <table:table-cell office:value-type="string">
            <text:p>rifugiotrona.it</text:p>
          </table:table-cell>
          <table:table-cell office:value-type="string">
            <text:p>NO</text:p>
          </table:table-cell>
          <table:table-cell office:value-type="string">
            <text:p>ELISA MONTANI</text:p>
          </table:table-cell>
          <table:table-cell office:value-type="string">
            <text:p>elimontani@libero.it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1/05/2015;25/10/2015;Sabato,Domenica|06/06/2015;06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chiavetta, banda larga</text:p>
          </table:table-cell>
          <table:table-cell office:value-type="string">
            <text:p>SI</text:p>
          </table:table-cell>
          <table:table-cell office:value-type="string">
            <text:p>palestra arrampicata 15 min; area giochi</text:p>
          </table:table-cell>
          <table:table-cell office:value-type="float" office:value="3403433090">
            <text:p>3403433090</text:p>
          </table:table-cell>
          <table:table-cell office:value-type="string">
            <text:p>rifugiotronasoliva@gmail.com</text:p>
          </table:table-cell>
          <table:table-cell office:value-type="string">
            <text:p>4 letti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laveggiolo</text:p>
          </table:table-cell>
          <table:table-cell office:value-type="float" office:value="450">
            <text:p>45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gerola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escegallo</text:p>
          </table:table-cell>
          <table:table-cell office:value-type="float" office:value="450">
            <text:p>45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laveggiolo</text:p>
          </table:table-cell>
          <table:table-cell office:value-type="float" office:value="450">
            <text:p>450</text:p>
          </table:table-cell>
          <table:table-cell office:value-type="string">
            <text:p>01:00</text:p>
          </table:table-cell>
          <table:table-cell/>
          <table:table-cell office:value-type="string">
            <text:p>comune</text:p>
          </table:table-cell>
          <table:table-cell office:value-type="string">
            <text:p>Pescegall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47">
            <text:p>2047</text:p>
          </table:table-cell>
          <table:table-cell office:value-type="string">
            <text:p>Rifugio Quinto Alpini - Bertarelli</text:p>
          </table:table-cell>
          <table:table-cell office:value-type="string">
            <text:p>ALPINISTICO</text:p>
          </table:table-cell>
          <table:table-cell office:value-type="string">
            <text:p>VALFURVA</text:p>
          </table:table-cell>
          <table:table-cell office:value-type="string">
            <text:p>SONDRIO</text:p>
          </table:table-cell>
          <table:table-cell office:value-type="string">
            <text:p>val Zebrù</text:p>
          </table:table-cell>
          <table:table-cell office:value-type="string">
            <text:p>zebrù</text:p>
          </table:table-cell>
          <table:table-cell office:value-type="string">
            <text:p>ALTA VALTELLINA</text:p>
          </table:table-cell>
          <table:table-cell office:value-type="float" office:value="2877">
            <text:p>2877</text:p>
          </table:table-cell>
          <table:table-cell office:value-type="string">
            <text:p>0342929170</text:p>
          </table:table-cell>
          <table:table-cell office:value-type="float" office:value="3356574017">
            <text:p>3356574017</text:p>
          </table:table-cell>
          <table:table-cell table:number-columns-repeated="2" office:value-type="string">
            <text:p>0342929170</text:p>
          </table:table-cell>
          <table:table-cell office:value-type="string">
            <text:p>rifugioquintoalpini.it</text:p>
          </table:table-cell>
          <table:table-cell office:value-type="string">
            <text:p>SI</text:p>
          </table:table-cell>
          <table:table-cell office:value-type="string">
            <text:p>Michele Bariselli</text:p>
          </table:table-cell>
          <table:table-cell office:value-type="string">
            <text:p>info@rifugioquintoalpini.it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12/06/2015;23/09/2015;Lunedì,Martedì,Mercoledì,Giovedì,Venerdì,Sabato,Domenica|12/06/2015;23/09/2015;Lunedì,Martedì,Mercoledì,Giovedì,Venerdì,Sabato,Domenica|12/06/2015;23/09/2015;Lunedì,Martedì,Mercoledì,Giovedì,Venerdì,Sabato,Domenica|12/06/2015;23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satellitare infopoint regione</text:p>
          </table:table-cell>
          <table:table-cell office:value-type="string">
            <text:p>NO</text:p>
          </table:table-cell>
          <table:table-cell office:value-type="string">
            <text:p>Palestra di Arrampicata</text:p>
          </table:table-cell>
          <table:table-cell office:value-type="string">
            <text:p>0342929170</text:p>
          </table:table-cell>
          <table:table-cell office:value-type="string">
            <text:p>info@rifugioquintoalpini.it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archeggio di Niblogo (sentiero 29)</text:p>
          </table:table-cell>
          <table:table-cell office:value-type="float" office:value="1250">
            <text:p>125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Rifugio Pizzini per il sentiero 30 e 30/B</text:p>
          </table:table-cell>
          <table:table-cell office:value-type="float" office:value="800">
            <text:p>80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Parcheggio di Niblogo</text:p>
          </table:table-cell>
          <table:table-cell office:value-type="float" office:value="1250">
            <text:p>1250</text:p>
          </table:table-cell>
          <table:table-cell office:value-type="string">
            <text:p>03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393">
            <text:p>2393</text:p>
          </table:table-cell>
          <table:table-cell office:value-type="string">
            <text:p>Cristina</text:p>
          </table:table-cell>
          <table:table-cell office:value-type="string">
            <text:p>ALPI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Alpe prabello</text:p>
          </table:table-cell>
          <table:table-cell office:value-type="string">
            <text:p>malenco</text:p>
          </table:table-cell>
          <table:table-cell office:value-type="string">
            <text:p>VALTELLINA DI SONDRIO</text:p>
          </table:table-cell>
          <table:table-cell office:value-type="float" office:value="2287">
            <text:p>2287</text:p>
          </table:table-cell>
          <table:table-cell office:value-type="string">
            <text:p>0342452398</text:p>
          </table:table-cell>
          <table:table-cell office:value-type="float" office:value="3393574221">
            <text:p>3393574221</text:p>
          </table:table-cell>
          <table:table-cell table:number-columns-repeated="2"/>
          <table:table-cell office:value-type="string">
            <text:p>rifugiocristina.altervista.org</text:p>
          </table:table-cell>
          <table:table-cell office:value-type="string">
            <text:p>NO</text:p>
          </table:table-cell>
          <table:table-cell office:value-type="string">
            <text:p>Negrini vania e C snc</text:p>
          </table:table-cell>
          <table:table-cell office:value-type="string">
            <text:p>rifugio.cristina@tiscali.it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SI</text:p>
          </table:table-cell>
          <table:table-cell office:value-type="string">
            <text:p>01/01/2015;06/01/2015;Lunedì,Martedì,Mercoledì,Giovedì,Venerdì,Sabato,Domenica|04/04/2015;06/04/2015;Lunedì,Sabato,Domenica|06/06/2015;07/06/2015;Sabato,Domenica|07/02/2015;08/02/2015;Sabato,Domenica|07/03/2015;08/03/2015;Sabato,Domenica|10/01/2015;11/01/2015;Sabato,Domenica|13/06/2015;14/06/2015;Sabato,Domenica|14/02/2015;15/02/2015;Sabato,Domenica|14/03/2015;15/03/2015;Sabato,Domenica|15/06/2015;12/09/2015;|17/01/2015;18/01/2015;Sabato,Domenica|19/09/2015;20/09/2015;Sabato,Domenica|21/02/2015;22/02/2015;Sabato,Domenica|21/03/2015;22/03/2015;Sabato,Domenica|24/01/2015;25/01/2015;Sabato,Domenica|26/09/2015;27/09/2015;Sabato,Domenica|28/02/2015;01/03/2015;Sabato,Domenica|28/03/2015;29/03/2015;Sabato,Domenica|28/12/2015;31/12/2015;|31/01/2015;01/02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2452398</text:p>
          </table:table-cell>
          <table:table-cell office:value-type="string">
            <text:p>rifugio.cristina@tiscali.it</text:p>
          </table:table-cell>
          <table:table-cell office:value-type="string">
            <text:p>Baita adiacente rifugio</text:p>
          </table:table-cell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ampo moro</text:p>
          </table:table-cell>
          <table:table-cell office:value-type="float" office:value="300">
            <text:p>30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campo moro</text:p>
          </table:table-cell>
          <table:table-cell office:value-type="float" office:value="300">
            <text:p>3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poschiavo CH</text:p>
          </table:table-cell>
          <table:table-cell office:value-type="float" office:value="0">
            <text:p>0</text:p>
          </table:table-cell>
          <table:table-cell office:value-type="string">
            <text:p>06:00</text:p>
          </table:table-cell>
          <table:table-cell office:value-type="string">
            <text:p>E</text:p>
          </table:table-cell>
          <table:table-cell office:value-type="string">
            <text:p>Campo Franscia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416">
            <text:p>2416</text:p>
          </table:table-cell>
          <table:table-cell office:value-type="string">
            <text:p>passo san marco 2000 s.n.c.</text:p>
          </table:table-cell>
          <table:table-cell office:value-type="string">
            <text:p>ESCURSIONISTICO</text:p>
          </table:table-cell>
          <table:table-cell office:value-type="string">
            <text:p>MEZZOLDO</text:p>
          </table:table-cell>
          <table:table-cell office:value-type="string">
            <text:p>BERGAMO</text:p>
          </table:table-cell>
          <table:table-cell office:value-type="string">
            <text:p>la cola snc</text:p>
          </table:table-cell>
          <table:table-cell office:value-type="string">
            <text:p>valle dell'olmo</text:p>
          </table:table-cell>
          <table:table-cell office:value-type="string">
            <text:p>VALLE BREMBANA</text:p>
          </table:table-cell>
          <table:table-cell office:value-type="float" office:value="1850">
            <text:p>1850</text:p>
          </table:table-cell>
          <table:table-cell office:value-type="string">
            <text:p>034586020</text:p>
          </table:table-cell>
          <table:table-cell office:value-type="float" office:value="3498048505">
            <text:p>3498048505</text:p>
          </table:table-cell>
          <table:table-cell office:value-type="string">
            <text:p>034586020</text:p>
          </table:table-cell>
          <table:table-cell/>
          <table:table-cell office:value-type="string">
            <text:p>altobrembo.it</text:p>
          </table:table-cell>
          <table:table-cell office:value-type="string">
            <text:p>SI</text:p>
          </table:table-cell>
          <table:table-cell office:value-type="string">
            <text:p>serena balicco</text:p>
          </table:table-cell>
          <table:table-cell office:value-type="string">
            <text:p>sanmarco2000@live.it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4/2015;31/12/2015;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camere con asciugacapelli</text:p>
          </table:table-cell>
          <table:table-cell office:value-type="string">
            <text:p>034586020</text:p>
          </table:table-cell>
          <table:table-cell office:value-type="string">
            <text:p>Sanmarco2000@live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I</text:p>
          </table:table-cell>
          <table:table-cell office:value-type="string">
            <text:p>mezzoldo</text:p>
          </table:table-cell>
          <table:table-cell office:value-type="float" office:value="1000">
            <text:p>100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averara</text:p>
          </table:table-cell>
          <table:table-cell office:value-type="float" office:value="1350">
            <text:p>1350</text:p>
          </table:table-cell>
          <table:table-cell office:value-type="string">
            <text:p>02:20</text:p>
          </table:table-cell>
          <table:table-cell office:value-type="string">
            <text:p>E</text:p>
          </table:table-cell>
          <table:table-cell office:value-type="string">
            <text:p>albaredo</text:p>
          </table:table-cell>
          <table:table-cell office:value-type="float" office:value="1100">
            <text:p>1100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 office:value-type="string">
            <text:p>mORBEGNO</text:p>
          </table:table-cell>
          <table:table-cell office:value-type="float" office:value="1720">
            <text:p>1720</text:p>
          </table:table-cell>
          <table:table-cell office:value-type="string">
            <text:p>03:00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ALPE LAGO</text:p>
          </table:table-cell>
          <table:table-cell office:value-type="string">
            <text:p>ESCURSIONISTICO</text:p>
          </table:table-cell>
          <table:table-cell office:value-type="string">
            <text:p>ALBAREDO PER SAN MARCO</text:p>
          </table:table-cell>
          <table:table-cell office:value-type="string">
            <text:p>SONDRIO</text:p>
          </table:table-cell>
          <table:table-cell office:value-type="string">
            <text:p>ALPE LAGO</text:p>
          </table:table-cell>
          <table:table-cell office:value-type="string">
            <text:p>Valle del Bitto di Albaredo</text:p>
          </table:table-cell>
          <table:table-cell office:value-type="string">
            <text:p>VALTELLINA DI MORBEGNO</text:p>
          </table:table-cell>
          <table:table-cell office:value-type="float" office:value="1550">
            <text:p>1550</text:p>
          </table:table-cell>
          <table:table-cell office:value-type="float" office:value="3385699172">
            <text:p>3385699172</text:p>
          </table:table-cell>
          <table:table-cell office:value-type="float" office:value="3333837326">
            <text:p>3333837326</text:p>
          </table:table-cell>
          <table:table-cell table:number-columns-repeated="2"/>
          <table:table-cell office:value-type="string">
            <text:p>vallidelbitto.it</text:p>
          </table:table-cell>
          <table:table-cell office:value-type="string">
            <text:p>NO</text:p>
          </table:table-cell>
          <table:table-cell office:value-type="string">
            <text:p>MICHELANGELO MAZZONI</text:p>
          </table:table-cell>
          <table:table-cell office:value-type="string">
            <text:p>ramo-rik-@yahoo.com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85699172">
            <text:p>3385699172</text:p>
          </table:table-cell>
          <table:table-cell office:value-type="string">
            <text:p>acalbaredo@prov.it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TRADA PROVLE N. 8</text:p>
          </table:table-cell>
          <table:table-cell office:value-type="float" office:value="50">
            <text:p>50</text:p>
          </table:table-cell>
          <table:table-cell office:value-type="string">
            <text:p>00:15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87">
            <text:p>1787</text:p>
          </table:table-cell>
          <table:table-cell office:value-type="string">
            <text:p>Rifugio Savogno</text:p>
          </table:table-cell>
          <table:table-cell office:value-type="string">
            <text:p>ESCURSIONISTICO</text:p>
          </table:table-cell>
          <table:table-cell office:value-type="string">
            <text:p>PIURO</text:p>
          </table:table-cell>
          <table:table-cell office:value-type="string">
            <text:p>SONDRIO</text:p>
          </table:table-cell>
          <table:table-cell office:value-type="string">
            <text:p>Savogno</text:p>
          </table:table-cell>
          <table:table-cell office:value-type="string">
            <text:p>Valchiavenna</text:p>
          </table:table-cell>
          <table:table-cell office:value-type="string">
            <text:p>VALCHIAVENNA</text:p>
          </table:table-cell>
          <table:table-cell office:value-type="float" office:value="928">
            <text:p>928</text:p>
          </table:table-cell>
          <table:table-cell office:value-type="string">
            <text:p>0039-034334699</text:p>
          </table:table-cell>
          <table:table-cell/>
          <table:table-cell table:number-columns-repeated="2" office:value-type="string">
            <text:p>0039-034334699</text:p>
          </table:table-cell>
          <table:table-cell office:value-type="string">
            <text:p>www.rifugiosavogno.it</text:p>
          </table:table-cell>
          <table:table-cell office:value-type="string">
            <text:p>SI</text:p>
          </table:table-cell>
          <table:table-cell office:value-type="string">
            <text:p>Federico rampino</text:p>
          </table:table-cell>
          <table:table-cell office:value-type="string">
            <text:p>info@rifugiosavogno.it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/01/2015;01/06/2015;Venerdì,Sabato,Domenica|01/06/2015;30/11/2015;Martedì,Mercoledì,Giovedì,Venerdì,Sabato,Domenica|30/11/2015;31/12/2015;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039-034334699</text:p>
          </table:table-cell>
          <table:table-cell office:value-type="string">
            <text:p>rifugio@savogn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orgonuovo di Piuro</text:p>
          </table:table-cell>
          <table:table-cell office:value-type="float" office:value="403">
            <text:p>403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 office:value-type="string">
            <text:p>Fraz. Sant'Abbondio</text:p>
          </table:table-cell>
          <table:table-cell office:value-type="float" office:value="395">
            <text:p>395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 office:value-type="string">
            <text:p>Villa di Chiavenna</text:p>
          </table:table-cell>
          <table:table-cell office:value-type="float" office:value="375">
            <text:p>375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 office:value-type="string">
            <text:p>Villa di Chiavenna</text:p>
          </table:table-cell>
          <table:table-cell office:value-type="float" office:value="375">
            <text:p>375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605">
            <text:p>1605</text:p>
          </table:table-cell>
          <table:table-cell office:value-type="string">
            <text:p>BOSIO GALLI</text:p>
          </table:table-cell>
          <table:table-cell office:value-type="string">
            <text:p>ALPINISTICO</text:p>
          </table:table-cell>
          <table:table-cell office:value-type="string">
            <text:p>TORRE DI SANTA MARIA</text:p>
          </table:table-cell>
          <table:table-cell office:value-type="string">
            <text:p>SONDRIO</text:p>
          </table:table-cell>
          <table:table-cell office:value-type="string">
            <text:p>ALPE AIRALE</text:p>
          </table:table-cell>
          <table:table-cell office:value-type="string">
            <text:p>TORREGGIO</text:p>
          </table:table-cell>
          <table:table-cell office:value-type="string">
            <text:p>VALTELLINA DI SONDRIO</text:p>
          </table:table-cell>
          <table:table-cell office:value-type="float" office:value="2086">
            <text:p>2086</text:p>
          </table:table-cell>
          <table:table-cell office:value-type="string">
            <text:p>0342451655</text:p>
          </table:table-cell>
          <table:table-cell office:value-type="float" office:value="3473626860">
            <text:p>3473626860</text:p>
          </table:table-cell>
          <table:table-cell table:number-columns-repeated="2"/>
          <table:table-cell office:value-type="string">
            <text:p>CAIDESIO.NET</text:p>
          </table:table-cell>
          <table:table-cell office:value-type="string">
            <text:p>NO</text:p>
          </table:table-cell>
          <table:table-cell office:value-type="string">
            <text:p>LOTTI CESARE</text:p>
          </table:table-cell>
          <table:table-cell office:value-type="string">
            <text:p>rifugiobosio@gmail.com</text:p>
          </table:table-cell>
          <table:table-cell table:number-columns-repeated="2"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01/06/2015;30/09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NO</text:p>
          </table:table-cell>
          <table:table-cell office:value-type="string">
            <text:p>Area per bambini con giochi e prato</text:p>
          </table:table-cell>
          <table:table-cell office:value-type="string">
            <text:p>0342 451655 </text:p>
          </table:table-cell>
          <table:table-cell office:value-type="string">
            <text:p>rifugiobosio@gmail.co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hiesa Val Malenco</text:p>
          </table:table-cell>
          <table:table-cell office:value-type="float" office:value="1100">
            <text:p>11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Piasci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Primolo</text:p>
          </table:table-cell>
          <table:table-cell office:value-type="float" office:value="800">
            <text:p>8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Chiesa val Malenco</text:p>
          </table:table-cell>
          <table:table-cell office:value-type="float" office:value="1100">
            <text:p>1100</text:p>
          </table:table-cell>
          <table:table-cell office:value-type="string">
            <text:p>02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171">
            <text:p>2171</text:p>
          </table:table-cell>
          <table:table-cell office:value-type="string">
            <text:p>Franco Tonolini</text:p>
          </table:table-cell>
          <table:table-cell office:value-type="string">
            <text:p>ALPINISTICO</text:p>
          </table:table-cell>
          <table:table-cell office:value-type="string">
            <text:p>SONICO</text:p>
          </table:table-cell>
          <table:table-cell office:value-type="string">
            <text:p>BRESCIA</text:p>
          </table:table-cell>
          <table:table-cell office:value-type="string">
            <text:p>lago Rotondo</text:p>
          </table:table-cell>
          <table:table-cell office:value-type="string">
            <text:p>Conca del Baitone</text:p>
          </table:table-cell>
          <table:table-cell office:value-type="string">
            <text:p>DI VALLECAMONICA</text:p>
          </table:table-cell>
          <table:table-cell office:value-type="float" office:value="2450">
            <text:p>2450</text:p>
          </table:table-cell>
          <table:table-cell office:value-type="string">
            <text:p>0364 71181</text:p>
          </table:table-cell>
          <table:table-cell table:number-columns-repeated="5"/>
          <table:table-cell office:value-type="string">
            <text:p>Fabio Madeo</text:p>
          </table:table-cell>
          <table:table-cell office:value-type="string">
            <text:p>fabio.madeo@alice.it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SI</text:p>
          </table:table-cell>
          <table:table-cell office:value-type="string">
            <text:p>13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4 71181</text:p>
          </table:table-cell>
          <table:table-cell/>
          <table:table-cell office:value-type="string">
            <text:p>bivacco invernale</text:p>
          </table:table-cell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alga Premassone</text:p>
          </table:table-cell>
          <table:table-cell office:value-type="float" office:value="850">
            <text:p>85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Rif.Serafino Gnutti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Rif.Giuseppe Garibaldi</text:p>
          </table:table-cell>
          <table:table-cell office:value-type="float" office:value="950">
            <text:p>950</text:p>
          </table:table-cell>
          <table:table-cell office:value-type="string">
            <text:p>05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738">
            <text:p>2738</text:p>
          </table:table-cell>
          <table:table-cell office:value-type="string">
            <text:p>Rifugio Premassone</text:p>
          </table:table-cell>
          <table:table-cell office:value-type="string">
            <text:p>ESCURSIONISTICO</text:p>
          </table:table-cell>
          <table:table-cell office:value-type="string">
            <text:p>SONICO</text:p>
          </table:table-cell>
          <table:table-cell office:value-type="string">
            <text:p>BRESCIA</text:p>
          </table:table-cell>
          <table:table-cell office:value-type="string">
            <text:p>Premassone</text:p>
          </table:table-cell>
          <table:table-cell office:value-type="string">
            <text:p>val malga</text:p>
          </table:table-cell>
          <table:table-cell office:value-type="string">
            <text:p>DI VALLECAMONICA</text:p>
          </table:table-cell>
          <table:table-cell office:value-type="float" office:value="1650">
            <text:p>1650</text:p>
          </table:table-cell>
          <table:table-cell office:value-type="string">
            <text:p>0364/75163</text:p>
          </table:table-cell>
          <table:table-cell office:value-type="string">
            <text:p>339 7471594</text:p>
          </table:table-cell>
          <table:table-cell table:number-columns-repeated="4"/>
          <table:table-cell office:value-type="string">
            <text:p>gabriella fioletti</text:p>
          </table:table-cell>
          <table:table-cell office:value-type="string">
            <text:p>fioletti.g@gmail.com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1/05/2015;31/10/2015;Lunedì,Martedì,Mercoledì,Giovedì,Venerdì,Sabato,Domenica|01/05/2015;31/10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percorso vita, parco giochi bambini</text:p>
          </table:table-cell>
          <table:table-cell office:value-type="float" office:value="3397471594">
            <text:p>3397471594</text:p>
          </table:table-cell>
          <table:table-cell office:value-type="string">
            <text:p>fioletti.g@gmail.com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Garda</text:p>
          </table:table-cell>
          <table:table-cell office:value-type="float" office:value="600">
            <text:p>6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Sonico</text:p>
          </table:table-cell>
          <table:table-cell office:value-type="float" office:value="1000">
            <text:p>1000</text:p>
          </table:table-cell>
          <table:table-cell office:value-type="string">
            <text:p>02:00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968"/>
        </table:table-row>
        <table:table-row table:style-name="ro3">
          <table:table-cell office:value-type="float" office:value="2332">
            <text:p>2332</text:p>
          </table:table-cell>
          <table:table-cell office:value-type="string">
            <text:p>RIFUGIO VAL MALGA</text:p>
          </table:table-cell>
          <table:table-cell office:value-type="string">
            <text:p>ESCURSIONISTICO</text:p>
          </table:table-cell>
          <table:table-cell office:value-type="string">
            <text:p>SONICO</text:p>
          </table:table-cell>
          <table:table-cell office:value-type="string">
            <text:p>BRESCIA</text:p>
          </table:table-cell>
          <table:table-cell office:value-type="string">
            <text:p>PONTE FAETO</text:p>
          </table:table-cell>
          <table:table-cell office:value-type="string">
            <text:p>MALGA</text:p>
          </table:table-cell>
          <table:table-cell office:value-type="string">
            <text:p>DI VALLECAMONICA</text:p>
          </table:table-cell>
          <table:table-cell office:value-type="float" office:value="1170">
            <text:p>1170</text:p>
          </table:table-cell>
          <table:table-cell office:value-type="string">
            <text:p>036475340</text:p>
          </table:table-cell>
          <table:table-cell office:value-type="float" office:value="3470040445">
            <text:p>3470040445</text:p>
          </table:table-cell>
          <table:table-cell table:number-columns-repeated="4"/>
          <table:table-cell office:value-type="string">
            <text:p>GERMANO GIORGIO</text:p>
          </table:table-cell>
          <table:table-cell office:value-type="string">
            <text:p>GERMANO.GIORGIO@LIBERO.IT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01/04/2015;30/10/2015;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AREA PARCHEGGIO PARCO ADAMELLO</text:p>
          </table:table-cell>
          <table:table-cell office:value-type="string">
            <text:p>380/89455258</text:p>
          </table:table-cell>
          <table:table-cell office:value-type="string">
            <text:p>germano.giorgio@liber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RINO DI SONICO</text:p>
          </table:table-cell>
          <table:table-cell office:value-type="float" office:value="500">
            <text:p>50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SONICO</text:p>
          </table:table-cell>
          <table:table-cell office:value-type="float" office:value="500">
            <text:p>500</text:p>
          </table:table-cell>
          <table:table-cell office:value-type="string">
            <text:p>02:00</text:p>
          </table:table-cell>
          <table:table-cell office:value-type="string">
            <text:p>AUTO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968"/>
        </table:table-row>
        <table:table-row table:style-name="ro3">
          <table:table-cell office:value-type="float" office:value="1606">
            <text:p>1606</text:p>
          </table:table-cell>
          <table:table-cell office:value-type="string">
            <text:p>SHAMBALA'</text:p>
          </table:table-cell>
          <table:table-cell office:value-type="string">
            <text:p>ESCURSIONISTICO</text:p>
          </table:table-cell>
          <table:table-cell office:value-type="string">
            <text:p>CASARGO</text:p>
          </table:table-cell>
          <table:table-cell office:value-type="string">
            <text:p>LECCO</text:p>
          </table:table-cell>
          <table:table-cell office:value-type="string">
            <text:p>ALPE GIUMELLO</text:p>
          </table:table-cell>
          <table:table-cell office:value-type="string">
            <text:p>ALTA 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550">
            <text:p>1550</text:p>
          </table:table-cell>
          <table:table-cell office:value-type="string">
            <text:p>0341802024</text:p>
          </table:table-cell>
          <table:table-cell office:value-type="float" office:value="3495821985">
            <text:p>3495821985</text:p>
          </table:table-cell>
          <table:table-cell table:number-columns-repeated="2" office:value-type="string">
            <text:p>0341802024</text:p>
          </table:table-cell>
          <table:table-cell office:value-type="string">
            <text:p>www.rifugioshambala.it</text:p>
          </table:table-cell>
          <table:table-cell office:value-type="string">
            <text:p>SI</text:p>
          </table:table-cell>
          <table:table-cell office:value-type="string">
            <text:p>flavio spazzadeschi</text:p>
          </table:table-cell>
          <table:table-cell office:value-type="string">
            <text:p>flaviolellagiumello@libero.it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Venerdì,Sabato,Domenica|01/01/2015;31/12/2015;Lunedì,Martedì,Mercoledì,Venerdì,Sabato,Domenica|01/06/2015;30/09/2015;Lunedì,Martedì,Mercoledì,Giovedì,Venerdì,Sabato,Domenica|01/06/2015;30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linea telefonica</text:p>
          </table:table-cell>
          <table:table-cell office:value-type="string">
            <text:p>SI</text:p>
          </table:table-cell>
          <table:table-cell office:value-type="string">
            <text:p>sala riunioni</text:p>
          </table:table-cell>
          <table:table-cell office:value-type="string">
            <text:p>0341802024</text:p>
          </table:table-cell>
          <table:table-cell office:value-type="string">
            <text:p>info@rifugioshambala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string">
            <text:p>SI</text:p>
          </table:table-cell>
          <table:table-cell office:value-type="string">
            <text:p>indovero</text:p>
          </table:table-cell>
          <table:table-cell office:value-type="float" office:value="700">
            <text:p>700</text:p>
          </table:table-cell>
          <table:table-cell office:value-type="string">
            <text:p>03:00</text:p>
          </table:table-cell>
          <table:table-cell office:value-type="string">
            <text:p>T</text:p>
          </table:table-cell>
          <table:table-cell office:value-type="string">
            <text:p>mornico</text:p>
          </table:table-cell>
          <table:table-cell office:value-type="float" office:value="500">
            <text:p>5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casargo</text:p>
          </table:table-cell>
          <table:table-cell office:value-type="float" office:value="550">
            <text:p>55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indovero</text:p>
          </table:table-cell>
          <table:table-cell office:value-type="float" office:value="700">
            <text:p>700</text:p>
          </table:table-cell>
          <table:table-cell office:value-type="string">
            <text:p>02:00</text:p>
          </table:table-cell>
          <table:table-cell office:value-type="string">
            <text:p>casargo</text:p>
          </table:table-cell>
          <table:table-cell office:value-type="string">
            <text:p>senza alcuna autorizzazione</text:p>
          </table:table-cell>
          <table:table-cell/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1585">
            <text:p>1585</text:p>
          </table:table-cell>
          <table:table-cell office:value-type="string">
            <text:p>RIFUGIO MADONNA DELLA NEVE</text:p>
          </table:table-cell>
          <table:table-cell office:value-type="string">
            <text:p>ALPINISTICO</text:p>
          </table:table-cell>
          <table:table-cell office:value-type="string">
            <text:p>INTROBIO</text:p>
          </table:table-cell>
          <table:table-cell office:value-type="string">
            <text:p>LECCO</text:p>
          </table:table-cell>
          <table:table-cell table:number-columns-repeated="2" office:value-type="string">
            <text:p>BIANDINO</text:p>
          </table:table-cell>
          <table:table-cell office:value-type="string">
            <text:p>VALSASSINA - VALVARRONE - VAL D'ESINO - RIVIERA</text:p>
          </table:table-cell>
          <table:table-cell office:value-type="float" office:value="1595">
            <text:p>1595</text:p>
          </table:table-cell>
          <table:table-cell office:value-type="string">
            <text:p>0341.981050</text:p>
          </table:table-cell>
          <table:table-cell office:value-type="float" office:value="3475433383">
            <text:p>3475433383</text:p>
          </table:table-cell>
          <table:table-cell table:number-columns-repeated="2"/>
          <table:table-cell office:value-type="string">
            <text:p>www.biandino.sitiwebs.com</text:p>
          </table:table-cell>
          <table:table-cell office:value-type="string">
            <text:p>NO</text:p>
          </table:table-cell>
          <table:table-cell office:value-type="string">
            <text:p>MOIRA BRINI</text:p>
          </table:table-cell>
          <table:table-cell office:value-type="string">
            <text:p>rifugiomadonnadellaneve@gmail.com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0/11/2015;Sabato,Domenica|01/07/2015;06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1981050</text:p>
          </table:table-cell>
          <table:table-cell office:value-type="string">
            <text:p>rifugiomadonnadellaneve@gmail.com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I</text:p>
          </table:table-cell>
          <table:table-cell office:value-type="string">
            <text:p>INTROBIO LC</text:p>
          </table:table-cell>
          <table:table-cell office:value-type="float" office:value="1000">
            <text:p>1000</text:p>
          </table:table-cell>
          <table:table-cell office:value-type="string">
            <text:p>03:0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INTROBIO</text:p>
          </table:table-cell>
          <table:table-cell office:value-type="float" office:value="1000">
            <text:p>1000</text:p>
          </table:table-cell>
          <table:table-cell office:value-type="string">
            <text:p>02:00</text:p>
          </table:table-cell>
          <table:table-cell office:value-type="string">
            <text:p>NO</text:p>
          </table:table-cell>
          <table:table-cell office:value-type="string">
            <text:p>--- non definito ---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90">
            <text:p>2090</text:p>
          </table:table-cell>
          <table:table-cell office:value-type="string">
            <text:p>RIFUGIO MARCHETT</text:p>
          </table:table-cell>
          <table:table-cell office:value-type="string">
            <text:p>ALPINISTICO</text:p>
          </table:table-cell>
          <table:table-cell table:number-columns-repeated="2" office:value-type="string">
            <text:p>LECCO</text:p>
          </table:table-cell>
          <table:table-cell office:value-type="string">
            <text:p>PIANI D'ERNA</text:p>
          </table:table-cell>
          <table:table-cell/>
          <table:table-cell office:value-type="string">
            <text:p>LARIO ORIENTALE - VALLE SAN MARTINO</text:p>
          </table:table-cell>
          <table:table-cell office:value-type="float" office:value="1248">
            <text:p>1248</text:p>
          </table:table-cell>
          <table:table-cell office:value-type="string">
            <text:p>0341/505019</text:p>
          </table:table-cell>
          <table:table-cell office:value-type="string">
            <text:p>347/6954610</text:p>
          </table:table-cell>
          <table:table-cell table:number-columns-repeated="2" office:value-type="string">
            <text:p>0341/505019</text:p>
          </table:table-cell>
          <table:table-cell office:value-type="string">
            <text:p>www.rifugiomarchett.it</text:p>
          </table:table-cell>
          <table:table-cell office:value-type="string">
            <text:p>NO</text:p>
          </table:table-cell>
          <table:table-cell office:value-type="string">
            <text:p>mattia tettamanzi</text:p>
          </table:table-cell>
          <table:table-cell office:value-type="string">
            <text:p>tettamanzimattia@gmail.com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Area attrezzata per bambini, disponibilità bob-slittini-ciaspole-palette da neve</text:p>
          </table:table-cell>
          <table:table-cell office:value-type="string">
            <text:p>0341/505019</text:p>
          </table:table-cell>
          <table:table-cell office:value-type="string">
            <text:p>tettamanzimattia@gmail.com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VERSASIO</text:p>
          </table:table-cell>
          <table:table-cell office:value-type="float" office:value="600">
            <text:p>6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Val Boazzo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MORTERONE</text:p>
          </table:table-cell>
          <table:table-cell office:value-type="float" office:value="200">
            <text:p>2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MALNAG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256">
            <text:p>3256</text:p>
          </table:table-cell>
          <table:table-cell office:value-type="string">
            <text:p>ANGELO GHERARDI</text:p>
          </table:table-cell>
          <table:table-cell office:value-type="string">
            <text:p>ALPINISTICO</text:p>
          </table:table-cell>
          <table:table-cell office:value-type="string">
            <text:p>TALEGGIO</text:p>
          </table:table-cell>
          <table:table-cell office:value-type="string">
            <text:p>BERGAMO</text:p>
          </table:table-cell>
          <table:table-cell office:value-type="string">
            <text:p>PIZZINO</text:p>
          </table:table-cell>
          <table:table-cell office:value-type="string">
            <text:p>TALEGGIO</text:p>
          </table:table-cell>
          <table:table-cell office:value-type="string">
            <text:p>VALLE BREMBANA</text:p>
          </table:table-cell>
          <table:table-cell office:value-type="float" office:value="1647">
            <text:p>1647</text:p>
          </table:table-cell>
          <table:table-cell office:value-type="string">
            <text:p>034547302</text:p>
          </table:table-cell>
          <table:table-cell office:value-type="float" office:value="3206836461">
            <text:p>3206836461</text:p>
          </table:table-cell>
          <table:table-cell table:number-columns-repeated="2"/>
          <table:table-cell office:value-type="string">
            <text:p>www.caibergamo.it</text:p>
          </table:table-cell>
          <table:table-cell office:value-type="string">
            <text:p>NO</text:p>
          </table:table-cell>
          <table:table-cell office:value-type="string">
            <text:p>Giusuè Zambetti</text:p>
          </table:table-cell>
          <table:table-cell office:value-type="string">
            <text:p>danipanzeri@libero.it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02/05/2015;07/06/2015;Sabato,Domenica|13/06/2015;13/09/2015;Lunedì,Martedì,Mercoledì,Giovedì,Venerdì,Sabato,Domenica|19/09/2015;01/11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45.47.302</text:p>
          </table:table-cell>
          <table:table-cell office:value-type="string">
            <text:p>rifugiogherardi@hotmail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izzino</text:p>
          </table:table-cell>
          <table:table-cell office:value-type="float" office:value="370">
            <text:p>37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Cassiglio</text:p>
          </table:table-cell>
          <table:table-cell office:value-type="float" office:value="1000">
            <text:p>100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 office:value-type="string">
            <text:p>piani d'artavaggio</text:p>
          </table:table-cell>
          <table:table-cell office:value-type="float" office:value="0">
            <text:p>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sottochiesa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/>
          <table:table-cell office:value-type="string">
            <text:p>pizzino</text:p>
          </table:table-cell>
          <table:table-cell/>
          <table:table-cell office:value-type="float" office:value="45">
            <text:p>45</text:p>
          </table:table-cell>
          <table:table-cell table:number-columns-repeated="968"/>
        </table:table-row>
        <table:table-row table:style-name="ro3">
          <table:table-cell office:value-type="float" office:value="3136">
            <text:p>3136</text:p>
          </table:table-cell>
          <table:table-cell office:value-type="string">
            <text:p>Alpe Corte Bassa</text:p>
          </table:table-cell>
          <table:table-cell office:value-type="string">
            <text:p>ALPINISTICO</text:p>
          </table:table-cell>
          <table:table-cell office:value-type="string">
            <text:p>ARDESIO</text:p>
          </table:table-cell>
          <table:table-cell office:value-type="string">
            <text:p>BERGAMO</text:p>
          </table:table-cell>
          <table:table-cell office:value-type="string">
            <text:p>Valcanale</text:p>
          </table:table-cell>
          <table:table-cell office:value-type="string">
            <text:p>Canale</text:p>
          </table:table-cell>
          <table:table-cell office:value-type="string">
            <text:p>VALLE SERIANA</text:p>
          </table:table-cell>
          <table:table-cell office:value-type="float" office:value="1410">
            <text:p>1410</text:p>
          </table:table-cell>
          <table:table-cell office:value-type="string">
            <text:p>034635090</text:p>
          </table:table-cell>
          <table:table-cell/>
          <table:table-cell office:value-type="string">
            <text:p>034635090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ottosopra Società Cooperativa Sociale Onlus </text:p>
          </table:table-cell>
          <table:table-cell office:value-type="string">
            <text:p>presidenza@cooperativasottosopra.it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7/02/2015;07/06/2015;Sabato,Domenica|13/06/2015;13/09/2015;Lunedì,Martedì,Mercoledì,Giovedì,Venerdì,Sabato,Domenica|19/09/2015;27/12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Area pic-nic attrezzata </text:p>
          </table:table-cell>
          <table:table-cell office:value-type="string">
            <text:p>034635090</text:p>
          </table:table-cell>
          <table:table-cell office:value-type="string">
            <text:p>selgio@alice.it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I</text:p>
          </table:table-cell>
          <table:table-cell office:value-type="string">
            <text:p>Valcanale</text:p>
          </table:table-cell>
          <table:table-cell office:value-type="float" office:value="410">
            <text:p>41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Carona</text:p>
          </table:table-cell>
          <table:table-cell office:value-type="float" office:value="1200">
            <text:p>1200</text:p>
          </table:table-cell>
          <table:table-cell office:value-type="string">
            <text:p>05:00</text:p>
          </table:table-cell>
          <table:table-cell office:value-type="string">
            <text:p>E</text:p>
          </table:table-cell>
          <table:table-cell office:value-type="string">
            <text:p>Mezzeno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si</text:p>
          </table:table-cell>
          <table:table-cell office:value-type="float" office:value="410">
            <text:p>410</text:p>
          </table:table-cell>
          <table:table-cell office:value-type="string">
            <text:p>00:20</text:p>
          </table:table-cell>
          <table:table-cell office:value-type="string">
            <text:p>No</text:p>
          </table:table-cell>
          <table:table-cell office:value-type="string">
            <text:p>Comune di Ardesio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968"/>
        </table:table-row>
        <table:table-row table:style-name="ro3">
          <table:table-cell office:value-type="float" office:value="4278">
            <text:p>4278</text:p>
          </table:table-cell>
          <table:table-cell office:value-type="string">
            <text:p>MEDELET</text:p>
          </table:table-cell>
          <table:table-cell office:value-type="string">
            <text:p>ESCURSIONISTICO</text:p>
          </table:table-cell>
          <table:table-cell office:value-type="string">
            <text:p>PISOGNE</text:p>
          </table:table-cell>
          <table:table-cell office:value-type="string">
            <text:p>BRESCIA</text:p>
          </table:table-cell>
          <table:table-cell office:value-type="string">
            <text:p>PASSABOCCHE</text:p>
          </table:table-cell>
          <table:table-cell office:value-type="string">
            <text:p>VALLLECAMONICA</text:p>
          </table:table-cell>
          <table:table-cell office:value-type="string">
            <text:p>SEBINO BRESCIANO</text:p>
          </table:table-cell>
          <table:table-cell office:value-type="float" office:value="1546">
            <text:p>1546</text:p>
          </table:table-cell>
          <table:table-cell office:value-type="float" office:value="3397424981">
            <text:p>3397424981</text:p>
          </table:table-cell>
          <table:table-cell table:number-columns-repeated="3"/>
          <table:table-cell office:value-type="string">
            <text:p>www.comune.pisogne.bs.it</text:p>
          </table:table-cell>
          <table:table-cell office:value-type="string">
            <text:p>SI</text:p>
          </table:table-cell>
          <table:table-cell office:value-type="string">
            <text:p>MARIO BRUMANA</text:p>
          </table:table-cell>
          <table:table-cell office:value-type="string">
            <text:p>brumanamario@alice.it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14/06/2015;22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3397424981/ 3459337277</text:p>
          </table:table-cell>
          <table:table-cell office:value-type="string">
            <text:p>brumanamario@alice.it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PASSABOCCHE</text:p>
          </table:table-cell>
          <table:table-cell office:value-type="float" office:value="350">
            <text:p>350</text:p>
          </table:table-cell>
          <table:table-cell office:value-type="string">
            <text:p>00:35</text:p>
          </table:table-cell>
          <table:table-cell office:value-type="string">
            <text:p>E</text:p>
          </table:table-cell>
          <table:table-cell office:value-type="string">
            <text:p>COLLE SAN ZENO</text:p>
          </table:table-cell>
          <table:table-cell office:value-type="float" office:value="110">
            <text:p>11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 office:value-type="string">
            <text:p>Rifugio Valtrompia(Pontogna)</text:p>
          </table:table-cell>
          <table:table-cell office:value-type="float" office:value="200">
            <text:p>200</text:p>
          </table:table-cell>
          <table:table-cell office:value-type="string">
            <text:p>01:30</text:p>
          </table:table-cell>
          <table:table-cell/>
          <table:table-cell office:value-type="string">
            <text:p>Passabocche</text:p>
          </table:table-cell>
          <table:table-cell office:value-type="float" office:value="350">
            <text:p>350</text:p>
          </table:table-cell>
          <table:table-cell office:value-type="string">
            <text:p>00:25</text:p>
          </table:table-cell>
          <table:table-cell office:value-type="string">
            <text:p>da Passabocche</text:p>
          </table:table-cell>
          <table:table-cell office:value-type="string">
            <text:p>Comune di Pisogne</text:p>
          </table:table-cell>
          <table:table-cell/>
          <table:table-cell office:value-type="float" office:value="3">
            <text:p>3</text:p>
          </table:table-cell>
          <table:table-cell table:number-columns-repeated="968"/>
        </table:table-row>
        <table:table-row table:style-name="ro3">
          <table:table-cell office:value-type="float" office:value="6399">
            <text:p>6399</text:p>
          </table:table-cell>
          <table:table-cell office:value-type="string">
            <text:p>Rifugio CAMPEL</text:p>
          </table:table-cell>
          <table:table-cell office:value-type="string">
            <text:p>ALPINISTICO</text:p>
          </table:table-cell>
          <table:table-cell office:value-type="string">
            <text:p>VALBONDIONE</text:p>
          </table:table-cell>
          <table:table-cell office:value-type="string">
            <text:p>BERGAMO</text:p>
          </table:table-cell>
          <table:table-cell office:value-type="string">
            <text:p>Asta della Corna di Lizzola</text:p>
          </table:table-cell>
          <table:table-cell office:value-type="string">
            <text:p>Seriana</text:p>
          </table:table-cell>
          <table:table-cell office:value-type="string">
            <text:p>VALLE SERIANA</text:p>
          </table:table-cell>
          <table:table-cell office:value-type="float" office:value="1490">
            <text:p>1490</text:p>
          </table:table-cell>
          <table:table-cell office:value-type="float" office:value="3394948155">
            <text:p>3394948155</text:p>
          </table:table-cell>
          <table:table-cell office:value-type="float" office:value="3487610299">
            <text:p>3487610299</text:p>
          </table:table-cell>
          <table:table-cell table:number-columns-repeated="2" office:value-type="string">
            <text:p>034647610</text:p>
          </table:table-cell>
          <table:table-cell office:value-type="string">
            <text:p>rifugiocampel.it</text:p>
          </table:table-cell>
          <table:table-cell office:value-type="string">
            <text:p>NO</text:p>
          </table:table-cell>
          <table:table-cell office:value-type="string">
            <text:p>Omar Semperboni</text:p>
          </table:table-cell>
          <table:table-cell office:value-type="string">
            <text:p>info@rifugiocampel.it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06/04/2015;Lunedì,Martedì,Mercoledì,Giovedì,Venerdì,Sabato,Domenica|11/04/2015;03/05/2015;Mercoledì,Sabato,Domenica|18/07/2015;30/08/2015;Lunedì,Martedì,Mercoledì,Giovedì,Venerdì,Sabato,Domenica|20/06/2015;17/07/2015;Mercoledì,Sabato,Domenica|30/09/2015;18/10/2015;Sabato,Domenica|31/08/2015;30/09/2015;Mercole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Area giochi bambini; piccolo bike-park; pallavolo; calcetto; calciobalilla.</text:p>
          </table:table-cell>
          <table:table-cell office:value-type="float" office:value="3394948155">
            <text:p>3394948155</text:p>
          </table:table-cell>
          <table:table-cell office:value-type="string">
            <text:p>info@rifugiocampel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Lizzola</text:p>
          </table:table-cell>
          <table:table-cell office:value-type="float" office:value="250">
            <text:p>250</text:p>
          </table:table-cell>
          <table:table-cell office:value-type="string">
            <text:p>00:40</text:p>
          </table:table-cell>
          <table:table-cell office:value-type="string">
            <text:p>T</text:p>
          </table:table-cell>
          <table:table-cell office:value-type="string">
            <text:p>Gandellino</text:p>
          </table:table-cell>
          <table:table-cell office:value-type="float" office:value="1200">
            <text:p>12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Colere / Sentiero delle Orobie</text:p>
          </table:table-cell>
          <table:table-cell office:value-type="float" office:value="1500">
            <text:p>1500</text:p>
          </table:table-cell>
          <table:table-cell office:value-type="string">
            <text:p>06:00</text:p>
          </table:table-cell>
          <table:table-cell office:value-type="string">
            <text:p>E</text:p>
          </table:table-cell>
          <table:table-cell office:value-type="string">
            <text:p>Lizzola</text:p>
          </table:table-cell>
          <table:table-cell office:value-type="float" office:value="250">
            <text:p>250</text:p>
          </table:table-cell>
          <table:table-cell office:value-type="string">
            <text:p>00:40</text:p>
          </table:table-cell>
          <table:table-cell office:value-type="string">
            <text:p>No</text:p>
          </table:table-cell>
          <table:table-cell/>
          <table:table-cell office:value-type="string">
            <text:p>Lizzola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432">
            <text:p>2432</text:p>
          </table:table-cell>
          <table:table-cell office:value-type="string">
            <text:p>Rifugio alpino Capanna Ventina</text:p>
          </table:table-cell>
          <table:table-cell office:value-type="string">
            <text:p>ALPINISTICO</text:p>
          </table:table-cell>
          <table:table-cell office:value-type="string">
            <text:p>CHIESA IN VALMALENCO</text:p>
          </table:table-cell>
          <table:table-cell office:value-type="string">
            <text:p>SONDRIO</text:p>
          </table:table-cell>
          <table:table-cell office:value-type="string">
            <text:p>Alpe Ventina</text:p>
          </table:table-cell>
          <table:table-cell office:value-type="string">
            <text:p>Malenco</text:p>
          </table:table-cell>
          <table:table-cell office:value-type="string">
            <text:p>VALTELLINA DI SONDRIO</text:p>
          </table:table-cell>
          <table:table-cell office:value-type="float" office:value="1960">
            <text:p>1960</text:p>
          </table:table-cell>
          <table:table-cell office:value-type="string">
            <text:p>0342 451458</text:p>
          </table:table-cell>
          <table:table-cell office:value-type="float" office:value="3488141955">
            <text:p>3488141955</text:p>
          </table:table-cell>
          <table:table-cell table:number-columns-repeated="2"/>
          <table:table-cell office:value-type="string">
            <text:p>rifugioventina.it</text:p>
          </table:table-cell>
          <table:table-cell office:value-type="string">
            <text:p>SI</text:p>
          </table:table-cell>
          <table:table-cell office:value-type="string">
            <text:p>Diego Lenatti</text:p>
          </table:table-cell>
          <table:table-cell office:value-type="string">
            <text:p>info@rifugioventina.it</text:p>
          </table:table-cell>
          <table:table-cell table:number-columns-repeated="2"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6/2015;18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42451458</text:p>
          </table:table-cell>
          <table:table-cell office:value-type="string">
            <text:p>info@rifugioventina.it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Chiareggio</text:p>
          </table:table-cell>
          <table:table-cell office:value-type="float" office:value="400">
            <text:p>400</text:p>
          </table:table-cell>
          <table:table-cell office:value-type="string">
            <text:p>00:5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5339">
            <text:p>5339</text:p>
          </table:table-cell>
          <table:table-cell office:value-type="string">
            <text:p>DORDONA</text:p>
          </table:table-cell>
          <table:table-cell office:value-type="string">
            <text:p>ESCURSIONISTICO</text:p>
          </table:table-cell>
          <table:table-cell office:value-type="string">
            <text:p>FUSINE</text:p>
          </table:table-cell>
          <table:table-cell office:value-type="string">
            <text:p>SONDRIO</text:p>
          </table:table-cell>
          <table:table-cell office:value-type="string">
            <text:p>DORDONA</text:p>
          </table:table-cell>
          <table:table-cell/>
          <table:table-cell office:value-type="string">
            <text:p>VALTELLINA DI SONDRIO</text:p>
          </table:table-cell>
          <table:table-cell office:value-type="float" office:value="1960">
            <text:p>1960</text:p>
          </table:table-cell>
          <table:table-cell office:value-type="float" office:value="3496148236">
            <text:p>3496148236</text:p>
          </table:table-cell>
          <table:table-cell table:number-columns-repeated="5"/>
          <table:table-cell office:value-type="string">
            <text:p>jessica ruffinoni</text:p>
          </table:table-cell>
          <table:table-cell office:value-type="string">
            <text:p>jessicaruf@hotmail.it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496148236">
            <text:p>3496148236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S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6379">
            <text:p>6379</text:p>
          </table:table-cell>
          <table:table-cell office:value-type="string">
            <text:p>Chalet dei Rododendri</text:p>
          </table:table-cell>
          <table:table-cell office:value-type="string">
            <text:p>ESCURSIONISTICO</text:p>
          </table:table-cell>
          <table:table-cell office:value-type="string">
            <text:p>VALDISOTTO</text:p>
          </table:table-cell>
          <table:table-cell office:value-type="string">
            <text:p>SONDRIO</text:p>
          </table:table-cell>
          <table:table-cell office:value-type="string">
            <text:p>La Rocca, 46</text:p>
          </table:table-cell>
          <table:table-cell/>
          <table:table-cell office:value-type="string">
            <text:p>ALTA VALTELLINA</text:p>
          </table:table-cell>
          <table:table-cell office:value-type="float" office:value="2160">
            <text:p>2160</text:p>
          </table:table-cell>
          <table:table-cell office:value-type="string">
            <text:p>0342905034</text:p>
          </table:table-cell>
          <table:table-cell/>
          <table:table-cell table:number-columns-repeated="2" office:value-type="string">
            <text:p>0342901407</text:p>
          </table:table-cell>
          <table:table-cell office:value-type="string">
            <text:p>chaletdeirododendri.com</text:p>
          </table:table-cell>
          <table:table-cell office:value-type="string">
            <text:p>SI</text:p>
          </table:table-cell>
          <table:table-cell office:value-type="string">
            <text:p>Giorgio Bracchi</text:p>
          </table:table-cell>
          <table:table-cell office:value-type="string">
            <text:p>giorgiobracchi71@gmail.com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01/01/2015;12/04/2015;Lunedì,Martedì,Mercoledì,Giovedì,Venerdì,Sabato,Domenica|01/07/2015;31/08/2015;Lunedì,Martedì,Mercoledì,Giovedì,Venerdì,Sabato,Domenica|01/09/2015;13/09/2015;Sabato,Domenica|01/12/2015;31/12/2015;Lunedì,Martedì,Mercoledì,Giovedì,Venerdì,Sabato,Domenica|15/06/2015;30/06/2015;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sala conferenze</text:p>
          </table:table-cell>
          <table:table-cell office:value-type="string">
            <text:p>0342905034</text:p>
          </table:table-cell>
          <table:table-cell office:value-type="string">
            <text:p>chaletdeirododendri@gmail.com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string">
            <text:p>SI</text:p>
          </table:table-cell>
          <table:table-cell office:value-type="string">
            <text:p>Bormio 2000</text:p>
          </table:table-cell>
          <table:table-cell office:value-type="float" office:value="160">
            <text:p>160</text:p>
          </table:table-cell>
          <table:table-cell office:value-type="string">
            <text:p>00:30</text:p>
          </table:table-cell>
          <table:table-cell office:value-type="string">
            <text:p>T</text:p>
          </table:table-cell>
          <table:table-cell office:value-type="string">
            <text:p>Bormio</text:p>
          </table:table-cell>
          <table:table-cell office:value-type="float" office:value="945">
            <text:p>945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Bormio 3000</text:p>
          </table:table-cell>
          <table:table-cell office:value-type="float" office:value="852">
            <text:p>852</text:p>
          </table:table-cell>
          <table:table-cell office:value-type="string">
            <text:p>02:00</text:p>
          </table:table-cell>
          <table:table-cell office:value-type="string">
            <text:p>EE</text:p>
          </table:table-cell>
          <table:table-cell office:value-type="string">
            <text:p>Bormio 3000</text:p>
          </table:table-cell>
          <table:table-cell office:value-type="float" office:value="852">
            <text:p>852</text:p>
          </table:table-cell>
          <table:table-cell office:value-type="string">
            <text:p>00:30</text:p>
          </table:table-cell>
          <table:table-cell office:value-type="string">
            <text:p>Si</text:p>
          </table:table-cell>
          <table:table-cell/>
          <table:table-cell office:value-type="string">
            <text:p>Bormio 2000</text:p>
          </table:table-cell>
          <table:table-cell office:value-type="float" office:value="100">
            <text:p>100</text:p>
          </table:table-cell>
          <table:table-cell table:number-columns-repeated="968"/>
        </table:table-row>
        <table:table-row table:style-name="ro3">
          <table:table-cell office:value-type="float" office:value="2512">
            <text:p>2512</text:p>
          </table:table-cell>
          <table:table-cell office:value-type="string">
            <text:p>Arnaldo Berni</text:p>
          </table:table-cell>
          <table:table-cell office:value-type="string">
            <text:p>ESCURSIONISTICO</text:p>
          </table:table-cell>
          <table:table-cell office:value-type="string">
            <text:p>VALFURVA</text:p>
          </table:table-cell>
          <table:table-cell office:value-type="string">
            <text:p>SONDRIO</text:p>
          </table:table-cell>
          <table:table-cell office:value-type="string">
            <text:p>piano di Gavia</text:p>
          </table:table-cell>
          <table:table-cell/>
          <table:table-cell office:value-type="string">
            <text:p>ALTA VALTELLINA</text:p>
          </table:table-cell>
          <table:table-cell office:value-type="float" office:value="2541">
            <text:p>2541</text:p>
          </table:table-cell>
          <table:table-cell office:value-type="string">
            <text:p>0342 935456</text:p>
          </table:table-cell>
          <table:table-cell table:number-columns-repeated="5"/>
          <table:table-cell office:value-type="string">
            <text:p>Bonetta Maria Elena</text:p>
          </table:table-cell>
          <table:table-cell office:value-type="string">
            <text:p>rifugio.berni@libero.it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1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palestra di arrampicata</text:p>
          </table:table-cell>
          <table:table-cell office:value-type="string">
            <text:p>0342935456</text:p>
          </table:table-cell>
          <table:table-cell office:value-type="string">
            <text:p>rifugio.berni@libero.it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anta Caterina</text:p>
          </table:table-cell>
          <table:table-cell office:value-type="float" office:value="700">
            <text:p>7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Santa Appolonia</text:p>
          </table:table-cell>
          <table:table-cell office:value-type="float" office:value="1500">
            <text:p>1500</text:p>
          </table:table-cell>
          <table:table-cell office:value-type="string">
            <text:p>04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Santa Appolonia</text:p>
          </table:table-cell>
          <table:table-cell office:value-type="float" office:value="1500">
            <text:p>1500</text:p>
          </table:table-cell>
          <table:table-cell office:value-type="string">
            <text:p>02:00</text:p>
          </table:table-cell>
          <table:table-cell office:value-type="string">
            <text:p>Passo Gavia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075">
            <text:p>3075</text:p>
          </table:table-cell>
          <table:table-cell office:value-type="string">
            <text:p>RIFUGIO ESCURSIONISTICO DI CESPEDOSIO</text:p>
          </table:table-cell>
          <table:table-cell office:value-type="string">
            <text:p>ESCURSIONISTICO</text:p>
          </table:table-cell>
          <table:table-cell office:value-type="string">
            <text:p>CAMERATA CORNELLO</text:p>
          </table:table-cell>
          <table:table-cell office:value-type="string">
            <text:p>BERGAMO</text:p>
          </table:table-cell>
          <table:table-cell office:value-type="string">
            <text:p>VIA CESPEDOSIO 1</text:p>
          </table:table-cell>
          <table:table-cell office:value-type="string">
            <text:p>BREMBANA</text:p>
          </table:table-cell>
          <table:table-cell office:value-type="string">
            <text:p>VALLE BREMBANA</text:p>
          </table:table-cell>
          <table:table-cell office:value-type="float" office:value="1000">
            <text:p>1000</text:p>
          </table:table-cell>
          <table:table-cell office:value-type="float" office:value="3496472491">
            <text:p>3496472491</text:p>
          </table:table-cell>
          <table:table-cell table:number-columns-repeated="3"/>
          <table:table-cell office:value-type="string">
            <text:p>comune.cameratacornello.bg.it</text:p>
          </table:table-cell>
          <table:table-cell office:value-type="string">
            <text:p>NO</text:p>
          </table:table-cell>
          <table:table-cell office:value-type="string">
            <text:p>PIETRO DOMINONI</text:p>
          </table:table-cell>
          <table:table-cell office:value-type="string">
            <text:p>info@comune.cameratacornello.bg.it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05/2015;Sabato,Domenica|01/06/2015;31/08/2015;Lunedì,Martedì,Mercoledì,Giovedì,Venerdì,Sabato,Domenica|01/09/2015;31/12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349/6472491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CAMERATA CORNELLO CENTRO</text:p>
          </table:table-cell>
          <table:table-cell office:value-type="float" office:value="450">
            <text:p>45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MONTE VENTUROSA</text:p>
          </table:table-cell>
          <table:table-cell office:value-type="float" office:value="1000">
            <text:p>1000</text:p>
          </table:table-cell>
          <table:table-cell office:value-type="string">
            <text:p>01:3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CAMERATA CENTRO</text:p>
          </table:table-cell>
          <table:table-cell office:value-type="float" office:value="450">
            <text:p>450</text:p>
          </table:table-cell>
          <table:table-cell office:value-type="string">
            <text:p>00:50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968"/>
        </table:table-row>
        <table:table-row table:style-name="ro3">
          <table:table-cell office:value-type="float" office:value="2353">
            <text:p>2353</text:p>
          </table:table-cell>
          <table:table-cell office:value-type="string">
            <text:p>Capanna Carate</text:p>
          </table:table-cell>
          <table:table-cell office:value-type="string">
            <text:p>ALPI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Bocchetta delle forbici</text:p>
          </table:table-cell>
          <table:table-cell office:value-type="string">
            <text:p>Valmalenco</text:p>
          </table:table-cell>
          <table:table-cell office:value-type="string">
            <text:p>VALTELLINA DI SONDRIO</text:p>
          </table:table-cell>
          <table:table-cell office:value-type="float" office:value="2636">
            <text:p>2636</text:p>
          </table:table-cell>
          <table:table-cell office:value-type="string">
            <text:p>0342-452560</text:p>
          </table:table-cell>
          <table:table-cell table:number-columns-repeated="3"/>
          <table:table-cell office:value-type="string">
            <text:p>caicaratebrianza.it</text:p>
          </table:table-cell>
          <table:table-cell office:value-type="string">
            <text:p>NO</text:p>
          </table:table-cell>
          <table:table-cell office:value-type="string">
            <text:p>Vanotti Francesca</text:p>
          </table:table-cell>
          <table:table-cell office:value-type="string">
            <text:p>francesca_v17@libero.it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15/06/2015;15/09/2015;Lunedì,Martedì,Mercoledì,Giovedì,Venerdì,Sabato,Domenica|19/04/2015;26/04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2-452560</text:p>
          </table:table-cell>
          <table:table-cell office:value-type="string">
            <text:p>francesca_v17@libero.it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ampo Moro</text:p>
          </table:table-cell>
          <table:table-cell office:value-type="float" office:value="800">
            <text:p>8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Campo Moro</text:p>
          </table:table-cell>
          <table:table-cell office:value-type="float" office:value="800">
            <text:p>800</text:p>
          </table:table-cell>
          <table:table-cell office:value-type="string">
            <text:p>02:3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415">
            <text:p>2415</text:p>
          </table:table-cell>
          <table:table-cell office:value-type="string">
            <text:p>Prabello</text:p>
          </table:table-cell>
          <table:table-cell office:value-type="string">
            <text:p>ALPINISTICO</text:p>
          </table:table-cell>
          <table:table-cell office:value-type="string">
            <text:p>CERANO D'INTELVI</text:p>
          </table:table-cell>
          <table:table-cell office:value-type="string">
            <text:p>COMO</text:p>
          </table:table-cell>
          <table:table-cell office:value-type="string">
            <text:p>Alpe Prabello</text:p>
          </table:table-cell>
          <table:table-cell office:value-type="string">
            <text:p>D'Intelvi</text:p>
          </table:table-cell>
          <table:table-cell office:value-type="string">
            <text:p>LARIO INTELVESE</text:p>
          </table:table-cell>
          <table:table-cell office:value-type="float" office:value="1210">
            <text:p>1210</text:p>
          </table:table-cell>
          <table:table-cell office:value-type="string">
            <text:p>031831905</text:p>
          </table:table-cell>
          <table:table-cell office:value-type="float" office:value="3477162780">
            <text:p>3477162780</text:p>
          </table:table-cell>
          <table:table-cell table:number-columns-repeated="2"/>
          <table:table-cell office:value-type="string">
            <text:p>prabello.it</text:p>
          </table:table-cell>
          <table:table-cell office:value-type="string">
            <text:p>SI</text:p>
          </table:table-cell>
          <table:table-cell office:value-type="string">
            <text:p>Massimo Mascheroni</text:p>
          </table:table-cell>
          <table:table-cell office:value-type="string">
            <text:p>massimo.mascheroni@gmail.com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2/10/2015;31/12/2015;Venerdì,Sabato,Domenica|06/03/2015;05/06/2015;Venerdì,Sabato,Domenica|06/06/2015;30/09/2015;Lun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Laboratorio educazione ambientale</text:p>
          </table:table-cell>
          <table:table-cell office:value-type="float" office:value="3477162780">
            <text:p>3477162780</text:p>
          </table:table-cell>
          <table:table-cell office:value-type="string">
            <text:p>info@prabell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Pian d'Alpe</text:p>
          </table:table-cell>
          <table:table-cell office:value-type="float" office:value="241">
            <text:p>241</text:p>
          </table:table-cell>
          <table:table-cell office:value-type="string">
            <text:p>00:45</text:p>
          </table:table-cell>
          <table:table-cell office:value-type="string">
            <text:p>E</text:p>
          </table:table-cell>
          <table:table-cell office:value-type="string">
            <text:p>alpe schignano - fraz Posa</text:p>
          </table:table-cell>
          <table:table-cell office:value-type="float" office:value="365">
            <text:p>365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15">
            <text:p>2615</text:p>
          </table:table-cell>
          <table:table-cell office:value-type="string">
            <text:p>rifugio croce di campo</text:p>
          </table:table-cell>
          <table:table-cell office:value-type="string">
            <text:p>ALPINISTICO</text:p>
          </table:table-cell>
          <table:table-cell office:value-type="string">
            <text:p>SAN BARTOLOMEO VAL CAVARGNA</text:p>
          </table:table-cell>
          <table:table-cell office:value-type="string">
            <text:p>COMO</text:p>
          </table:table-cell>
          <table:table-cell office:value-type="string">
            <text:p>Croce di Campo</text:p>
          </table:table-cell>
          <table:table-cell office:value-type="string">
            <text:p>Cavargna</text:p>
          </table:table-cell>
          <table:table-cell office:value-type="string">
            <text:p>VALLI DEL LARIO E DEL CERESIO</text:p>
          </table:table-cell>
          <table:table-cell office:value-type="float" office:value="1740">
            <text:p>1740</text:p>
          </table:table-cell>
          <table:table-cell office:value-type="string">
            <text:p>0344679943</text:p>
          </table:table-cell>
          <table:table-cell office:value-type="float" office:value="3394373186">
            <text:p>3394373186</text:p>
          </table:table-cell>
          <table:table-cell table:number-columns-repeated="2"/>
          <table:table-cell office:value-type="string">
            <text:p>www.chiamalavventura.blogspot.com</text:p>
          </table:table-cell>
          <table:table-cell/>
          <table:table-cell office:value-type="string">
            <text:p>andrea savonitto</text:p>
          </table:table-cell>
          <table:table-cell office:value-type="string">
            <text:p>rifugiocrocedicampo@gmail.com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31/12/2015;Sabato,Domenica|01/01/2015;31/12/2015;Sabato,Domenica|01/07/2015;31/08/2015;Lunedì,Martedì,Mercoledì,Giovedì,Venerdì,Sabato,Domenica|01/07/2015;31/08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muro di arrampicata bambini,sala conferenze, servoscala disabili, sentieri tematici</text:p>
          </table:table-cell>
          <table:table-cell office:value-type="string">
            <text:p>339 4373186</text:p>
          </table:table-cell>
          <table:table-cell office:value-type="string">
            <text:p>rifugiocrocedicampo@gmail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Loc. Tecchio-S.nazzaro val cavargna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loc.Coren-S.bartolomeo val cavargna</text:p>
          </table:table-cell>
          <table:table-cell office:value-type="float" office:value="350">
            <text:p>35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S. bartolomeo Val Cavrgna</text:p>
          </table:table-cell>
          <table:table-cell office:value-type="float" office:value="900">
            <text:p>9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S. nazzaro val cavargna -tecchio</text:p>
          </table:table-cell>
          <table:table-cell office:value-type="float" office:value="400">
            <text:p>400</text:p>
          </table:table-cell>
          <table:table-cell office:value-type="string">
            <text:p>00:00</text:p>
          </table:table-cell>
          <table:table-cell office:value-type="string">
            <text:p>4x4</text:p>
          </table:table-cell>
          <table:table-cell office:value-type="string">
            <text:p>tecchio- S. nazzaro val cavargna</text:p>
          </table:table-cell>
          <table:table-cell/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3277">
            <text:p>3277</text:p>
          </table:table-cell>
          <table:table-cell office:value-type="string">
            <text:p>Luigi Albani</text:p>
          </table:table-cell>
          <table:table-cell office:value-type="string">
            <text:p>ALPINISTICO</text:p>
          </table:table-cell>
          <table:table-cell office:value-type="string">
            <text:p>COLERE</text:p>
          </table:table-cell>
          <table:table-cell office:value-type="string">
            <text:p>BERGAMO</text:p>
          </table:table-cell>
          <table:table-cell office:value-type="string">
            <text:p>Lago del Polzone</text:p>
          </table:table-cell>
          <table:table-cell office:value-type="string">
            <text:p>di Scalve</text:p>
          </table:table-cell>
          <table:table-cell office:value-type="string">
            <text:p>DI SCALVE</text:p>
          </table:table-cell>
          <table:table-cell office:value-type="float" office:value="1939">
            <text:p>1939</text:p>
          </table:table-cell>
          <table:table-cell office:value-type="string">
            <text:p>0346.51.105</text:p>
          </table:table-cell>
          <table:table-cell office:value-type="float" office:value="3204890296">
            <text:p>3204890296</text:p>
          </table:table-cell>
          <table:table-cell table:number-columns-repeated="2"/>
          <table:table-cell office:value-type="string">
            <text:p>www.rifugioalbani.it</text:p>
          </table:table-cell>
          <table:table-cell office:value-type="string">
            <text:p>NO</text:p>
          </table:table-cell>
          <table:table-cell office:value-type="string">
            <text:p>Maj Cristian</text:p>
          </table:table-cell>
          <table:table-cell office:value-type="string">
            <text:p>majspirit@live.it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13/06/2015;13/09/2015;Lunedì,Martedì,Mercoledì,Giovedì,Venerdì,Sabato,Domenica|19/09/2015;18/10/2015;Sabato,Domenica</text:p>
          </table:table-cell>
          <table:table-cell office:value-type="string">
            <text:p>SI</text:p>
          </table:table-cell>
          <table:table-cell office:value-type="string">
            <text:p>Telefonia mobile</text:p>
          </table:table-cell>
          <table:table-cell office:value-type="string">
            <text:p>SI</text:p>
          </table:table-cell>
          <table:table-cell office:value-type="string">
            <text:p>Palestra di arrampicata su parete naturale</text:p>
          </table:table-cell>
          <table:table-cell office:value-type="string">
            <text:p>0346.51.105</text:p>
          </table:table-cell>
          <table:table-cell office:value-type="string">
            <text:p>majspirit@live.it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Carbonera</text:p>
          </table:table-cell>
          <table:table-cell office:value-type="float" office:value="900">
            <text:p>9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Baite del Moschel</text:p>
          </table:table-cell>
          <table:table-cell office:value-type="float" office:value="1200">
            <text:p>12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Rifugio Antonio Curo</text:p>
          </table:table-cell>
          <table:table-cell office:value-type="float" office:value="500">
            <text:p>500</text:p>
          </table:table-cell>
          <table:table-cell office:value-type="string">
            <text:p>07:00</text:p>
          </table:table-cell>
          <table:table-cell office:value-type="string">
            <text:p>E</text:p>
          </table:table-cell>
          <table:table-cell office:value-type="string">
            <text:p>Carbonera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/>
          <table:table-cell table:number-columns-repeated="2" office:value-type="string">
            <text:p>Carbonera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636">
            <text:p>3636</text:p>
          </table:table-cell>
          <table:table-cell office:value-type="string">
            <text:p>Rifugio F.A.L.C.</text:p>
          </table:table-cell>
          <table:table-cell office:value-type="string">
            <text:p>ALPINISTICO</text:p>
          </table:table-cell>
          <table:table-cell office:value-type="string">
            <text:p>INTROBIO</text:p>
          </table:table-cell>
          <table:table-cell office:value-type="string">
            <text:p>LECCO</text:p>
          </table:table-cell>
          <table:table-cell office:value-type="string">
            <text:p>Bocchetta di Varrone</text:p>
          </table:table-cell>
          <table:table-cell office:value-type="string">
            <text:p>Varrone</text:p>
          </table:table-cell>
          <table:table-cell office:value-type="string">
            <text:p>VALSASSINA - VALVARRONE - VAL D'ESINO - RIVIERA</text:p>
          </table:table-cell>
          <table:table-cell office:value-type="float" office:value="2120">
            <text:p>2120</text:p>
          </table:table-cell>
          <table:table-cell office:value-type="float" office:value="3317884452">
            <text:p>3317884452</text:p>
          </table:table-cell>
          <table:table-cell office:value-type="float" office:value="3283432751">
            <text:p>3283432751</text:p>
          </table:table-cell>
          <table:table-cell table:number-columns-repeated="2"/>
          <table:table-cell office:value-type="string">
            <text:p>rifugiofalc.it</text:p>
          </table:table-cell>
          <table:table-cell office:value-type="string">
            <text:p>NO</text:p>
          </table:table-cell>
          <table:table-cell office:value-type="string">
            <text:p>Elisa Cielok</text:p>
          </table:table-cell>
          <table:table-cell office:value-type="string">
            <text:p>info@rifugiofalc.it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1/10/2015;31/10/2015;Sabato,Domenica|15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palestra di arrampicata</text:p>
          </table:table-cell>
          <table:table-cell office:value-type="float" office:value="3317884452">
            <text:p>3317884452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Premana</text:p>
          </table:table-cell>
          <table:table-cell office:value-type="float" office:value="1350">
            <text:p>1350</text:p>
          </table:table-cell>
          <table:table-cell office:value-type="string">
            <text:p>03:30</text:p>
          </table:table-cell>
          <table:table-cell office:value-type="string">
            <text:p>T</text:p>
          </table:table-cell>
          <table:table-cell office:value-type="string">
            <text:p>Laveggiolo</text:p>
          </table:table-cell>
          <table:table-cell office:value-type="float" office:value="649">
            <text:p>649</text:p>
          </table:table-cell>
          <table:table-cell office:value-type="string">
            <text:p>02:30</text:p>
          </table:table-cell>
          <table:table-cell office:value-type="string">
            <text:p>T</text:p>
          </table:table-cell>
          <table:table-cell office:value-type="string">
            <text:p>Pescegallo</text:p>
          </table:table-cell>
          <table:table-cell office:value-type="float" office:value="666">
            <text:p>666</text:p>
          </table:table-cell>
          <table:table-cell office:value-type="string">
            <text:p>03:00</text:p>
          </table:table-cell>
          <table:table-cell office:value-type="string">
            <text:p>T</text:p>
          </table:table-cell>
          <table:table-cell office:value-type="string">
            <text:p>Premana</text:p>
          </table:table-cell>
          <table:table-cell office:value-type="float" office:value="1350">
            <text:p>1350</text:p>
          </table:table-cell>
          <table:table-cell office:value-type="string">
            <text:p>03:30</text:p>
          </table:table-cell>
          <table:table-cell office:value-type="string">
            <text:p>Auto 4 x 4 sino a Rifugio Varrone</text:p>
          </table:table-cell>
          <table:table-cell office:value-type="string">
            <text:p>Comune 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98">
            <text:p>2698</text:p>
          </table:table-cell>
          <table:table-cell office:value-type="string">
            <text:p>BIETTI-BUZZI</text:p>
          </table:table-cell>
          <table:table-cell office:value-type="string">
            <text:p>ALPINISTICO</text:p>
          </table:table-cell>
          <table:table-cell office:value-type="string">
            <text:p>MANDELLO DEL LARIO</text:p>
          </table:table-cell>
          <table:table-cell office:value-type="string">
            <text:p>LECCO</text:p>
          </table:table-cell>
          <table:table-cell office:value-type="string">
            <text:p>RELECCIO</text:p>
          </table:table-cell>
          <table:table-cell office:value-type="string">
            <text:p><text:s/>VALLE DI RELECCIO</text:p>
          </table:table-cell>
          <table:table-cell office:value-type="string">
            <text:p>LARIO ORIENTALE - VALLE SAN MARTINO</text:p>
          </table:table-cell>
          <table:table-cell office:value-type="float" office:value="1719">
            <text:p>1719</text:p>
          </table:table-cell>
          <table:table-cell office:value-type="string">
            <text:p>0341 735741</text:p>
          </table:table-cell>
          <table:table-cell office:value-type="float" office:value="3381309920">
            <text:p>3381309920</text:p>
          </table:table-cell>
          <table:table-cell table:number-columns-repeated="2"/>
          <table:table-cell office:value-type="string">
            <text:p>caigrigne.it</text:p>
          </table:table-cell>
          <table:table-cell/>
          <table:table-cell office:value-type="string">
            <text:p>MADAMA MARCO</text:p>
          </table:table-cell>
          <table:table-cell office:value-type="string">
            <text:p>rif.biettibuzzi@yahoo.it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21/06/2015;27/09/2015;Lunedì,Martedì,Mercoledì,Giovedì,Venerdì,Sabato,Domenica|25/04/2015;21/06/2015;Sabato,Domenica|27/09/2015;15/11/2015;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1 735741</text:p>
          </table:table-cell>
          <table:table-cell office:value-type="string">
            <text:p>rif.biettibuzzi@yaho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andello del lario</text:p>
          </table:table-cell>
          <table:table-cell office:value-type="float" office:value="1400">
            <text:p>1400</text:p>
          </table:table-cell>
          <table:table-cell office:value-type="string">
            <text:p>05:00</text:p>
          </table:table-cell>
          <table:table-cell office:value-type="string">
            <text:p>E</text:p>
          </table:table-cell>
          <table:table-cell office:value-type="string">
            <text:p>esino lario</text:p>
          </table:table-cell>
          <table:table-cell office:value-type="float" office:value="850">
            <text:p>850</text:p>
          </table:table-cell>
          <table:table-cell office:value-type="string">
            <text:p>03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955">
            <text:p>2955</text:p>
          </table:table-cell>
          <table:table-cell office:value-type="string">
            <text:p>CAI LECCO</text:p>
          </table:table-cell>
          <table:table-cell office:value-type="string">
            <text:p>ALPINISTICO</text:p>
          </table:table-cell>
          <table:table-cell office:value-type="string">
            <text:p>BARZIO</text:p>
          </table:table-cell>
          <table:table-cell office:value-type="string">
            <text:p>LECCO</text:p>
          </table:table-cell>
          <table:table-cell office:value-type="string">
            <text:p>PIANI DI BOBBIO</text:p>
          </table:table-cell>
          <table:table-cell office:value-type="string">
            <text:p>VALLONE CAMOSCI</text:p>
          </table:table-cell>
          <table:table-cell office:value-type="string">
            <text:p>VALSASSINA - VALVARRONE - VAL D'ESINO - RIVIERA</text:p>
          </table:table-cell>
          <table:table-cell office:value-type="float" office:value="1780">
            <text:p>1780</text:p>
          </table:table-cell>
          <table:table-cell office:value-type="string">
            <text:p>0341910669</text:p>
          </table:table-cell>
          <table:table-cell office:value-type="float" office:value="3337091605">
            <text:p>3337091605</text:p>
          </table:table-cell>
          <table:table-cell table:number-columns-repeated="2"/>
          <table:table-cell office:value-type="string">
            <text:p>cai.lecco.it</text:p>
          </table:table-cell>
          <table:table-cell office:value-type="string">
            <text:p>NO</text:p>
          </table:table-cell>
          <table:table-cell office:value-type="string">
            <text:p>ANDREA RUPANI</text:p>
          </table:table-cell>
          <table:table-cell office:value-type="string">
            <text:p>danimichi@tiscali.it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26/04/2015;Lunedì,Martedì,Mercoledì,Giovedì,Venerdì,Sabato,Domenica|05/12/2015;31/12/2015;Lunedì,Martedì,Mercoledì,Giovedì,Venerdì,Sabato,Domenica|15/06/2015;19/09/2015;Lunedì,Martedì,Mercoledì,Giovedì,Venerdì,Sabato,Domenica|20/09/2015;04/12/2015;Mercoledì,Sabato,Domenica|27/04/2015;14/06/2015;Mercole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1910669</text:p>
          </table:table-cell>
          <table:table-cell office:value-type="string">
            <text:p>danimichi@tiscali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ARZIO</text:p>
          </table:table-cell>
          <table:table-cell office:value-type="float" office:value="970">
            <text:p>970</text:p>
          </table:table-cell>
          <table:table-cell office:value-type="string">
            <text:p>02:40</text:p>
          </table:table-cell>
          <table:table-cell office:value-type="string">
            <text:p>E</text:p>
          </table:table-cell>
          <table:table-cell office:value-type="string">
            <text:p>FUNIVIA BOBBIO</text:p>
          </table:table-cell>
          <table:table-cell office:value-type="float" office:value="150">
            <text:p>150</text:p>
          </table:table-cell>
          <table:table-cell office:value-type="string">
            <text:p>00:40</text:p>
          </table:table-cell>
          <table:table-cell office:value-type="string">
            <text:p>T</text:p>
          </table:table-cell>
          <table:table-cell office:value-type="string">
            <text:p>PIANI DI ARTAVAGGIO</text:p>
          </table:table-cell>
          <table:table-cell office:value-type="float" office:value="250">
            <text:p>250</text:p>
          </table:table-cell>
          <table:table-cell office:value-type="string">
            <text:p>03:00</text:p>
          </table:table-cell>
          <table:table-cell office:value-type="string">
            <text:p>EE</text:p>
          </table:table-cell>
          <table:table-cell office:value-type="string">
            <text:p>BARZIO</text:p>
          </table:table-cell>
          <table:table-cell office:value-type="float" office:value="970">
            <text:p>970</text:p>
          </table:table-cell>
          <table:table-cell office:value-type="string">
            <text:p>02:00</text:p>
          </table:table-cell>
          <table:table-cell table:number-columns-repeated="2"/>
          <table:table-cell office:value-type="string">
            <text:p>Barzi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68">
            <text:p>2068</text:p>
          </table:table-cell>
          <table:table-cell office:value-type="string">
            <text:p>Sassi Castelli</text:p>
          </table:table-cell>
          <table:table-cell office:value-type="string">
            <text:p>ALPINISTICO</text:p>
          </table:table-cell>
          <table:table-cell office:value-type="string">
            <text:p>MOGGIO</text:p>
          </table:table-cell>
          <table:table-cell office:value-type="string">
            <text:p>LECCO</text:p>
          </table:table-cell>
          <table:table-cell office:value-type="string">
            <text:p>Piani di Artavaggio</text:p>
          </table:table-cell>
          <table:table-cell/>
          <table:table-cell office:value-type="string">
            <text:p>VALSASSINA - VALVARRONE - VAL D'ESINO - RIVIERA</text:p>
          </table:table-cell>
          <table:table-cell office:value-type="float" office:value="1626">
            <text:p>1626</text:p>
          </table:table-cell>
          <table:table-cell office:value-type="string">
            <text:p>0341/996084</text:p>
          </table:table-cell>
          <table:table-cell table:number-columns-repeated="5"/>
          <table:table-cell office:value-type="string">
            <text:p>Danilo Sergio Aluvisetti</text:p>
          </table:table-cell>
          <table:table-cell office:value-type="string">
            <text:p>daluvis@tin.it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/01/2015;31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AREA ATTREZZATA PER BAMBINI - FASCIATOIO</text:p>
          </table:table-cell>
          <table:table-cell office:value-type="float" office:value="3383348920">
            <text:p>3383348920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OGGIO</text:p>
          </table:table-cell>
          <table:table-cell office:value-type="float" office:value="0">
            <text:p>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CULMINE SAN PIETRO</text:p>
          </table:table-cell>
          <table:table-cell office:value-type="float" office:value="0">
            <text:p>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CULMINE SAN PIETRO</text:p>
          </table:table-cell>
          <table:table-cell office:value-type="float" office:value="0">
            <text:p>0</text:p>
          </table:table-cell>
          <table:table-cell office:value-type="string">
            <text:p>01:00</text:p>
          </table:table-cell>
          <table:table-cell table:number-columns-repeated="2"/>
          <table:table-cell office:value-type="string">
            <text:p>MOGGI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717">
            <text:p>3717</text:p>
          </table:table-cell>
          <table:table-cell office:value-type="string">
            <text:p>ANTONIOLI</text:p>
          </table:table-cell>
          <table:table-cell office:value-type="string">
            <text:p>ESCURSIONISTICO</text:p>
          </table:table-cell>
          <table:table-cell office:value-type="string">
            <text:p>MONNO</text:p>
          </table:table-cell>
          <table:table-cell office:value-type="string">
            <text:p>BRESCIA</text:p>
          </table:table-cell>
          <table:table-cell office:value-type="string">
            <text:p>LAGO MORTIROLO</text:p>
          </table:table-cell>
          <table:table-cell/>
          <table:table-cell office:value-type="string">
            <text:p>DI VALLECAMONICA</text:p>
          </table:table-cell>
          <table:table-cell office:value-type="float" office:value="1785">
            <text:p>1785</text:p>
          </table:table-cell>
          <table:table-cell office:value-type="string">
            <text:p>03043220</text:p>
          </table:table-cell>
          <table:table-cell office:value-type="string">
            <text:p><text:s/>338/7825951</text:p>
          </table:table-cell>
          <table:table-cell table:number-columns-repeated="2"/>
          <table:table-cell office:value-type="string">
            <text:p>invallecamonica.it/aree/risorsenaturali/rifugi/scheda.aspx?IdRisorsa=986&amp;Lingua=ITA</text:p>
          </table:table-cell>
          <table:table-cell office:value-type="string">
            <text:p>NO</text:p>
          </table:table-cell>
          <table:table-cell office:value-type="string">
            <text:p>PATRIZIA CALDINELLI</text:p>
          </table:table-cell>
          <table:table-cell office:value-type="string">
            <text:p>uff.tecnico@comune.monno.bs.it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5/2015;31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338/7825951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SI</text:p>
          </table:table-cell>
          <table:table-cell office:value-type="string">
            <text:p>MORTIROLO (STRADA ASFALTATA)</text:p>
          </table:table-cell>
          <table:table-cell office:value-type="float" office:value="70">
            <text:p>70</text:p>
          </table:table-cell>
          <table:table-cell office:value-type="string">
            <text:p>00:1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968"/>
        </table:table-row>
        <table:table-row table:style-name="ro3">
          <table:table-cell office:value-type="float" office:value="6159">
            <text:p>6159</text:p>
          </table:table-cell>
          <table:table-cell office:value-type="string">
            <text:p>Rifugio Il Pirata</text:p>
          </table:table-cell>
          <table:table-cell office:value-type="string">
            <text:p>ESCURSIONISTICO</text:p>
          </table:table-cell>
          <table:table-cell office:value-type="string">
            <text:p>TARTANO</text:p>
          </table:table-cell>
          <table:table-cell office:value-type="string">
            <text:p>SONDRIO</text:p>
          </table:table-cell>
          <table:table-cell office:value-type="string">
            <text:p>Arale</text:p>
          </table:table-cell>
          <table:table-cell office:value-type="string">
            <text:p>Val Lunga</text:p>
          </table:table-cell>
          <table:table-cell office:value-type="string">
            <text:p>VALTELLINA DI MORBEGNO</text:p>
          </table:table-cell>
          <table:table-cell office:value-type="float" office:value="1495">
            <text:p>1495</text:p>
          </table:table-cell>
          <table:table-cell office:value-type="string">
            <text:p>0342.645008</text:p>
          </table:table-cell>
          <table:table-cell office:value-type="float" office:value="349.6424732">
            <text:p>349,6424732</text:p>
          </table:table-cell>
          <table:table-cell table:number-columns-repeated="2"/>
          <table:table-cell office:value-type="string">
            <text:p>http://www.piratavittorio.it</text:p>
          </table:table-cell>
          <table:table-cell office:value-type="string">
            <text:p>NO</text:p>
          </table:table-cell>
          <table:table-cell office:value-type="string">
            <text:p>Consolati Vittorio</text:p>
          </table:table-cell>
          <table:table-cell office:value-type="string">
            <text:p>pirata@piratavittorio.it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</text:p>
          </table:table-cell>
          <table:table-cell office:value-type="string">
            <text:p>SI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42645008</text:p>
          </table:table-cell>
          <table:table-cell office:value-type="string">
            <text:p>pirata@piratavittori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La Piana</text:p>
          </table:table-cell>
          <table:table-cell office:value-type="float" office:value="100">
            <text:p>100</text:p>
          </table:table-cell>
          <table:table-cell office:value-type="string">
            <text:p>00:30</text:p>
          </table:table-cell>
          <table:table-cell office:value-type="string">
            <text:p>T</text:p>
          </table:table-cell>
          <table:table-cell office:value-type="string">
            <text:p>Tartano</text:p>
          </table:table-cell>
          <table:table-cell office:value-type="float" office:value="200">
            <text:p>20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Foppolo</text:p>
          </table:table-cell>
          <table:table-cell office:value-type="float" office:value="1000">
            <text:p>100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 office:value-type="string">
            <text:p>La Piana</text:p>
          </table:table-cell>
          <table:table-cell office:value-type="float" office:value="100">
            <text:p>100</text:p>
          </table:table-cell>
          <table:table-cell office:value-type="string">
            <text:p>00:15</text:p>
          </table:table-cell>
          <table:table-cell office:value-type="string">
            <text:p>La PIana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968"/>
        </table:table-row>
        <table:table-row table:style-name="ro3">
          <table:table-cell office:value-type="float" office:value="5279">
            <text:p>5279</text:p>
          </table:table-cell>
          <table:table-cell office:value-type="string">
            <text:p>rifugio alpini monte cimosco</text:p>
          </table:table-cell>
          <table:table-cell office:value-type="string">
            <text:p>ESCURSIONISTICO</text:p>
          </table:table-cell>
          <table:table-cell office:value-type="string">
            <text:p>GIANICO</text:p>
          </table:table-cell>
          <table:table-cell office:value-type="string">
            <text:p>BRESCIA</text:p>
          </table:table-cell>
          <table:table-cell office:value-type="string">
            <text:p>loc. cimosco</text:p>
          </table:table-cell>
          <table:table-cell/>
          <table:table-cell office:value-type="string">
            <text:p>DI VALLECAMONICA</text:p>
          </table:table-cell>
          <table:table-cell office:value-type="float" office:value="1870">
            <text:p>1870</text:p>
          </table:table-cell>
          <table:table-cell office:value-type="string">
            <text:p>0364560949</text:p>
          </table:table-cell>
          <table:table-cell table:number-columns-repeated="5"/>
          <table:table-cell office:value-type="string">
            <text:p>rolando botticchio</text:p>
          </table:table-cell>
          <table:table-cell office:value-type="string">
            <text:p>studio.pendoli@gmail.com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30/04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ADSL</text:p>
          </table:table-cell>
          <table:table-cell office:value-type="string">
            <text:p>SI</text:p>
          </table:table-cell>
          <table:table-cell/>
          <table:table-cell office:value-type="string">
            <text:p>0364560949</text:p>
          </table:table-cell>
          <table:table-cell office:value-type="string">
            <text:p>COTTIAVE07@GMAIL.COM</text:p>
          </table:table-cell>
          <table:table-cell office:value-type="string">
            <text:p>bivacco</text:p>
          </table:table-cell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montecampione località plan</text:p>
          </table:table-cell>
          <table:table-cell office:value-type="float" office:value="120">
            <text:p>120</text:p>
          </table:table-cell>
          <table:table-cell office:value-type="string">
            <text:p>00:20</text:p>
          </table:table-cell>
          <table:table-cell office:value-type="string">
            <text:p>T</text:p>
          </table:table-cell>
          <table:table-cell office:value-type="string">
            <text:p>gianico</text:p>
          </table:table-cell>
          <table:table-cell office:value-type="float" office:value="1700">
            <text:p>17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artogne loc. piazze</text:p>
          </table:table-cell>
          <table:table-cell office:value-type="float" office:value="1000">
            <text:p>10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montecampione loc plan</text:p>
          </table:table-cell>
          <table:table-cell office:value-type="float" office:value="120">
            <text:p>120</text:p>
          </table:table-cell>
          <table:table-cell office:value-type="string">
            <text:p>00:10</text:p>
          </table:table-cell>
          <table:table-cell office:value-type="string">
            <text:p>si</text:p>
          </table:table-cell>
          <table:table-cell office:value-type="string">
            <text:p>montecampione loc plan</text:p>
          </table:table-cell>
          <table:table-cell/>
          <table:table-cell office:value-type="float" office:value="6">
            <text:p>6</text:p>
          </table:table-cell>
          <table:table-cell table:number-columns-repeated="968"/>
        </table:table-row>
        <table:table-row table:style-name="ro3">
          <table:table-cell office:value-type="float" office:value="2616">
            <text:p>2616</text:p>
          </table:table-cell>
          <table:table-cell office:value-type="string">
            <text:p>Valmalza</text:p>
          </table:table-cell>
          <table:table-cell office:value-type="string">
            <text:p>ALPINISTICO</text:p>
          </table:table-cell>
          <table:table-cell office:value-type="string">
            <text:p>PONTE DI LEGNO</text:p>
          </table:table-cell>
          <table:table-cell office:value-type="string">
            <text:p>BRESCIA</text:p>
          </table:table-cell>
          <table:table-cell office:value-type="string">
            <text:p>S. Apollonia</text:p>
          </table:table-cell>
          <table:table-cell office:value-type="string">
            <text:p>delle Messi</text:p>
          </table:table-cell>
          <table:table-cell office:value-type="string">
            <text:p>DI VALLECAMONICA</text:p>
          </table:table-cell>
          <table:table-cell office:value-type="float" office:value="1998">
            <text:p>1998</text:p>
          </table:table-cell>
          <table:table-cell office:value-type="float" office:value="3487962766">
            <text:p>3487962766</text:p>
          </table:table-cell>
          <table:table-cell office:value-type="float" office:value="3473811645">
            <text:p>3473811645</text:p>
          </table:table-cell>
          <table:table-cell table:number-columns-repeated="2"/>
          <table:table-cell office:value-type="string">
            <text:p>rifugiovalmalza.it</text:p>
          </table:table-cell>
          <table:table-cell office:value-type="string">
            <text:p>NO</text:p>
          </table:table-cell>
          <table:table-cell office:value-type="string">
            <text:p>Daniela Toloni</text:p>
          </table:table-cell>
          <table:table-cell office:value-type="string">
            <text:p>info@rifugiovalmalza.i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6/2015;27/09/2015;Lunedì,Martedì,Mercoledì,Giovedì,Venerdì,Sabato,Domenica|01/06/2015;27/09/2015;Lunedì,Martedì,Mercoledì,Giovedì,Venerdì,Sabato,Domenica|01/06/2015;27/09/2015;Lunedì,Martedì,Mercoledì,Giovedì,Venerdì,Sabato,Domenica|03/10/2015;02/11/2015;Sabato,Domenica|03/10/2015;02/11/2015;Sabato,Domenica|03/10/2015;02/11/2015;Sabato,Domenica|04/04/2015;31/05/2015;Sabato,Domenica|04/04/2015;31/05/2015;Sabato,Domenica|04/04/2015;31/05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A quindici minuti di cammino piccola palestra di arrampicata</text:p>
          </table:table-cell>
          <table:table-cell office:value-type="float" office:value="3487962766">
            <text:p>3487962766</text:p>
          </table:table-cell>
          <table:table-cell office:value-type="string">
            <text:p>info@rifugiovalmalza.it</text:p>
          </table:table-cell>
          <table:table-cell office:value-type="string">
            <text:p>Basso sottotetto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S.Apollonia</text:p>
          </table:table-cell>
          <table:table-cell office:value-type="float" office:value="420">
            <text:p>42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S.Apollonia</text:p>
          </table:table-cell>
          <table:table-cell office:value-type="float" office:value="420">
            <text:p>42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Lago Nero - Passo Gavia</text:p>
          </table:table-cell>
          <table:table-cell office:value-type="float" office:value="380">
            <text:p>38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S.Apollonia</text:p>
          </table:table-cell>
          <table:table-cell office:value-type="float" office:value="420">
            <text:p>420</text:p>
          </table:table-cell>
          <table:table-cell office:value-type="string">
            <text:p>01:00</text:p>
          </table:table-cell>
          <table:table-cell office:value-type="string">
            <text:p>A cavallo</text:p>
          </table:table-cell>
          <table:table-cell office:value-type="string">
            <text:p>S.Apollonia</text:p>
          </table:table-cell>
          <table:table-cell/>
          <table:table-cell office:value-type="float" office:value="50">
            <text:p>50</text:p>
          </table:table-cell>
          <table:table-cell table:number-columns-repeated="968"/>
        </table:table-row>
        <table:table-row table:style-name="ro3">
          <table:table-cell office:value-type="float" office:value="1926">
            <text:p>1926</text:p>
          </table:table-cell>
          <table:table-cell office:value-type="string">
            <text:p>" MENAGGIO "</text:p>
          </table:table-cell>
          <table:table-cell office:value-type="string">
            <text:p>ALPINISTICO</text:p>
          </table:table-cell>
          <table:table-cell office:value-type="string">
            <text:p>PLESIO</text:p>
          </table:table-cell>
          <table:table-cell office:value-type="string">
            <text:p>COMO</text:p>
          </table:table-cell>
          <table:table-cell office:value-type="string">
            <text:p>Mason del Fedèe</text:p>
          </table:table-cell>
          <table:table-cell office:value-type="string">
            <text:p>al Monte Grona</text:p>
          </table:table-cell>
          <table:table-cell office:value-type="string">
            <text:p>VALLI DEL LARIO E DEL CERESIO</text:p>
          </table:table-cell>
          <table:table-cell office:value-type="float" office:value="1380">
            <text:p>1380</text:p>
          </table:table-cell>
          <table:table-cell office:value-type="string">
            <text:p>034437282</text:p>
          </table:table-cell>
          <table:table-cell office:value-type="float" office:value="3883494812">
            <text:p>3883494812</text:p>
          </table:table-cell>
          <table:table-cell table:number-columns-repeated="2"/>
          <table:table-cell office:value-type="string">
            <text:p>www.rifugiomenaggio.eu</text:p>
          </table:table-cell>
          <table:table-cell office:value-type="string">
            <text:p>SI</text:p>
          </table:table-cell>
          <table:table-cell office:value-type="string">
            <text:p>EMBI Dario LUCA</text:p>
          </table:table-cell>
          <table:table-cell office:value-type="string">
            <text:p>info@rifugiomenaggio.eu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Sabato,Domenica|01/06/2015;30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free Wi-Fi</text:p>
          </table:table-cell>
          <table:table-cell office:value-type="string">
            <text:p>SI</text:p>
          </table:table-cell>
          <table:table-cell/>
          <table:table-cell office:value-type="string">
            <text:p>034437282</text:p>
          </table:table-cell>
          <table:table-cell office:value-type="string">
            <text:p>info@rifugiomenaggio.eu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reglia fraz. di PLESIO</text:p>
          </table:table-cell>
          <table:table-cell office:value-type="float" office:value="680">
            <text:p>68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Monti di Breglia</text:p>
          </table:table-cell>
          <table:table-cell office:value-type="float" office:value="380">
            <text:p>38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13">
            <text:p>2513</text:p>
          </table:table-cell>
          <table:table-cell office:value-type="string">
            <text:p>Rifugio Alpino al Passo di Cassana</text:p>
          </table:table-cell>
          <table:table-cell office:value-type="string">
            <text:p>ALPINISTICO</text:p>
          </table:table-cell>
          <table:table-cell office:value-type="string">
            <text:p>LIVIGNO</text:p>
          </table:table-cell>
          <table:table-cell office:value-type="string">
            <text:p>SONDRIO</text:p>
          </table:table-cell>
          <table:table-cell office:value-type="string">
            <text:p>Passo di Cassana</text:p>
          </table:table-cell>
          <table:table-cell office:value-type="string">
            <text:p>Federia</text:p>
          </table:table-cell>
          <table:table-cell office:value-type="string">
            <text:p>ALTA VALTELLINA</text:p>
          </table:table-cell>
          <table:table-cell office:value-type="float" office:value="2601">
            <text:p>2601</text:p>
          </table:table-cell>
          <table:table-cell office:value-type="string">
            <text:p>0342997205</text:p>
          </table:table-cell>
          <table:table-cell office:value-type="float" office:value="3335942572">
            <text:p>3335942572</text:p>
          </table:table-cell>
          <table:table-cell table:number-columns-repeated="2" office:value-type="string">
            <text:p>0342996241</text:p>
          </table:table-cell>
          <table:table-cell office:value-type="string">
            <text:p>www.rifugiopassodicassana.travelcontent.it (in allestimento)</text:p>
          </table:table-cell>
          <table:table-cell office:value-type="string">
            <text:p>SI</text:p>
          </table:table-cell>
          <table:table-cell office:value-type="string">
            <text:p>Galli Giovanna</text:p>
          </table:table-cell>
          <table:table-cell office:value-type="string">
            <text:p>alpassodicassana@tiscali.it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15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2997205</text:p>
          </table:table-cell>
          <table:table-cell office:value-type="string">
            <text:p>alpassodicassana@tiscali.it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Livigno</text:p>
          </table:table-cell>
          <table:table-cell office:value-type="float" office:value="878">
            <text:p>878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S-chanf CH</text:p>
          </table:table-cell>
          <table:table-cell office:value-type="float" office:value="1037">
            <text:p>1037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Livigno</text:p>
          </table:table-cell>
          <table:table-cell office:value-type="float" office:value="878">
            <text:p>878</text:p>
          </table:table-cell>
          <table:table-cell office:value-type="string">
            <text:p>01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137">
            <text:p>3137</text:p>
          </table:table-cell>
          <table:table-cell office:value-type="string">
            <text:p>Rifugio Passo Crocedomini</text:p>
          </table:table-cell>
          <table:table-cell office:value-type="string">
            <text:p>ESCURSIONISTICO</text:p>
          </table:table-cell>
          <table:table-cell office:value-type="string">
            <text:p>BRENO</text:p>
          </table:table-cell>
          <table:table-cell office:value-type="string">
            <text:p>BRESCIA</text:p>
          </table:table-cell>
          <table:table-cell office:value-type="string">
            <text:p>loc. Crocedomini</text:p>
          </table:table-cell>
          <table:table-cell office:value-type="string">
            <text:p>Vallecamonica</text:p>
          </table:table-cell>
          <table:table-cell office:value-type="string">
            <text:p>DI VALLECAMONICA</text:p>
          </table:table-cell>
          <table:table-cell office:value-type="float" office:value="1892">
            <text:p>1892</text:p>
          </table:table-cell>
          <table:table-cell office:value-type="string">
            <text:p>0364/310425</text:p>
          </table:table-cell>
          <table:table-cell office:value-type="float" office:value="3475513358">
            <text:p>3475513358</text:p>
          </table:table-cell>
          <table:table-cell table:number-columns-repeated="2"/>
          <table:table-cell office:value-type="string">
            <text:p>www.rifugiopassocrocedomini.it</text:p>
          </table:table-cell>
          <table:table-cell office:value-type="string">
            <text:p>NO</text:p>
          </table:table-cell>
          <table:table-cell office:value-type="string">
            <text:p>Ferruccio <text:s/>Andy Moscardi</text:p>
          </table:table-cell>
          <table:table-cell office:value-type="string">
            <text:p>info@rifugiopassocrocedomini.it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7/05/2015;31/10/2015;Lunedì,Martedì,Mercoledì,Giovedì,Venerdì,Sabato,Domenica|07/05/2015;31/10/2015;Lunedì,Martedì,Mercoledì,Giovedì,Venerdì,Sabato,Domenica|07/05/2015;31/10/2015;Lunedì,Martedì,Mercoledì,Giovedì,Venerdì,Sabato,Domenica|07/05/2015;31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64/310425</text:p>
          </table:table-cell>
          <table:table-cell office:value-type="string">
            <text:p>info@rifugiopassocrocedomini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968"/>
        </table:table-row>
        <table:table-row table:style-name="ro3">
          <table:table-cell office:value-type="float" office:value="2655">
            <text:p>2655</text:p>
          </table:table-cell>
          <table:table-cell office:value-type="string">
            <text:p>Luna Nascente</text:p>
          </table:table-cell>
          <table:table-cell office:value-type="string">
            <text:p>ALPI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Cascina Piana</text:p>
          </table:table-cell>
          <table:table-cell office:value-type="string">
            <text:p>Val <text:s/>di Mello</text:p>
          </table:table-cell>
          <table:table-cell office:value-type="string">
            <text:p>VALTELLINA DI MORBEGNO</text:p>
          </table:table-cell>
          <table:table-cell office:value-type="float" office:value="1092">
            <text:p>1092</text:p>
          </table:table-cell>
          <table:table-cell office:value-type="float" office:value="3383317507">
            <text:p>3383317507</text:p>
          </table:table-cell>
          <table:table-cell office:value-type="float" office:value="3292067158">
            <text:p>3292067158</text:p>
          </table:table-cell>
          <table:table-cell table:number-columns-repeated="2"/>
          <table:table-cell office:value-type="string">
            <text:p>rifugiolunanascente.it</text:p>
          </table:table-cell>
          <table:table-cell office:value-type="string">
            <text:p>SI</text:p>
          </table:table-cell>
          <table:table-cell office:value-type="string">
            <text:p>Siro Fiorelli</text:p>
          </table:table-cell>
          <table:table-cell office:value-type="string">
            <text:p>info@rifugiolunanascente.it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SI</text:p>
          </table:table-cell>
          <table:table-cell office:value-type="string">
            <text:p>01/01/2015;10/01/2015;Lunedì,Martedì,Mercoledì,Giovedì,Venerdì,Sabato,Domenica|03/04/2015;02/11/2015;Lunedì,Martedì,Mercoledì,Giovedì,Venerdì,Sabato,Domenica|03/11/2015;25/12/2015;Sabato,Domenica|11/01/2015;03/04/2015;Sabato,Domenica|26/12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338/3317507</text:p>
          </table:table-cell>
          <table:table-cell office:value-type="string">
            <text:p>info@rifugiolunanascente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da S. Martino</text:p>
          </table:table-cell>
          <table:table-cell office:value-type="float" office:value="300">
            <text:p>300</text:p>
          </table:table-cell>
          <table:table-cell office:value-type="float" office:value="1.875">
            <text:p>1,875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T</text:p>
          </table:table-cell>
          <table:table-cell office:value-type="string">
            <text:p>S. Martino</text:p>
          </table:table-cell>
          <table:table-cell office:value-type="float" office:value="300">
            <text:p>300</text:p>
          </table:table-cell>
          <table:table-cell office:value-type="string">
            <text:p>06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65">
            <text:p>1765</text:p>
          </table:table-cell>
          <table:table-cell office:value-type="string">
            <text:p>OMIO </text:p>
          </table:table-cell>
          <table:table-cell office:value-type="string">
            <text:p>ALPI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ALPE DELL'ORO</text:p>
          </table:table-cell>
          <table:table-cell office:value-type="string">
            <text:p>VALLE DELL'ORO</text:p>
          </table:table-cell>
          <table:table-cell office:value-type="string">
            <text:p>VALTELLINA DI MORBEGNO</text:p>
          </table:table-cell>
          <table:table-cell office:value-type="float" office:value="2100">
            <text:p>2100</text:p>
          </table:table-cell>
          <table:table-cell office:value-type="string">
            <text:p>0342/640020</text:p>
          </table:table-cell>
          <table:table-cell table:number-columns-repeated="2" office:value-type="string">
            <text:p>0342/641172</text:p>
          </table:table-cell>
          <table:table-cell office:value-type="string">
            <text:p>0342641172</text:p>
          </table:table-cell>
          <table:table-cell office:value-type="string">
            <text:p>www.rifugioomio.it</text:p>
          </table:table-cell>
          <table:table-cell office:value-type="string">
            <text:p>SI</text:p>
          </table:table-cell>
          <table:table-cell office:value-type="string">
            <text:p>FIORELLI VIRGILIO</text:p>
          </table:table-cell>
          <table:table-cell office:value-type="string">
            <text:p>info@rifugioomio.it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I</text:p>
          </table:table-cell>
          <table:table-cell office:value-type="string">
            <text:p>14/06/2015;20/09/2015;</text:p>
          </table:table-cell>
          <table:table-cell office:value-type="string">
            <text:p>NO</text:p>
          </table:table-cell>
          <table:table-cell office:value-type="string">
            <text:p>=</text:p>
          </table:table-cell>
          <table:table-cell table:number-columns-repeated="2" office:value-type="string">
            <text:p>NO</text:p>
          </table:table-cell>
          <table:table-cell office:value-type="string">
            <text:p>0342/640020</text:p>
          </table:table-cell>
          <table:table-cell office:value-type="string">
            <text:p>info@rifugioomio.it</text:p>
          </table:table-cell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AGNI DEL MASINO</text:p>
          </table:table-cell>
          <table:table-cell office:value-type="float" office:value="928">
            <text:p>928</text:p>
          </table:table-cell>
          <table:table-cell office:value-type="string">
            <text:p>02:15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845">
            <text:p>1845</text:p>
          </table:table-cell>
          <table:table-cell office:value-type="string">
            <text:p>RIFUGIO SCOTTI</text:p>
          </table:table-cell>
          <table:table-cell office:value-type="string">
            <text:p>ESCURSIO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SASSO BISOLO</text:p>
          </table:table-cell>
          <table:table-cell office:value-type="string">
            <text:p>MASINO</text:p>
          </table:table-cell>
          <table:table-cell office:value-type="string">
            <text:p>VALTELLINA DI MORBEGNO</text:p>
          </table:table-cell>
          <table:table-cell office:value-type="float" office:value="1500">
            <text:p>1500</text:p>
          </table:table-cell>
          <table:table-cell office:value-type="string">
            <text:p>0342640087</text:p>
          </table:table-cell>
          <table:table-cell office:value-type="float" office:value="3477841605">
            <text:p>3477841605</text:p>
          </table:table-cell>
          <table:table-cell table:number-columns-repeated="2"/>
          <table:table-cell office:value-type="string">
            <text:p>rifugioscotti.it</text:p>
          </table:table-cell>
          <table:table-cell office:value-type="string">
            <text:p>NO</text:p>
          </table:table-cell>
          <table:table-cell office:value-type="string">
            <text:p>Oltolini Renata</text:p>
          </table:table-cell>
          <table:table-cell office:value-type="string">
            <text:p>info@rifugioscotti.it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2640087</text:p>
          </table:table-cell>
          <table:table-cell office:value-type="string">
            <text:p>info@rifugioscotti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Valbiore</text:p>
          </table:table-cell>
          <table:table-cell office:value-type="float" office:value="300">
            <text:p>300</text:p>
          </table:table-cell>
          <table:table-cell office:value-type="string">
            <text:p>00:45</text:p>
          </table:table-cell>
          <table:table-cell office:value-type="string">
            <text:p>T</text:p>
          </table:table-cell>
          <table:table-cell office:value-type="string">
            <text:p>Cataeggio</text:p>
          </table:table-cell>
          <table:table-cell office:value-type="float" office:value="550">
            <text:p>55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Valbiore</text:p>
          </table:table-cell>
          <table:table-cell office:value-type="float" office:value="300">
            <text:p>300</text:p>
          </table:table-cell>
          <table:table-cell office:value-type="string">
            <text:p>00:20</text:p>
          </table:table-cell>
          <table:table-cell office:value-type="string">
            <text:p>Valbiore</text:p>
          </table:table-cell>
          <table:table-cell office:value-type="string">
            <text:p>Pass giornalier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413">
            <text:p>2413</text:p>
          </table:table-cell>
          <table:table-cell office:value-type="string">
            <text:p>rifugio Barbellino</text:p>
          </table:table-cell>
          <table:table-cell office:value-type="string">
            <text:p>ALPINISTICO</text:p>
          </table:table-cell>
          <table:table-cell office:value-type="string">
            <text:p>VALBONDIONE</text:p>
          </table:table-cell>
          <table:table-cell office:value-type="string">
            <text:p>BERGAMO</text:p>
          </table:table-cell>
          <table:table-cell office:value-type="string">
            <text:p>Valbondione</text:p>
          </table:table-cell>
          <table:table-cell office:value-type="string">
            <text:p>Seriana</text:p>
          </table:table-cell>
          <table:table-cell office:value-type="string">
            <text:p>VALLE SERIANA</text:p>
          </table:table-cell>
          <table:table-cell office:value-type="float" office:value="2130">
            <text:p>2130</text:p>
          </table:table-cell>
          <table:table-cell office:value-type="float" office:value="3396165067">
            <text:p>3396165067</text:p>
          </table:table-cell>
          <table:table-cell/>
          <table:table-cell office:value-type="string">
            <text:p>034644187</text:p>
          </table:table-cell>
          <table:table-cell office:value-type="string">
            <text:p>0346 44187</text:p>
          </table:table-cell>
          <table:table-cell office:value-type="string">
            <text:p>rifugiobarbellino.com</text:p>
          </table:table-cell>
          <table:table-cell office:value-type="string">
            <text:p>SI</text:p>
          </table:table-cell>
          <table:table-cell office:value-type="string">
            <text:p>maurizio piffari</text:p>
          </table:table-cell>
          <table:table-cell office:value-type="string">
            <text:p>claudio.rodari@tin.it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11/09/2015;11/10/2015;Venerdì,Sabato,Domenica|28/06/2015;06/09/2015;Lunedì,Martedì,Mercoledì,Giovedì,Venerdì,Sabato,Domenica|28/06/2015;06/09/2015;Venerdì,Sabato,Domenica|30/05/2015;28/06/2015;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396165067">
            <text:p>3396165067</text:p>
          </table:table-cell>
          <table:table-cell office:value-type="string">
            <text:p>claudio.rodari@tin.it</text:p>
          </table:table-cell>
          <table:table-cell office:value-type="string">
            <text:p>saletta pranzo</text:p>
          </table:table-cell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valbondione</text:p>
          </table:table-cell>
          <table:table-cell office:value-type="float" office:value="1230">
            <text:p>123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 office:value-type="string">
            <text:p>lizzola</text:p>
          </table:table-cell>
          <table:table-cell office:value-type="float" office:value="900">
            <text:p>900</text:p>
          </table:table-cell>
          <table:table-cell office:value-type="string">
            <text:p>04:30</text:p>
          </table:table-cell>
          <table:table-cell office:value-type="string">
            <text:p>E</text:p>
          </table:table-cell>
          <table:table-cell office:value-type="string">
            <text:p>carona di teglio</text:p>
          </table:table-cell>
          <table:table-cell office:value-type="float" office:value="1600">
            <text:p>1600</text:p>
          </table:table-cell>
          <table:table-cell office:value-type="string">
            <text:p>05:30</text:p>
          </table:table-cell>
          <table:table-cell office:value-type="string">
            <text:p>E</text:p>
          </table:table-cell>
          <table:table-cell office:value-type="string">
            <text:p>valbondione</text:p>
          </table:table-cell>
          <table:table-cell office:value-type="float" office:value="1230">
            <text:p>1230</text:p>
          </table:table-cell>
          <table:table-cell office:value-type="string">
            <text:p>03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742">
            <text:p>2742</text:p>
          </table:table-cell>
          <table:table-cell office:value-type="string">
            <text:p>Rifugio CAI Valtellina</text:p>
          </table:table-cell>
          <table:table-cell office:value-type="string">
            <text:p>ESCURSIONISTICO</text:p>
          </table:table-cell>
          <table:table-cell office:value-type="string">
            <text:p>APRICA</text:p>
          </table:table-cell>
          <table:table-cell office:value-type="string">
            <text:p>SONDRIO</text:p>
          </table:table-cell>
          <table:table-cell office:value-type="string">
            <text:p>Caregia del Palabione</text:p>
          </table:table-cell>
          <table:table-cell/>
          <table:table-cell office:value-type="string">
            <text:p>VALTELLINA DI TIRANO</text:p>
          </table:table-cell>
          <table:table-cell office:value-type="float" office:value="1920">
            <text:p>1920</text:p>
          </table:table-cell>
          <table:table-cell table:number-columns-repeated="2" office:value-type="float" office:value="3203090599">
            <text:p>3203090599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Federico Damiani</text:p>
          </table:table-cell>
          <table:table-cell office:value-type="string">
            <text:p>fedehcf@yahoo.it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office:value-type="string">
            <text:p>01/06/2015;30/09/2015;Lunedì,Martedì,Mercoledì,Giovedì,Venerdì,Sabato,Domenica|01/12/2015;31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203090599">
            <text:p>3203090599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Aprica</text:p>
          </table:table-cell>
          <table:table-cell office:value-type="float" office:value="700">
            <text:p>70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 office:value-type="string">
            <text:p>Corteno Golgi</text:p>
          </table:table-cell>
          <table:table-cell office:value-type="float" office:value="1000">
            <text:p>10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Malga Magnolta</text:p>
          </table:table-cell>
          <table:table-cell office:value-type="float" office:value="0">
            <text:p>0</text:p>
          </table:table-cell>
          <table:table-cell office:value-type="string">
            <text:p>00:40</text:p>
          </table:table-cell>
          <table:table-cell office:value-type="string">
            <text:p>T</text:p>
          </table:table-cell>
          <table:table-cell office:value-type="string">
            <text:p>Aprica</text:p>
          </table:table-cell>
          <table:table-cell office:value-type="float" office:value="700">
            <text:p>700</text:p>
          </table:table-cell>
          <table:table-cell office:value-type="string">
            <text:p>01:00</text:p>
          </table:table-cell>
          <table:table-cell office:value-type="string">
            <text:p>Auto</text:p>
          </table:table-cell>
          <table:table-cell office:value-type="string">
            <text:p>Comune di Aprica</text:p>
          </table:table-cell>
          <table:table-cell office:value-type="string">
            <text:p>6 posti</text:p>
          </table:table-cell>
          <table:table-cell office:value-type="float" office:value="10">
            <text:p>10</text:p>
          </table:table-cell>
          <table:table-cell table:number-columns-repeated="968"/>
        </table:table-row>
        <table:table-row table:style-name="ro3">
          <table:table-cell office:value-type="float" office:value="2715">
            <text:p>2715</text:p>
          </table:table-cell>
          <table:table-cell office:value-type="string">
            <text:p>RIFUGIO MARINELLA</text:p>
          </table:table-cell>
          <table:table-cell office:value-type="string">
            <text:p>ESCURSIONISTICO</text:p>
          </table:table-cell>
          <table:table-cell office:value-type="string">
            <text:p>BERBENNO DI VALTELLINA</text:p>
          </table:table-cell>
          <table:table-cell office:value-type="string">
            <text:p>SONDRIO</text:p>
          </table:table-cell>
          <table:table-cell office:value-type="string">
            <text:p>PRATO MASLINO</text:p>
          </table:table-cell>
          <table:table-cell office:value-type="string">
            <text:p>VALTELLINA</text:p>
          </table:table-cell>
          <table:table-cell office:value-type="string">
            <text:p>VALTELLINA DI SONDRIO</text:p>
          </table:table-cell>
          <table:table-cell office:value-type="float" office:value="1650">
            <text:p>1650</text:p>
          </table:table-cell>
          <table:table-cell office:value-type="string">
            <text:p>0342/563577</text:p>
          </table:table-cell>
          <table:table-cell office:value-type="float" office:value="3483552002">
            <text:p>3483552002</text:p>
          </table:table-cell>
          <table:table-cell table:number-columns-repeated="2"/>
          <table:table-cell office:value-type="string">
            <text:p>www.rifugiomarinella.com</text:p>
          </table:table-cell>
          <table:table-cell/>
          <table:table-cell office:value-type="string">
            <text:p>BENIAMINO BOTTA</text:p>
          </table:table-cell>
          <table:table-cell office:value-type="string">
            <text:p>rifugio.marinella@gmail.com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1/06/2015;31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2563577</text:p>
          </table:table-cell>
          <table:table-cell office:value-type="string">
            <text:p>rifugio.marinella@gmail.com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RATO ISIO</text:p>
          </table:table-cell>
          <table:table-cell office:value-type="float" office:value="0">
            <text:p>0</text:p>
          </table:table-cell>
          <table:table-cell office:value-type="string">
            <text:p>00:40</text:p>
          </table:table-cell>
          <table:table-cell office:value-type="string">
            <text:p>E</text:p>
          </table:table-cell>
          <table:table-cell office:value-type="string">
            <text:p>PRATO GAGGIO</text:p>
          </table:table-cell>
          <table:table-cell office:value-type="float" office:value="0">
            <text:p>0</text:p>
          </table:table-cell>
          <table:table-cell office:value-type="string">
            <text:p>00:35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IN AUTO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968"/>
        </table:table-row>
        <table:table-row table:style-name="ro3">
          <table:table-cell office:value-type="float" office:value="3157">
            <text:p>3157</text:p>
          </table:table-cell>
          <table:table-cell office:value-type="string">
            <text:p>Mario Del Grande Remo Camerini</text:p>
          </table:table-cell>
          <table:table-cell office:value-type="string">
            <text:p>ALPINISTICO</text:p>
          </table:table-cell>
          <table:table-cell office:value-type="string">
            <text:p>CHIESA IN VALMALENCO</text:p>
          </table:table-cell>
          <table:table-cell office:value-type="string">
            <text:p>SONDRIO</text:p>
          </table:table-cell>
          <table:table-cell office:value-type="string">
            <text:p>Chiareggio</text:p>
          </table:table-cell>
          <table:table-cell office:value-type="string">
            <text:p>Malenco</text:p>
          </table:table-cell>
          <table:table-cell office:value-type="string">
            <text:p>VALTELLINA DI SONDRIO</text:p>
          </table:table-cell>
          <table:table-cell office:value-type="float" office:value="2580">
            <text:p>2580</text:p>
          </table:table-cell>
          <table:table-cell office:value-type="string">
            <text:p>0342556010</text:p>
          </table:table-cell>
          <table:table-cell office:value-type="float" office:value="3926815991">
            <text:p>3926815991</text:p>
          </table:table-cell>
          <table:table-cell table:number-columns-repeated="2" office:value-type="string">
            <text:p>0392013050</text:p>
          </table:table-cell>
          <table:table-cell office:value-type="string">
            <text:p>www.caisovico.it</text:p>
          </table:table-cell>
          <table:table-cell office:value-type="string">
            <text:p>SI</text:p>
          </table:table-cell>
          <table:table-cell office:value-type="string">
            <text:p>Cai Sovico</text:p>
          </table:table-cell>
          <table:table-cell office:value-type="string">
            <text:p>sezione@caisovico.it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23/05/2015;24/05/2015;Sabato,Domenica|30/05/2015;07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2556010</text:p>
          </table:table-cell>
          <table:table-cell office:value-type="string">
            <text:p>sezione@caisovic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Chiareggio</text:p>
          </table:table-cell>
          <table:table-cell office:value-type="float" office:value="980">
            <text:p>98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Passo del Forno</text:p>
          </table:table-cell>
          <table:table-cell office:value-type="float" office:value="500">
            <text:p>500</text:p>
          </table:table-cell>
          <table:table-cell office:value-type="string">
            <text:p>02:30</text:p>
          </table:table-cell>
          <table:table-cell office:value-type="string">
            <text:p>EE</text:p>
          </table:table-cell>
          <table:table-cell office:value-type="string">
            <text:p>Chiareggio Val Sissone</text:p>
          </table:table-cell>
          <table:table-cell office:value-type="float" office:value="980">
            <text:p>980</text:p>
          </table:table-cell>
          <table:table-cell office:value-type="string">
            <text:p>04:0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175">
            <text:p>3175</text:p>
          </table:table-cell>
          <table:table-cell office:value-type="string">
            <text:p>Rifugio Tartaglione</text:p>
          </table:table-cell>
          <table:table-cell office:value-type="string">
            <text:p>ALPINISTICO</text:p>
          </table:table-cell>
          <table:table-cell office:value-type="string">
            <text:p>CHIESA IN VALMALENCO</text:p>
          </table:table-cell>
          <table:table-cell office:value-type="string">
            <text:p>SONDRIO</text:p>
          </table:table-cell>
          <table:table-cell office:value-type="string">
            <text:p>Forbicina</text:p>
          </table:table-cell>
          <table:table-cell/>
          <table:table-cell office:value-type="string">
            <text:p>VALTELLINA DI SONDRIO</text:p>
          </table:table-cell>
          <table:table-cell office:value-type="float" office:value="1800">
            <text:p>1800</text:p>
          </table:table-cell>
          <table:table-cell office:value-type="float" office:value="3497289063">
            <text:p>3497289063</text:p>
          </table:table-cell>
          <table:table-cell office:value-type="float" office:value="3478508896">
            <text:p>3478508896</text:p>
          </table:table-cell>
          <table:table-cell office:value-type="string">
            <text:p>0342454955</text:p>
          </table:table-cell>
          <table:table-cell/>
          <table:table-cell office:value-type="string">
            <text:p>www.rifugiotartaglione.com</text:p>
          </table:table-cell>
          <table:table-cell office:value-type="string">
            <text:p>SI</text:p>
          </table:table-cell>
          <table:table-cell office:value-type="string">
            <text:p>TECLA FANONI</text:p>
          </table:table-cell>
          <table:table-cell office:value-type="string">
            <text:p>rachelefanoni@yahoo.it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/05/2015;01/11/2015;Sabato,Domenica|13/06/2015;12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78508896">
            <text:p>3478508896</text:p>
          </table:table-cell>
          <table:table-cell office:value-type="string">
            <text:p>rachelefanoni@yaho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hiareggio</text:p>
          </table:table-cell>
          <table:table-cell office:value-type="float" office:value="200">
            <text:p>200</text:p>
          </table:table-cell>
          <table:table-cell office:value-type="string">
            <text:p>00:45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Chiareggio</text:p>
          </table:table-cell>
          <table:table-cell office:value-type="float" office:value="200">
            <text:p>200</text:p>
          </table:table-cell>
          <table:table-cell office:value-type="string">
            <text:p>00:2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168">
            <text:p>2168</text:p>
          </table:table-cell>
          <table:table-cell office:value-type="string">
            <text:p>campo</text:p>
          </table:table-cell>
          <table:table-cell office:value-type="string">
            <text:p>ALPINISTICO</text:p>
          </table:table-cell>
          <table:table-cell office:value-type="string">
            <text:p>VALFURVA</text:p>
          </table:table-cell>
          <table:table-cell office:value-type="string">
            <text:p>SONDRIO</text:p>
          </table:table-cell>
          <table:table-cell office:value-type="string">
            <text:p>campo</text:p>
          </table:table-cell>
          <table:table-cell office:value-type="string">
            <text:p>zebru'</text:p>
          </table:table-cell>
          <table:table-cell office:value-type="string">
            <text:p>ALTA VALTELLINA</text:p>
          </table:table-cell>
          <table:table-cell office:value-type="float" office:value="2000">
            <text:p>2000</text:p>
          </table:table-cell>
          <table:table-cell office:value-type="string">
            <text:p>0342/929.185</text:p>
          </table:table-cell>
          <table:table-cell office:value-type="string">
            <text:p>333 6726993</text:p>
          </table:table-cell>
          <table:table-cell table:number-columns-repeated="2"/>
          <table:table-cell office:value-type="string">
            <text:p>NEGATIVO</text:p>
          </table:table-cell>
          <table:table-cell office:value-type="string">
            <text:p>NO</text:p>
          </table:table-cell>
          <table:table-cell office:value-type="string">
            <text:p>LORELLA SCARSI</text:p>
          </table:table-cell>
          <table:table-cell office:value-type="string">
            <text:p>loryadamello@tiscali.it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7/06/2015;04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NEGATIVO</text:p>
          </table:table-cell>
          <table:table-cell office:value-type="string">
            <text:p>0342/929185</text:p>
          </table:table-cell>
          <table:table-cell office:value-type="string">
            <text:p>loryadamello@tiscali.it</text:p>
          </table:table-cell>
          <table:table-cell office:value-type="string">
            <text:p>NEGATIVO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NIBLOGO</text:p>
          </table:table-cell>
          <table:table-cell office:value-type="float" office:value="400">
            <text:p>40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T</text:p>
          </table:table-cell>
          <table:table-cell office:value-type="string">
            <text:p>NIBLOGO</text:p>
          </table:table-cell>
          <table:table-cell office:value-type="float" office:value="400">
            <text:p>400</text:p>
          </table:table-cell>
          <table:table-cell office:value-type="string">
            <text:p>00:30</text:p>
          </table:table-cell>
          <table:table-cell/>
          <table:table-cell office:value-type="string">
            <text:p>COMUNE DI VALFURVA</text:p>
          </table:table-cell>
          <table:table-cell/>
          <table:table-cell office:value-type="float" office:value="4">
            <text:p>4</text:p>
          </table:table-cell>
          <table:table-cell table:number-columns-repeated="968"/>
        </table:table-row>
        <table:table-row table:style-name="ro3">
          <table:table-cell office:value-type="float" office:value="2374">
            <text:p>2374</text:p>
          </table:table-cell>
          <table:table-cell office:value-type="string">
            <text:p>C. BRANCA e G. MARTINELLI</text:p>
          </table:table-cell>
          <table:table-cell office:value-type="string">
            <text:p>ALPINISTICO</text:p>
          </table:table-cell>
          <table:table-cell office:value-type="string">
            <text:p>VALFURVA</text:p>
          </table:table-cell>
          <table:table-cell office:value-type="string">
            <text:p>SONDRIO</text:p>
          </table:table-cell>
          <table:table-cell office:value-type="string">
            <text:p>LAGO DELLE ROSOLE</text:p>
          </table:table-cell>
          <table:table-cell office:value-type="string">
            <text:p>DEI FORNI</text:p>
          </table:table-cell>
          <table:table-cell office:value-type="string">
            <text:p>ALTA VALTELLINA</text:p>
          </table:table-cell>
          <table:table-cell office:value-type="float" office:value="2493">
            <text:p>2493</text:p>
          </table:table-cell>
          <table:table-cell office:value-type="float" office:value="390342935501">
            <text:p>390342935501</text:p>
          </table:table-cell>
          <table:table-cell/>
          <table:table-cell office:value-type="float" office:value="390342935501">
            <text:p>390342935501</text:p>
          </table:table-cell>
          <table:table-cell office:value-type="float" office:value="390342925217">
            <text:p>390342925217</text:p>
          </table:table-cell>
          <table:table-cell office:value-type="string">
            <text:p>www.rifugiobranca.it</text:p>
          </table:table-cell>
          <table:table-cell office:value-type="string">
            <text:p>SI</text:p>
          </table:table-cell>
          <table:table-cell office:value-type="string">
            <text:p>ALBERTI EUGENIO</text:p>
          </table:table-cell>
          <table:table-cell office:value-type="string">
            <text:p>info@rifugiobranca.it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SI</text:p>
          </table:table-cell>
          <table:table-cell office:value-type="string">
            <text:p>27/06/2015;06/09/2015;Lunedì,Martedì,Mercoledì,Giovedì,Venerdì,Sabato,Domenica|28/02/2015;10/05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ADSL+VOIP satellitare tramite operatore Digitaria che si appoggia al satellite Astra</text:p>
          </table:table-cell>
          <table:table-cell office:value-type="string">
            <text:p>NO</text:p>
          </table:table-cell>
          <table:table-cell office:value-type="string">
            <text:p>palestra di arrampicata all'esterno del rifugio</text:p>
          </table:table-cell>
          <table:table-cell office:value-type="float" office:value="390342935501">
            <text:p>390342935501</text:p>
          </table:table-cell>
          <table:table-cell office:value-type="string">
            <text:p>info@rifugiobranca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SI</text:p>
          </table:table-cell>
          <table:table-cell office:value-type="string">
            <text:p>parcheggio dei forni</text:p>
          </table:table-cell>
          <table:table-cell office:value-type="float" office:value="320">
            <text:p>32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Val Cedec</text:p>
          </table:table-cell>
          <table:table-cell office:value-type="float" office:value="200">
            <text:p>2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Val Martello</text:p>
          </table:table-cell>
          <table:table-cell office:value-type="float" office:value="1700">
            <text:p>1700</text:p>
          </table:table-cell>
          <table:table-cell office:value-type="string">
            <text:p>06:00</text:p>
          </table:table-cell>
          <table:table-cell office:value-type="string">
            <text:p>EE</text:p>
          </table:table-cell>
          <table:table-cell office:value-type="string">
            <text:p>Santa Caterina Valfurva</text:p>
          </table:table-cell>
          <table:table-cell office:value-type="float" office:value="800">
            <text:p>800</text:p>
          </table:table-cell>
          <table:table-cell office:value-type="string">
            <text:p>00:00</text:p>
          </table:table-cell>
          <table:table-cell office:value-type="string">
            <text:p>fuoristrada 4x4</text:p>
          </table:table-cell>
          <table:table-cell office:value-type="string">
            <text:p>amministrazione comunale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968"/>
        </table:table-row>
        <table:table-row table:style-name="ro3">
          <table:table-cell office:value-type="float" office:value="2635">
            <text:p>2635</text:p>
          </table:table-cell>
          <table:table-cell office:value-type="string">
            <text:p>L. PIZZINI e M. FRATTOLA</text:p>
          </table:table-cell>
          <table:table-cell office:value-type="string">
            <text:p>ALPINISTICO</text:p>
          </table:table-cell>
          <table:table-cell office:value-type="string">
            <text:p>VALFURVA</text:p>
          </table:table-cell>
          <table:table-cell office:value-type="string">
            <text:p>SONDRIO</text:p>
          </table:table-cell>
          <table:table-cell office:value-type="string">
            <text:p>VALFURVA</text:p>
          </table:table-cell>
          <table:table-cell office:value-type="string">
            <text:p>CEDEC</text:p>
          </table:table-cell>
          <table:table-cell office:value-type="string">
            <text:p>ALTA VALTELLINA</text:p>
          </table:table-cell>
          <table:table-cell office:value-type="float" office:value="2706">
            <text:p>2706</text:p>
          </table:table-cell>
          <table:table-cell office:value-type="float" office:value="390342935513">
            <text:p>390342935513</text:p>
          </table:table-cell>
          <table:table-cell/>
          <table:table-cell office:value-type="float" office:value="390342935513">
            <text:p>390342935513</text:p>
          </table:table-cell>
          <table:table-cell/>
          <table:table-cell office:value-type="string">
            <text:p>www.rifugiopizzini.it</text:p>
          </table:table-cell>
          <table:table-cell office:value-type="string">
            <text:p>NO</text:p>
          </table:table-cell>
          <table:table-cell office:value-type="string">
            <text:p>CLAUDIO COMPAGNONI</text:p>
          </table:table-cell>
          <table:table-cell office:value-type="string">
            <text:p>rifugiopizzini@virgilio.it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4/06/2015;20/09/2015;Lunedì,Martedì,Mercoledì,Giovedì,Venerdì,Sabato,Domenica|06/03/2015;10/05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ADSL+VOIP satellitare tramite operatore Digitaria che si appoggia al satellite Astra</text:p>
          </table:table-cell>
          <table:table-cell office:value-type="string">
            <text:p>NO</text:p>
          </table:table-cell>
          <table:table-cell office:value-type="string">
            <text:p>sauna</text:p>
          </table:table-cell>
          <table:table-cell office:value-type="float" office:value="390342935513">
            <text:p>390342935513</text:p>
          </table:table-cell>
          <table:table-cell office:value-type="string">
            <text:p>rifugiopizzini@virgili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SI</text:p>
          </table:table-cell>
          <table:table-cell office:value-type="string">
            <text:p>Forni</text:p>
          </table:table-cell>
          <table:table-cell office:value-type="float" office:value="530">
            <text:p>53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Forni</text:p>
          </table:table-cell>
          <table:table-cell office:value-type="float" office:value="530">
            <text:p>530</text:p>
          </table:table-cell>
          <table:table-cell office:value-type="string">
            <text:p>01:00</text:p>
          </table:table-cell>
          <table:table-cell office:value-type="string">
            <text:p>jeep</text:p>
          </table:table-cell>
          <table:table-cell office:value-type="string">
            <text:p>comune di Valfurva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115">
            <text:p>3115</text:p>
          </table:table-cell>
          <table:table-cell office:value-type="string">
            <text:p>colombè</text:p>
          </table:table-cell>
          <table:table-cell office:value-type="string">
            <text:p>ESCURSIONISTICO</text:p>
          </table:table-cell>
          <table:table-cell office:value-type="string">
            <text:p>PASPARDO</text:p>
          </table:table-cell>
          <table:table-cell office:value-type="string">
            <text:p>BRESCIA</text:p>
          </table:table-cell>
          <table:table-cell office:value-type="string">
            <text:p>pendici sw monte colombè</text:p>
          </table:table-cell>
          <table:table-cell office:value-type="string">
            <text:p>CAMONICA</text:p>
          </table:table-cell>
          <table:table-cell office:value-type="string">
            <text:p>DI VALLECAMONICA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3287978334">
            <text:p>3287978334</text:p>
          </table:table-cell>
          <table:table-cell table:number-columns-repeated="2"/>
          <table:table-cell office:value-type="string">
            <text:p>www.rifugiocolombe.it</text:p>
          </table:table-cell>
          <table:table-cell office:value-type="string">
            <text:p>NO</text:p>
          </table:table-cell>
          <table:table-cell office:value-type="string">
            <text:p>giosuè zambetti (ALPI-ANDE DUE)</text:p>
          </table:table-cell>
          <table:table-cell office:value-type="string">
            <text:p>info@rifugiocolombe.it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SI</text:p>
          </table:table-cell>
          <table:table-cell office:value-type="string">
            <text:p>01/09/2015;18/10/2015;Sabato,Domenica|15/06/2015;31/08/2015;Lunedì,Martedì,Mercoledì,Giovedì,Venerdì,Sabato,Domenica|25/04/2015;14/06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CAMPO DI PALLAVOLO</text:p>
          </table:table-cell>
          <table:table-cell office:value-type="float" office:value="3296826098">
            <text:p>3296826098</text:p>
          </table:table-cell>
          <table:table-cell office:value-type="string">
            <text:p>info@rifugiocolombe.it</text:p>
          </table:table-cell>
          <table:table-cell office:value-type="string">
            <text:p>bivacc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PASPARDO</text:p>
          </table:table-cell>
          <table:table-cell office:value-type="float" office:value="750">
            <text:p>75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PASPARDO</text:p>
          </table:table-cell>
          <table:table-cell office:value-type="float" office:value="750">
            <text:p>750</text:p>
          </table:table-cell>
          <table:table-cell office:value-type="string">
            <text:p>01:30</text:p>
          </table:table-cell>
          <table:table-cell office:value-type="string">
            <text:p>SI</text:p>
          </table:table-cell>
          <table:table-cell office:value-type="string">
            <text:p>PASPARDO</text:p>
          </table:table-cell>
          <table:table-cell/>
          <table:table-cell office:value-type="float" office:value="20">
            <text:p>20</text:p>
          </table:table-cell>
          <table:table-cell table:number-columns-repeated="968"/>
        </table:table-row>
        <table:table-row table:style-name="ro3">
          <table:table-cell office:value-type="float" office:value="3817">
            <text:p>3817</text:p>
          </table:table-cell>
          <table:table-cell office:value-type="string">
            <text:p>Al BAIT</text:p>
          </table:table-cell>
          <table:table-cell office:value-type="string">
            <text:p>ESCURSIONISTICO</text:p>
          </table:table-cell>
          <table:table-cell office:value-type="string">
            <text:p>ARTOGNE</text:p>
          </table:table-cell>
          <table:table-cell office:value-type="string">
            <text:p>BRESCIA</text:p>
          </table:table-cell>
          <table:table-cell office:value-type="string">
            <text:p>montecampione</text:p>
          </table:table-cell>
          <table:table-cell/>
          <table:table-cell office:value-type="string">
            <text:p>DI VALLECAMONICA</text:p>
          </table:table-cell>
          <table:table-cell office:value-type="float" office:value="1300">
            <text:p>1300</text:p>
          </table:table-cell>
          <table:table-cell office:value-type="float" office:value="3338261475">
            <text:p>3338261475</text:p>
          </table:table-cell>
          <table:table-cell table:number-columns-repeated="5"/>
          <table:table-cell office:value-type="string">
            <text:p>Pedersoli Gian Domenico</text:p>
          </table:table-cell>
          <table:table-cell office:value-type="string">
            <text:p>rifugioilbait@libero.it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PISTE DA SCI</text:p>
          </table:table-cell>
          <table:table-cell office:value-type="float" office:value="3338261475">
            <text:p>3338261475</text:p>
          </table:table-cell>
          <table:table-cell office:value-type="string">
            <text:p>rifugioilbait@liber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montecampione</text:p>
          </table:table-cell>
          <table:table-cell office:value-type="float" office:value="100">
            <text:p>100</text:p>
          </table:table-cell>
          <table:table-cell office:value-type="string">
            <text:p>00:05</text:p>
          </table:table-cell>
          <table:table-cell office:value-type="string">
            <text:p>T</text:p>
          </table:table-cell>
          <table:table-cell office:value-type="string">
            <text:p>piancamuno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piancamuno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piancamuno</text:p>
          </table:table-cell>
          <table:table-cell/>
          <table:table-cell office:value-type="string">
            <text:p>montecampione 1200</text:p>
          </table:table-cell>
          <table:table-cell office:value-type="float" office:value="15">
            <text:p>15</text:p>
          </table:table-cell>
          <table:table-cell table:number-columns-repeated="968"/>
        </table:table-row>
        <table:table-row table:style-name="ro3">
          <table:table-cell office:value-type="float" office:value="2472">
            <text:p>2472</text:p>
          </table:table-cell>
          <table:table-cell office:value-type="string">
            <text:p>Federico in Val Dosdè</text:p>
          </table:table-cell>
          <table:table-cell office:value-type="string">
            <text:p>ALPINISTICO</text:p>
          </table:table-cell>
          <table:table-cell office:value-type="string">
            <text:p>VALDIDENTRO</text:p>
          </table:table-cell>
          <table:table-cell office:value-type="string">
            <text:p>SONDRIO</text:p>
          </table:table-cell>
          <table:table-cell table:number-columns-repeated="2" office:value-type="string">
            <text:p>DOSDE'</text:p>
          </table:table-cell>
          <table:table-cell office:value-type="string">
            <text:p>ALTA VALTELLINA</text:p>
          </table:table-cell>
          <table:table-cell office:value-type="float" office:value="2133">
            <text:p>2133</text:p>
          </table:table-cell>
          <table:table-cell office:value-type="float" office:value="3406803741">
            <text:p>3406803741</text:p>
          </table:table-cell>
          <table:table-cell office:value-type="float" office:value="3404680054">
            <text:p>3404680054</text:p>
          </table:table-cell>
          <table:table-cell table:number-columns-repeated="2"/>
          <table:table-cell office:value-type="string">
            <text:p>Rifugiofederico.it</text:p>
          </table:table-cell>
          <table:table-cell office:value-type="string">
            <text:p>NO</text:p>
          </table:table-cell>
          <table:table-cell office:value-type="string">
            <text:p>ADRIANO GRECO</text:p>
          </table:table-cell>
          <table:table-cell office:value-type="string">
            <text:p>adrianogreco@hotmail.com</text:p>
          </table:table-cell>
          <table:table-cell table:number-columns-repeated="2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SI</text:p>
          </table:table-cell>
          <table:table-cell office:value-type="string">
            <text:p>12/06/2015;04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falesie attrezzate nei dintorni del rifugio</text:p>
          </table:table-cell>
          <table:table-cell office:value-type="float" office:value="3404680054">
            <text:p>3404680054</text:p>
          </table:table-cell>
          <table:table-cell office:value-type="string">
            <text:p>info@rifugiofederic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Altumera</text:p>
          </table:table-cell>
          <table:table-cell office:value-type="float" office:value="150">
            <text:p>15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Arnoga</text:p>
          </table:table-cell>
          <table:table-cell office:value-type="float" office:value="250">
            <text:p>25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Sfazù - Svizzera</text:p>
          </table:table-cell>
          <table:table-cell office:value-type="float" office:value="600">
            <text:p>6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Arnoga</text:p>
          </table:table-cell>
          <table:table-cell office:value-type="float" office:value="250">
            <text:p>250</text:p>
          </table:table-cell>
          <table:table-cell office:value-type="string">
            <text:p>01:3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4639">
            <text:p>4639</text:p>
          </table:table-cell>
          <table:table-cell office:value-type="string">
            <text:p>Rino Olmo</text:p>
          </table:table-cell>
          <table:table-cell office:value-type="string">
            <text:p>ALPINISTICO</text:p>
          </table:table-cell>
          <table:table-cell office:value-type="string">
            <text:p>CASTIONE DELLA PRESOLANA</text:p>
          </table:table-cell>
          <table:table-cell office:value-type="string">
            <text:p>BERGAMO</text:p>
          </table:table-cell>
          <table:table-cell office:value-type="string">
            <text:p>OLONE</text:p>
          </table:table-cell>
          <table:table-cell office:value-type="string">
            <text:p>SERIANA</text:p>
          </table:table-cell>
          <table:table-cell office:value-type="string">
            <text:p>VALLE SERIANA</text:p>
          </table:table-cell>
          <table:table-cell office:value-type="float" office:value="1819">
            <text:p>1819</text:p>
          </table:table-cell>
          <table:table-cell office:value-type="string">
            <text:p>0346 61380</text:p>
          </table:table-cell>
          <table:table-cell office:value-type="string">
            <text:p>3351657987-3495217868</text:p>
          </table:table-cell>
          <table:table-cell table:number-columns-repeated="2"/>
          <table:table-cell office:value-type="string">
            <text:p>rifugioolmo.it</text:p>
          </table:table-cell>
          <table:table-cell office:value-type="string">
            <text:p>NO</text:p>
          </table:table-cell>
          <table:table-cell office:value-type="string">
            <text:p>castelli simone</text:p>
          </table:table-cell>
          <table:table-cell office:value-type="string">
            <text:p>balduzzi.elisa@libero.it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SI</text:p>
          </table:table-cell>
          <table:table-cell office:value-type="string">
            <text:p>15/06/2015;15/09/2015;Lunedì,Martedì,Mercoledì,Giovedì,Venerdì,Sabato,Domenica|23/05/2015;18/10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palestra naturale di arrampicata</text:p>
          </table:table-cell>
          <table:table-cell office:value-type="string">
            <text:p>0346 61380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rusio</text:p>
          </table:table-cell>
          <table:table-cell office:value-type="float" office:value="1000">
            <text:p>10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valzurio</text:p>
          </table:table-cell>
          <table:table-cell office:value-type="float" office:value="900">
            <text:p>9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passo della presolana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107">
            <text:p>2107</text:p>
          </table:table-cell>
          <table:table-cell office:value-type="string">
            <text:p>leonida magnolini</text:p>
          </table:table-cell>
          <table:table-cell office:value-type="string">
            <text:p>ALPINISTICO</text:p>
          </table:table-cell>
          <table:table-cell office:value-type="string">
            <text:p>COSTA VOLPINO</text:p>
          </table:table-cell>
          <table:table-cell office:value-type="string">
            <text:p>BERGAMO</text:p>
          </table:table-cell>
          <table:table-cell office:value-type="string">
            <text:p>pian della palù</text:p>
          </table:table-cell>
          <table:table-cell/>
          <table:table-cell office:value-type="string">
            <text:p>DEI LAGHI BERGAMASCHI</text:p>
          </table:table-cell>
          <table:table-cell office:value-type="float" office:value="1656">
            <text:p>1656</text:p>
          </table:table-cell>
          <table:table-cell office:value-type="string">
            <text:p>034665145</text:p>
          </table:table-cell>
          <table:table-cell office:value-type="string">
            <text:p>035258673</text:p>
          </table:table-cell>
          <table:table-cell table:number-columns-repeated="2"/>
          <table:table-cell office:value-type="string">
            <text:p>www.cailovere.it</text:p>
          </table:table-cell>
          <table:table-cell office:value-type="string">
            <text:p>NO</text:p>
          </table:table-cell>
          <table:table-cell office:value-type="string">
            <text:p>iolanda macario</text:p>
          </table:table-cell>
          <table:table-cell office:value-type="string">
            <text:p>piermariomacario@gmail.com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Sabato,Domenica|15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nessuno</text:p>
          </table:table-cell>
          <table:table-cell office:value-type="string">
            <text:p>034665145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ciar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bossico</text:p>
          </table:table-cell>
          <table:table-cell office:value-type="float" office:value="600">
            <text:p>6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malga alta di pora</text:p>
          </table:table-cell>
          <table:table-cell office:value-type="float" office:value="350">
            <text:p>350</text:p>
          </table:table-cell>
          <table:table-cell office:value-type="string">
            <text:p>00:40</text:p>
          </table:table-cell>
          <table:table-cell office:value-type="string">
            <text:p>T</text:p>
          </table:table-cell>
          <table:table-cell office:value-type="string">
            <text:p>s.vigilio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/>
          <table:table-cell office:value-type="string">
            <text:p>comune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968"/>
        </table:table-row>
        <table:table-row table:style-name="ro3">
          <table:table-cell office:value-type="float" office:value="2675">
            <text:p>2675</text:p>
          </table:table-cell>
          <table:table-cell office:value-type="string">
            <text:p>RIFUGIO ALLA CASCATA</text:p>
          </table:table-cell>
          <table:table-cell office:value-type="string">
            <text:p>ESCURSIONISTICO</text:p>
          </table:table-cell>
          <table:table-cell office:value-type="string">
            <text:p>VEZZA D'OGLIO</text:p>
          </table:table-cell>
          <table:table-cell office:value-type="string">
            <text:p>BRESCIA</text:p>
          </table:table-cell>
          <table:table-cell table:number-columns-repeated="2" office:value-type="string">
            <text:p>VALPAGHERA</text:p>
          </table:table-cell>
          <table:table-cell office:value-type="string">
            <text:p>DI VALLECAMONICA</text:p>
          </table:table-cell>
          <table:table-cell office:value-type="float" office:value="1453">
            <text:p>1453</text:p>
          </table:table-cell>
          <table:table-cell table:number-columns-repeated="2" office:value-type="float" office:value="3296338406">
            <text:p>3296338406</text:p>
          </table:table-cell>
          <table:table-cell table:number-columns-repeated="2"/>
          <table:table-cell office:value-type="string">
            <text:p>www.rifugioallacascata.it</text:p>
          </table:table-cell>
          <table:table-cell office:value-type="string">
            <text:p>NO</text:p>
          </table:table-cell>
          <table:table-cell office:value-type="string">
            <text:p>SIMONA BELLONI</text:p>
          </table:table-cell>
          <table:table-cell office:value-type="string">
            <text:p>simonabelloni1962@libero.it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01/06/2015;30/09/2015;Lunedì,Martedì,Mercoledì,Giovedì,Venerdì,Sabato,Domenica|01/12/2015;25/12/2015;Sabato,Domenica|26/12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296338406">
            <text:p>3296338406</text:p>
          </table:table-cell>
          <table:table-cell office:value-type="string">
            <text:p>info@rifugioallacascata.it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VEZZA D'OGLIO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EDOLO</text:p>
          </table:table-cell>
          <table:table-cell office:value-type="float" office:value="900">
            <text:p>900</text:p>
          </table:table-cell>
          <table:table-cell office:value-type="string">
            <text:p>05:00</text:p>
          </table:table-cell>
          <table:table-cell office:value-type="string">
            <text:p>E</text:p>
          </table:table-cell>
          <table:table-cell office:value-type="string">
            <text:p>VIONE</text:p>
          </table:table-cell>
          <table:table-cell office:value-type="float" office:value="500">
            <text:p>5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VEZZA D'OGLIO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office:value-type="string">
            <text:p>AUTO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2597">
            <text:p>2597</text:p>
          </table:table-cell>
          <table:table-cell office:value-type="string">
            <text:p>RIFUGIO ALMICI</text:p>
          </table:table-cell>
          <table:table-cell office:value-type="string">
            <text:p>ALPINISTICO</text:p>
          </table:table-cell>
          <table:table-cell office:value-type="string">
            <text:p>ZONE</text:p>
          </table:table-cell>
          <table:table-cell office:value-type="string">
            <text:p>BRESCIA</text:p>
          </table:table-cell>
          <table:table-cell office:value-type="string">
            <text:p>MONTE GUGLIELMO</text:p>
          </table:table-cell>
          <table:table-cell/>
          <table:table-cell office:value-type="string">
            <text:p>SEBINO BRESCIANO</text:p>
          </table:table-cell>
          <table:table-cell office:value-type="float" office:value="1865">
            <text:p>1865</text:p>
          </table:table-cell>
          <table:table-cell office:value-type="string">
            <text:p>0302071895</text:p>
          </table:table-cell>
          <table:table-cell office:value-type="float" office:value="3398255153">
            <text:p>3398255153</text:p>
          </table:table-cell>
          <table:table-cell table:number-columns-repeated="4"/>
          <table:table-cell office:value-type="string">
            <text:p>RIFUGIO ALMICI di Galbardi Maddalena &amp; C. s.n.c.</text:p>
          </table:table-cell>
          <table:table-cell office:value-type="string">
            <text:p>giacomina.almici@libero.it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6/2015;31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398255153">
            <text:p>3398255153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ZONE</text:p>
          </table:table-cell>
          <table:table-cell office:value-type="float" office:value="1160">
            <text:p>116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PEZZORO-TAVERNOLE S.M.</text:p>
          </table:table-cell>
          <table:table-cell office:value-type="float" office:value="610">
            <text:p>61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ASSABOCCHE-PISOGNE</text:p>
          </table:table-cell>
          <table:table-cell office:value-type="float" office:value="360">
            <text:p>36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ZONE</text:p>
          </table:table-cell>
          <table:table-cell office:value-type="float" office:value="1160">
            <text:p>1160</text:p>
          </table:table-cell>
          <table:table-cell office:value-type="string">
            <text:p>02:00</text:p>
          </table:table-cell>
          <table:table-cell office:value-type="string">
            <text:p>FUORISTRADA</text:p>
          </table:table-cell>
          <table:table-cell office:value-type="string">
            <text:p>COMUNE DI ZONE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11">
            <text:p>2611</text:p>
          </table:table-cell>
          <table:table-cell office:value-type="string">
            <text:p>Rifugio Martina</text:p>
          </table:table-cell>
          <table:table-cell office:value-type="string">
            <text:p>ALPINISTICO</text:p>
          </table:table-cell>
          <table:table-cell office:value-type="string">
            <text:p>LEZZENO</text:p>
          </table:table-cell>
          <table:table-cell office:value-type="string">
            <text:p>COMO</text:p>
          </table:table-cell>
          <table:table-cell office:value-type="string">
            <text:p>Parco Monte San Primo</text:p>
          </table:table-cell>
          <table:table-cell/>
          <table:table-cell office:value-type="string">
            <text:p>TRIANGOLO LARIANO</text:p>
          </table:table-cell>
          <table:table-cell office:value-type="float" office:value="1280">
            <text:p>1280</text:p>
          </table:table-cell>
          <table:table-cell office:value-type="string">
            <text:p>031964695</text:p>
          </table:table-cell>
          <table:table-cell office:value-type="float" office:value="3356191148">
            <text:p>3356191148</text:p>
          </table:table-cell>
          <table:table-cell table:number-columns-repeated="2" office:value-type="string">
            <text:p>031914772</text:p>
          </table:table-cell>
          <table:table-cell table:number-columns-repeated="2"/>
          <table:table-cell office:value-type="string">
            <text:p>F.lli Ticozzi di Ticozzi Angelo, Enio, Stefano e Carlo Alberto s.n.c.</text:p>
          </table:table-cell>
          <table:table-cell office:value-type="string">
            <text:p>fratelli.ticozzi@gmail.com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SI</text:p>
          </table:table-cell>
          <table:table-cell office:value-type="string">
            <text:p>01/06/2015;31/08/2015;Lunedì,Martedì,Mercoledì,Giovedì,Venerdì,Sabato,Domenica|03/01/2015;31/05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1964695</text:p>
          </table:table-cell>
          <table:table-cell office:value-type="string">
            <text:p>fratelli.ticozzi@gmail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Parco Monte San Primo</text:p>
          </table:table-cell>
          <table:table-cell office:value-type="float" office:value="150">
            <text:p>150</text:p>
          </table:table-cell>
          <table:table-cell office:value-type="string">
            <text:p>00:25</text:p>
          </table:table-cell>
          <table:table-cell office:value-type="string">
            <text:p>T</text:p>
          </table:table-cell>
          <table:table-cell office:value-type="string">
            <text:p>Bellagio</text:p>
          </table:table-cell>
          <table:table-cell office:value-type="float" office:value="900">
            <text:p>9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Magreglio</text:p>
          </table:table-cell>
          <table:table-cell office:value-type="float" office:value="480">
            <text:p>480</text:p>
          </table:table-cell>
          <table:table-cell office:value-type="string">
            <text:p>01:20</text:p>
          </table:table-cell>
          <table:table-cell office:value-type="string">
            <text:p>E</text:p>
          </table:table-cell>
          <table:table-cell office:value-type="string">
            <text:p>Bellagio</text:p>
          </table:table-cell>
          <table:table-cell office:value-type="float" office:value="900">
            <text:p>900</text:p>
          </table:table-cell>
          <table:table-cell office:value-type="string">
            <text:p>01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87">
            <text:p>2087</text:p>
          </table:table-cell>
          <table:table-cell office:value-type="string">
            <text:p>Griera Vecchia</text:p>
          </table:table-cell>
          <table:table-cell office:value-type="string">
            <text:p>ALPINISTICO</text:p>
          </table:table-cell>
          <table:table-cell office:value-type="string">
            <text:p>PAGNONA</text:p>
          </table:table-cell>
          <table:table-cell office:value-type="string">
            <text:p>LECCO</text:p>
          </table:table-cell>
          <table:table-cell office:value-type="string">
            <text:p>Griera</text:p>
          </table:table-cell>
          <table:table-cell office:value-type="string">
            <text:p>Valvarrone</text:p>
          </table:table-cell>
          <table:table-cell office:value-type="string">
            <text:p>VALSASSINA - VALVARRONE - VAL D'ESINO - RIVIERA</text:p>
          </table:table-cell>
          <table:table-cell office:value-type="float" office:value="1725">
            <text:p>1725</text:p>
          </table:table-cell>
          <table:table-cell office:value-type="string">
            <text:p>0341890420</text:p>
          </table:table-cell>
          <table:table-cell table:number-columns-repeated="5"/>
          <table:table-cell office:value-type="string">
            <text:p>Serena Sironi</text:p>
          </table:table-cell>
          <table:table-cell office:value-type="string">
            <text:p>seresiros@libero.it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06/06/2015;27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38496661">
            <text:p>3338496661</text:p>
          </table:table-cell>
          <table:table-cell/>
          <table:table-cell office:value-type="string">
            <text:p>bivacco</text:p>
          </table:table-cell>
          <table:table-cell table:number-columns-repeated="2" office:value-type="string">
            <text:p>SI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string">
            <text:p>Pagnona</text:p>
          </table:table-cell>
          <table:table-cell office:value-type="float" office:value="875">
            <text:p>875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Pagnona</text:p>
          </table:table-cell>
          <table:table-cell office:value-type="float" office:value="875">
            <text:p>875</text:p>
          </table:table-cell>
          <table:table-cell office:value-type="string">
            <text:p>01:30</text:p>
          </table:table-cell>
          <table:table-cell/>
          <table:table-cell office:value-type="string">
            <text:p>Comune di Pagnona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825">
            <text:p>1825</text:p>
          </table:table-cell>
          <table:table-cell office:value-type="string">
            <text:p>"ANTONIETTA" AL PIALERAL</text:p>
          </table:table-cell>
          <table:table-cell office:value-type="string">
            <text:p>ALPINISTICO</text:p>
          </table:table-cell>
          <table:table-cell office:value-type="string">
            <text:p>PASTURO</text:p>
          </table:table-cell>
          <table:table-cell office:value-type="string">
            <text:p>LECCO</text:p>
          </table:table-cell>
          <table:table-cell office:value-type="string">
            <text:p>PIALERAL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365">
            <text:p>1365</text:p>
          </table:table-cell>
          <table:table-cell office:value-type="string">
            <text:p>0341955462</text:p>
          </table:table-cell>
          <table:table-cell table:number-columns-repeated="2"/>
          <table:table-cell office:value-type="string">
            <text:p>0354517465</text:p>
          </table:table-cell>
          <table:table-cell table:number-columns-repeated="2"/>
          <table:table-cell office:value-type="string">
            <text:p>Dario Pensa</text:p>
          </table:table-cell>
          <table:table-cell office:value-type="string">
            <text:p>dariopensa@gmail.com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30/04/2015;Sabato,Domenica|01/05/2015;30/06/2015;Mercoledì,Sabato,Domenica|01/07/2015;06/09/2015;Lunedì,Martedì,Mercoledì,Giovedì,Venerdì,Sabato,Domenica|06/09/2015;30/11/2015;Mercole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54517465</text:p>
          </table:table-cell>
          <table:table-cell office:value-type="string">
            <text:p>dariopensa@gmail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ASTURO</text:p>
          </table:table-cell>
          <table:table-cell office:value-type="float" office:value="800">
            <text:p>800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 office:value-type="string">
            <text:p>COLLE BALISIO</text:p>
          </table:table-cell>
          <table:table-cell office:value-type="float" office:value="750">
            <text:p>750</text:p>
          </table:table-cell>
          <table:table-cell office:value-type="string">
            <text:p>00:02</text:p>
          </table:table-cell>
          <table:table-cell office:value-type="string">
            <text:p>E</text:p>
          </table:table-cell>
          <table:table-cell office:value-type="string">
            <text:p>PIANI DEI RESINELLI</text:p>
          </table:table-cell>
          <table:table-cell office:value-type="float" office:value="750">
            <text:p>750</text:p>
          </table:table-cell>
          <table:table-cell office:value-type="string">
            <text:p>00:02</text:p>
          </table:table-cell>
          <table:table-cell office:value-type="string">
            <text:p>E</text:p>
          </table:table-cell>
          <table:table-cell office:value-type="string">
            <text:p>PASTURO</text:p>
          </table:table-cell>
          <table:table-cell office:value-type="float" office:value="800">
            <text:p>800</text:p>
          </table:table-cell>
          <table:table-cell office:value-type="string">
            <text:p>00:0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576">
            <text:p>3576</text:p>
          </table:table-cell>
          <table:table-cell office:value-type="string">
            <text:p>RIFUGIO PASSO DEL VIVIONE DI MORA MARICA</text:p>
          </table:table-cell>
          <table:table-cell office:value-type="string">
            <text:p>ESCURSIONISTICO</text:p>
          </table:table-cell>
          <table:table-cell office:value-type="string">
            <text:p>SCHILPARIO</text:p>
          </table:table-cell>
          <table:table-cell office:value-type="string">
            <text:p>BERGAMO</text:p>
          </table:table-cell>
          <table:table-cell office:value-type="string">
            <text:p>PASSO DEL VIVIONE</text:p>
          </table:table-cell>
          <table:table-cell table:number-columns-repeated="2" office:value-type="string">
            <text:p>DI SCALVE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3338984490">
            <text:p>3338984490</text:p>
          </table:table-cell>
          <table:table-cell office:value-type="string">
            <text:p>0346/55041</text:p>
          </table:table-cell>
          <table:table-cell/>
          <table:table-cell office:value-type="string">
            <text:p>www.passodelvivione.it</text:p>
          </table:table-cell>
          <table:table-cell office:value-type="string">
            <text:p>SI</text:p>
          </table:table-cell>
          <table:table-cell office:value-type="string">
            <text:p>MARICA MORA</text:p>
          </table:table-cell>
          <table:table-cell office:value-type="string">
            <text:p>pizioma@libero.it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1/05/2015;31/10/2015;</text:p>
          </table:table-cell>
          <table:table-cell office:value-type="string">
            <text:p>SI</text:p>
          </table:table-cell>
          <table:table-cell/>
          <table:table-cell office:value-type="string">
            <text:p>NO</text:p>
          </table:table-cell>
          <table:table-cell office:value-type="string">
            <text:p>AREA ATREZZATA PER BAMBINI</text:p>
          </table:table-cell>
          <table:table-cell office:value-type="float" office:value="3338984490">
            <text:p>3338984490</text:p>
          </table:table-cell>
          <table:table-cell office:value-type="string">
            <text:p>pizioma@liber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Schilpario</text:p>
          </table:table-cell>
          <table:table-cell office:value-type="float" office:value="700">
            <text:p>7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aisco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Darfo B.T.</text:p>
          </table:table-cell>
          <table:table-cell office:value-type="float" office:value="1500">
            <text:p>1500</text:p>
          </table:table-cell>
          <table:table-cell office:value-type="string">
            <text:p>04:00</text:p>
          </table:table-cell>
          <table:table-cell office:value-type="string">
            <text:p>Schilpario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968"/>
        </table:table-row>
        <table:table-row table:style-name="ro3">
          <table:table-cell office:value-type="float" office:value="2737">
            <text:p>2737</text:p>
          </table:table-cell>
          <table:table-cell office:value-type="string">
            <text:p>S. Jorio</text:p>
          </table:table-cell>
          <table:table-cell office:value-type="string">
            <text:p>ESCURSIONISTICO</text:p>
          </table:table-cell>
          <table:table-cell office:value-type="string">
            <text:p>GERMASINO</text:p>
          </table:table-cell>
          <table:table-cell office:value-type="string">
            <text:p>COMO</text:p>
          </table:table-cell>
          <table:table-cell office:value-type="string">
            <text:p>Rifugio S. Jorio</text:p>
          </table:table-cell>
          <table:table-cell office:value-type="string">
            <text:p>Valle Albano</text:p>
          </table:table-cell>
          <table:table-cell office:value-type="string">
            <text:p>VALLI DEL LARIO E DEL CERESIO</text:p>
          </table:table-cell>
          <table:table-cell office:value-type="float" office:value="1984">
            <text:p>1984</text:p>
          </table:table-cell>
          <table:table-cell office:value-type="string">
            <text:p>034430539</text:p>
          </table:table-cell>
          <table:table-cell office:value-type="float" office:value="3497279924">
            <text:p>3497279924</text:p>
          </table:table-cell>
          <table:table-cell office:value-type="string">
            <text:p>034430539</text:p>
          </table:table-cell>
          <table:table-cell/>
          <table:table-cell office:value-type="string">
            <text:p>rifugiosjorio.it</text:p>
          </table:table-cell>
          <table:table-cell office:value-type="string">
            <text:p>SI</text:p>
          </table:table-cell>
          <table:table-cell office:value-type="string">
            <text:p>ASSOCIAZIONE DI VOLONTARIATO "INSIEME PER I POVERI"</text:p>
          </table:table-cell>
          <table:table-cell office:value-type="string">
            <text:p>insiemeperipoveri@alice.it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13/06/2015;12/09/2015;Lunedì,Martedì,Mercoledì,Giovedì,Venerdì,Sabato,Domenica|13/09/2015;11/10/2015;Sabato,Domenica|29/05/2015;12/06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-</text:p>
          </table:table-cell>
          <table:table-cell office:value-type="float" office:value="3497279924">
            <text:p>3497279924</text:p>
          </table:table-cell>
          <table:table-cell office:value-type="string">
            <text:p>insiemeperipoveri@alice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rif. Giovo</text:p>
          </table:table-cell>
          <table:table-cell office:value-type="float" office:value="278">
            <text:p>278</text:p>
          </table:table-cell>
          <table:table-cell office:value-type="string">
            <text:p>00:45</text:p>
          </table:table-cell>
          <table:table-cell office:value-type="string">
            <text:p>T</text:p>
          </table:table-cell>
          <table:table-cell office:value-type="string">
            <text:p>Brenzeglio</text:p>
          </table:table-cell>
          <table:table-cell office:value-type="float" office:value="735">
            <text:p>735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rif. Menaggio</text:p>
          </table:table-cell>
          <table:table-cell office:value-type="float" office:value="445">
            <text:p>445</text:p>
          </table:table-cell>
          <table:table-cell office:value-type="string">
            <text:p>08:30</text:p>
          </table:table-cell>
          <table:table-cell office:value-type="string">
            <text:p>EE</text:p>
          </table:table-cell>
          <table:table-cell office:value-type="string">
            <text:p>Dongo</text:p>
          </table:table-cell>
          <table:table-cell office:value-type="float" office:value="1350">
            <text:p>1350</text:p>
          </table:table-cell>
          <table:table-cell office:value-type="string">
            <text:p>03:00</text:p>
          </table:table-cell>
          <table:table-cell office:value-type="string">
            <text:p>no</text:p>
          </table:table-cell>
          <table:table-cell office:value-type="string">
            <text:p>-no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89">
            <text:p>2089</text:p>
          </table:table-cell>
          <table:table-cell office:value-type="string">
            <text:p>Dalco</text:p>
          </table:table-cell>
          <table:table-cell office:value-type="string">
            <text:p>ESCURSIONISTICO</text:p>
          </table:table-cell>
          <table:table-cell office:value-type="string">
            <text:p>MONTEMEZZO</text:p>
          </table:table-cell>
          <table:table-cell office:value-type="string">
            <text:p>COMO</text:p>
          </table:table-cell>
          <table:table-cell office:value-type="string">
            <text:p>Dalco</text:p>
          </table:table-cell>
          <table:table-cell/>
          <table:table-cell office:value-type="string">
            <text:p>VALLI DEL LARIO E DEL CERESIO</text:p>
          </table:table-cell>
          <table:table-cell office:value-type="float" office:value="1000">
            <text:p>1000</text:p>
          </table:table-cell>
          <table:table-cell office:value-type="string">
            <text:p>034484572</text:p>
          </table:table-cell>
          <table:table-cell office:value-type="float" office:value="335363984">
            <text:p>335363984</text:p>
          </table:table-cell>
          <table:table-cell office:value-type="string">
            <text:p>034484387</text:p>
          </table:table-cell>
          <table:table-cell/>
          <table:table-cell office:value-type="string">
            <text:p>www.rifugiodalco.it</text:p>
          </table:table-cell>
          <table:table-cell/>
          <table:table-cell office:value-type="string">
            <text:p>gabriella fontana</text:p>
          </table:table-cell>
          <table:table-cell office:value-type="string">
            <text:p>rifugio.dalco@libero.it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28/03/2015;01/11/2015;|29/03/2015;01/11/2015;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4-84572</text:p>
          </table:table-cell>
          <table:table-cell office:value-type="string">
            <text:p>rifugio.dalco@liber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I</text:p>
          </table:table-cell>
          <table:table-cell office:value-type="string">
            <text:p>Montemezzo</text:p>
          </table:table-cell>
          <table:table-cell office:value-type="float" office:value="600">
            <text:p>6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055">
            <text:p>3055</text:p>
          </table:table-cell>
          <table:table-cell office:value-type="string">
            <text:p>Osteria Alpina</text:p>
          </table:table-cell>
          <table:table-cell office:value-type="string">
            <text:p>ESCURSIONISTICO</text:p>
          </table:table-cell>
          <table:table-cell office:value-type="string">
            <text:p>NOVATE MEZZOLA</text:p>
          </table:table-cell>
          <table:table-cell office:value-type="string">
            <text:p>SONDRIO</text:p>
          </table:table-cell>
          <table:table-cell office:value-type="string">
            <text:p>Codera</text:p>
          </table:table-cell>
          <table:table-cell office:value-type="string">
            <text:p>Codera</text:p>
          </table:table-cell>
          <table:table-cell office:value-type="string">
            <text:p>VALCHIAVENNA</text:p>
          </table:table-cell>
          <table:table-cell office:value-type="float" office:value="851">
            <text:p>851</text:p>
          </table:table-cell>
          <table:table-cell table:number-columns-repeated="2" office:value-type="string">
            <text:p>034362037</text:p>
          </table:table-cell>
          <table:table-cell/>
          <table:table-cell office:value-type="string">
            <text:p>0258104576</text:p>
          </table:table-cell>
          <table:table-cell office:value-type="string">
            <text:p>www.valcodera.com</text:p>
          </table:table-cell>
          <table:table-cell office:value-type="string">
            <text:p>NO</text:p>
          </table:table-cell>
          <table:table-cell office:value-type="string">
            <text:p>Associazione Amici della Val Codera ONLUS</text:p>
          </table:table-cell>
          <table:table-cell office:value-type="string">
            <text:p>info@valcodera.com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Lun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chiavetta</text:p>
          </table:table-cell>
          <table:table-cell office:value-type="string">
            <text:p>SI</text:p>
          </table:table-cell>
          <table:table-cell office:value-type="string">
            <text:p>gioco bocce, bookshop, visite etnografiche e geoturistiche</text:p>
          </table:table-cell>
          <table:table-cell office:value-type="string">
            <text:p>034362037</text:p>
          </table:table-cell>
          <table:table-cell office:value-type="string">
            <text:p>info@valcodera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Novate Mezzola</text:p>
          </table:table-cell>
          <table:table-cell office:value-type="float" office:value="700">
            <text:p>7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Campo Mezzola</text:p>
          </table:table-cell>
          <table:table-cell office:value-type="float" office:value="900">
            <text:p>9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Verceia</text:p>
          </table:table-cell>
          <table:table-cell office:value-type="float" office:value="1000">
            <text:p>1000</text:p>
          </table:table-cell>
          <table:table-cell office:value-type="string">
            <text:p>04:00</text:p>
          </table:table-cell>
          <table:table-cell office:value-type="string">
            <text:p>impossibile</text:p>
          </table:table-cell>
          <table:table-cell office:value-type="string">
            <text:p>nessun luog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86">
            <text:p>1786</text:p>
          </table:table-cell>
          <table:table-cell office:value-type="string">
            <text:p>Tita Secchi</text:p>
          </table:table-cell>
          <table:table-cell office:value-type="string">
            <text:p>ALPINISTICO</text:p>
          </table:table-cell>
          <table:table-cell office:value-type="string">
            <text:p>BRENO</text:p>
          </table:table-cell>
          <table:table-cell office:value-type="string">
            <text:p>BRESCIA</text:p>
          </table:table-cell>
          <table:table-cell office:value-type="string">
            <text:p>Lago della Vacca</text:p>
          </table:table-cell>
          <table:table-cell office:value-type="string">
            <text:p>Sabbia</text:p>
          </table:table-cell>
          <table:table-cell office:value-type="string">
            <text:p>DI VALLECAMONICA</text:p>
          </table:table-cell>
          <table:table-cell office:value-type="float" office:value="2367">
            <text:p>2367</text:p>
          </table:table-cell>
          <table:table-cell office:value-type="string">
            <text:p>0365903001</text:p>
          </table:table-cell>
          <table:table-cell office:value-type="float" office:value="337441650">
            <text:p>337441650</text:p>
          </table:table-cell>
          <table:table-cell table:number-columns-repeated="2"/>
          <table:table-cell office:value-type="string">
            <text:p>rifugiotitasecchi.it</text:p>
          </table:table-cell>
          <table:table-cell office:value-type="string">
            <text:p>SI</text:p>
          </table:table-cell>
          <table:table-cell office:value-type="string">
            <text:p>Giacomo Baccanelli</text:p>
          </table:table-cell>
          <table:table-cell office:value-type="string">
            <text:p>rifugiotitasecchi@gmail.com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I</text:p>
          </table:table-cell>
          <table:table-cell office:value-type="string">
            <text:p>01/01/2015;07/01/2015;Lunedì,Martedì,Mercoledì,Giovedì,Venerdì,Sabato,Domenica|01/01/2015;07/01/2015;Lunedì,Martedì,Mercoledì,Giovedì,Venerdì,Sabato,Domenica|14/02/2015;15/02/2015;Sabato,Domenica|14/02/2015;15/02/2015;Sabato,Domenica|29/12/2015;31/12/2015;Martedì,Mercoledì,Giovedì|29/12/2015;31/12/2015;Martedì,Mercoledì,Giovedì|30/05/2015;11/10/2015;Lunedì,Martedì,Mercoledì,Giovedì,Venerdì,Sabato,Domenica|30/05/2015;11/10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satellitare</text:p>
          </table:table-cell>
          <table:table-cell office:value-type="string">
            <text:p>NO</text:p>
          </table:table-cell>
          <table:table-cell office:value-type="string">
            <text:p>palestra arrampicata a 15 min dal rifugio (da sistemare)</text:p>
          </table:table-cell>
          <table:table-cell office:value-type="string">
            <text:p>0365903001</text:p>
          </table:table-cell>
          <table:table-cell office:value-type="string">
            <text:p>rifugiotitasecchi@gmail.com</text:p>
          </table:table-cell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office:value-type="string">
            <text:p>Località Bazena</text:p>
          </table:table-cell>
          <table:table-cell office:value-type="float" office:value="450">
            <text:p>450</text:p>
          </table:table-cell>
          <table:table-cell office:value-type="string">
            <text:p>02:45</text:p>
          </table:table-cell>
          <table:table-cell office:value-type="string">
            <text:p>T</text:p>
          </table:table-cell>
          <table:table-cell office:value-type="string">
            <text:p>Località Malga Cadino</text:p>
          </table:table-cell>
          <table:table-cell office:value-type="float" office:value="500">
            <text:p>500</text:p>
          </table:table-cell>
          <table:table-cell office:value-type="string">
            <text:p>02:20</text:p>
          </table:table-cell>
          <table:table-cell office:value-type="string">
            <text:p>T</text:p>
          </table:table-cell>
          <table:table-cell office:value-type="string">
            <text:p>Località piana del Gaver</text:p>
          </table:table-cell>
          <table:table-cell office:value-type="float" office:value="850">
            <text:p>850</text:p>
          </table:table-cell>
          <table:table-cell office:value-type="string">
            <text:p>02:50</text:p>
          </table:table-cell>
          <table:table-cell office:value-type="string">
            <text:p>E</text:p>
          </table:table-cell>
          <table:table-cell office:value-type="string">
            <text:p>Località malga Cadino</text:p>
          </table:table-cell>
          <table:table-cell office:value-type="float" office:value="500">
            <text:p>500</text:p>
          </table:table-cell>
          <table:table-cell office:value-type="string">
            <text:p>01:30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875">
            <text:p>2875</text:p>
          </table:table-cell>
          <table:table-cell office:value-type="string">
            <text:p>rifugio <text:s/>Alpe scoggione</text:p>
          </table:table-cell>
          <table:table-cell office:value-type="string">
            <text:p>ESCURSIONISTICO</text:p>
          </table:table-cell>
          <table:table-cell office:value-type="string">
            <text:p>PIANTEDO</text:p>
          </table:table-cell>
          <table:table-cell office:value-type="string">
            <text:p>SONDRIO</text:p>
          </table:table-cell>
          <table:table-cell office:value-type="string">
            <text:p>Alpe Scoggione</text:p>
          </table:table-cell>
          <table:table-cell/>
          <table:table-cell office:value-type="string">
            <text:p>VALTELLINA DI MORBEGNO</text:p>
          </table:table-cell>
          <table:table-cell office:value-type="float" office:value="1575">
            <text:p>1575</text:p>
          </table:table-cell>
          <table:table-cell office:value-type="string">
            <text:p>333 9499274</text:p>
          </table:table-cell>
          <table:table-cell office:value-type="string">
            <text:p>347-8247458</text:p>
          </table:table-cell>
          <table:table-cell table:number-columns-repeated="2"/>
          <table:table-cell office:value-type="string">
            <text:p>caicolico.it</text:p>
          </table:table-cell>
          <table:table-cell office:value-type="string">
            <text:p>NO</text:p>
          </table:table-cell>
          <table:table-cell office:value-type="string">
            <text:p>cai colico</text:p>
          </table:table-cell>
          <table:table-cell office:value-type="string">
            <text:p>info@caicolico.it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13/06/2015;20/09/2015;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347 8247458</text:p>
          </table:table-cell>
          <table:table-cell office:value-type="string">
            <text:p>scoggione@caicolic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rusico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rifugio legnone</text:p>
          </table:table-cell>
          <table:table-cell office:value-type="float" office:value="40">
            <text:p>40</text:p>
          </table:table-cell>
          <table:table-cell office:value-type="string">
            <text:p>00:50</text:p>
          </table:table-cell>
          <table:table-cell office:value-type="string">
            <text:p>E</text:p>
          </table:table-cell>
          <table:table-cell office:value-type="string">
            <text:p>rifugio roccoli lorla</text:p>
          </table:table-cell>
          <table:table-cell office:value-type="float" office:value="250">
            <text:p>250</text:p>
          </table:table-cell>
          <table:table-cell office:value-type="string">
            <text:p>03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89">
            <text:p>1789</text:p>
          </table:table-cell>
          <table:table-cell office:value-type="string">
            <text:p>Rasega</text:p>
          </table:table-cell>
          <table:table-cell office:value-type="string">
            <text:p>ALPI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Rasega</text:p>
          </table:table-cell>
          <table:table-cell office:value-type="string">
            <text:p><text:s/>di Mello</text:p>
          </table:table-cell>
          <table:table-cell office:value-type="string">
            <text:p>VALTELLINA DI MORBEGNO</text:p>
          </table:table-cell>
          <table:table-cell office:value-type="float" office:value="1151">
            <text:p>1151</text:p>
          </table:table-cell>
          <table:table-cell office:value-type="float" office:value="3384467550">
            <text:p>3384467550</text:p>
          </table:table-cell>
          <table:table-cell office:value-type="string">
            <text:p>0342048668</text:p>
          </table:table-cell>
          <table:table-cell table:number-columns-repeated="2" office:value-type="string">
            <text:p>//</text:p>
          </table:table-cell>
          <table:table-cell office:value-type="string">
            <text:p>rifugiorasega-valdimello.com</text:p>
          </table:table-cell>
          <table:table-cell office:value-type="string">
            <text:p>NO</text:p>
          </table:table-cell>
          <table:table-cell office:value-type="string">
            <text:p>Quaini Alma</text:p>
          </table:table-cell>
          <table:table-cell office:value-type="string">
            <text:p>rifugiorasega@tiscali.it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01/05/2015;31/10/2015;Lunedì,Martedì,Mercoledì,Giovedì,Venerdì,Sabato,Domenica|01/05/2015;31/10/2015;Lunedì,Martedì,Mercoledì,Giovedì,Venerdì,Sabato,Domenica|01/05/2015;31/10/2015;Lunedì,Martedì,Mercoledì,Giovedì,Venerdì,Sabato,Domenica|01/05/2015;31/10/2015;Lunedì,Martedì,Mercoledì,Giovedì,Venerdì,Sabato,Domenica|01/05/2015;31/10/2015;Lunedì,Martedì,Mercoledì,Giovedì,Venerdì,Sabato,Domenica|01/05/2015;31/10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////</text:p>
          </table:table-cell>
          <table:table-cell office:value-type="string">
            <text:p>SI</text:p>
          </table:table-cell>
          <table:table-cell office:value-type="string">
            <text:p>Nelle vicinanze palestra di arrampicata </text:p>
          </table:table-cell>
          <table:table-cell office:value-type="float" office:value="3384467550">
            <text:p>3384467550</text:p>
          </table:table-cell>
          <table:table-cell office:value-type="string">
            <text:p>rifugiorasega@tiscali.it</text:p>
          </table:table-cell>
          <table:table-cell office:value-type="string">
            <text:p>tavoli <text:s/>sala pranzo</text:p>
          </table:table-cell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.Martino</text:p>
          </table:table-cell>
          <table:table-cell office:value-type="float" office:value="224">
            <text:p>224</text:p>
          </table:table-cell>
          <table:table-cell office:value-type="string">
            <text:p>01:20</text:p>
          </table:table-cell>
          <table:table-cell office:value-type="string">
            <text:p>E</text:p>
          </table:table-cell>
          <table:table-cell office:value-type="string">
            <text:p>//</text:p>
          </table:table-cell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E</text:p>
          </table:table-cell>
          <table:table-cell office:value-type="string">
            <text:p>S.Martino</text:p>
          </table:table-cell>
          <table:table-cell office:value-type="float" office:value="224">
            <text:p>224</text:p>
          </table:table-cell>
          <table:table-cell office:value-type="string">
            <text:p>00:45</text:p>
          </table:table-cell>
          <table:table-cell office:value-type="string">
            <text:p>//</text:p>
          </table:table-cell>
          <table:table-cell office:value-type="string">
            <text:p>////</text:p>
          </table:table-cell>
          <table:table-cell office:value-type="string">
            <text:p>//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17">
            <text:p>2617</text:p>
          </table:table-cell>
          <table:table-cell office:value-type="string">
            <text:p>A. BONACOSSA e F. ALLIEVI</text:p>
          </table:table-cell>
          <table:table-cell office:value-type="string">
            <text:p>ALPINISTICO</text:p>
          </table:table-cell>
          <table:table-cell office:value-type="string">
            <text:p>VAL MASINO</text:p>
          </table:table-cell>
          <table:table-cell office:value-type="string">
            <text:p>SONDRIO</text:p>
          </table:table-cell>
          <table:table-cell office:value-type="string">
            <text:p>VAL MASINO</text:p>
          </table:table-cell>
          <table:table-cell office:value-type="string">
            <text:p>ZOCCA</text:p>
          </table:table-cell>
          <table:table-cell office:value-type="string">
            <text:p>VALTELLINA DI MORBEGNO</text:p>
          </table:table-cell>
          <table:table-cell office:value-type="float" office:value="2385">
            <text:p>2385</text:p>
          </table:table-cell>
          <table:table-cell office:value-type="float" office:value="390342614200">
            <text:p>390342614200</text:p>
          </table:table-cell>
          <table:table-cell table:number-columns-repeated="2"/>
          <table:table-cell office:value-type="float" office:value="3903426114200">
            <text:p>3903426114200</text:p>
          </table:table-cell>
          <table:table-cell table:number-columns-repeated="2"/>
          <table:table-cell office:value-type="string">
            <text:p>ANTONELLO FIORELLI</text:p>
          </table:table-cell>
          <table:table-cell office:value-type="string">
            <text:p>antonellofiorelli@libero.it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I</text:p>
          </table:table-cell>
          <table:table-cell office:value-type="string">
            <text:p>19/06/2015;27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palestra di arrampicata</text:p>
          </table:table-cell>
          <table:table-cell office:value-type="float" office:value="3903426114200">
            <text:p>3903426114200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Val di Mello - Osteria gatto rosso</text:p>
          </table:table-cell>
          <table:table-cell office:value-type="float" office:value="1360">
            <text:p>136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Rifugio Gianetti</text:p>
          </table:table-cell>
          <table:table-cell office:value-type="float" office:value="2534">
            <text:p>2534</text:p>
          </table:table-cell>
          <table:table-cell office:value-type="string">
            <text:p>06:00</text:p>
          </table:table-cell>
          <table:table-cell office:value-type="string">
            <text:p>EEA</text:p>
          </table:table-cell>
          <table:table-cell office:value-type="string">
            <text:p>Rifugio Ponti</text:p>
          </table:table-cell>
          <table:table-cell office:value-type="float" office:value="2559">
            <text:p>2559</text:p>
          </table:table-cell>
          <table:table-cell office:value-type="string">
            <text:p>06:00</text:p>
          </table:table-cell>
          <table:table-cell office:value-type="string">
            <text:p>EE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195">
            <text:p>3195</text:p>
          </table:table-cell>
          <table:table-cell office:value-type="string">
            <text:p>Coca</text:p>
          </table:table-cell>
          <table:table-cell office:value-type="string">
            <text:p>ALPINISTICO</text:p>
          </table:table-cell>
          <table:table-cell office:value-type="string">
            <text:p>VALBONDIONE</text:p>
          </table:table-cell>
          <table:table-cell office:value-type="string">
            <text:p>BERGAMO</text:p>
          </table:table-cell>
          <table:table-cell office:value-type="string">
            <text:p>via San Lorenzo</text:p>
          </table:table-cell>
          <table:table-cell office:value-type="string">
            <text:p>Seriana</text:p>
          </table:table-cell>
          <table:table-cell office:value-type="string">
            <text:p>VALLE SERIANA</text:p>
          </table:table-cell>
          <table:table-cell office:value-type="float" office:value="1892">
            <text:p>1892</text:p>
          </table:table-cell>
          <table:table-cell office:value-type="string">
            <text:p>034644035</text:p>
          </table:table-cell>
          <table:table-cell office:value-type="string">
            <text:p>034644260</text:p>
          </table:table-cell>
          <table:table-cell table:number-columns-repeated="2"/>
          <table:table-cell office:value-type="string">
            <text:p>rifugiococa.it</text:p>
          </table:table-cell>
          <table:table-cell office:value-type="string">
            <text:p>NO</text:p>
          </table:table-cell>
          <table:table-cell office:value-type="string">
            <text:p>Silvana Rodigari</text:p>
          </table:table-cell>
          <table:table-cell office:value-type="string">
            <text:p>s.rodigari@email.it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13/06/2015;13/09/2015;Lunedì,Martedì,Mercoledì,Giovedì,Venerdì,Sabato,Domenica|16/05/2015;07/06/2015;Sabato,Domenica|19/09/2015;04/10/2015;Sabato,Domenica</text:p>
          </table:table-cell>
          <table:table-cell office:value-type="string">
            <text:p>SI</text:p>
          </table:table-cell>
          <table:table-cell office:value-type="string">
            <text:p>wirless</text:p>
          </table:table-cell>
          <table:table-cell office:value-type="string">
            <text:p>SI</text:p>
          </table:table-cell>
          <table:table-cell/>
          <table:table-cell office:value-type="string">
            <text:p>034644035</text:p>
          </table:table-cell>
          <table:table-cell office:value-type="string">
            <text:p>rifugio.coca@email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Valbondione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296">
            <text:p>3296</text:p>
          </table:table-cell>
          <table:table-cell office:value-type="string">
            <text:p>Palù</text:p>
          </table:table-cell>
          <table:table-cell office:value-type="string">
            <text:p>ALPINISTICO</text:p>
          </table:table-cell>
          <table:table-cell office:value-type="string">
            <text:p>CHIESA IN VALMALENCO</text:p>
          </table:table-cell>
          <table:table-cell office:value-type="string">
            <text:p>SONDRIO</text:p>
          </table:table-cell>
          <table:table-cell office:value-type="string">
            <text:p>Lago Palù</text:p>
          </table:table-cell>
          <table:table-cell office:value-type="string">
            <text:p>Malenco</text:p>
          </table:table-cell>
          <table:table-cell office:value-type="string">
            <text:p>VALTELLINA DI SONDRIO</text:p>
          </table:table-cell>
          <table:table-cell office:value-type="float" office:value="1965">
            <text:p>1965</text:p>
          </table:table-cell>
          <table:table-cell office:value-type="string">
            <text:p>0342452201</text:p>
          </table:table-cell>
          <table:table-cell office:value-type="float" office:value="3491591260">
            <text:p>3491591260</text:p>
          </table:table-cell>
          <table:table-cell table:number-columns-repeated="2"/>
          <table:table-cell office:value-type="string">
            <text:p>www.rifugiopalu.it</text:p>
          </table:table-cell>
          <table:table-cell office:value-type="string">
            <text:p>SI</text:p>
          </table:table-cell>
          <table:table-cell office:value-type="string">
            <text:p>Giuseppe Dell'Andrino</text:p>
          </table:table-cell>
          <table:table-cell office:value-type="string">
            <text:p>beppepalu@tiscali.it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06/04/2015;Lunedì,Martedì,Mercoledì,Giovedì,Venerdì,Sabato,Domenica|04/12/2015;31/12/2015;Lunedì,Martedì,Mercoledì,Giovedì,Venerdì,Sabato,Domenica|28/05/2015;04/11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trasporto persone estate e inverno</text:p>
          </table:table-cell>
          <table:table-cell office:value-type="string">
            <text:p>0342452201</text:p>
          </table:table-cell>
          <table:table-cell/>
          <table:table-cell office:value-type="string">
            <text:p>Sala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SI</text:p>
          </table:table-cell>
          <table:table-cell office:value-type="string">
            <text:p>San Giuseppe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Arrivo funivia Chiesa-Palu</text:p>
          </table:table-cell>
          <table:table-cell office:value-type="float" office:value="120">
            <text:p>120</text:p>
          </table:table-cell>
          <table:table-cell office:value-type="string">
            <text:p>00:30</text:p>
          </table:table-cell>
          <table:table-cell office:value-type="string">
            <text:p>T</text:p>
          </table:table-cell>
          <table:table-cell office:value-type="string">
            <text:p>Campo Franscia</text:p>
          </table:table-cell>
          <table:table-cell office:value-type="float" office:value="400">
            <text:p>4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San Giuseppe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/>
          <table:table-cell office:value-type="string">
            <text:p>Barchi</text:p>
          </table:table-cell>
          <table:table-cell office:value-type="string">
            <text:p>Chiesa Valmalenco</text:p>
          </table:table-cell>
          <table:table-cell office:value-type="float" office:value="1">
            <text:p>1</text:p>
          </table:table-cell>
          <table:table-cell table:number-columns-repeated="968"/>
        </table:table-row>
        <table:table-row table:style-name="ro3">
          <table:table-cell office:value-type="float" office:value="2636">
            <text:p>2636</text:p>
          </table:table-cell>
          <table:table-cell office:value-type="string">
            <text:p>G. BERTACCHI</text:p>
          </table:table-cell>
          <table:table-cell office:value-type="string">
            <text:p>ALPINISTICO</text:p>
          </table:table-cell>
          <table:table-cell office:value-type="string">
            <text:p>MADESIMO</text:p>
          </table:table-cell>
          <table:table-cell office:value-type="string">
            <text:p>SONDRIO</text:p>
          </table:table-cell>
          <table:table-cell office:value-type="string">
            <text:p>LAGO D'EMET</text:p>
          </table:table-cell>
          <table:table-cell office:value-type="string">
            <text:p>SAN GIACOMO</text:p>
          </table:table-cell>
          <table:table-cell office:value-type="string">
            <text:p>VALCHIAVENNA</text:p>
          </table:table-cell>
          <table:table-cell office:value-type="float" office:value="2196">
            <text:p>2196</text:p>
          </table:table-cell>
          <table:table-cell office:value-type="string">
            <text:p>334 7769683 </text:p>
          </table:table-cell>
          <table:table-cell table:number-columns-repeated="5"/>
          <table:table-cell office:value-type="string">
            <text:p><text:s text:c="2"/>LUIGI POZZEBON</text:p>
          </table:table-cell>
          <table:table-cell office:value-type="string">
            <text:p>rifugiobertacchi@caivallespluga.it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15/06/2015;30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banda larga</text:p>
          </table:table-cell>
          <table:table-cell office:value-type="string">
            <text:p>SI</text:p>
          </table:table-cell>
          <table:table-cell/>
          <table:table-cell office:value-type="string">
            <text:p>334 7769683 </text:p>
          </table:table-cell>
          <table:table-cell office:value-type="string">
            <text:p>rifugiobertacchi@caivallespluga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Lago Monte Spluga</text:p>
          </table:table-cell>
          <table:table-cell office:value-type="float" office:value="225">
            <text:p>225</text:p>
          </table:table-cell>
          <table:table-cell office:value-type="string">
            <text:p>01:15</text:p>
          </table:table-cell>
          <table:table-cell office:value-type="string">
            <text:p>T</text:p>
          </table:table-cell>
          <table:table-cell office:value-type="string">
            <text:p>Alpe Macolini</text:p>
          </table:table-cell>
          <table:table-cell office:value-type="float" office:value="525">
            <text:p>525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15">
            <text:p>2515</text:p>
          </table:table-cell>
          <table:table-cell office:value-type="string">
            <text:p>Rifugio Frasnedo</text:p>
          </table:table-cell>
          <table:table-cell office:value-type="string">
            <text:p>ALPINISTICO</text:p>
          </table:table-cell>
          <table:table-cell office:value-type="string">
            <text:p>VERCEIA</text:p>
          </table:table-cell>
          <table:table-cell office:value-type="string">
            <text:p>SONDRIO</text:p>
          </table:table-cell>
          <table:table-cell office:value-type="string">
            <text:p>Frasnedo</text:p>
          </table:table-cell>
          <table:table-cell office:value-type="string">
            <text:p>dei Ratti</text:p>
          </table:table-cell>
          <table:table-cell office:value-type="string">
            <text:p>VALCHIAVENNA</text:p>
          </table:table-cell>
          <table:table-cell office:value-type="float" office:value="1297">
            <text:p>1297</text:p>
          </table:table-cell>
          <table:table-cell office:value-type="string">
            <text:p>034339503</text:p>
          </table:table-cell>
          <table:table-cell office:value-type="float" office:value="3336266504">
            <text:p>3336266504</text:p>
          </table:table-cell>
          <table:table-cell table:number-columns-repeated="2" office:value-type="string">
            <text:p>034339503</text:p>
          </table:table-cell>
          <table:table-cell office:value-type="string">
            <text:p>www.rifugiofrasnedo.it</text:p>
          </table:table-cell>
          <table:table-cell office:value-type="string">
            <text:p>NO</text:p>
          </table:table-cell>
          <table:table-cell office:value-type="string">
            <text:p>Elda Oregioni</text:p>
          </table:table-cell>
          <table:table-cell office:value-type="string">
            <text:p>info@rifugiofrasnedo.it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string">
            <text:p>SI</text:p>
          </table:table-cell>
          <table:table-cell office:value-type="string">
            <text:p>01/05/2015;13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36266504">
            <text:p>3336266504</text:p>
          </table:table-cell>
          <table:table-cell office:value-type="string">
            <text:p>info@rifugiofrasned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I</text:p>
          </table:table-cell>
          <table:table-cell office:value-type="string">
            <text:p>loc. San Sciuch in Val dei Ratti in Comune di Verceia;</text:p>
          </table:table-cell>
          <table:table-cell office:value-type="float" office:value="500">
            <text:p>50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Novate Mezzola salendo per Codera percorrendo l'itinerario turistico denominato Sentiero Life;</text:p>
          </table:table-cell>
          <table:table-cell office:value-type="float" office:value="1500">
            <text:p>1500</text:p>
          </table:table-cell>
          <table:table-cell office:value-type="string">
            <text:p>07:00</text:p>
          </table:table-cell>
          <table:table-cell office:value-type="string">
            <text:p>E</text:p>
          </table:table-cell>
          <table:table-cell office:value-type="string">
            <text:p>Rif. Omio in Val Masino percorrendo l'itineratio turistico <text:s/>denominato Sentiero Life;</text:p>
          </table:table-cell>
          <table:table-cell office:value-type="float" office:value="1200">
            <text:p>1200</text:p>
          </table:table-cell>
          <table:table-cell office:value-type="string">
            <text:p>05:30</text:p>
          </table:table-cell>
          <table:table-cell office:value-type="string">
            <text:p>EE</text:p>
          </table:table-cell>
          <table:table-cell office:value-type="string">
            <text:p>Loc. San Sciuch, oltrepassando il Tracciolino seguendo la mulattiera per Frasnedo, in Valle dei Ratti in Comune di Verceia;</text:p>
          </table:table-cell>
          <table:table-cell office:value-type="float" office:value="500">
            <text:p>500</text:p>
          </table:table-cell>
          <table:table-cell office:value-type="string">
            <text:p>00:4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276">
            <text:p>3276</text:p>
          </table:table-cell>
          <table:table-cell office:value-type="string">
            <text:p>Laghi Gemelli</text:p>
          </table:table-cell>
          <table:table-cell office:value-type="string">
            <text:p>ALPINISTICO</text:p>
          </table:table-cell>
          <table:table-cell office:value-type="string">
            <text:p>BRANZI</text:p>
          </table:table-cell>
          <table:table-cell office:value-type="string">
            <text:p>BERGAMO</text:p>
          </table:table-cell>
          <table:table-cell office:value-type="string">
            <text:p>Laghi Gemelli</text:p>
          </table:table-cell>
          <table:table-cell office:value-type="string">
            <text:p>Brembana</text:p>
          </table:table-cell>
          <table:table-cell office:value-type="string">
            <text:p>VALLE BREMBANA</text:p>
          </table:table-cell>
          <table:table-cell office:value-type="float" office:value="1968">
            <text:p>1968</text:p>
          </table:table-cell>
          <table:table-cell office:value-type="string">
            <text:p>0345.71212</text:p>
          </table:table-cell>
          <table:table-cell office:value-type="float" office:value="3470411638">
            <text:p>3470411638</text:p>
          </table:table-cell>
          <table:table-cell table:number-columns-repeated="2"/>
          <table:table-cell office:value-type="string">
            <text:p>www.rifugiolaghigemelli.it</text:p>
          </table:table-cell>
          <table:table-cell office:value-type="string">
            <text:p>NO</text:p>
          </table:table-cell>
          <table:table-cell office:value-type="string">
            <text:p>Nava Maurizio</text:p>
          </table:table-cell>
          <table:table-cell office:value-type="string">
            <text:p>info@rifugiolaghigemelli.it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02/05/2015;07/06/2015;Sabato,Domenica|13/06/2015;13/09/2015;Lunedì,Martedì,Mercoledì,Giovedì,Venerdì,Sabato,Domenica|19/09/2015;01/11/2015;Sabato,Domenica</text:p>
          </table:table-cell>
          <table:table-cell office:value-type="string">
            <text:p>NO</text:p>
          </table:table-cell>
          <table:table-cell office:value-type="string">
            <text:p>/</text:p>
          </table:table-cell>
          <table:table-cell office:value-type="string">
            <text:p>SI</text:p>
          </table:table-cell>
          <table:table-cell office:value-type="string">
            <text:p>/</text:p>
          </table:table-cell>
          <table:table-cell office:value-type="string">
            <text:p>0345.71212</text:p>
          </table:table-cell>
          <table:table-cell office:value-type="string">
            <text:p>maurinava@virgilio.it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arona</text:p>
          </table:table-cell>
          <table:table-cell office:value-type="float" office:value="850">
            <text:p>85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Branzi</text:p>
          </table:table-cell>
          <table:table-cell office:value-type="float" office:value="1100">
            <text:p>110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 office:value-type="string">
            <text:p>Valcanale</text:p>
          </table:table-cell>
          <table:table-cell office:value-type="float" office:value="1200">
            <text:p>12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452">
            <text:p>2452</text:p>
          </table:table-cell>
          <table:table-cell office:value-type="string">
            <text:p>ALBERTO GRASSI</text:p>
          </table:table-cell>
          <table:table-cell office:value-type="string">
            <text:p>ALPINISTICO</text:p>
          </table:table-cell>
          <table:table-cell office:value-type="string">
            <text:p>VALTORTA</text:p>
          </table:table-cell>
          <table:table-cell office:value-type="string">
            <text:p>BERGAMO</text:p>
          </table:table-cell>
          <table:table-cell office:value-type="string">
            <text:p>Passo di Camisolo</text:p>
          </table:table-cell>
          <table:table-cell/>
          <table:table-cell office:value-type="string">
            <text:p>VALLE BREMBANA</text:p>
          </table:table-cell>
          <table:table-cell office:value-type="float" office:value="1987">
            <text:p>1987</text:p>
          </table:table-cell>
          <table:table-cell table:number-columns-repeated="2" office:value-type="float" office:value="3488522784">
            <text:p>3488522784</text:p>
          </table:table-cell>
          <table:table-cell table:number-columns-repeated="2"/>
          <table:table-cell office:value-type="string">
            <text:p>rifugiograssi.it</text:p>
          </table:table-cell>
          <table:table-cell office:value-type="string">
            <text:p>NO</text:p>
          </table:table-cell>
          <table:table-cell office:value-type="string">
            <text:p>Anna Bortoletto</text:p>
          </table:table-cell>
          <table:table-cell office:value-type="string">
            <text:p>info@rifugiograssi.it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0/06/2015;Sabato,Domenica|01/07/2015;31/08/2015;Lunedì,Martedì,Mercoledì,Giovedì,Venerdì,Sabato,Domenica|01/09/2015;31/12/2015;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88522784">
            <text:p>3488522784</text:p>
          </table:table-cell>
          <table:table-cell/>
          <table:table-cell office:value-type="string">
            <text:p>sottotett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Biandino</text:p>
          </table:table-cell>
          <table:table-cell office:value-type="float" office:value="0">
            <text:p>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IANI DI BOBBIO</text:p>
          </table:table-cell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E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2:3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5459">
            <text:p>5459</text:p>
          </table:table-cell>
          <table:table-cell office:value-type="string">
            <text:p>RIFUGIO LOA</text:p>
          </table:table-cell>
          <table:table-cell office:value-type="string">
            <text:p>ESCURSIONISTICO</text:p>
          </table:table-cell>
          <table:table-cell office:value-type="string">
            <text:p>BERZO DEMO</text:p>
          </table:table-cell>
          <table:table-cell office:value-type="string">
            <text:p>BRESCIA</text:p>
          </table:table-cell>
          <table:table-cell office:value-type="string">
            <text:p>LOA</text:p>
          </table:table-cell>
          <table:table-cell office:value-type="string">
            <text:p>VALSAVIORE</text:p>
          </table:table-cell>
          <table:table-cell office:value-type="string">
            <text:p>DI VALLECAMONICA</text:p>
          </table:table-cell>
          <table:table-cell office:value-type="float" office:value="1200">
            <text:p>1200</text:p>
          </table:table-cell>
          <table:table-cell office:value-type="string">
            <text:p>036461317</text:p>
          </table:table-cell>
          <table:table-cell office:value-type="float" office:value="3356346587">
            <text:p>3356346587</text:p>
          </table:table-cell>
          <table:table-cell table:number-columns-repeated="2"/>
          <table:table-cell office:value-type="string">
            <text:p>www.fullshade.it</text:p>
          </table:table-cell>
          <table:table-cell office:value-type="string">
            <text:p>NO</text:p>
          </table:table-cell>
          <table:table-cell office:value-type="string">
            <text:p>Mauro Belotti</text:p>
          </table:table-cell>
          <table:table-cell office:value-type="string">
            <text:p>rifugioloa@gmail.com</text:p>
          </table:table-cell>
          <table:table-cell office:value-type="float" office:value="21">
            <text:p>2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31/05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6461317</text:p>
          </table:table-cell>
          <table:table-cell office:value-type="string">
            <text:p>rifugioloa@gmail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I</text:p>
          </table:table-cell>
          <table:table-cell office:value-type="string">
            <text:p>strada statale 42 del Tonale</text:p>
          </table:table-cell>
          <table:table-cell office:value-type="float" office:value="600">
            <text:p>6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Berzo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 office:value-type="string">
            <text:p>Monte</text:p>
          </table:table-cell>
          <table:table-cell office:value-type="float" office:value="350">
            <text:p>35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strada statale n.42 del Tonale-stazione ferroviaria di Cedegolo-strada provinciale n.84 </text:p>
          </table:table-cell>
          <table:table-cell office:value-type="float" office:value="600">
            <text:p>600</text:p>
          </table:table-cell>
          <table:table-cell office:value-type="string">
            <text:p>02:00</text:p>
          </table:table-cell>
          <table:table-cell office:value-type="string">
            <text:p>dall'abitato di Monte Strada provinciale n.84</text:p>
          </table:table-cell>
          <table:table-cell office:value-type="string">
            <text:p>dall'abitato di Berzo lungo strada agro-silvo-pastorale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885">
            <text:p>1885</text:p>
          </table:table-cell>
          <table:table-cell office:value-type="string">
            <text:p>RIFUGIO CA RUNCASCH</text:p>
          </table:table-cell>
          <table:table-cell office:value-type="string">
            <text:p>ALPI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CAMPAGNEDA</text:p>
          </table:table-cell>
          <table:table-cell office:value-type="string">
            <text:p>MALENCO</text:p>
          </table:table-cell>
          <table:table-cell office:value-type="string">
            <text:p>VALTELLINA DI SONDRIO</text:p>
          </table:table-cell>
          <table:table-cell office:value-type="float" office:value="2170">
            <text:p>2170</text:p>
          </table:table-cell>
          <table:table-cell table:number-columns-repeated="2" office:value-type="float" office:value="3479804889">
            <text:p>3479804889</text:p>
          </table:table-cell>
          <table:table-cell table:number-columns-repeated="2"/>
          <table:table-cell office:value-type="string">
            <text:p>WWW.RIFUGIOCARUNCASCH.COM</text:p>
          </table:table-cell>
          <table:table-cell office:value-type="string">
            <text:p>SI</text:p>
          </table:table-cell>
          <table:table-cell office:value-type="string">
            <text:p>GIANCARLO SERTORE</text:p>
          </table:table-cell>
          <table:table-cell office:value-type="string">
            <text:p>INFO@CARUNCASCH.IT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11/01/2015;Lunedì,Martedì,Mercoledì,Giovedì,Venerdì,Sabato,Domenica|01/03/2015;25/04/2015;Lunedì,Martedì,Mercoledì,Giovedì,Venerdì,Sabato,Domenica|01/05/2015;31/05/2015;Sabato,Domenica|05/12/2015;19/12/2015;Sabato,Domenica|17/01/2015;28/02/2015;Sabato,Domenica|20/06/2015;20/09/2015;Lunedì,Martedì,Mercoledì,Giovedì,Venerdì,Sabato,Domenica|26/09/2015;01/11/2015;Sabato,Domenica|26/12/2015;31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79804889">
            <text:p>3479804889</text:p>
          </table:table-cell>
          <table:table-cell office:value-type="string">
            <text:p>INFO@CARUNCASCH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SI</text:p>
          </table:table-cell>
          <table:table-cell office:value-type="string">
            <text:p>Campo Moro</text:p>
          </table:table-cell>
          <table:table-cell office:value-type="float" office:value="170">
            <text:p>170</text:p>
          </table:table-cell>
          <table:table-cell office:value-type="string">
            <text:p>01:00</text:p>
          </table:table-cell>
          <table:table-cell office:value-type="string">
            <text:p>T</text:p>
          </table:table-cell>
          <table:table-cell office:value-type="string">
            <text:p>Campo Franscia</text:p>
          </table:table-cell>
          <table:table-cell office:value-type="float" office:value="570">
            <text:p>570</text:p>
          </table:table-cell>
          <table:table-cell office:value-type="string">
            <text:p>03:30</text:p>
          </table:table-cell>
          <table:table-cell office:value-type="string">
            <text:p>T</text:p>
          </table:table-cell>
          <table:table-cell office:value-type="string">
            <text:p>Largone</text:p>
          </table:table-cell>
          <table:table-cell office:value-type="float" office:value="370">
            <text:p>370</text:p>
          </table:table-cell>
          <table:table-cell office:value-type="string">
            <text:p>03:00</text:p>
          </table:table-cell>
          <table:table-cell office:value-type="string">
            <text:p>T</text:p>
          </table:table-cell>
          <table:table-cell office:value-type="string">
            <text:p>San Giuseppe 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39">
            <text:p>2639</text:p>
          </table:table-cell>
          <table:table-cell office:value-type="string">
            <text:p>RIFUGIO POSCHIAVINO</text:p>
          </table:table-cell>
          <table:table-cell office:value-type="string">
            <text:p>ESCURSIO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CAMPO MORO</text:p>
          </table:table-cell>
          <table:table-cell office:value-type="string">
            <text:p>Valmalenco</text:p>
          </table:table-cell>
          <table:table-cell office:value-type="string">
            <text:p>VALTELLINA DI SONDRIO</text:p>
          </table:table-cell>
          <table:table-cell office:value-type="float" office:value="2000">
            <text:p>2000</text:p>
          </table:table-cell>
          <table:table-cell office:value-type="float" office:value="3473252242">
            <text:p>3473252242</text:p>
          </table:table-cell>
          <table:table-cell table:number-columns-repeated="3"/>
          <table:table-cell office:value-type="string">
            <text:p>rifugioposchiavino.it</text:p>
          </table:table-cell>
          <table:table-cell/>
          <table:table-cell office:value-type="string">
            <text:p>NORA PAROLINI</text:p>
          </table:table-cell>
          <table:table-cell office:value-type="string">
            <text:p>viviparolini@libero.it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6/2015;04/10/2015;Lunedì,Martedì,Mercoledì,Giovedì,Venerdì,Sabato,Domenica|02/05/2015;31/05/2015;Sabato,Domenica|04/04/2015;06/04/2015;Lunedì,Martedì,Mercoledì,Giovedì,Venerdì,Sabato,Domenica|05/10/2015;08/11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73252242">
            <text:p>3473252242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AMPOFRANSCIA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in auto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968"/>
        </table:table-row>
        <table:table-row table:style-name="ro3">
          <table:table-cell office:value-type="float" office:value="2777">
            <text:p>2777</text:p>
          </table:table-cell>
          <table:table-cell office:value-type="string">
            <text:p>Bar Bianco</text:p>
          </table:table-cell>
          <table:table-cell office:value-type="string">
            <text:p>ESCURSIONISTICO</text:p>
          </table:table-cell>
          <table:table-cell office:value-type="string">
            <text:p>RASURA</text:p>
          </table:table-cell>
          <table:table-cell office:value-type="string">
            <text:p>SONDRIO</text:p>
          </table:table-cell>
          <table:table-cell office:value-type="string">
            <text:p>Pesciadello - Via Larice</text:p>
          </table:table-cell>
          <table:table-cell office:value-type="string">
            <text:p>Gerola</text:p>
          </table:table-cell>
          <table:table-cell office:value-type="string">
            <text:p>VALTELLINA DI MORBEGNO</text:p>
          </table:table-cell>
          <table:table-cell office:value-type="float" office:value="1521">
            <text:p>1521</text:p>
          </table:table-cell>
          <table:table-cell office:value-type="string">
            <text:p>+39 320 0833373</text:p>
          </table:table-cell>
          <table:table-cell office:value-type="string">
            <text:p>+39 329 4019065</text:p>
          </table:table-cell>
          <table:table-cell table:number-columns-repeated="3" office:value-type="string">
            <text:p>non presente</text:p>
          </table:table-cell>
          <table:table-cell/>
          <table:table-cell office:value-type="string">
            <text:p>Borromini Tiziana</text:p>
          </table:table-cell>
          <table:table-cell office:value-type="string">
            <text:p>tizianaborromini@yahoo.it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5/2015;15/05/2015;Sabato,Domenica|01/10/2015;31/12/2015;Sabato,Domenica|15/05/2015;30/09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satellitare</text:p>
          </table:table-cell>
          <table:table-cell office:value-type="string">
            <text:p>SI</text:p>
          </table:table-cell>
          <table:table-cell office:value-type="string">
            <text:p>Area giochi per bambini</text:p>
          </table:table-cell>
          <table:table-cell office:value-type="string">
            <text:p>320 0833373</text:p>
          </table:table-cell>
          <table:table-cell office:value-type="string">
            <text:p>tizianaborromini@yahoo.it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Rasura</text:p>
          </table:table-cell>
          <table:table-cell office:value-type="float" office:value="740">
            <text:p>74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 office:value-type="string">
            <text:p>Rifugio loc. Corte</text:p>
          </table:table-cell>
          <table:table-cell office:value-type="float" office:value="250">
            <text:p>25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 office:value-type="string">
            <text:p>Rifugio Alpe Stavello</text:p>
          </table:table-cell>
          <table:table-cell office:value-type="float" office:value="440">
            <text:p>44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Rasura</text:p>
          </table:table-cell>
          <table:table-cell office:value-type="float" office:value="740">
            <text:p>740</text:p>
          </table:table-cell>
          <table:table-cell office:value-type="string">
            <text:p>00:45</text:p>
          </table:table-cell>
          <table:table-cell office:value-type="string">
            <text:p>SI</text:p>
          </table:table-cell>
          <table:table-cell office:value-type="string">
            <text:p>accesso consentito ai clienti rifugio</text:p>
          </table:table-cell>
          <table:table-cell office:value-type="string">
            <text:p>Non presente</text:p>
          </table:table-cell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1625">
            <text:p>1625</text:p>
          </table:table-cell>
          <table:table-cell office:value-type="string">
            <text:p>RIFUGIO S.E.V. - PIANEZZO</text:p>
          </table:table-cell>
          <table:table-cell office:value-type="string">
            <text:p>ALPINISTICO</text:p>
          </table:table-cell>
          <table:table-cell office:value-type="string">
            <text:p>VALBRONA</text:p>
          </table:table-cell>
          <table:table-cell office:value-type="string">
            <text:p>COMO</text:p>
          </table:table-cell>
          <table:table-cell office:value-type="string">
            <text:p>PIANEZZO</text:p>
          </table:table-cell>
          <table:table-cell/>
          <table:table-cell office:value-type="string">
            <text:p>TRIANGOLO LARIANO</text:p>
          </table:table-cell>
          <table:table-cell office:value-type="float" office:value="1276">
            <text:p>1276</text:p>
          </table:table-cell>
          <table:table-cell office:value-type="string">
            <text:p>0341583004</text:p>
          </table:table-cell>
          <table:table-cell office:value-type="float" office:value="3385063747">
            <text:p>3385063747</text:p>
          </table:table-cell>
          <table:table-cell table:number-columns-repeated="2" office:value-type="string">
            <text:p>0341583004</text:p>
          </table:table-cell>
          <table:table-cell office:value-type="string">
            <text:p>www.rifugiosev.it</text:p>
          </table:table-cell>
          <table:table-cell office:value-type="string">
            <text:p>SI</text:p>
          </table:table-cell>
          <table:table-cell office:value-type="string">
            <text:p>ASD S.E.V. VALMADRERA</text:p>
          </table:table-cell>
          <table:table-cell office:value-type="string">
            <text:p>info@rifugiosev.i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31/12/2015;Sabato,Domenica|01/01/2015;31/12/2015;Sabato,Domenica|01/08/2015;31/08/2015;Lunedì,Martedì,Mercoledì,Giovedì,Venerdì,Sabato,Domenica|01/08/2015;31/08/2015;Lunedì,Martedì,Mercoledì,Giovedì,Venerdì,Sabato,Domenica|03/03/2015;28/10/2015;Mercoledì|03/03/2015;28/10/2015;Mercoledì</text:p>
          </table:table-cell>
          <table:table-cell office:value-type="string">
            <text:p>SI</text:p>
          </table:table-cell>
          <table:table-cell office:value-type="string">
            <text:p>BANDA LARGA</text:p>
          </table:table-cell>
          <table:table-cell office:value-type="string">
            <text:p>SI</text:p>
          </table:table-cell>
          <table:table-cell/>
          <table:table-cell office:value-type="float" office:value="3385063747">
            <text:p>3385063747</text:p>
          </table:table-cell>
          <table:table-cell office:value-type="string">
            <text:p>info@rifugiosev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VALMADRERA</text:p>
          </table:table-cell>
          <table:table-cell office:value-type="float" office:value="935">
            <text:p>935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VALBRONA</text:p>
          </table:table-cell>
          <table:table-cell office:value-type="float" office:value="506">
            <text:p>506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 office:value-type="string">
            <text:p>CANZO</text:p>
          </table:table-cell>
          <table:table-cell office:value-type="float" office:value="740">
            <text:p>74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VALBRONA</text:p>
          </table:table-cell>
          <table:table-cell office:value-type="float" office:value="506">
            <text:p>506</text:p>
          </table:table-cell>
          <table:table-cell office:value-type="string">
            <text:p>01:00</text:p>
          </table:table-cell>
          <table:table-cell office:value-type="string">
            <text:p>NO</text:p>
          </table:table-cell>
          <table:table-cell office:value-type="string">
            <text:p>COMUNIONE DI ONEDA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797">
            <text:p>3797</text:p>
          </table:table-cell>
          <table:table-cell office:value-type="string">
            <text:p>Rifugio Parafulmine</text:p>
          </table:table-cell>
          <table:table-cell office:value-type="string">
            <text:p>ALPINISTICO</text:p>
          </table:table-cell>
          <table:table-cell office:value-type="string">
            <text:p>GANDINO</text:p>
          </table:table-cell>
          <table:table-cell office:value-type="string">
            <text:p>BERGAMO</text:p>
          </table:table-cell>
          <table:table-cell office:value-type="string">
            <text:p>Montagnina</text:p>
          </table:table-cell>
          <table:table-cell office:value-type="string">
            <text:p>Gandino</text:p>
          </table:table-cell>
          <table:table-cell office:value-type="string">
            <text:p>VALLE SERIANA</text:p>
          </table:table-cell>
          <table:table-cell office:value-type="float" office:value="1536">
            <text:p>1536</text:p>
          </table:table-cell>
          <table:table-cell office:value-type="string">
            <text:p>035733023</text:p>
          </table:table-cell>
          <table:table-cell office:value-type="float" office:value="3299634386">
            <text:p>3299634386</text:p>
          </table:table-cell>
          <table:table-cell table:number-columns-repeated="2"/>
          <table:table-cell office:value-type="string">
            <text:p>www.rifugioparafulmine.com</text:p>
          </table:table-cell>
          <table:table-cell office:value-type="string">
            <text:p>NO</text:p>
          </table:table-cell>
          <table:table-cell office:value-type="string">
            <text:p>pier paolo lanfranchi</text:p>
          </table:table-cell>
          <table:table-cell office:value-type="string">
            <text:p>sciclubvalgandino92@gmail.com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Mercoledì,Giovedì,Venerdì,Sabato,Domenica|01/08/2015;30/08/2015;Lunedì,Martedì,Mercoledì,Giovedì,Venerdì,Sabato,Domenica|18/12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329/9634386</text:p>
          </table:table-cell>
          <table:table-cell office:value-type="string">
            <text:p>rifugioparafulmen@gmail.co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I</text:p>
          </table:table-cell>
          <table:table-cell office:value-type="string">
            <text:p>Colonia Monte Farno</text:p>
          </table:table-cell>
          <table:table-cell office:value-type="float" office:value="300">
            <text:p>300</text:p>
          </table:table-cell>
          <table:table-cell office:value-type="string">
            <text:p>01:15</text:p>
          </table:table-cell>
          <table:table-cell office:value-type="string">
            <text:p>T</text:p>
          </table:table-cell>
          <table:table-cell office:value-type="string">
            <text:p>Gandino</text:p>
          </table:table-cell>
          <table:table-cell office:value-type="float" office:value="1000">
            <text:p>1000</text:p>
          </table:table-cell>
          <table:table-cell office:value-type="string">
            <text:p>02:30</text:p>
          </table:table-cell>
          <table:table-cell office:value-type="string">
            <text:p>T</text:p>
          </table:table-cell>
          <table:table-cell office:value-type="string">
            <text:p>Gandino</text:p>
          </table:table-cell>
          <table:table-cell office:value-type="float" office:value="1000">
            <text:p>10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 office:value-type="string">
            <text:p>Gandino</text:p>
          </table:table-cell>
          <table:table-cell office:value-type="float" office:value="1000">
            <text:p>1000</text:p>
          </table:table-cell>
          <table:table-cell office:value-type="string">
            <text:p>01:45</text:p>
          </table:table-cell>
          <table:table-cell office:value-type="string">
            <text:p>no</text:p>
          </table:table-cell>
          <table:table-cell office:value-type="string">
            <text:p>comune</text:p>
          </table:table-cell>
          <table:table-cell office:value-type="string">
            <text:p>Nessuna località - Nessuna funivia o seggiovia raggiune il rifugio</text:p>
          </table:table-cell>
          <table:table-cell office:value-type="float" office:value="2">
            <text:p>2</text:p>
          </table:table-cell>
          <table:table-cell table:number-columns-repeated="968"/>
        </table:table-row>
        <table:table-row table:style-name="ro3">
          <table:table-cell office:value-type="float" office:value="3158">
            <text:p>3158</text:p>
          </table:table-cell>
          <table:table-cell office:value-type="string">
            <text:p>G. GRANATA - loc. CAMPEI DE SIMA</text:p>
          </table:table-cell>
          <table:table-cell office:value-type="string">
            <text:p>ALPINISTICO</text:p>
          </table:table-cell>
          <table:table-cell office:value-type="string">
            <text:p>TOSCOLANO MADERNO</text:p>
          </table:table-cell>
          <table:table-cell office:value-type="string">
            <text:p>BRESCIA</text:p>
          </table:table-cell>
          <table:table-cell office:value-type="string">
            <text:p>CAMPIGLIO DI CIMA</text:p>
          </table:table-cell>
          <table:table-cell office:value-type="string">
            <text:p>CAMPIGLIO</text:p>
          </table:table-cell>
          <table:table-cell office:value-type="string">
            <text:p>PARCO ALTO GARDA</text:p>
          </table:table-cell>
          <table:table-cell office:value-type="float" office:value="1017">
            <text:p>1017</text:p>
          </table:table-cell>
          <table:table-cell office:value-type="string">
            <text:p>0365.290742</text:p>
          </table:table-cell>
          <table:table-cell office:value-type="float" office:value="368.3486328">
            <text:p>368,3486328</text:p>
          </table:table-cell>
          <table:table-cell office:value-type="string">
            <text:p>0365.293007</text:p>
          </table:table-cell>
          <table:table-cell office:value-type="string">
            <text:p>0365.293007 - 0365.21676</text:p>
          </table:table-cell>
          <table:table-cell office:value-type="string">
            <text:p>www.montesuello.it</text:p>
          </table:table-cell>
          <table:table-cell office:value-type="string">
            <text:p>NO</text:p>
          </table:table-cell>
          <table:table-cell office:value-type="string">
            <text:p>Associazione Nazionale Alpini - Sezione di Salò</text:p>
          </table:table-cell>
          <table:table-cell office:value-type="string">
            <text:p>salo@ana.it</text:p>
          </table:table-cell>
          <table:table-cell office:value-type="float" office:value="56">
            <text:p>5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office:value-type="string">
            <text:p>04/04/2015;24/10/2015;Martedì,Mercoledì,Giovedì|04/04/2015;24/10/2015;Martedì,Mercoledì,Giovedì|04/04/2015;25/10/2015;Sabato,Domenica|04/04/2015;25/10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368.3486328 - 338.8288747 - 0365.21676</text:p>
          </table:table-cell>
          <table:table-cell office:value-type="string">
            <text:p>salo@ana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Toscolano Maderno - fraz.Gaino - loc.Ponte Rilo</text:p>
          </table:table-cell>
          <table:table-cell office:value-type="float" office:value="300">
            <text:p>3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 office:value-type="string">
            <text:p>Vobarno-fraz.Degagna</text:p>
          </table:table-cell>
          <table:table-cell office:value-type="float" office:value="700">
            <text:p>7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Gardone Riviera-rif.Pirlo</text:p>
          </table:table-cell>
          <table:table-cell office:value-type="float" office:value="0">
            <text:p>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Vobarno-fraz.Eno- Malga Corpaglione</text:p>
          </table:table-cell>
          <table:table-cell office:value-type="float" office:value="0">
            <text:p>0</text:p>
          </table:table-cell>
          <table:table-cell office:value-type="string">
            <text:p>00:45</text:p>
          </table:table-cell>
          <table:table-cell/>
          <table:table-cell office:value-type="string">
            <text:p>Toscolano Maderno e da Vobarno</text:p>
          </table:table-cell>
          <table:table-cell/>
          <table:table-cell office:value-type="float" office:value="10">
            <text:p>10</text:p>
          </table:table-cell>
          <table:table-cell table:number-columns-repeated="968"/>
        </table:table-row>
        <table:table-row table:style-name="ro3">
          <table:table-cell office:value-type="float" office:value="2417">
            <text:p>2417</text:p>
          </table:table-cell>
          <table:table-cell office:value-type="string">
            <text:p>Maria e Franco ex Brescia</text:p>
          </table:table-cell>
          <table:table-cell office:value-type="string">
            <text:p>ALPINISTICO</text:p>
          </table:table-cell>
          <table:table-cell office:value-type="string">
            <text:p>CETO</text:p>
          </table:table-cell>
          <table:table-cell office:value-type="string">
            <text:p>BRESCIA</text:p>
          </table:table-cell>
          <table:table-cell office:value-type="string">
            <text:p>Passo Dernal</text:p>
          </table:table-cell>
          <table:table-cell office:value-type="string">
            <text:p>di Dois</text:p>
          </table:table-cell>
          <table:table-cell office:value-type="string">
            <text:p>DI VALLECAMONICA</text:p>
          </table:table-cell>
          <table:table-cell office:value-type="float" office:value="2574">
            <text:p>2574</text:p>
          </table:table-cell>
          <table:table-cell office:value-type="string">
            <text:p>0364 634372</text:p>
          </table:table-cell>
          <table:table-cell table:number-columns-repeated="5"/>
          <table:table-cell office:value-type="string">
            <text:p>Giacomo Massussi</text:p>
          </table:table-cell>
          <table:table-cell office:value-type="string">
            <text:p>caibrescia@cai.bs.it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13/06/2015;27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Palestra di roccia</text:p>
          </table:table-cell>
          <table:table-cell office:value-type="string">
            <text:p>0364 634372</text:p>
          </table:table-cell>
          <table:table-cell/>
          <table:table-cell office:value-type="string">
            <text:p>Bivacco</text:p>
          </table:table-cell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n°242 Malga Bissina Daone (TN)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n°37 Case di Paghera Ceto (BS)</text:p>
          </table:table-cell>
          <table:table-cell office:value-type="float" office:value="1250">
            <text:p>1250</text:p>
          </table:table-cell>
          <table:table-cell office:value-type="string">
            <text:p>04:30</text:p>
          </table:table-cell>
          <table:table-cell office:value-type="string">
            <text:p>EE</text:p>
          </table:table-cell>
          <table:table-cell office:value-type="string">
            <text:p>Rasega valle di Saviore (BS)</text:p>
          </table:table-cell>
          <table:table-cell office:value-type="float" office:value="1100">
            <text:p>1100</text:p>
          </table:table-cell>
          <table:table-cell office:value-type="string">
            <text:p>04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187">
            <text:p>2187</text:p>
          </table:table-cell>
          <table:table-cell office:value-type="string">
            <text:p>MONZA BOGANI</text:p>
          </table:table-cell>
          <table:table-cell office:value-type="string">
            <text:p>ALPINISTICO</text:p>
          </table:table-cell>
          <table:table-cell office:value-type="string">
            <text:p>ESINO LARIO</text:p>
          </table:table-cell>
          <table:table-cell office:value-type="string">
            <text:p>LECCO</text:p>
          </table:table-cell>
          <table:table-cell office:value-type="string">
            <text:p>Alpe Moncodeno</text:p>
          </table:table-cell>
          <table:table-cell/>
          <table:table-cell office:value-type="string">
            <text:p>VALSASSINA - VALVARRONE - VAL D'ESINO - RIVIERA</text:p>
          </table:table-cell>
          <table:table-cell office:value-type="float" office:value="1816">
            <text:p>1816</text:p>
          </table:table-cell>
          <table:table-cell office:value-type="float" office:value="3683527021">
            <text:p>3683527021</text:p>
          </table:table-cell>
          <table:table-cell office:value-type="float" office:value="3482831436">
            <text:p>3482831436</text:p>
          </table:table-cell>
          <table:table-cell table:number-columns-repeated="2"/>
          <table:table-cell office:value-type="string">
            <text:p>www.rifugiobogani.com</text:p>
          </table:table-cell>
          <table:table-cell office:value-type="string">
            <text:p>NO</text:p>
          </table:table-cell>
          <table:table-cell office:value-type="string">
            <text:p>Mariangela Buzzoni</text:p>
          </table:table-cell>
          <table:table-cell office:value-type="string">
            <text:p>rifugiobogani@yahoo.it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4/2015;19/06/2015;Lunedì,Martedì,Mercoledì,Giovedì,Venerdì,Sabato,Domenica|20/06/2015;20/09/2015;Lunedì,Martedì,Mercoledì,Giovedì,Venerdì,Sabato,Domenica|20/09/2015;30/11/2015;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683527021">
            <text:p>3683527021</text:p>
          </table:table-cell>
          <table:table-cell office:value-type="string">
            <text:p>rifugiobogani@yaho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ainallo</text:p>
          </table:table-cell>
          <table:table-cell office:value-type="float" office:value="600">
            <text:p>6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rato san Pietro</text:p>
          </table:table-cell>
          <table:table-cell office:value-type="float" office:value="1400">
            <text:p>14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275">
            <text:p>3275</text:p>
          </table:table-cell>
          <table:table-cell office:value-type="string">
            <text:p>F.lli Calvi</text:p>
          </table:table-cell>
          <table:table-cell office:value-type="string">
            <text:p>ALPINISTICO</text:p>
          </table:table-cell>
          <table:table-cell office:value-type="string">
            <text:p>CARONA</text:p>
          </table:table-cell>
          <table:table-cell office:value-type="string">
            <text:p>BERGAMO</text:p>
          </table:table-cell>
          <table:table-cell office:value-type="string">
            <text:p>Conca del Calvi</text:p>
          </table:table-cell>
          <table:table-cell office:value-type="string">
            <text:p>Brembana</text:p>
          </table:table-cell>
          <table:table-cell office:value-type="string">
            <text:p>VALLE BREMBANA</text:p>
          </table:table-cell>
          <table:table-cell office:value-type="float" office:value="2020">
            <text:p>2020</text:p>
          </table:table-cell>
          <table:table-cell office:value-type="string">
            <text:p>0345 77047</text:p>
          </table:table-cell>
          <table:table-cell table:number-columns-repeated="5"/>
          <table:table-cell office:value-type="string">
            <text:p>Bagini Claudio</text:p>
          </table:table-cell>
          <table:table-cell office:value-type="string">
            <text:p>claudio.bagini@infinito.it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I</text:p>
          </table:table-cell>
          <table:table-cell office:value-type="string">
            <text:p>04/04/2015;07/06/2015;Sabato,Domenica|13/06/2015;13/09/2015;Lunedì,Martedì,Mercoledì,Giovedì,Venerdì,Sabato,Domenica|19/09/2015;01/11/2015;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5 81184</text:p>
          </table:table-cell>
          <table:table-cell office:value-type="string">
            <text:p>claudio.bagini@infinito.it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arona</text:p>
          </table:table-cell>
          <table:table-cell office:value-type="float" office:value="784">
            <text:p>784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Rifugio Laghi Gemelli</text:p>
          </table:table-cell>
          <table:table-cell office:value-type="float" office:value="89">
            <text:p>89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645">
            <text:p>1645</text:p>
          </table:table-cell>
          <table:table-cell office:value-type="string">
            <text:p>rifugio soldanella</text:p>
          </table:table-cell>
          <table:table-cell office:value-type="string">
            <text:p>ESCURSIONISTICO</text:p>
          </table:table-cell>
          <table:table-cell office:value-type="string">
            <text:p>BALLABIO</text:p>
          </table:table-cell>
          <table:table-cell office:value-type="string">
            <text:p>LECCO</text:p>
          </table:table-cell>
          <table:table-cell office:value-type="string">
            <text:p>piani resinelli</text:p>
          </table:table-cell>
          <table:table-cell office:value-type="string">
            <text:p>sassina</text:p>
          </table:table-cell>
          <table:table-cell office:value-type="string">
            <text:p>LARIO ORIENTALE - VALLE SAN MARTINO</text:p>
          </table:table-cell>
          <table:table-cell office:value-type="float" office:value="1350">
            <text:p>1350</text:p>
          </table:table-cell>
          <table:table-cell office:value-type="string">
            <text:p>0341 531132</text:p>
          </table:table-cell>
          <table:table-cell table:number-columns-repeated="2"/>
          <table:table-cell office:value-type="string">
            <text:p>0341 531132 </text:p>
          </table:table-cell>
          <table:table-cell office:value-type="string">
            <text:p>rifugiosoldanella.it</text:p>
          </table:table-cell>
          <table:table-cell/>
          <table:table-cell office:value-type="string">
            <text:p><text:s/>Taramelli Mauro</text:p>
          </table:table-cell>
          <table:table-cell office:value-type="string">
            <text:p>info@rifugiosoldanella.it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1/01/2015;31/12/2015;Lun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Telefonico</text:p>
          </table:table-cell>
          <table:table-cell office:value-type="string">
            <text:p>SI</text:p>
          </table:table-cell>
          <table:table-cell office:value-type="string">
            <text:p>angolo con giochi per bambini</text:p>
          </table:table-cell>
          <table:table-cell office:value-type="string">
            <text:p>0341 531132</text:p>
          </table:table-cell>
          <table:table-cell office:value-type="string">
            <text:p>info@rifugiosoldanella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string">
            <text:p>S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373">
            <text:p>2373</text:p>
          </table:table-cell>
          <table:table-cell office:value-type="string">
            <text:p>Cazzaniga-Merlini</text:p>
          </table:table-cell>
          <table:table-cell office:value-type="string">
            <text:p>ALPINISTICO</text:p>
          </table:table-cell>
          <table:table-cell office:value-type="string">
            <text:p>BARZIO</text:p>
          </table:table-cell>
          <table:table-cell office:value-type="string">
            <text:p>LECCO</text:p>
          </table:table-cell>
          <table:table-cell office:value-type="string">
            <text:p>piani di Artavaggio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890">
            <text:p>1890</text:p>
          </table:table-cell>
          <table:table-cell office:value-type="string">
            <text:p>0341 997839</text:p>
          </table:table-cell>
          <table:table-cell table:number-columns-repeated="3"/>
          <table:table-cell office:value-type="string">
            <text:p>rigugiocazzaniga.it</text:p>
          </table:table-cell>
          <table:table-cell/>
          <table:table-cell office:value-type="string">
            <text:p>ELENA SANGALLI</text:p>
          </table:table-cell>
          <table:table-cell office:value-type="string">
            <text:p>INFO@RIFUGIOCAZZANIGA.IT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0/04/2015;Lunedì,Martedì,Mercoledì,Giovedì,Venerdì,Sabato,Domenica|01/06/2015;31/10/2015;Lunedì,Martedì,Mercoledì,Giovedì,Venerdì,Sabato,Domenica|01/12/2015;31/12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satellitare ersaf</text:p>
          </table:table-cell>
          <table:table-cell office:value-type="string">
            <text:p>SI</text:p>
          </table:table-cell>
          <table:table-cell/>
          <table:table-cell office:value-type="string">
            <text:p>0341997839</text:p>
          </table:table-cell>
          <table:table-cell office:value-type="string">
            <text:p>info@rifugiocazzaniga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moggio</text:p>
          </table:table-cell>
          <table:table-cell office:value-type="float" office:value="1000">
            <text:p>10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valtorta</text:p>
          </table:table-cell>
          <table:table-cell office:value-type="float" office:value="1000">
            <text:p>10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valtaleggio</text:p>
          </table:table-cell>
          <table:table-cell office:value-type="float" office:value="900">
            <text:p>900</text:p>
          </table:table-cell>
          <table:table-cell office:value-type="string">
            <text:p>02:50</text:p>
          </table:table-cell>
          <table:table-cell office:value-type="string">
            <text:p>E</text:p>
          </table:table-cell>
          <table:table-cell office:value-type="string">
            <text:p>culmine di san pietro</text:p>
          </table:table-cell>
          <table:table-cell office:value-type="float" office:value="650">
            <text:p>650</text:p>
          </table:table-cell>
          <table:table-cell office:value-type="string">
            <text:p>01:30</text:p>
          </table:table-cell>
          <table:table-cell table:number-columns-repeated="2"/>
          <table:table-cell office:value-type="string">
            <text:p>moggi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088">
            <text:p>2088</text:p>
          </table:table-cell>
          <table:table-cell office:value-type="string">
            <text:p>RIFUGIO STELLA</text:p>
          </table:table-cell>
          <table:table-cell office:value-type="string">
            <text:p>ESCURSIONISTICO</text:p>
          </table:table-cell>
          <table:table-cell office:value-type="string">
            <text:p>BARZIO</text:p>
          </table:table-cell>
          <table:table-cell office:value-type="string">
            <text:p>LECCO</text:p>
          </table:table-cell>
          <table:table-cell office:value-type="string">
            <text:p>BARZIO</text:p>
          </table:table-cell>
          <table:table-cell/>
          <table:table-cell office:value-type="string">
            <text:p>VALSASSINA - VALVARRONE - VAL D'ESINO - RIVIERA</text:p>
          </table:table-cell>
          <table:table-cell office:value-type="float" office:value="1668">
            <text:p>1668</text:p>
          </table:table-cell>
          <table:table-cell office:value-type="float" office:value="3441200811">
            <text:p>3441200811</text:p>
          </table:table-cell>
          <table:table-cell office:value-type="float" office:value="3406999025">
            <text:p>3406999025</text:p>
          </table:table-cell>
          <table:table-cell table:number-columns-repeated="2"/>
          <table:table-cell office:value-type="string">
            <text:p>www.rifugiostellapianidibobbio.it</text:p>
          </table:table-cell>
          <table:table-cell office:value-type="string">
            <text:p>NO</text:p>
          </table:table-cell>
          <table:table-cell office:value-type="string">
            <text:p>wladimiro radogna</text:p>
          </table:table-cell>
          <table:table-cell office:value-type="string">
            <text:p>rifugiostellapianidibobbio@gmail.com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SI</text:p>
          </table:table-cell>
          <table:table-cell office:value-type="string">
            <text:p>01/01/2015;30/04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1996834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SI</text:p>
          </table:table-cell>
          <table:table-cell office:value-type="string">
            <text:p>BARZIO</text:p>
          </table:table-cell>
          <table:table-cell office:value-type="float" office:value="1000">
            <text:p>10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VALTORTA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ARTAVAGGIO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BARZIIO</text:p>
          </table:table-cell>
          <table:table-cell office:value-type="float" office:value="900">
            <text:p>900</text:p>
          </table:table-cell>
          <table:table-cell office:value-type="string">
            <text:p>02:00</text:p>
          </table:table-cell>
          <table:table-cell office:value-type="string">
            <text:p>NO</text:p>
          </table:table-cell>
          <table:table-cell table:number-columns-repeated="2" office:value-type="string">
            <text:p>BARZIO VALTORTA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775">
            <text:p>2775</text:p>
          </table:table-cell>
          <table:table-cell office:value-type="string">
            <text:p>Gran Baita</text:p>
          </table:table-cell>
          <table:table-cell office:value-type="string">
            <text:p>ALPINISTICO</text:p>
          </table:table-cell>
          <table:table-cell office:value-type="string">
            <text:p>BARZIO</text:p>
          </table:table-cell>
          <table:table-cell office:value-type="string">
            <text:p>LECCO</text:p>
          </table:table-cell>
          <table:table-cell office:value-type="string">
            <text:p>Piani di Bobbio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750">
            <text:p>1750</text:p>
          </table:table-cell>
          <table:table-cell office:value-type="string">
            <text:p>0341999262</text:p>
          </table:table-cell>
          <table:table-cell office:value-type="float" office:value="3389385241">
            <text:p>338938524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Katia Plati</text:p>
          </table:table-cell>
          <table:table-cell office:value-type="string">
            <text:p>rifugio.granbaita@gmail.com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office:value-type="string">
            <text:p>01/01/2015;12/04/2015;Lunedì,Martedì,Mercoledì,Giovedì,Venerdì,Sabato,Domenica|07/09/2015;29/11/2015;Mercoledì,Sabato,Domenica|12/04/2015;30/06/2015;Mercoledì,Sabato,Domenica|30/11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389385241">
            <text:p>3389385241</text:p>
          </table:table-cell>
          <table:table-cell office:value-type="string">
            <text:p>rifugio.granbaita@gmail.com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I</text:p>
          </table:table-cell>
          <table:table-cell office:value-type="string">
            <text:p>Barzio</text:p>
          </table:table-cell>
          <table:table-cell office:value-type="float" office:value="1000">
            <text:p>100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valtorta</text:p>
          </table:table-cell>
          <table:table-cell office:value-type="float" office:value="500">
            <text:p>50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Barzio</text:p>
          </table:table-cell>
          <table:table-cell office:value-type="float" office:value="1000">
            <text:p>1000</text:p>
          </table:table-cell>
          <table:table-cell office:value-type="string">
            <text:p>01:30</text:p>
          </table:table-cell>
          <table:table-cell office:value-type="string">
            <text:p>jeep</text:p>
          </table:table-cell>
          <table:table-cell office:value-type="string">
            <text:p>Comune di Barzio</text:p>
          </table:table-cell>
          <table:table-cell office:value-type="string">
            <text:p>Barzi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835">
            <text:p>2835</text:p>
          </table:table-cell>
          <table:table-cell office:value-type="string">
            <text:p>BENIAMINO</text:p>
          </table:table-cell>
          <table:table-cell office:value-type="string">
            <text:p>ALPINISTICO</text:p>
          </table:table-cell>
          <table:table-cell office:value-type="string">
            <text:p>TARTANO</text:p>
          </table:table-cell>
          <table:table-cell office:value-type="string">
            <text:p>SONDRIO</text:p>
          </table:table-cell>
          <table:table-cell office:value-type="string">
            <text:p>arale</text:p>
          </table:table-cell>
          <table:table-cell office:value-type="string">
            <text:p>vallunga di tartano</text:p>
          </table:table-cell>
          <table:table-cell office:value-type="string">
            <text:p>VALTELLINA DI MORBEGNO</text:p>
          </table:table-cell>
          <table:table-cell office:value-type="float" office:value="1496">
            <text:p>1496</text:p>
          </table:table-cell>
          <table:table-cell office:value-type="string">
            <text:p>0342645024</text:p>
          </table:table-cell>
          <table:table-cell office:value-type="float" office:value="3290682906">
            <text:p>3290682906</text:p>
          </table:table-cell>
          <table:table-cell table:number-columns-repeated="2" office:value-type="string">
            <text:p>0342645024</text:p>
          </table:table-cell>
          <table:table-cell office:value-type="string">
            <text:p>Gruppo fecebook: Rifugio Beniamino Tartano</text:p>
          </table:table-cell>
          <table:table-cell office:value-type="string">
            <text:p>NO</text:p>
          </table:table-cell>
          <table:table-cell office:value-type="string">
            <text:p>gianluca gusmeroli</text:p>
          </table:table-cell>
          <table:table-cell office:value-type="string">
            <text:p>gianlucagusmeroli@tiscali.it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7/2015;30/09/2015;Lunedì,Martedì,Mercoledì,Giovedì,Venerdì,Sabato,Domenica|01/11/2015;30/11/2015;Sabato,Domenica</text:p>
          </table:table-cell>
          <table:table-cell office:value-type="string">
            <text:p>SI</text:p>
          </table:table-cell>
          <table:table-cell office:value-type="string">
            <text:p>VIA SATELLITE</text:p>
          </table:table-cell>
          <table:table-cell office:value-type="string">
            <text:p>NO</text:p>
          </table:table-cell>
          <table:table-cell/>
          <table:table-cell office:value-type="string">
            <text:p>0342645024</text:p>
          </table:table-cell>
          <table:table-cell office:value-type="string">
            <text:p>gianlucagusmeroli@tiscali.it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FOPPOLO</text:p>
          </table:table-cell>
          <table:table-cell office:value-type="float" office:value="600">
            <text:p>600</text:p>
          </table:table-cell>
          <table:table-cell office:value-type="string">
            <text:p>04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morbegno</text:p>
          </table:table-cell>
          <table:table-cell office:value-type="float" office:value="1200">
            <text:p>1200</text:p>
          </table:table-cell>
          <table:table-cell office:value-type="string">
            <text:p>03:00</text:p>
          </table:table-cell>
          <table:table-cell office:value-type="string">
            <text:p>morbegno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68"/>
        </table:table-row>
        <table:table-row table:style-name="ro3">
          <table:table-cell office:value-type="float" office:value="2127">
            <text:p>2127</text:p>
          </table:table-cell>
          <table:table-cell office:value-type="string">
            <text:p>A. Petitpierre</text:p>
          </table:table-cell>
          <table:table-cell office:value-type="string">
            <text:p>ESCURSIONISTICO</text:p>
          </table:table-cell>
          <table:table-cell office:value-type="string">
            <text:p>PONTE DI LEGNO</text:p>
          </table:table-cell>
          <table:table-cell office:value-type="string">
            <text:p>BRESCIA</text:p>
          </table:table-cell>
          <table:table-cell office:value-type="string">
            <text:p>Corno d'Aola</text:p>
          </table:table-cell>
          <table:table-cell office:value-type="string">
            <text:p>Camonica</text:p>
          </table:table-cell>
          <table:table-cell office:value-type="string">
            <text:p>DI VALLECAMONICA</text:p>
          </table:table-cell>
          <table:table-cell office:value-type="float" office:value="1980">
            <text:p>1980</text:p>
          </table:table-cell>
          <table:table-cell office:value-type="string">
            <text:p>036491022</text:p>
          </table:table-cell>
          <table:table-cell office:value-type="float" office:value="3280542555">
            <text:p>3280542555</text:p>
          </table:table-cell>
          <table:table-cell table:number-columns-repeated="2" office:value-type="string">
            <text:p>036492539</text:p>
          </table:table-cell>
          <table:table-cell table:number-columns-repeated="2"/>
          <table:table-cell office:value-type="string">
            <text:p>Enza Barborini</text:p>
          </table:table-cell>
          <table:table-cell office:value-type="string">
            <text:p>rifugio.cornodaola@libero.i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13/06/2015;04/10/2015;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6491022</text:p>
          </table:table-cell>
          <table:table-cell office:value-type="string">
            <text:p>rifugio.cornodaola@libero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PONTE DI LEGNO</text:p>
          </table:table-cell>
          <table:table-cell office:value-type="float" office:value="800">
            <text:p>800</text:p>
          </table:table-cell>
          <table:table-cell office:value-type="string">
            <text:p>02:3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T</text:p>
          </table:table-cell>
          <table:table-cell office:value-type="string">
            <text:p>PONTE DI LEGNO</text:p>
          </table:table-cell>
          <table:table-cell office:value-type="float" office:value="800">
            <text:p>800</text:p>
          </table:table-cell>
          <table:table-cell office:value-type="string">
            <text:p>01:00</text:p>
          </table:table-cell>
          <table:table-cell office:value-type="string">
            <text:p>SI</text:p>
          </table:table-cell>
          <table:table-cell/>
          <table:table-cell office:value-type="string">
            <text:p>PONTE DI LEG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036">
            <text:p>3036</text:p>
          </table:table-cell>
          <table:table-cell office:value-type="string">
            <text:p>La Locanda</text:p>
          </table:table-cell>
          <table:table-cell office:value-type="string">
            <text:p>ESCURSIONISTICO</text:p>
          </table:table-cell>
          <table:table-cell office:value-type="string">
            <text:p>NOVATE MEZZOLA</text:p>
          </table:table-cell>
          <table:table-cell office:value-type="string">
            <text:p>SONDRIO</text:p>
          </table:table-cell>
          <table:table-cell office:value-type="string">
            <text:p>Codera</text:p>
          </table:table-cell>
          <table:table-cell office:value-type="string">
            <text:p>Codera</text:p>
          </table:table-cell>
          <table:table-cell office:value-type="string">
            <text:p>VALCHIAVENNA</text:p>
          </table:table-cell>
          <table:table-cell office:value-type="float" office:value="824">
            <text:p>824</text:p>
          </table:table-cell>
          <table:table-cell office:value-type="float" office:value="3381865169">
            <text:p>3381865169</text:p>
          </table:table-cell>
          <table:table-cell table:number-columns-repeated="3" office:value-type="string">
            <text:p>0258104576</text:p>
          </table:table-cell>
          <table:table-cell office:value-type="string">
            <text:p>www.valcodera.com</text:p>
          </table:table-cell>
          <table:table-cell office:value-type="string">
            <text:p>SI</text:p>
          </table:table-cell>
          <table:table-cell office:value-type="string">
            <text:p>Associazione Amici della Val Codera ONLUS</text:p>
          </table:table-cell>
          <table:table-cell office:value-type="string">
            <text:p>info@valcodera.com</text:p>
          </table:table-cell>
          <table:table-cell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4/2015;31/12/2015;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chiavetta</text:p>
          </table:table-cell>
          <table:table-cell office:value-type="string">
            <text:p>SI</text:p>
          </table:table-cell>
          <table:table-cell office:value-type="string">
            <text:p>museo di valle, sala conferenze, biblioteca, bookshop, visite etnografiche e geoturistiche</text:p>
          </table:table-cell>
          <table:table-cell office:value-type="float" office:value="3381865169">
            <text:p>3381865169</text:p>
          </table:table-cell>
          <table:table-cell office:value-type="string">
            <text:p>info@valcodera.com</text:p>
          </table:table-cell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Novate Mezzola</text:p>
          </table:table-cell>
          <table:table-cell office:value-type="float" office:value="500">
            <text:p>5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Campo Mezzola</text:p>
          </table:table-cell>
          <table:table-cell office:value-type="float" office:value="600">
            <text:p>6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Verceia</text:p>
          </table:table-cell>
          <table:table-cell office:value-type="float" office:value="600">
            <text:p>600</text:p>
          </table:table-cell>
          <table:table-cell office:value-type="string">
            <text:p>04:00</text:p>
          </table:table-cell>
          <table:table-cell office:value-type="string">
            <text:p>impossibile</text:p>
          </table:table-cell>
          <table:table-cell office:value-type="string">
            <text:p>nessun luog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492">
            <text:p>2492</text:p>
          </table:table-cell>
          <table:table-cell office:value-type="string">
            <text:p>RIFUGIO "CARLO E FILIPPO TASSARA"</text:p>
          </table:table-cell>
          <table:table-cell office:value-type="string">
            <text:p>ESCURSIONISTICO</text:p>
          </table:table-cell>
          <table:table-cell office:value-type="string">
            <text:p>BRENO</text:p>
          </table:table-cell>
          <table:table-cell office:value-type="string">
            <text:p>BRESCIA</text:p>
          </table:table-cell>
          <table:table-cell office:value-type="string">
            <text:p>BAZENA</text:p>
          </table:table-cell>
          <table:table-cell/>
          <table:table-cell office:value-type="string">
            <text:p>DI VALLECAMONICA</text:p>
          </table:table-cell>
          <table:table-cell office:value-type="float" office:value="1804">
            <text:p>1804</text:p>
          </table:table-cell>
          <table:table-cell office:value-type="string">
            <text:p>0364310777</text:p>
          </table:table-cell>
          <table:table-cell table:number-columns-repeated="2"/>
          <table:table-cell office:value-type="string">
            <text:p>0364310777</text:p>
          </table:table-cell>
          <table:table-cell office:value-type="string">
            <text:p>rifugiobazena.it</text:p>
          </table:table-cell>
          <table:table-cell office:value-type="string">
            <text:p>NO</text:p>
          </table:table-cell>
          <table:table-cell office:value-type="string">
            <text:p>VITTORIO GELMINI</text:p>
          </table:table-cell>
          <table:table-cell office:value-type="string">
            <text:p>hotel2magnolie@alice.i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LINEA ADSL</text:p>
          </table:table-cell>
          <table:table-cell office:value-type="string">
            <text:p>SI</text:p>
          </table:table-cell>
          <table:table-cell office:value-type="string">
            <text:p>AREA ATTREZZATA BAMBINI, SALA CONFERENZE</text:p>
          </table:table-cell>
          <table:table-cell office:value-type="string">
            <text:p>0364310777</text:p>
          </table:table-cell>
          <table:table-cell office:value-type="string">
            <text:p>hotel2magnolie@alice.it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SI</text:p>
          </table:table-cell>
          <table:table-cell office:value-type="string">
            <text:p>BRENO</text:p>
          </table:table-cell>
          <table:table-cell office:value-type="float" office:value="1500">
            <text:p>15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PONTE DI LEGNO</text:p>
          </table:table-cell>
          <table:table-cell office:value-type="float" office:value="600">
            <text:p>600</text:p>
          </table:table-cell>
          <table:table-cell office:value-type="string">
            <text:p>08:00</text:p>
          </table:table-cell>
          <table:table-cell office:value-type="string">
            <text:p>EEA</text:p>
          </table:table-cell>
          <table:table-cell office:value-type="string">
            <text:p>BRESCIA</text:p>
          </table:table-cell>
          <table:table-cell office:value-type="float" office:value="1600">
            <text:p>1600</text:p>
          </table:table-cell>
          <table:table-cell office:value-type="float" office:value="0.416666666666667">
            <text:p>0,416666666666667</text:p>
          </table:table-cell>
          <table:table-cell office:value-type="string">
            <text:p>E</text:p>
          </table:table-cell>
          <table:table-cell office:value-type="string">
            <text:p>BRENO</text:p>
          </table:table-cell>
          <table:table-cell office:value-type="float" office:value="1500">
            <text:p>1500</text:p>
          </table:table-cell>
          <table:table-cell office:value-type="string">
            <text:p>02:00</text:p>
          </table:table-cell>
          <table:table-cell office:value-type="string">
            <text:p>SI</text:p>
          </table:table-cell>
          <table:table-cell/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3095">
            <text:p>3095</text:p>
          </table:table-cell>
          <table:table-cell office:value-type="string">
            <text:p>RIFUGIO ALPE GRANDA</text:p>
          </table:table-cell>
          <table:table-cell office:value-type="string">
            <text:p>ALPINISTICO</text:p>
          </table:table-cell>
          <table:table-cell office:value-type="string">
            <text:p>ARDENNO</text:p>
          </table:table-cell>
          <table:table-cell office:value-type="string">
            <text:p>SONDRIO</text:p>
          </table:table-cell>
          <table:table-cell office:value-type="string">
            <text:p>GRANDA</text:p>
          </table:table-cell>
          <table:table-cell/>
          <table:table-cell office:value-type="string">
            <text:p>VALTELLINA DI MORBEGNO</text:p>
          </table:table-cell>
          <table:table-cell office:value-type="float" office:value="1680">
            <text:p>1680</text:p>
          </table:table-cell>
          <table:table-cell office:value-type="string">
            <text:p>347/7566960</text:p>
          </table:table-cell>
          <table:table-cell office:value-type="string">
            <text:p>347/2752145</text:p>
          </table:table-cell>
          <table:table-cell table:number-columns-repeated="2"/>
          <table:table-cell office:value-type="string">
            <text:p>rifugioalpegranda.it</text:p>
          </table:table-cell>
          <table:table-cell office:value-type="string">
            <text:p>NO</text:p>
          </table:table-cell>
          <table:table-cell office:value-type="string">
            <text:p>Chiara Spinetti</text:p>
          </table:table-cell>
          <table:table-cell office:value-type="string">
            <text:p>enzodazio@fotoparadiso.it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01/01/2015;06/01/2015;Lunedì,Martedì,Mercoledì,Giovedì,Venerdì,Sabato,Domenica|01/01/2015;06/01/2015;Lunedì,Martedì,Mercoledì,Giovedì,Venerdì,Sabato,Domenica|01/01/2015;06/01/2015;Lunedì,Martedì,Mercoledì,Giovedì,Venerdì,Sabato,Domenica|01/01/2015;06/01/2015;Lunedì,Martedì,Mercoledì,Giovedì,Venerdì,Sabato,Domenica|01/03/2015;13/06/2015;Sabato,Domenica|01/03/2015;13/06/2015;Sabato,Domenica|01/03/2015;13/06/2015;Sabato,Domenica|01/03/2015;13/06/2015;Sabato,Domenica|03/11/2015;25/12/2015;Sabato,Domenica|03/11/2015;25/12/2015;Sabato,Domenica|03/11/2015;25/12/2015;Sabato,Domenica|03/11/2015;25/12/2015;Sabato,Domenica|14/06/2015;02/11/2015;Lunedì,Martedì,Mercoledì,Giovedì,Venerdì,Sabato,Domenica|14/06/2015;02/11/2015;Lunedì,Martedì,Mercoledì,Giovedì,Venerdì,Sabato,Domenica|14/06/2015;02/11/2015;Lunedì,Martedì,Mercoledì,Giovedì,Venerdì,Sabato,Domenica|14/06/2015;02/11/2015;Lunedì,Martedì,Mercoledì,Giovedì,Venerdì,Sabato,Domenica|26/12/2015;31/12/2015;Lunedì,Martedì,Mercoledì,Giovedì,Venerdì,Sabato,Domenica|26/12/2015;31/12/2015;Lunedì,Martedì,Mercoledì,Giovedì,Venerdì,Sabato,Domenica|26/12/2015;31/12/2015;Lunedì,Martedì,Mercoledì,Giovedì,Venerdì,Sabato,Domenica|26/12/2015;31/12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477566960">
            <text:p>3477566960</text:p>
          </table:table-cell>
          <table:table-cell office:value-type="string">
            <text:p>enzodazio@fotoparadis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ur</text:p>
          </table:table-cell>
          <table:table-cell office:value-type="float" office:value="250">
            <text:p>250</text:p>
          </table:table-cell>
          <table:table-cell office:value-type="string">
            <text:p>00:45</text:p>
          </table:table-cell>
          <table:table-cell office:value-type="string">
            <text:p>T</text:p>
          </table:table-cell>
          <table:table-cell office:value-type="string">
            <text:p>VALBIORE</text:p>
          </table:table-cell>
          <table:table-cell office:value-type="float" office:value="500">
            <text:p>500</text:p>
          </table:table-cell>
          <table:table-cell office:value-type="string">
            <text:p>01:15</text:p>
          </table:table-cell>
          <table:table-cell office:value-type="string">
            <text:p>T</text:p>
          </table:table-cell>
          <table:table-cell office:value-type="string">
            <text:p>PRATI LOTTO</text:p>
          </table:table-cell>
          <table:table-cell office:value-type="float" office:value="880">
            <text:p>88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Buglio in Monte</text:p>
          </table:table-cell>
          <table:table-cell office:value-type="float" office:value="1100">
            <text:p>1100</text:p>
          </table:table-cell>
          <table:table-cell office:value-type="string">
            <text:p>01:40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56">
            <text:p>2556</text:p>
          </table:table-cell>
          <table:table-cell office:value-type="string">
            <text:p>Longoni Antonio ed Elia</text:p>
          </table:table-cell>
          <table:table-cell office:value-type="string">
            <text:p>ALPINISTICO</text:p>
          </table:table-cell>
          <table:table-cell office:value-type="string">
            <text:p>CHIESA IN VALMALENCO</text:p>
          </table:table-cell>
          <table:table-cell office:value-type="string">
            <text:p>SONDRIO</text:p>
          </table:table-cell>
          <table:table-cell office:value-type="string">
            <text:p>Sasso d'Entova</text:p>
          </table:table-cell>
          <table:table-cell office:value-type="string">
            <text:p>Malenco</text:p>
          </table:table-cell>
          <table:table-cell office:value-type="string">
            <text:p>VALTELLINA DI SONDRIO</text:p>
          </table:table-cell>
          <table:table-cell office:value-type="float" office:value="2450">
            <text:p>2450</text:p>
          </table:table-cell>
          <table:table-cell office:value-type="string">
            <text:p>0342 451120</text:p>
          </table:table-cell>
          <table:table-cell office:value-type="string">
            <text:p>348 3110010</text:p>
          </table:table-cell>
          <table:table-cell/>
          <table:table-cell office:value-type="string">
            <text:p>0342556402</text:p>
          </table:table-cell>
          <table:table-cell office:value-type="string">
            <text:p>caiseregno.it</text:p>
          </table:table-cell>
          <table:table-cell office:value-type="string">
            <text:p>NO</text:p>
          </table:table-cell>
          <table:table-cell office:value-type="string">
            <text:p>ELIA NEGRINI</text:p>
          </table:table-cell>
          <table:table-cell office:value-type="string">
            <text:p>negrinielia@virgilio.it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  <table:table-cell office:value-type="string">
            <text:p>05/06/2015;07/06/2015;Venerdì,Sabato,Domenica|12/06/2015;14/06/2015;Venerdì,Sabato,Domenica|19/06/2015;2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0342451120</text:p>
          </table:table-cell>
          <table:table-cell office:value-type="string">
            <text:p>elia.negrini@virgili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hiareggio</text:p>
          </table:table-cell>
          <table:table-cell office:value-type="float" office:value="850">
            <text:p>85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San Giuseppe</text:p>
          </table:table-cell>
          <table:table-cell office:value-type="float" office:value="850">
            <text:p>85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Passo Maloia</text:p>
          </table:table-cell>
          <table:table-cell office:value-type="float" office:value="1200">
            <text:p>1200</text:p>
          </table:table-cell>
          <table:table-cell office:value-type="string">
            <text:p>07:00</text:p>
          </table:table-cell>
          <table:table-cell office:value-type="string">
            <text:p>EE</text:p>
          </table:table-cell>
          <table:table-cell office:value-type="string">
            <text:p>San Giuseppe</text:p>
          </table:table-cell>
          <table:table-cell office:value-type="float" office:value="850">
            <text:p>850</text:p>
          </table:table-cell>
          <table:table-cell office:value-type="string">
            <text:p>01:3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35">
            <text:p>2535</text:p>
          </table:table-cell>
          <table:table-cell office:value-type="string">
            <text:p>G.CASATI e A. GUASTI</text:p>
          </table:table-cell>
          <table:table-cell office:value-type="string">
            <text:p>ALPINISTICO</text:p>
          </table:table-cell>
          <table:table-cell office:value-type="string">
            <text:p>VALFURVA</text:p>
          </table:table-cell>
          <table:table-cell office:value-type="string">
            <text:p>SONDRIO</text:p>
          </table:table-cell>
          <table:table-cell office:value-type="string">
            <text:p>PASSO DEL CEVEDALE</text:p>
          </table:table-cell>
          <table:table-cell/>
          <table:table-cell office:value-type="string">
            <text:p>ALTA VALTELLINA</text:p>
          </table:table-cell>
          <table:table-cell office:value-type="float" office:value="3269">
            <text:p>3269</text:p>
          </table:table-cell>
          <table:table-cell office:value-type="float" office:value="390342935507">
            <text:p>390342935507</text:p>
          </table:table-cell>
          <table:table-cell/>
          <table:table-cell table:number-columns-repeated="2" office:value-type="float" office:value="390342925075">
            <text:p>390342925075</text:p>
          </table:table-cell>
          <table:table-cell office:value-type="string">
            <text:p>www.rifugiocasati.it</text:p>
          </table:table-cell>
          <table:table-cell office:value-type="string">
            <text:p>SI</text:p>
          </table:table-cell>
          <table:table-cell office:value-type="string">
            <text:p>ALBERTI RENATO</text:p>
          </table:table-cell>
          <table:table-cell office:value-type="string">
            <text:p>casati@quipo.it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I</text:p>
          </table:table-cell>
          <table:table-cell office:value-type="string">
            <text:p>15/06/2015;25/09/2015;Lunedì,Martedì,Mercoledì,Giovedì,Venerdì,Sabato,Domenica|18/03/2015;10/05/2015;Lunedì,Martedì,Mercoledì,Giovedì,Venerdì,Sabato,Domenica</text:p>
          </table:table-cell>
          <table:table-cell office:value-type="string">
            <text:p>SI</text:p>
          </table:table-cell>
          <table:table-cell office:value-type="string">
            <text:p>ADSL+VOIP satellitare tramite operatore Digitaria che si appoggia al satellite Astra</text:p>
          </table:table-cell>
          <table:table-cell office:value-type="string">
            <text:p>NO</text:p>
          </table:table-cell>
          <table:table-cell/>
          <table:table-cell office:value-type="float" office:value="390342935507">
            <text:p>390342935507</text:p>
          </table:table-cell>
          <table:table-cell office:value-type="string">
            <text:p>casati@quip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VAL CEDEC</text:p>
          </table:table-cell>
          <table:table-cell office:value-type="float" office:value="1000">
            <text:p>10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SOLDA</text:p>
          </table:table-cell>
          <table:table-cell office:value-type="float" office:value="700">
            <text:p>700</text:p>
          </table:table-cell>
          <table:table-cell office:value-type="string">
            <text:p>02:30</text:p>
          </table:table-cell>
          <table:table-cell office:value-type="string">
            <text:p>T</text:p>
          </table:table-cell>
          <table:table-cell office:value-type="string">
            <text:p>VAL MARTELLO</text:p>
          </table:table-cell>
          <table:table-cell office:value-type="float" office:value="1100">
            <text:p>110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3616">
            <text:p>3616</text:p>
          </table:table-cell>
          <table:table-cell office:value-type="string">
            <text:p>RIFUGIO ALPINI DI CAMPOVECCHIO</text:p>
          </table:table-cell>
          <table:table-cell office:value-type="string">
            <text:p>ESCURSIONISTICO</text:p>
          </table:table-cell>
          <table:table-cell office:value-type="string">
            <text:p>CORTENO GOLGI</text:p>
          </table:table-cell>
          <table:table-cell office:value-type="string">
            <text:p>BRESCIA</text:p>
          </table:table-cell>
          <table:table-cell table:number-columns-repeated="2" office:value-type="string">
            <text:p>CAMPOVECCHIO</text:p>
          </table:table-cell>
          <table:table-cell office:value-type="string">
            <text:p>DI VALLECAMONICA</text:p>
          </table:table-cell>
          <table:table-cell office:value-type="float" office:value="1310">
            <text:p>1310</text:p>
          </table:table-cell>
          <table:table-cell office:value-type="string">
            <text:p>036474108</text:p>
          </table:table-cell>
          <table:table-cell table:number-columns-repeated="3"/>
          <table:table-cell office:value-type="string">
            <text:p>www.rifugiocampovecchio.it</text:p>
          </table:table-cell>
          <table:table-cell/>
          <table:table-cell office:value-type="string">
            <text:p>Legale rappresentante MARNIGA ALESSANDRO</text:p>
          </table:table-cell>
          <table:table-cell office:value-type="string">
            <text:p>alessandro.marniga@gmail.com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25/04/2015;03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474108</text:p>
          </table:table-cell>
          <table:table-cell/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Sant'Antonio</text:p>
          </table:table-cell>
          <table:table-cell office:value-type="float" office:value="186">
            <text:p>186</text:p>
          </table:table-cell>
          <table:table-cell office:value-type="float" office:value="1.66666666666667">
            <text:p>1,66666666666667</text:p>
          </table:table-cell>
          <table:table-cell office:value-type="string">
            <text:p>E</text:p>
          </table:table-cell>
          <table:table-cell office:value-type="string">
            <text:p>Aprica</text:p>
          </table:table-cell>
          <table:table-cell office:value-type="float" office:value="350">
            <text:p>35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Sant'Antonio</text:p>
          </table:table-cell>
          <table:table-cell office:value-type="float" office:value="186">
            <text:p>186</text:p>
          </table:table-cell>
          <table:table-cell office:value-type="float" office:value="0.458333333333333">
            <text:p>0,458333333333333</text:p>
          </table:table-cell>
          <table:table-cell office:value-type="string">
            <text:p>si</text:p>
          </table:table-cell>
          <table:table-cell office:value-type="string">
            <text:p>Comune di Corteno Golgi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03">
            <text:p>2603</text:p>
          </table:table-cell>
          <table:table-cell office:value-type="string">
            <text:p>R. BIGNAMI</text:p>
          </table:table-cell>
          <table:table-cell office:value-type="string">
            <text:p>ALPI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ALPE DI FELLARIA</text:p>
          </table:table-cell>
          <table:table-cell office:value-type="string">
            <text:p>VAL MALENCO</text:p>
          </table:table-cell>
          <table:table-cell office:value-type="string">
            <text:p>VALTELLINA DI SONDRIO</text:p>
          </table:table-cell>
          <table:table-cell office:value-type="float" office:value="2401">
            <text:p>2401</text:p>
          </table:table-cell>
          <table:table-cell office:value-type="float" office:value="390342451178">
            <text:p>390342451178</text:p>
          </table:table-cell>
          <table:table-cell office:value-type="float" office:value="393405402100">
            <text:p>393405402100</text:p>
          </table:table-cell>
          <table:table-cell office:value-type="string">
            <text:p>NO</text:p>
          </table:table-cell>
          <table:table-cell/>
          <table:table-cell office:value-type="string">
            <text:p>www.rifugiobignami.it</text:p>
          </table:table-cell>
          <table:table-cell office:value-type="string">
            <text:p>SI</text:p>
          </table:table-cell>
          <table:table-cell office:value-type="string">
            <text:p>BARLETTA LUCA</text:p>
          </table:table-cell>
          <table:table-cell office:value-type="string">
            <text:p>info@rifugiobignami.it</text:p>
          </table:table-cell>
          <table:table-cell table:number-columns-repeated="2"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I</text:p>
          </table:table-cell>
          <table:table-cell office:value-type="string">
            <text:p>13/06/2015;13/09/2015;Lunedì,Martedì,Mercoledì,Giovedì,Venerdì,Sabato,Domenica|21/03/2015;03/05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palestra di arrampicata</text:p>
          </table:table-cell>
          <table:table-cell office:value-type="float" office:value="390342451178">
            <text:p>390342451178</text:p>
          </table:table-cell>
          <table:table-cell office:value-type="string">
            <text:p>info@rifugiobignami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Diga campo Moro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85">
            <text:p>1785</text:p>
          </table:table-cell>
          <table:table-cell office:value-type="string">
            <text:p>RIFUGIO ZOIA</text:p>
          </table:table-cell>
          <table:table-cell office:value-type="string">
            <text:p>ALPINISTICO</text:p>
          </table:table-cell>
          <table:table-cell office:value-type="string">
            <text:p>LANZADA</text:p>
          </table:table-cell>
          <table:table-cell office:value-type="string">
            <text:p>SONDRIO</text:p>
          </table:table-cell>
          <table:table-cell office:value-type="string">
            <text:p>Campo Moro</text:p>
          </table:table-cell>
          <table:table-cell office:value-type="string">
            <text:p>Valmalenco</text:p>
          </table:table-cell>
          <table:table-cell office:value-type="string">
            <text:p>VALTELLINA DI SONDRIO</text:p>
          </table:table-cell>
          <table:table-cell office:value-type="float" office:value="2021">
            <text:p>2021</text:p>
          </table:table-cell>
          <table:table-cell office:value-type="string">
            <text:p>0342 451405</text:p>
          </table:table-cell>
          <table:table-cell office:value-type="float" office:value="3490061085">
            <text:p>3490061085</text:p>
          </table:table-cell>
          <table:table-cell table:number-columns-repeated="2"/>
          <table:table-cell office:value-type="string">
            <text:p>www.rifugiozoia.it</text:p>
          </table:table-cell>
          <table:table-cell office:value-type="string">
            <text:p>SI</text:p>
          </table:table-cell>
          <table:table-cell office:value-type="string">
            <text:p>Fabio Bergomi</text:p>
          </table:table-cell>
          <table:table-cell office:value-type="string">
            <text:p>rifugiozoia@gmail.com</text:p>
          </table:table-cell>
          <table:table-cell table:number-columns-repeated="2"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01/01/2015;03/05/2015;Venerdì,Sabato,Domenica|02/10/2015;01/11/2015;Venerdì,Sabato,Domenica|04/12/2015;20/12/2015;Venerdì,Sabato,Domenica|12/06/2015;27/09/2015;Lunedì,Martedì,Mercoledì,Giovedì,Venerdì,Sabato,Domenica|26/12/2015;31/12/2015;Lunedì,Martedì,Mercoledì,Giovedì,Venerdì,Sabato,Domenica|29/05/2015;07/06/2015;Venerdì,Sabato,Domenica</text:p>
          </table:table-cell>
          <table:table-cell office:value-type="string">
            <text:p>SI</text:p>
          </table:table-cell>
          <table:table-cell office:value-type="string">
            <text:p>GPRS</text:p>
          </table:table-cell>
          <table:table-cell office:value-type="string">
            <text:p>SI</text:p>
          </table:table-cell>
          <table:table-cell/>
          <table:table-cell office:value-type="float" office:value="3490061085">
            <text:p>3490061085</text:p>
          </table:table-cell>
          <table:table-cell office:value-type="string">
            <text:p>rifugiozoia@gmail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Campo Franscia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Campo Moro</text:p>
          </table:table-cell>
          <table:table-cell office:value-type="float" office:value="20">
            <text:p>20</text:p>
          </table:table-cell>
          <table:table-cell office:value-type="string">
            <text:p>00:10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Lanzada</text:p>
          </table:table-cell>
          <table:table-cell office:value-type="float" office:value="1000">
            <text:p>1000</text:p>
          </table:table-cell>
          <table:table-cell office:value-type="string">
            <text:p>02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57">
            <text:p>2557</text:p>
          </table:table-cell>
          <table:table-cell office:value-type="string">
            <text:p>Città di Lissone</text:p>
          </table:table-cell>
          <table:table-cell office:value-type="string">
            <text:p>ALPINISTICO</text:p>
          </table:table-cell>
          <table:table-cell office:value-type="string">
            <text:p>SAVIORE DELL'ADAMELLO</text:p>
          </table:table-cell>
          <table:table-cell office:value-type="string">
            <text:p>BRESCIA</text:p>
          </table:table-cell>
          <table:table-cell office:value-type="string">
            <text:p>Adamè</text:p>
          </table:table-cell>
          <table:table-cell office:value-type="string">
            <text:p>Saviore</text:p>
          </table:table-cell>
          <table:table-cell office:value-type="string">
            <text:p>DI VALLECAMONICA</text:p>
          </table:table-cell>
          <table:table-cell office:value-type="float" office:value="2020">
            <text:p>2020</text:p>
          </table:table-cell>
          <table:table-cell office:value-type="string">
            <text:p>0364638296</text:p>
          </table:table-cell>
          <table:table-cell office:value-type="float" office:value="3471578024">
            <text:p>3471578024</text:p>
          </table:table-cell>
          <table:table-cell table:number-columns-repeated="2"/>
          <table:table-cell office:value-type="string">
            <text:p>cai-lissone-it</text:p>
          </table:table-cell>
          <table:table-cell office:value-type="string">
            <text:p>NO</text:p>
          </table:table-cell>
          <table:table-cell office:value-type="string">
            <text:p>Ferri Domenico</text:p>
          </table:table-cell>
          <table:table-cell office:value-type="string">
            <text:p>manuferri89@libero.it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SI</text:p>
          </table:table-cell>
          <table:table-cell office:value-type="string">
            <text:p>01/06/2015;30/09/2015;Lunedì,Martedì,Mercoledì,Giovedì,Venerdì,Sabato,Domenica</text:p>
          </table:table-cell>
          <table:table-cell office:value-type="string">
            <text:p>NO</text:p>
          </table:table-cell>
          <table:table-cell office:value-type="string">
            <text:p>soccorso alpino</text:p>
          </table:table-cell>
          <table:table-cell office:value-type="string">
            <text:p>NO</text:p>
          </table:table-cell>
          <table:table-cell/>
          <table:table-cell office:value-type="string">
            <text:p>0364638296</text:p>
          </table:table-cell>
          <table:table-cell/>
          <table:table-cell office:value-type="string">
            <text:p>locale invernale</text:p>
          </table:table-cell>
          <table:table-cell table:number-columns-repeated="2" office:value-type="string">
            <text:p>SI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<text:s/>Malga Lincino</text:p>
          </table:table-cell>
          <table:table-cell office:value-type="float" office:value="400">
            <text:p>400</text:p>
          </table:table-cell>
          <table:table-cell office:value-type="string">
            <text:p>01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office:value-type="string">
            <text:p>SS42 del Tonale Cedegolo per Valle di Saviore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968"/>
        </table:table-row>
        <table:table-row table:style-name="ro3">
          <table:table-cell office:value-type="float" office:value="3015">
            <text:p>3015</text:p>
          </table:table-cell>
          <table:table-cell office:value-type="string">
            <text:p>Paolo Prudenzini</text:p>
          </table:table-cell>
          <table:table-cell office:value-type="string">
            <text:p>ALPINISTICO</text:p>
          </table:table-cell>
          <table:table-cell office:value-type="string">
            <text:p>SAVIORE DELL'ADAMELLO</text:p>
          </table:table-cell>
          <table:table-cell office:value-type="string">
            <text:p>BRESCIA</text:p>
          </table:table-cell>
          <table:table-cell office:value-type="string">
            <text:p>Salarno</text:p>
          </table:table-cell>
          <table:table-cell office:value-type="string">
            <text:p>Salarno</text:p>
          </table:table-cell>
          <table:table-cell office:value-type="string">
            <text:p>DI VALLECAMONICA</text:p>
          </table:table-cell>
          <table:table-cell office:value-type="float" office:value="2235">
            <text:p>2235</text:p>
          </table:table-cell>
          <table:table-cell office:value-type="string">
            <text:p>0364 634578</text:p>
          </table:table-cell>
          <table:table-cell table:number-columns-repeated="5"/>
          <table:table-cell office:value-type="string">
            <text:p>S.C. DI VEZZOLI SELENA E FERRI RINO SNC</text:p>
          </table:table-cell>
          <table:table-cell office:value-type="string">
            <text:p>xyon@libero.it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SI</text:p>
          </table:table-cell>
          <table:table-cell office:value-type="string">
            <text:p>19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Palestra di roccia</text:p>
          </table:table-cell>
          <table:table-cell office:value-type="string">
            <text:p>0364 634578</text:p>
          </table:table-cell>
          <table:table-cell office:value-type="string">
            <text:p>germano.giorgio@libero.it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Fabrezza</text:p>
          </table:table-cell>
          <table:table-cell office:value-type="float" office:value="780">
            <text:p>78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Rif.Lissone</text:p>
          </table:table-cell>
          <table:table-cell office:value-type="float" office:value="800">
            <text:p>800</text:p>
          </table:table-cell>
          <table:table-cell office:value-type="string">
            <text:p>04:30</text:p>
          </table:table-cell>
          <table:table-cell office:value-type="string">
            <text:p>E</text:p>
          </table:table-cell>
          <table:table-cell office:value-type="string">
            <text:p>Rif.Gnutti</text:p>
          </table:table-cell>
          <table:table-cell office:value-type="float" office:value="780">
            <text:p>780</text:p>
          </table:table-cell>
          <table:table-cell office:value-type="string">
            <text:p>03:30</text:p>
          </table:table-cell>
          <table:table-cell office:value-type="string">
            <text:p>E</text:p>
          </table:table-cell>
          <table:table-cell office:value-type="string">
            <text:p>Fabrezza</text:p>
          </table:table-cell>
          <table:table-cell office:value-type="float" office:value="780">
            <text:p>780</text:p>
          </table:table-cell>
          <table:table-cell office:value-type="string">
            <text:p>02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741">
            <text:p>2741</text:p>
          </table:table-cell>
          <table:table-cell office:value-type="string">
            <text:p>Serafino Gnutti</text:p>
          </table:table-cell>
          <table:table-cell office:value-type="string">
            <text:p>ALPINISTICO</text:p>
          </table:table-cell>
          <table:table-cell office:value-type="string">
            <text:p>SONICO</text:p>
          </table:table-cell>
          <table:table-cell office:value-type="string">
            <text:p>BRESCIA</text:p>
          </table:table-cell>
          <table:table-cell office:value-type="string">
            <text:p>Val Miller</text:p>
          </table:table-cell>
          <table:table-cell office:value-type="string">
            <text:p>Miller</text:p>
          </table:table-cell>
          <table:table-cell office:value-type="string">
            <text:p>DI VALLECAMONICA</text:p>
          </table:table-cell>
          <table:table-cell office:value-type="float" office:value="2166">
            <text:p>2166</text:p>
          </table:table-cell>
          <table:table-cell office:value-type="string">
            <text:p>0364 72241</text:p>
          </table:table-cell>
          <table:table-cell table:number-columns-repeated="5"/>
          <table:table-cell office:value-type="string">
            <text:p>Madeo Gianluca</text:p>
          </table:table-cell>
          <table:table-cell office:value-type="string">
            <text:p>rifugiognutti@libero.it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13/06/2015;30/09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Palestra di arrampicata</text:p>
          </table:table-cell>
          <table:table-cell office:value-type="string">
            <text:p>036472241</text:p>
          </table:table-cell>
          <table:table-cell office:value-type="string">
            <text:p>giovannafiorani@alice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ont del guat</text:p>
          </table:table-cell>
          <table:table-cell office:value-type="float" office:value="700">
            <text:p>700</text:p>
          </table:table-cell>
          <table:table-cell office:value-type="string">
            <text:p>01:45</text:p>
          </table:table-cell>
          <table:table-cell office:value-type="string">
            <text:p>E</text:p>
          </table:table-cell>
          <table:table-cell office:value-type="string">
            <text:p>Rif.Tonolini</text:p>
          </table:table-cell>
          <table:table-cell office:value-type="float" office:value="100">
            <text:p>1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Rif.Prudenzini</text:p>
          </table:table-cell>
          <table:table-cell office:value-type="float" office:value="600">
            <text:p>600</text:p>
          </table:table-cell>
          <table:table-cell office:value-type="string">
            <text:p>04:3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97">
            <text:p>2697</text:p>
          </table:table-cell>
          <table:table-cell office:value-type="string">
            <text:p>RIFUGIO BAITA ISEO</text:p>
          </table:table-cell>
          <table:table-cell office:value-type="string">
            <text:p>ALPINISTICO</text:p>
          </table:table-cell>
          <table:table-cell office:value-type="string">
            <text:p>ONO SAN PIETRO</text:p>
          </table:table-cell>
          <table:table-cell office:value-type="string">
            <text:p>BRESCIA</text:p>
          </table:table-cell>
          <table:table-cell office:value-type="string">
            <text:p>PRATO DI NATU'</text:p>
          </table:table-cell>
          <table:table-cell office:value-type="string">
            <text:p>CONCARENA</text:p>
          </table:table-cell>
          <table:table-cell office:value-type="string">
            <text:p>DI VALLECAMONICA</text:p>
          </table:table-cell>
          <table:table-cell office:value-type="float" office:value="1335">
            <text:p>1335</text:p>
          </table:table-cell>
          <table:table-cell office:value-type="float" office:value="390364339383">
            <text:p>390364339383</text:p>
          </table:table-cell>
          <table:table-cell office:value-type="float" office:value="393280914879">
            <text:p>393280914879</text:p>
          </table:table-cell>
          <table:table-cell table:number-columns-repeated="2"/>
          <table:table-cell office:value-type="string">
            <text:p>www.rifugioiseo.it</text:p>
          </table:table-cell>
          <table:table-cell office:value-type="string">
            <text:p>NO</text:p>
          </table:table-cell>
          <table:table-cell office:value-type="string">
            <text:p>VENANZIO ZANA</text:p>
          </table:table-cell>
          <table:table-cell office:value-type="string">
            <text:p>info@rifugioiseo.it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string">
            <text:p>SI</text:p>
          </table:table-cell>
          <table:table-cell office:value-type="string">
            <text:p>16/05/2015;30/08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393280914879">
            <text:p>393280914879</text:p>
          </table:table-cell>
          <table:table-cell office:value-type="string">
            <text:p>info@rifugioise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loc. Valaiù</text:p>
          </table:table-cell>
          <table:table-cell office:value-type="float" office:value="800">
            <text:p>800</text:p>
          </table:table-cell>
          <table:table-cell office:value-type="string">
            <text:p>02:00</text:p>
          </table:table-cell>
          <table:table-cell office:value-type="string">
            <text:p>T</text:p>
          </table:table-cell>
          <table:table-cell office:value-type="string">
            <text:p>Pescarzo</text:p>
          </table:table-cell>
          <table:table-cell office:value-type="float" office:value="800">
            <text:p>8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Passo dei Campelli</text:p>
          </table:table-cell>
          <table:table-cell office:value-type="float" office:value="500">
            <text:p>5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Ono S.Pietro</text:p>
          </table:table-cell>
          <table:table-cell office:value-type="float" office:value="900">
            <text:p>900</text:p>
          </table:table-cell>
          <table:table-cell office:value-type="string">
            <text:p>01:30</text:p>
          </table:table-cell>
          <table:table-cell office:value-type="string">
            <text:p>fuoristrada non convenzionali</text:p>
          </table:table-cell>
          <table:table-cell office:value-type="string">
            <text:p>Comune Ono S. Pietro</text:p>
          </table:table-cell>
          <table:table-cell/>
          <table:table-cell office:value-type="float" office:value="5">
            <text:p>5</text:p>
          </table:table-cell>
          <table:table-cell table:number-columns-repeated="968"/>
        </table:table-row>
        <table:table-row table:style-name="ro3">
          <table:table-cell office:value-type="float" office:value="7179">
            <text:p>7179</text:p>
          </table:table-cell>
          <table:table-cell office:value-type="string">
            <text:p>Santa Rita</text:p>
          </table:table-cell>
          <table:table-cell office:value-type="string">
            <text:p>ALPINISTICO</text:p>
          </table:table-cell>
          <table:table-cell office:value-type="string">
            <text:p>INTROBIO</text:p>
          </table:table-cell>
          <table:table-cell office:value-type="string">
            <text:p>LECCO</text:p>
          </table:table-cell>
          <table:table-cell office:value-type="string">
            <text:p>Biandino</text:p>
          </table:table-cell>
          <table:table-cell office:value-type="string">
            <text:p>Val Biandino</text:p>
          </table:table-cell>
          <table:table-cell office:value-type="string">
            <text:p>VALSASSINA - VALVARRONE - VAL D'ESINO - RIVIERA</text:p>
          </table:table-cell>
          <table:table-cell office:value-type="float" office:value="2000">
            <text:p>2000</text:p>
          </table:table-cell>
          <table:table-cell office:value-type="string">
            <text:p>0341982034</text:p>
          </table:table-cell>
          <table:table-cell table:number-columns-repeated="3"/>
          <table:table-cell office:value-type="string">
            <text:p>rifugiosantarita.com</text:p>
          </table:table-cell>
          <table:table-cell office:value-type="string">
            <text:p>SI</text:p>
          </table:table-cell>
          <table:table-cell office:value-type="string">
            <text:p>Sergio Piatta</text:p>
          </table:table-cell>
          <table:table-cell office:value-type="string">
            <text:p>info@valmarket.it</text:p>
          </table:table-cell>
          <table:table-cell table:number-columns-repeated="3"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01/01/2015;31/12/2015;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1982034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355">
            <text:p>2355</text:p>
          </table:table-cell>
          <table:table-cell office:value-type="string">
            <text:p>CAPANNA ALPINISTI MONZESI</text:p>
          </table:table-cell>
          <table:table-cell office:value-type="string">
            <text:p>ALPINISTICO</text:p>
          </table:table-cell>
          <table:table-cell table:number-columns-repeated="2" office:value-type="string">
            <text:p>LECCO</text:p>
          </table:table-cell>
          <table:table-cell office:value-type="string">
            <text:p>Sambuco</text:p>
          </table:table-cell>
          <table:table-cell office:value-type="string">
            <text:p>Erve</text:p>
          </table:table-cell>
          <table:table-cell office:value-type="string">
            <text:p>LARIO ORIENTALE - VALLE SAN MARTINO</text:p>
          </table:table-cell>
          <table:table-cell office:value-type="float" office:value="1170">
            <text:p>1170</text:p>
          </table:table-cell>
          <table:table-cell office:value-type="string">
            <text:p>0341604595</text:p>
          </table:table-cell>
          <table:table-cell office:value-type="float" office:value="3386698742">
            <text:p>3386698742</text:p>
          </table:table-cell>
          <table:table-cell table:number-columns-repeated="2"/>
          <table:table-cell office:value-type="string">
            <text:p>www.myspace.com/capanna_monza</text:p>
          </table:table-cell>
          <table:table-cell office:value-type="string">
            <text:p>NO</text:p>
          </table:table-cell>
          <table:table-cell office:value-type="string">
            <text:p>LUIGI POZZEBON</text:p>
          </table:table-cell>
          <table:table-cell office:value-type="string">
            <text:p>capannamonza@gmail.com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19/06/2015;Mercoledì,Giovedì,Sabato,Domenica|20/06/2015;20/09/2015;Lunedì,Martedì,Mercoledì,Giovedì,Venerdì,Sabato,Domenica|21/09/2015;31/12/2015;Mercoledì,Giove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1-604595</text:p>
          </table:table-cell>
          <table:table-cell office:value-type="string">
            <text:p>capannamonza@gmail.com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Erve</text:p>
          </table:table-cell>
          <table:table-cell office:value-type="float" office:value="600">
            <text:p>6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Malnago/Lecco</text:p>
          </table:table-cell>
          <table:table-cell office:value-type="float" office:value="700">
            <text:p>7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Brumano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735">
            <text:p>2735</text:p>
          </table:table-cell>
          <table:table-cell office:value-type="string">
            <text:p>CESARE BENIGNI</text:p>
          </table:table-cell>
          <table:table-cell office:value-type="string">
            <text:p>ALPINISTICO</text:p>
          </table:table-cell>
          <table:table-cell office:value-type="string">
            <text:p>ORNICA</text:p>
          </table:table-cell>
          <table:table-cell office:value-type="string">
            <text:p>BERGAMO</text:p>
          </table:table-cell>
          <table:table-cell office:value-type="string">
            <text:p>LAGO PIAZZOTTI</text:p>
          </table:table-cell>
          <table:table-cell office:value-type="string">
            <text:p>SALMURANO</text:p>
          </table:table-cell>
          <table:table-cell office:value-type="string">
            <text:p>VALLE BREMBANA</text:p>
          </table:table-cell>
          <table:table-cell office:value-type="float" office:value="2222">
            <text:p>2222</text:p>
          </table:table-cell>
          <table:table-cell office:value-type="string">
            <text:p>0345 89033</text:p>
          </table:table-cell>
          <table:table-cell table:number-columns-repeated="3"/>
          <table:table-cell office:value-type="string">
            <text:p>cai.vallebrembana.org</text:p>
          </table:table-cell>
          <table:table-cell office:value-type="string">
            <text:p>NO</text:p>
          </table:table-cell>
          <table:table-cell office:value-type="string">
            <text:p>ELISA RODEGHIERO</text:p>
          </table:table-cell>
          <table:table-cell office:value-type="string">
            <text:p>rifugiobenigni@tiscali.it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06/06/2015;14/06/2015;Sabato,Domenica|19/09/2015;01/11/2015;Sabato,Domenica|20/06/2015;13/09/2015;Lunedì,Martedì,Mercoledì,Giovedì,Venerdì,Sabato,Domenica|30/05/2015;02/06/2015;Lunedì,Marte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45 89033</text:p>
          </table:table-cell>
          <table:table-cell office:value-type="string">
            <text:p>rifugiobenigni@tiscaliti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RNICA</text:p>
          </table:table-cell>
          <table:table-cell office:value-type="float" office:value="1300">
            <text:p>1300</text:p>
          </table:table-cell>
          <table:table-cell office:value-type="string">
            <text:p>03:50</text:p>
          </table:table-cell>
          <table:table-cell office:value-type="string">
            <text:p>EE</text:p>
          </table:table-cell>
          <table:table-cell office:value-type="string">
            <text:p>CUSIO LOC. SCIOC</text:p>
          </table:table-cell>
          <table:table-cell office:value-type="float" office:value="1200">
            <text:p>1200</text:p>
          </table:table-cell>
          <table:table-cell office:value-type="string">
            <text:p>02:00</text:p>
          </table:table-cell>
          <table:table-cell office:value-type="string">
            <text:p>EE</text:p>
          </table:table-cell>
          <table:table-cell office:value-type="string">
            <text:p>GEROLA</text:p>
          </table:table-cell>
          <table:table-cell office:value-type="float" office:value="1200">
            <text:p>1200</text:p>
          </table:table-cell>
          <table:table-cell office:value-type="string">
            <text:p>02:5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1725">
            <text:p>1725</text:p>
          </table:table-cell>
          <table:table-cell office:value-type="string">
            <text:p>rifugio Nicola</text:p>
          </table:table-cell>
          <table:table-cell office:value-type="string">
            <text:p>ALPINISTICO</text:p>
          </table:table-cell>
          <table:table-cell office:value-type="string">
            <text:p>BARZIO</text:p>
          </table:table-cell>
          <table:table-cell office:value-type="string">
            <text:p>LECCO</text:p>
          </table:table-cell>
          <table:table-cell office:value-type="string">
            <text:p>Artavaggio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900">
            <text:p>1900</text:p>
          </table:table-cell>
          <table:table-cell office:value-type="string">
            <text:p>0341997939</text:p>
          </table:table-cell>
          <table:table-cell office:value-type="float" office:value="3471472132">
            <text:p>3471472132</text:p>
          </table:table-cell>
          <table:table-cell table:number-columns-repeated="2"/>
          <table:table-cell office:value-type="string">
            <text:p>www.rifugionicola.ca.tc</text:p>
          </table:table-cell>
          <table:table-cell office:value-type="string">
            <text:p>SI</text:p>
          </table:table-cell>
          <table:table-cell office:value-type="string">
            <text:p>Walter Esposito</text:p>
          </table:table-cell>
          <table:table-cell office:value-type="string">
            <text:p>rifugionicola@infinito.it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06/04/2015;Lunedì,Martedì,Mercoledì,Giovedì,Venerdì,Sabato,Domenica|01/05/2015;30/09/2015;Lunedì,Martedì,Mercoledì,Giovedì,Venerdì,Sabato,Domenica|01/10/2015;24/12/2015;Sabato,Domenica|07/04/2015;30/05/2015;Sabato,Domenica|25/12/2015;31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41997939</text:p>
          </table:table-cell>
          <table:table-cell office:value-type="string">
            <text:p>rifugionicola@infinit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oggio</text:p>
          </table:table-cell>
          <table:table-cell office:value-type="float" office:value="1000">
            <text:p>1000</text:p>
          </table:table-cell>
          <table:table-cell office:value-type="string">
            <text:p>02:30</text:p>
          </table:table-cell>
          <table:table-cell office:value-type="string">
            <text:p>EE</text:p>
          </table:table-cell>
          <table:table-cell office:value-type="string">
            <text:p>culmine st. pietro</text:p>
          </table:table-cell>
          <table:table-cell office:value-type="float" office:value="650">
            <text:p>650</text:p>
          </table:table-cell>
          <table:table-cell office:value-type="string">
            <text:p>02:30</text:p>
          </table:table-cell>
          <table:table-cell office:value-type="string">
            <text:p>EE</text:p>
          </table:table-cell>
          <table:table-cell office:value-type="string">
            <text:p>valtaleggio</text:p>
          </table:table-cell>
          <table:table-cell office:value-type="float" office:value="1100">
            <text:p>1100</text:p>
          </table:table-cell>
          <table:table-cell office:value-type="string">
            <text:p>02:30</text:p>
          </table:table-cell>
          <table:table-cell office:value-type="string">
            <text:p>E</text:p>
          </table:table-cell>
          <table:table-cell office:value-type="string">
            <text:p>culmine st.pietro</text:p>
          </table:table-cell>
          <table:table-cell office:value-type="float" office:value="650">
            <text:p>650</text:p>
          </table:table-cell>
          <table:table-cell office:value-type="string">
            <text:p>01:30</text:p>
          </table:table-cell>
          <table:table-cell table:number-columns-repeated="2"/>
          <table:table-cell office:value-type="string">
            <text:p>moggi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333">
            <text:p>2333</text:p>
          </table:table-cell>
          <table:table-cell office:value-type="string">
            <text:p>BAITA DELLA LUNA DI VALASSI OLIVIERO</text:p>
          </table:table-cell>
          <table:table-cell office:value-type="string">
            <text:p>ESCURSIONISTICO</text:p>
          </table:table-cell>
          <table:table-cell office:value-type="string">
            <text:p>MOGGIO</text:p>
          </table:table-cell>
          <table:table-cell office:value-type="string">
            <text:p>LECCO</text:p>
          </table:table-cell>
          <table:table-cell office:value-type="string">
            <text:p>PIANI DI ARTAVAGGIO</text:p>
          </table:table-cell>
          <table:table-cell office:value-type="string">
            <text:p>VALSASSINA</text:p>
          </table:table-cell>
          <table:table-cell office:value-type="string">
            <text:p>VALSASSINA - VALVARRONE - VAL D'ESINO - RIVIERA</text:p>
          </table:table-cell>
          <table:table-cell office:value-type="float" office:value="1650">
            <text:p>1650</text:p>
          </table:table-cell>
          <table:table-cell office:value-type="string">
            <text:p>0341997938</text:p>
          </table:table-cell>
          <table:table-cell office:value-type="float" office:value="3382528011">
            <text:p>3382528011</text:p>
          </table:table-cell>
          <table:table-cell table:number-columns-repeated="2" office:value-type="string">
            <text:p>0341997938</text:p>
          </table:table-cell>
          <table:table-cell office:value-type="string">
            <text:p>wwwbaitadellaluna.info</text:p>
          </table:table-cell>
          <table:table-cell office:value-type="string">
            <text:p>NO</text:p>
          </table:table-cell>
          <table:table-cell office:value-type="string">
            <text:p>valassi oliviero</text:p>
          </table:table-cell>
          <table:table-cell office:value-type="string">
            <text:p>ollyvalassi@gmail.com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31/12/2015;Lunedì,Mart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NOLEGGIO ATTREZZATURE SPORTIVE ( SCI, MOTOSLITTE, SLITTINI, CIASPOLE ) </text:p>
          </table:table-cell>
          <table:table-cell office:value-type="string">
            <text:p>0341997938</text:p>
          </table:table-cell>
          <table:table-cell office:value-type="string">
            <text:p>ollyvalassi@gmail.com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I</text:p>
          </table:table-cell>
          <table:table-cell office:value-type="string">
            <text:p>MOGGIO</text:p>
          </table:table-cell>
          <table:table-cell office:value-type="float" office:value="750">
            <text:p>75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PASSO CULMINE </text:p>
          </table:table-cell>
          <table:table-cell office:value-type="float" office:value="350">
            <text:p>350</text:p>
          </table:table-cell>
          <table:table-cell office:value-type="string">
            <text:p>01:30</text:p>
          </table:table-cell>
          <table:table-cell office:value-type="string">
            <text:p>T</text:p>
          </table:table-cell>
          <table:table-cell office:value-type="string">
            <text:p>VAL TALEGGIO</text:p>
          </table:table-cell>
          <table:table-cell office:value-type="float" office:value="750">
            <text:p>75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PASSO CULMINE E VALTALEGGIO</text:p>
          </table:table-cell>
          <table:table-cell office:value-type="float" office:value="0">
            <text:p>0</text:p>
          </table:table-cell>
          <table:table-cell office:value-type="string">
            <text:p>01:00</text:p>
          </table:table-cell>
          <table:table-cell table:number-columns-repeated="2"/>
          <table:table-cell office:value-type="string">
            <text:p>MOGGIO</text:p>
          </table:table-cell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576">
            <text:p>2576</text:p>
          </table:table-cell>
          <table:table-cell office:value-type="string">
            <text:p>RIFUGIO CROCE DI GHITTI GILIOLA <text:s/></text:p>
          </table:table-cell>
          <table:table-cell office:value-type="string">
            <text:p>ESCURSIONISTICO</text:p>
          </table:table-cell>
          <table:table-cell office:value-type="string">
            <text:p>MARONE</text:p>
          </table:table-cell>
          <table:table-cell office:value-type="string">
            <text:p>BRESCIA</text:p>
          </table:table-cell>
          <table:table-cell office:value-type="string">
            <text:p>Croce al Vago</text:p>
          </table:table-cell>
          <table:table-cell office:value-type="string">
            <text:p>Opolo</text:p>
          </table:table-cell>
          <table:table-cell office:value-type="string">
            <text:p>SEBINO BRESCIANO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3401066343">
            <text:p>3401066343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Giliola Ghitti</text:p>
          </table:table-cell>
          <table:table-cell office:value-type="string">
            <text:p>ATZ@STUDIOZANOTTI.IT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1/01/2015;31/12/2015;Lunedì,Martedì,Mercoledì,Giove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 office:value-type="string">
            <text:p>Percorsi di trekking degli alpeggi</text:p>
          </table:table-cell>
          <table:table-cell office:value-type="float" office:value="3401066343">
            <text:p>3401066343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</text:p>
          </table:table-cell>
          <table:table-cell office:value-type="string">
            <text:p>Marone </text:p>
          </table:table-cell>
          <table:table-cell office:value-type="float" office:value="1000">
            <text:p>100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Zone</text:p>
          </table:table-cell>
          <table:table-cell office:value-type="float" office:value="400">
            <text:p>400</text:p>
          </table:table-cell>
          <table:table-cell office:value-type="string">
            <text:p>01:30</text:p>
          </table:table-cell>
          <table:table-cell office:value-type="string">
            <text:p>E</text:p>
          </table:table-cell>
          <table:table-cell office:value-type="string">
            <text:p>Gardone Val Trompia</text:p>
          </table:table-cell>
          <table:table-cell office:value-type="float" office:value="1000">
            <text:p>1000</text:p>
          </table:table-cell>
          <table:table-cell office:value-type="string">
            <text:p>03:00</text:p>
          </table:table-cell>
          <table:table-cell office:value-type="string">
            <text:p>E</text:p>
          </table:table-cell>
          <table:table-cell office:value-type="string">
            <text:p>Marone</text:p>
          </table:table-cell>
          <table:table-cell office:value-type="float" office:value="1000">
            <text:p>1000</text:p>
          </table:table-cell>
          <table:table-cell office:value-type="string">
            <text:p>01:00</text:p>
          </table:table-cell>
          <table:table-cell office:value-type="string">
            <text:p>Marone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968"/>
        </table:table-row>
        <table:table-row table:style-name="ro3">
          <table:table-cell office:value-type="float" office:value="3155">
            <text:p>3155</text:p>
          </table:table-cell>
          <table:table-cell office:value-type="string">
            <text:p>RIFUGIO SAN FERMO</text:p>
          </table:table-cell>
          <table:table-cell office:value-type="string">
            <text:p>ALPINISTICO</text:p>
          </table:table-cell>
          <table:table-cell office:value-type="string">
            <text:p>BORNO</text:p>
          </table:table-cell>
          <table:table-cell office:value-type="string">
            <text:p>BRESCIA</text:p>
          </table:table-cell>
          <table:table-cell office:value-type="string">
            <text:p>SAN FERMO</text:p>
          </table:table-cell>
          <table:table-cell office:value-type="string">
            <text:p>CAMONICA</text:p>
          </table:table-cell>
          <table:table-cell office:value-type="string">
            <text:p>DI VALLECAMONICA</text:p>
          </table:table-cell>
          <table:table-cell office:value-type="float" office:value="1868">
            <text:p>1868</text:p>
          </table:table-cell>
          <table:table-cell office:value-type="string">
            <text:p>0364311704</text:p>
          </table:table-cell>
          <table:table-cell office:value-type="float" office:value="3482449689">
            <text:p>3482449689</text:p>
          </table:table-cell>
          <table:table-cell office:value-type="string">
            <text:p>0364310615</text:p>
          </table:table-cell>
          <table:table-cell office:value-type="string">
            <text:p>0364418162</text:p>
          </table:table-cell>
          <table:table-cell office:value-type="string">
            <text:p>caiborno.it</text:p>
          </table:table-cell>
          <table:table-cell office:value-type="string">
            <text:p>NO</text:p>
          </table:table-cell>
          <table:table-cell office:value-type="string">
            <text:p>TANCREDI LUISE</text:p>
          </table:table-cell>
          <table:table-cell office:value-type="string">
            <text:p>sanfermorif@tiscali.it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office:value-type="string">
            <text:p>01/05/2015;18/10/2015;Lunedì,Martedì,Mercoledì,Giovedì,Venerdì,Sabato,Domenica</text:p>
          </table:table-cell>
          <table:table-cell office:value-type="string">
            <text:p>NO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0364311704</text:p>
          </table:table-cell>
          <table:table-cell office:value-type="string">
            <text:p>caiborno@virgilio.it</text:p>
          </table:table-cell>
          <table:table-cell/>
          <table:table-cell table:number-columns-repeated="2"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BORNO</text:p>
          </table:table-cell>
          <table:table-cell office:value-type="float" office:value="938">
            <text:p>938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 office:value-type="string">
            <text:p>CROCE DI SALVEN</text:p>
          </table:table-cell>
          <table:table-cell office:value-type="float" office:value="830">
            <text:p>830</text:p>
          </table:table-cell>
          <table:table-cell office:value-type="string">
            <text:p>02:00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  <table:table-cell office:value-type="string">
            <text:p>BORNO</text:p>
          </table:table-cell>
          <table:table-cell/>
          <table:table-cell office:value-type="float" office:value="0">
            <text:p>0</text:p>
          </table:table-cell>
          <table:table-cell table:number-columns-repeated="968"/>
        </table:table-row>
        <table:table-row table:style-name="ro3">
          <table:table-cell office:value-type="float" office:value="2637">
            <text:p>2637</text:p>
          </table:table-cell>
          <table:table-cell office:value-type="string">
            <text:p>C. PORTA</text:p>
          </table:table-cell>
          <table:table-cell office:value-type="string">
            <text:p>ESCURSIONISTICO</text:p>
          </table:table-cell>
          <table:table-cell office:value-type="string">
            <text:p>ABBADIA LARIANA</text:p>
          </table:table-cell>
          <table:table-cell office:value-type="string">
            <text:p>LECCO</text:p>
          </table:table-cell>
          <table:table-cell office:value-type="string">
            <text:p>PIANI RESINELLI</text:p>
          </table:table-cell>
          <table:table-cell/>
          <table:table-cell office:value-type="string">
            <text:p>LARIO ORIENTALE - VALLE SAN MARTINO</text:p>
          </table:table-cell>
          <table:table-cell office:value-type="float" office:value="1426">
            <text:p>1426</text:p>
          </table:table-cell>
          <table:table-cell office:value-type="float" office:value="390341590105">
            <text:p>390341590105</text:p>
          </table:table-cell>
          <table:table-cell table:number-columns-repeated="2"/>
          <table:table-cell office:value-type="float" office:value="390341590105">
            <text:p>390341590105</text:p>
          </table:table-cell>
          <table:table-cell office:value-type="string">
            <text:p>www.rifugioporta.it</text:p>
          </table:table-cell>
          <table:table-cell office:value-type="string">
            <text:p>NO</text:p>
          </table:table-cell>
          <table:table-cell office:value-type="string">
            <text:p>TRENTANI CLAUDIO</text:p>
          </table:table-cell>
          <table:table-cell office:value-type="string">
            <text:p>iaio.lolli@alice.it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01/01/2015;28/02/2015;Lunedì,Mercoledì,Giovedì,Venerdì,Sabato,Domenica|01/03/2015;31/10/2015;Lunedì,Martedì,Mercoledì,Giovedì,Venerdì,Sabato,Domenica|01/11/2015;31/12/2015;Lunedì,Mercoledì,Giovedì,Venerdì,Sabato,Domenica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 office:value-type="string">
            <text:p>area attrezzata per bambini</text:p>
          </table:table-cell>
          <table:table-cell office:value-type="float" office:value="390341590105">
            <text:p>390341590105</text:p>
          </table:table-cell>
          <table:table-cell office:value-type="string">
            <text:p>info@rifugioporta.it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I</text:p>
          </table:table-cell>
          <table:table-cell office:value-type="string">
            <text:p>Piani resinelli</text:p>
          </table:table-cell>
          <table:table-cell office:value-type="float" office:value="148">
            <text:p>148</text:p>
          </table:table-cell>
          <table:table-cell office:value-type="string">
            <text:p>00:20</text:p>
          </table:table-cell>
          <table:table-cell office:value-type="string">
            <text:p>T</text:p>
          </table:table-cell>
          <table:table-cell office:value-type="string">
            <text:p>Parcheggio in quota</text:p>
          </table:table-cell>
          <table:table-cell office:value-type="float" office:value="5">
            <text:p>5</text:p>
          </table:table-cell>
          <table:table-cell office:value-type="string">
            <text:p>00:06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968"/>
        </table:table-row>
        <table:table-row table:style-name="ro3" table:number-rows-repeated="10483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1" table:style-name="ta2">
        <table:table-column table:style-name="co48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>
        <table:table-column table:style-name="co48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48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4.53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Sandro</meta:initial-creator>
    <meta:creation-date>2015-05-04T14:56:24Z</meta:creation-date>
    <dc:date>2015-05-05T14:53:32.43</dc:date>
    <meta:editing-duration>PT18M21S</meta:editing-duration>
    <meta:editing-cycles>1</meta:editing-cycles>
    <meta:document-statistic meta:table-count="4" meta:cell-count="8374" meta:object-count="0"/>
  </office:meta>
</office:document-meta>
</file>